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LiHei Pro" svg:font-family="LiHei Pro"/>
    <style:font-face style:name="Lucida Grande" svg:font-family="Lucida Grande"/>
    <style:font-face style:name="Neo3Symbol" svg:font-family="Neo3Symbol"/>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text-properties style:font-name="LiHei Pro" fo:font-size="12.0pt"/>
    </style:style>
    <style:style style:name="P4" style:family="paragraph" style:parent-style-name="Standard">
      <style:paragraph-properties fo:margin-bottom="0.1667in"/>
      <style:text-properties style:font-name="Songti TC"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Neo3Symbol"/>
    </style:style>
    <style:style style:name="T5" style:family="text">
      <style:text-properties style:font-name="Apple Color Emoji"/>
    </style:style>
    <style:style style:name="T6" style:family="text">
      <style:text-properties style:font-name="Lucida Grande"/>
    </style:style>
    <style:style style:name="TableColumn1" style:family="table-column">
      <style:table-column-properties style:column-width="3.4625in" style:rel-column-width="32767*"/>
    </style:style>
  </office:automatic-styles>
  <office:body>
    <office:text>
      <text:p text:style-name="P1"><text:span text:style-name="T1">陳真</text:span><text:s/>  |  2017.07.31 19:45   |   <text:a xlink:type="simple" xlink:href="http://palinfo.habago.org/Entry?Command=Information_PrintForum&amp;iPage=140#FORUM35957"><text:span text:style-name="T2">#</text:span></text:a></text:p>
      <text:p text:style-name="P2">多參考一些有智慧有遠見與經驗的人的話是有益的。<text:span text:style-name="T3"> <text:line-break/><text:line-break/></text:span>陳真<text:span text:style-name="T3">2017. 071. 31. <text:line-break/><text:line-break/>====================== <text:line-break/></text:span>新加坡前總理李光耀逝世<text:span text:style-name="T3"><text:s/></text:span>曾預言中國經濟崛起<text:span text:style-name="T3"> <text:line-break/>2015-03-23 <text:line-break/><text:line-break/></text:span>來源：參考消息網<text:span text:style-name="T3"><text:s/></text:span>責任編輯：姜濤<text:span text:style-name="T3"> <text:line-break/><text:line-break/></text:span>核心提示：<text:span text:style-name="T3">2009</text:span>年時李光耀曾預言，中國在世界經濟中再次崛起是<text:span text:style-name="T3">21</text:span>世紀最具影響力的事件，中國的經濟影響力將不斷擴大。<text:span text:style-name="T3"> <text:line-break/><text:line-break/></text:span>參考消息網<text:span text:style-name="T3">3</text:span>月<text:span text:style-name="T3">23</text:span>日報道<text:span text:style-name="T3"><text:s/></text:span>外媒稱，新加坡建國總理李光耀於<text:span text:style-name="T3">2015</text:span>年<text:span text:style-name="T3">3</text:span>月<text:span text:style-name="T3">23</text:span>日<text:span text:style-name="T3">3</text:span>點<text:span text:style-name="T3">18</text:span>分逝世，享年<text:span text:style-name="T3">91</text:span>歲。<text:span text:style-name="T3"> <text:line-break/><text:line-break/></text:span>李光耀是在上個月<text:span text:style-name="T3">5</text:span>日因感染嚴重肺炎，被送入新加坡中央醫院接受治療。總理公署<text:span text:style-name="T3">3</text:span>月<text:span text:style-name="T3">17</text:span>日發文告說，李光耀的情況因受感染而惡化。<text:span text:style-name="T3">3</text:span>月<text:span text:style-name="T3">18</text:span>日下午<text:span text:style-name="T3">1</text:span>時<text:span text:style-name="T3">20</text:span>分，總理公署再發出簡短文告說，在加護病房接受治療的李光耀仍然病重，病情已進一步惡化。<text:span text:style-name="T3"> <text:line-break/><text:line-break/></text:span>李光耀<text:span text:style-name="T3">1923</text:span>年<text:span text:style-name="T3">9</text:span>月<text:span text:style-name="T3">16</text:span>日生於新加坡，祖籍中國廣東省大埔縣黨溪鄉。新加坡萊佛士學院畢業。<text:span text:style-name="T3">1940</text:span>至<text:span text:style-name="T3">1950</text:span>年在倫惇經濟學院、劍橋大學和中殿律師學院學習，<text:span text:style-name="T3">1950</text:span>年獲中殿律師學院律師資格。<text:span text:style-name="T3">1954</text:span>年<text:span text:style-name="T3">11</text:span>月參與創建新加坡人民行動黨，并任秘書長－<text:span text:style-name="T3">1992</text:span>年<text:span text:style-name="T3">12</text:span>月。<text:span text:style-name="T3">1955</text:span>年當選為立法議會（<text:span text:style-name="T3">1965</text:span>年<text:span text:style-name="T3">12</text:span>月改稱國會）議員。<text:span text:style-name="T3"> <text:line-break/><text:line-break/>1959</text:span>年<text:span text:style-name="T3">6</text:span>月任新加坡自治政府首屆總理。<text:span text:style-name="T3">1965</text:span>年<text:span text:style-name="T3">8</text:span>月<text:span text:style-name="T3">9</text:span>日，新加坡退出馬來西亞聯邦后成立共和國，李光耀擔任共和國總理至<text:span text:style-name="T3">1990</text:span>年<text:span text:style-name="T3">11</text:span>月<text:span text:style-name="T3">27</text:span>日。<text:span text:style-name="T3">1991</text:span>年<text:span text:style-name="T3">9</text:span>月起任總理公署高級部長。<text:span text:style-name="T3"> <text:line-break/><text:line-break/>1994</text:span>年<text:span text:style-name="T3">10</text:span>月<text:span text:style-name="T3">5</text:span>日當選為新成立的國際儒學聯合會名譽理事長。<text:span text:style-name="T3">1997</text:span>年<text:span text:style-name="T3">1</text:span>月起任內閣資政（總理公署），并於<text:span text:style-name="T3">2001</text:span>年連任。<text:span text:style-name="T3">2004</text:span>年、<text:span text:style-name="T3">2008</text:span>年再次擔任內閣資政。<text:span text:style-name="T3">2011</text:span>年<text:span text:style-name="T3">5</text:span>月<text:span text:style-name="T3">18</text:span>日隱退，被委任為新加坡政府投資公司高級顧問。<text:span text:style-name="T3"> <text:line-break/><text:line-break/></text:span>李光耀從小受英文教育，又努力學習華語和方言閩南話。尤其喜歡學習及背誦中國人的四字成語。涉獵政治和時事的書籍，不看文藝或小說。<text:span text:style-name="T3"> <text:line-break/><text:line-break/></text:span>新加坡獨立后，李光耀積極的推動經濟改革與發展，在位期間推動了開發裕廊工業園區、創立公積金制度、成立貪污調查局，并進行教育改革等多項政策，成功使得新加坡在<text:span text:style-name="T3">30</text:span>年內發展成為最富裕繁榮的國家之一。<text:span text:style-name="T3"><text:line-break/><text:line-break/></text:span>美國《國際先驅論壇報》曾在<text:span text:style-name="T3">2007</text:span>年<text:span text:style-name="T3">8</text:span>月<text:span text:style-name="T3">29</text:span>日的一篇文章中寫到，李光耀把一個瘴癘肆瘧的島嶼變成具有第一世界城市空中輪廓的現代金融中心，他締造的現代新加坡是一個經濟強國，人均收入居世界前列，有高質量的教育、醫療和公共服務設施，吸引著全球勞動力。<text:span text:style-name="T3"> <text:line-break/><text:line-break/></text:span>李光耀重視并致力於發展衕中國的友好關系。自<text:span text:style-name="T3">1976</text:span>年以來，他曾多次訪問中國，也在諸多場合給予中國崛起積極的評價。<text:span text:style-name="T3"> <text:line-break/><text:line-break/>2009</text:span>年時李光耀曾預言，中國在世界經濟中再次崛起是<text:span text:style-name="T3">21</text:span>世紀最具影響力的事件，中國的經濟影響力將不斷擴大。李光耀說，中美關系已成為本世紀地緣政治中最重要的話題，兩國關系為東亞地區格局奠定了基礎。他說：<text:span text:style-name="T3">“21</text:span>世紀后半葉，中美關系將成為全世界最重要的雙邊關系。<text:span text:style-name="T3">” <text:line-break/><text:line-break/></text:span>新加坡《聯合早報》網站<text:span text:style-name="T3">2008</text:span>年<text:span text:style-name="T3">2</text:span>月<text:span text:style-name="T3">14</text:span>日報道說，李光耀指出，中國已定下和平發展道路，與所有的人成為朋友，包括日本、俄羅斯、印度及其他國家，遵守它現在已是成員的世界貿易組織的游戲規則，它的實力將會越來越強，并在三四十年內將國民生產總值提升至衕美國相當的水平。<text:span text:style-name="T3"> <text:line-break/><text:line-break/></text:span>對於台海關系，台灣<text:span text:style-name="T3">“</text:span>中央社<text:span text:style-name="T3">”</text:span>曾於<text:span text:style-name="T3">2008</text:span>年報島說，李光耀認為中國大陸不會隨隨便便摧毀台灣，他們希望台灣經濟能夠成長，并且利用台灣的成長來使他們自己成長。在其著作《李光耀觀天下》中，他指出，經濟決定台海關系，逐步的、并且是勢不可擋的經濟往來把兩個社會融合在一起，大陸方面也不會覺得有動武的必要。兩岸日漸加深的相互依賴性將令台灣<text:span text:style-name="T3">“</text:span>獨立<text:span text:style-name="T3">”</text:span>無望。</text:p>
      <text:p text:style-name="P3"/>
      <text:p text:style-name="P1"><text:span text:style-name="T1">甄力民</text:span><text:s/>  |  2017.07.31 19:34   |   <text:a xlink:type="simple" xlink:href="http://palinfo.habago.org/Entry?Command=Information_PrintForum&amp;iPage=141#FORUM35956"><text:span text:style-name="T2">#</text:span></text:a></text:p>
      <text:p text:style-name="P2">看到這個新聞後，我真的不敢相信自己的眼睛<text:span text:style-name="T3">(</text:span>陳真語氣<text:span text:style-name="T3">) <text:line-break/><text:line-break/>1. </text:span>在國外出事找中國使館比台灣使館有用多了。<text:span text:style-name="T3"> <text:line-break/>2. </text:span>號稱民主自由的台灣開始要向法西斯看齊了嗎。<text:span text:style-name="T3"> <text:line-break/>3. </text:span>為什麼可以拿美國國籍卻不能拿大陸護照<text:span text:style-name="T3">? </text:span>小老百姓只求一個安全安穩，依個人意願拿個中國護照佔佔大陸便宜有甚麼不好<text:span text:style-name="T3">?</text:span>要不要民進黨和時代力量先處理處理那些在中國賺錢喝中國奶水的大官立委<text:span text:style-name="T3">? <text:line-break/>=== <text:line-break/></text:span>陸委會：台灣人不得領中國護照　違者喪失台灣身份<text:span text:style-name="T3"> <text:line-break/><text:line-break/>2017</text:span>年<text:span text:style-name="T3">07</text:span>月<text:span text:style-name="T3">30</text:span>日<text:span text:style-name="T3">18:44 <text:line-break/></text:span>港媒「超訊」<text:span text:style-name="T3">28</text:span>日發表「習近平任內要解決台灣問題」一文，有中國學者建議籌組「台灣特區委員會」及試行「台灣特區護照」。我陸委會今天發布新聞稿表示，依照《兩岸人民關係條例》第<text:span text:style-name="T3">9</text:span>條之<text:span text:style-name="T3">1</text:span>規定，台灣人民不得領用中國大陸護照，如違反規定將喪失台灣地區人民身分及相關權益。<text:span text:style-name="T3"> <text:line-break/></text:span>陸委會也表示，依《兩岸人民關係條例》規定，台灣人不得擔任中國大陸黨務、軍事、行政或具政治性機關、團體的職務或為其成員，如違反規定，視身分為公務員或一般人民，將有刑事責任或行政罰鍰。<text:span text:style-name="T3"> <text:line-break/></text:span>陸委會強調，中華民國是主權國家，這是無可爭辯的事實，分人士藉由倡議將台灣矮化、屈辱化的對立思維與挑釁作法，試圖激化雙方衝突，我方絕不會接受，也正告中共當局注意此一潛在危機。陸委會呼籲，對岸面對當前情勢的複雜敏感，應冷靜耐心思考、採取正面善意舉措，並正視台灣<text:span text:style-name="T3">2300</text:span>萬人民對捍衛國家主權尊嚴及民主制度的堅定信念，此刻唯有接受台灣一再提議的「務實溝通對話」，才是真正化解分歧及促進兩岸良性發展的正途。（陳郁仁／台北報導）</text:p>
      <text:p text:style-name="P1"><text:span text:style-name="T1">陳真</text:span><text:s/>  |  2017.07.31 19:20   |   <text:a xlink:type="simple" xlink:href="http://palinfo.habago.org/Entry?Command=Information_PrintForum&amp;iPage=141#FORUM35955"><text:span text:style-name="T2">#</text:span></text:a></text:p>
      <text:p text:style-name="P4">新加坡政壇「巫師」<text:span text:style-name="T3"><text:s/></text:span>預言中國的<text:span text:style-name="T3">9</text:span>個未來<text:span text:style-name="T3"> <text:line-break/><text:line-break/>https://read01.com/y2RGRx.html <text:line-break/><text:line-break/></text:span>壹讀<text:span text:style-name="T3"><text:s/>2015-11-09 <text:line-break/><text:line-break/><text:line-break/></text:span>柴契爾夫人就曾說：「我觀察這個人幾十年，他的預言從來就沒有錯過」。<text:span text:style-name="T3"> <text:line-break/><text:line-break/></text:span>作為領導新加坡<text:span text:style-name="T3">52</text:span>年的「國父」，李光耀被一些人稱為「政壇巫師」，以讚譽其獨到的政治眼光。柴契爾夫人就曾說：「我觀察這個人幾十年，他的預言從來就沒有錯過」。<text:span text:style-name="T3"> <text:line-break/><text:line-break/></text:span>而對於中國的發展，李光耀曾經數次做出「預言」。其中的一些已被驗證，另外一些則靜待時光。<text:span text:style-name="T3"> <text:line-break/><text:line-break/></text:span>預言<text:span text:style-name="T3">1</text:span>：「中國在西太平洋的對抗終將占上風」<text:span text:style-name="T3"> <text:line-break/><text:line-break/></text:span>李光耀曾稱中美兩國爭奪亞太地區主導權的競爭已經開始。中國將把美國趕出<text:span text:style-name="T3">12</text:span>海里的領海乃至<text:span text:style-name="T3">200</text:span>海里的專屬經濟區。屆時，中國將成為區域大國，必要時也會展現力量。<text:span text:style-name="T3">(</text:span>中略<text:span text:style-name="T3">) <text:line-break/><text:line-break/></text:span>美國不會放棄在亞洲的霸權，中國要實現主導亞洲，對抗的最終結局是戰爭。<text:span text:style-name="T3"> <text:line-break/><text:line-break/></text:span>國防大學教授戴旭認為，當今世界，科技最強的就是美國，其中尤以其軍事科技最為發達，美國向外出口的大頭都是軍事裝備，技術，系統，還有無數的軟體配套，美國的真正發家歷史是第一次世界大戰和第二次世界大戰，戰爭讓美國賣軍火發了大財。<text:span text:style-name="T3"> <text:line-break/><text:line-break/></text:span>只要世界亂，美國的軍火出口將開足馬力，創造極強大的經濟活力！世界各地的資本源源不斷的流入美國。<text:span text:style-name="T3"><text:line-break/><text:line-break/></text:span>中國的政策一直都是想和平方式解決與南海各國的領海爭端，都由於美、日、印黑手的插入，和平方式解決與南海各國的領海爭端的可能性正在逐漸降低，軍事攤牌的可能性幾乎不可避免，越南、菲律賓都在積極備戰。<text:span text:style-name="T3"> <text:line-break/><text:line-break/></text:span>戴旭指出，美、日的優勢就是海洋霸權，中國的能源目前只能從海上運輸，這是中國的命脈之一，海洋出口被美國堵住那是滅頂之災。<text:span text:style-name="T3"> <text:line-break/><text:line-break/></text:span>「越南、菲律賓兩國判斷，南海對中國如果發生戰爭，美、日必會摻和進來，這也是越、菲兩國不懼怕中國動武的底氣所在，從目前美國的軍事布局來看，美、日軍事干涉幾成定局。」<text:span text:style-name="T3"> <text:line-break/><text:line-break/></text:span>從當前國際局勢上看，中國周邊爆發軍事衝突甚至局部戰爭的風險正在快速增加，東海、南海未來數年內發生局部衝突甚至局部戰爭的可能越來越高。<text:span text:style-name="T3">(</text:span>中略<text:span text:style-name="T3">) <text:line-break/><text:line-break/></text:span>預言<text:span text:style-name="T3">2</text:span>：「中美並不是美蘇的零和遊戲關係」<text:span text:style-name="T3"> <text:line-break/><text:line-break/></text:span>很多人認為，美國重返亞洲，是要防堵中國。可是李光耀認為，中國不是蘇聯，因為中國過去苦了這麼多個世紀，志在國家的利益，而不是改變世界。<text:span text:style-name="T3"> <text:line-break/><text:line-break/></text:span>俄羅斯科學院遠東研究所高級研究員、中國問題專家雅科夫<text:span text:style-name="T3">•</text:span>別爾格爾此前也認為，<text:span text:style-name="T3">2015</text:span>年完全可以被認為是「中國世紀」的開端，世界領袖角色逐漸轉移給中國的時代已經開始。在與美國的角逐中，中國的優勢將逐漸拉大。<text:span text:style-name="T3"> <text:line-break/><text:line-break/></text:span>「修昔底德陷阱」根據歷史經驗認為，新興大國必然會挑戰現有大國霸權，最終導致戰爭。像中國這樣的國家則蘊含著更多戰爭可能性。<text:span text:style-name="T3"> <text:line-break/><text:line-break/></text:span>「我覺得，西方的理論解釋不了中國。」<text:span text:style-name="T3">11</text:span>月<text:span text:style-name="T3">1</text:span>日，參加第二屆「讀懂中國」國際會議的新加坡國立大學東亞研究所所長鄭永年說，「西方的社會科學理論是建立在西方實踐之上，而不是建立在中國實踐之上的。」<text:span text:style-name="T3"><text:line-break/><text:line-break/></text:span>「假如西方是橘子，中國是蘋果，你用解釋橘子的理論來解釋蘋果，我覺得還是有差異的。」他形象地比喻說。<text:span text:style-name="T3"> <text:line-break/><text:line-break/></text:span>截至今年，中國已經發布<text:span text:style-name="T3">9</text:span>部國防白皮書。貫穿這<text:span text:style-name="T3">9</text:span>部國防白皮書的一條紅線就是，中國堅定不移地奉行防禦性國防政策，永遠不搞擴張和不稱霸，中國會走出一條與歷史上大國崛起不同的和平發展道路。<text:span text:style-name="T3"> <text:line-break/><text:line-break/></text:span>中國國防白皮書擬制工作專家組組長陳舟認為，「西方戰略傳統比較強調對抗，信奉社會達爾文主義、「弱肉強食」的叢林法則。中國的戰略文化傳統崇尚「以和為貴」、「親仁善鄰」，慎戰、止戰的精神已經深深融入中國人的血脈。<text:span text:style-name="T3"> <text:line-break/><text:line-break/></text:span>陳舟對比說，「你看新中國成立以後的軍事鬥爭，目的都不是爭霸和擴張，而是為了保衛國家領土主權完整。」<text:span text:style-name="T3"> <text:line-break/><text:line-break/></text:span>軍史顯示，志願軍參加抗美援朝戰爭是因為美軍已經打到鴨綠江邊，戰爭結束後，志願軍於<text:span text:style-name="T3">1958</text:span>年年底全部撤出朝鮮。中印邊境自衛反擊戰也是由於印軍多次製造邊界流血事件，中國不得不出兵。作戰勝利後，部隊退回到原來雙方實際控制線並後撤<text:span text:style-name="T3">20</text:span>公里，還主動交還俘虜和繳獲的武器裝備。<text:span text:style-name="T3"> <text:line-break/><text:line-break/></text:span>更為重要的是中國的防禦性核戰略非常透明<text:span text:style-name="T3">——</text:span>「中國始終奉行不首先使用核武器的政策，堅持自衛防禦的核戰略，無條件絕不對無核武器國家和無核武器區使用或威脅使用核武器。」<text:span text:style-name="T3"> <text:line-break/><text:line-break/></text:span>哈佛大學的學者研究表明，在歷史上<text:span text:style-name="T3">16</text:span>次挑戰國與霸權國的交鋒中，<text:span text:style-name="T3">12</text:span>次發生了戰爭，<text:span text:style-name="T3">4</text:span>次實現和平權力轉移。<text:span text:style-name="T3"> <text:line-break/><text:line-break/></text:span>「畢竟有<text:span text:style-name="T3">4</text:span>次沒打。」鄭永年說，「如果中國還是像美國那樣的思維邏輯，那就要打，但好的是，中國有自己的世界秩序觀，所以不會打。從哲學上講就是這麼簡單。」<text:span text:style-name="T3"> <text:line-break/><text:line-break/></text:span>「中國世紀」和「美國世紀」的本質區別是：「中國世紀」中的領袖不追求霸權主義，只希望成為平等夥伴中的「領頭羊」。<text:span text:style-name="T3"> <text:line-break/><text:line-break/></text:span>所謂零和遊戲，也就是非合作博弈，意思是說雙方合作的結果就是歸於零，一方的收益意味著另一方的損失，因此雙方沒有必要合作。對中美來說，這種說法顯然是不對的。<text:span text:style-name="T3"> <text:line-break/><text:line-break/></text:span>中國國內也有人認為美國正加快實施遏制中國的戰略，中美之間的猜忌有可能使兩國面臨落入修昔底德陷阱的風險。<text:span text:style-name="T3"> <text:line-break/><text:line-break/></text:span>美國知名投資家喬治<text:span text:style-name="T3">.</text:span>索羅斯曾在一篇文章中警告說，「如果美國政府將中美關係視為零和博弈，不僅得不到什麼好處，反而會失去很多。」他呼籲建立一個與中國戰略互利的夥伴關係。<text:span text:style-name="T3"> <text:line-break/><text:line-break/></text:span>儘管中美間仍存在分歧，但建立信任是世界發展的潮流，誰都不想倒退到冷戰時代，中美兩國關係的大局仍然沒變：共同利益大於分歧，合作面大於競爭點。<text:span text:style-name="T3"> <text:line-break/><text:line-break/></text:span>隨著兩國雙邊貿易總額達到<text:span text:style-name="T3">5500</text:span>億美元，中美兩國經濟關係的相互依存度也越來越高，兩國人民之間的交流日益頻繁，每天有超過<text:span text:style-name="T3">1</text:span>萬名中國人和美國人跨越太平洋抵達彼岸。中美兩國因為日益趨同的利益不可能玩零和遊戲。<text:span text:style-name="T3"> <text:line-break/><text:line-break/></text:span>預言<text:span text:style-name="T3">3</text:span>：日本正在慢慢「走向平庸」<text:span text:style-name="T3"> <text:line-break/><text:line-break/></text:span>日本經濟在戰後經歷了<text:span text:style-name="T3">20</text:span>年的高速增長：在<text:span text:style-name="T3">1960-1970</text:span>年經濟起飛階段年均增速超過<text:span text:style-name="T3">10%</text:span>；在<text:span text:style-name="T3">1970-1980</text:span>年代經濟增速高達<text:span text:style-name="T3">7%</text:span>；即便在<text:span text:style-name="T3">1980</text:span>年代，其<text:span text:style-name="T3">4%</text:span>的年均增速在已開發國家中表現也非常突出。<text:span text:style-name="T3"> <text:line-break/><text:line-break/>1990</text:span>年代初資產泡沫破滅後，日本經濟曾陷入失落的<text:span text:style-name="T3">20</text:span>年。日經<text:span text:style-name="T3">225</text:span>指數在<text:span text:style-name="T3">1989</text:span>年<text:span text:style-name="T3">12</text:span>月寫下<text:span text:style-name="T3">38916</text:span>的歷史高點，然後開始長期熊市，到<text:span text:style-name="T3">2003</text:span>年<text:span text:style-name="T3">4</text:span>月，創下<text:span text:style-name="T3">7831</text:span>點的低點，跌幅達<text:span text:style-name="T3">80%</text:span>。<text:span text:style-name="T3"> <text:line-break/><text:line-break/></text:span>在此期間，日本損失的不只是股市市值，整體經濟環境變差，利率下滑、失業率上升，國內生產總值下降及停滯，人口步入高齡化。日本當時所展現的，是<text:span text:style-name="T3">1930</text:span>年代之後就少見的大蕭條。<text:span text:style-name="T3"> <text:line-break/><text:line-break/></text:span>而且，這種現象至今也未見改善。如今日本利率仍趨近零、銀行表現疲軟、高齡人口的現象依然存在。<text:span text:style-name="T3"> <text:line-break/><text:line-break/></text:span>中國進出口銀行原董事長兼行長李若谷認為，日本的老齡少子化，老齡社會，購買力不足，創新不足，過去日本的創新是很多的，現在沒有動力，日本的經濟前景是不容樂觀的。<text:span text:style-name="T3"> <text:line-break/><text:line-break/></text:span>安倍於<text:span text:style-name="T3">2012</text:span>年<text:span text:style-name="T3">12</text:span>月當選首相之後，誓言一改頹勢，射出「三支箭」要改善經濟。第一箭是寬鬆貨幣、無限制印鈔，第二箭是稅收減免及政府在基礎建設的更多支出，第三箭則是要從過度管制及保護的日本經濟上進行結構改革。<text:span text:style-name="T3"> <text:line-break/><text:line-break/></text:span>第一箭短期成效顯著，日元兌美元匯率在<text:span text:style-name="T3">2012</text:span>年<text:span text:style-name="T3">12</text:span>月時，在<text:span text:style-name="T3">751</text:span>日元兌<text:span text:style-name="T3">1</text:span>美元水準，到<text:span text:style-name="T3">2014</text:span>年中期，迅速跌至<text:span text:style-name="T3">1001</text:span>日元兌<text:span text:style-name="T3">1</text:span>美元附近，接著在<text:span text:style-name="T3">12</text:span>月又暴跌至接近<text:span text:style-name="T3">1201</text:span>日元兌<text:span text:style-name="T3">1</text:span>美元，之後就在該水平附近徘徊。這一做法已經讓日本出口得到幫助，至少短期收效。<text:span text:style-name="T3"> <text:line-break/><text:line-break/></text:span>第二箭卻完全射偏。日本沒有設法減稅來刺激經濟，反而提高消費稅，重重打擊經濟。造成日本經濟在去年第<text:span text:style-name="T3">2</text:span>季下挫<text:span text:style-name="T3">1.9%</text:span>，到第<text:span text:style-name="T3">3</text:span>季仍萎縮<text:span text:style-name="T3">0.6%</text:span>，是日本<text:span text:style-name="T3">2</text:span>年來第<text:span text:style-name="T3">2</text:span>次經濟衰退。第<text:span text:style-name="T3">4</text:span>季<text:span text:style-name="T3">GDP</text:span>終於見到正值，但也只有<text:span text:style-name="T3">0.4%</text:span>成長。<text:span text:style-name="T3"> <text:line-break/><text:line-break/></text:span>第三箭結構改革則完全射不出來。移民、女性的勞動力得不到妥善運用，銀行的壞帳也不見好轉。這對日本長期解決不景氣，卻是至關重要的大事。<text:span text:style-name="T3"> <text:line-break/><text:line-break/></text:span>經濟學家及暢銷書《貨幣戰爭》作者<text:span text:style-name="T3">JimRickards</text:span>認為，安倍經濟「三支箭」未見成效，若不進一步改革，日本恐怕還要見到第<text:span text:style-name="T3">3</text:span>個「失落十年」。<text:span text:style-name="T3"> <text:line-break/><text:line-break/></text:span>李光耀早在<text:span text:style-name="T3">1996</text:span>年就預測中國經濟將超越日本，而中國並沒有讓他等到<text:span text:style-name="T3">2030</text:span>年。<text:span text:style-name="T3"> <text:line-break/><text:line-break/></text:span>根據國際貨幣基金組織（<text:span text:style-name="T3">IMF</text:span>）<text:span text:style-name="T3">2015</text:span>年<text:span text:style-name="T3">4</text:span>月發布的全球<text:span text:style-name="T3">189</text:span>個國家的國內生產總值（<text:span text:style-name="T3">GDP</text:span>）排名來看，全球<text:span text:style-name="T3">2014</text:span>年<text:span text:style-name="T3">GDP</text:span>為<text:span text:style-name="T3">77.3</text:span>萬億美元（下同，<text:span text:style-name="T3">108.2</text:span>萬億新元），美國為<text:span text:style-name="T3">17.4</text:span>萬億，是老大，中國為<text:span text:style-name="T3">10.3</text:span>萬億，日本為<text:span text:style-name="T3">4.6</text:span>萬億，德國為<text:span text:style-name="T3">3.8</text:span>萬億，英國為<text:span text:style-name="T3">2.9</text:span>萬億，而歐盟全部總和為<text:span text:style-name="T3">18.5</text:span>萬億。換句話說，排名的前五位中，中國是老二，已達到老大美國的近六成，比老三的日本大了超過一倍。<text:span text:style-name="T3"> <text:line-break/><text:line-break/></text:span>事實上，曾被稱為「經濟恐龍」的日本受長期經濟停滯影響，從<text:span text:style-name="T3">5</text:span>年前開始全面被中國趕超。中國在<text:span text:style-name="T3">GDP</text:span>上趕超日本即是一個信號彈，據<text:span text:style-name="T3">2010</text:span>年統計，中國<text:span text:style-name="T3">GDP</text:span>達到<text:span text:style-name="T3">58790</text:span>萬億美元，而日本為<text:span text:style-name="T3">54740</text:span>萬億美元。<text:span text:style-name="T3"> <text:line-break/><text:line-break/></text:span>預言<text:span text:style-name="T3">4</text:span>：「戰後出生日本人若掌權，日本或自行發展軍力」<text:span text:style-name="T3"> <text:line-break/><text:line-break/></text:span>「在日本戰後出生的一代人於<text:span text:style-name="T3">15</text:span>至<text:span text:style-name="T3">20</text:span>年後掌權時<text:span text:style-name="T3">,</text:span>日本中斷與美國盟約而自行發展軍力的可能性不能被排除。」時至今日，似乎李光耀的預言正在應驗中。安倍推動集體自衛權是日本脫離和平憲法的第一步，日本右翼政客們也希望擺脫美國的束縛。<text:span text:style-name="T3"> <text:line-break/><text:line-break/></text:span>預言<text:span text:style-name="T3">5</text:span>：「阿穆爾河灣地區將重新住滿中國人」<text:span text:style-name="T3"> <text:line-break/><text:line-break/></text:span>俄羅斯並沒有有效的讓烏拉爾以東地區的經濟和人口增長，在遠東閒置了大量的土地。李光耀曾認為俄如果不在遠東地區採取措施，該地區將成為中國的「原材料附庸」。<text:span text:style-name="T3">(</text:span>中略<text:span text:style-name="T3">) <text:line-break/><text:line-break/><text:line-break/></text:span>預言<text:span text:style-name="T3">6</text:span>：「印度會成為軍事大國，但經濟不會繁榮」<text:span text:style-name="T3"> <text:line-break/><text:line-break/>2005</text:span>年，李光耀曾認為印度在未來將超越中國，但是<text:span text:style-name="T3">4</text:span>年後他明確對記者說：「我收回之前對對印度的樂觀判斷。」他批評印度「尚空談，少實幹」。基礎建設落後，語言不統一及種姓制度也都制約了印度的能量。<text:span text:style-name="T3"><text:line-break/><text:line-break/></text:span>世界第二大軍事裝備進口國印度正認真考慮成為全球性防務產品出口國。<text:span text:style-name="T3"> <text:line-break/><text:line-break/></text:span>去年，印度進口了價值<text:span text:style-name="T3">3690</text:span>億盧比（約合<text:span text:style-name="T3">55.7</text:span>億美元）的武器、彈藥和相關產品。同時，印度也邁出使防務出口計劃與《瓦瑟納爾協定》相一致的第一步。<text:span text:style-name="T3"> <text:line-break/><text:line-break/>8</text:span>月<text:span text:style-name="T3">17</text:span>日，印度國防部公布一份包括<text:span text:style-name="T3">16</text:span>類防務出口裝備的清單，其中包括裝甲車、彈藥、步槍、小型武器、軍事訓練裝備、電子戰裝置、軟體、炸彈和魚雷。<text:span text:style-name="T3"> <text:line-break/><text:line-break/></text:span>目前，印度的防務出口額尚不足其進口軍事裝備價值的<text:span text:style-name="T3">2%</text:span>。儘管還是武器進口大國，印度卻迫切希望推動本國的防務出口。<text:span text:style-name="T3">2014</text:span>年<text:span text:style-name="T3">9</text:span>月，納倫德拉<text:span text:style-name="T3">•</text:span>莫迪成為印度總理數月後，推出一項新的防務出口戰略，這與「印度製造」計劃相對應，意在激發印度的防務製造業發展。<text:span text:style-name="T3"> <text:line-break/><text:line-break/></text:span>據簡氏研究公司稱，<text:span text:style-name="T3">2015</text:span>年印度防務出口額為<text:span text:style-name="T3">67</text:span>億盧比（約合<text:span text:style-name="T3">1</text:span>億美元），與該國龐大的防務進口形成鮮明對比。去年，印度防務出口產品包括航空電子設備和直升機，目的地包括阿富汗、厄瓜多、阿曼、新加坡和納米比亞。<text:span text:style-name="T3"> <text:line-break/><text:line-break/></text:span>但經濟增長失去部分動能。數據顯示，印度經濟於本財政年度第三季度<text:span text:style-name="T3">(10-12</text:span>月<text:span text:style-name="T3">)</text:span>初，就顯現開局疲軟的頹勢，印度製造業採購經理人指數<text:span text:style-name="T3">(PMI)</text:span>在<text:span text:style-name="T3">10</text:span>月份降到了<text:span text:style-name="T3">22</text:span>個月以來的新低，這使得這個「金磚四國」中原本經濟增長勢頭最好的發展中經濟體也面臨著重重阻力<text:span text:style-name="T3"> <text:line-break/><text:line-break/></text:span>星展銀行的一位經濟學家拉奧<text:span text:style-name="T3">(RadhikaRao)</text:span>說，數據顯示印度經濟增長已在一定程度上失去加速動能，此後，如果製造業採購經理人指數進一步下滑到<text:span text:style-name="T3">50</text:span>這一枯榮線之下，那麼該國經濟就有進一步下行的風險。<text:span text:style-name="T3"> <text:line-break/><text:line-break/></text:span>有投資者指出，印度經濟的各部分數據加起來，並不完全與總量相匹配。<text:span text:style-name="T3"> <text:line-break/><text:line-break/></text:span>另外，很多分析人士看好印度，不是因為印度或者印度政府多麼神奇，恰恰是因為印度的落後狀況決定了其未來追趕的不可避免性。<text:span text:style-name="T3"> <text:line-break/><text:line-break/></text:span>無論基礎設施還是製造業，印度作為後來者，都可以從領先者直接「拷貝」學習，只要政治經濟不出現重大動盪，這一學習過程並不需要費太多的力氣，然而，這恰恰也成為印度經濟在快速發展上的瓶頸。<text:span text:style-name="T3"> <text:line-break/><text:line-break/></text:span>印度的基礎設施仍是一個巨大的制約因素。印度多數邦的電力供應短缺，港口阻塞，鐵路運力不足，公路狀況更糟。<text:span text:style-name="T3"> <text:line-break/><text:line-break/></text:span>很多基礎設施企業瀕臨倒閉，因為印度國家公路局等政府所有的實體機構不繳付帳款，又打了多年的官司，因此，它們的債權人企業無法償還銀行貸款，銀行更不願放貸。<text:span text:style-name="T3"> <text:line-break/><text:line-break/></text:span>作為經濟增長的代價，全世界<text:span text:style-name="T3">20</text:span>個污染最嚴重的城市中有<text:span text:style-name="T3">13</text:span>個都在印度。世界衛生組織的數據顯示，印度首都新德里已位列全世界污染最嚴重的城市。<text:span text:style-name="T3"> <text:line-break/><text:line-break/></text:span>與此同時，印度政府正致力於打造「印度製造」戰略，但與中國不同的是，印度在大力發展製造業之前就已經面臨嚴重的空氣污染問題。<text:span text:style-name="T3"> <text:line-break/><text:line-break/></text:span>如何在大力發展製造業的同時，又解決日益嚴重的環境問題，成為印度人面臨的挑戰。<text:span text:style-name="T3"> <text:line-break/><text:line-break/></text:span>印度政府長期不願加強關於碳排放的立法管制，有分析稱，<text:span text:style-name="T3">2020</text:span>年到<text:span text:style-name="T3">2040</text:span>年之間，二氧化碳的排放還會在現有基礎上增加<text:span text:style-name="T3">60%</text:span>。<text:span text:style-name="T3"> <text:line-break/><text:line-break/></text:span>印度政府在<text:span text:style-name="T3">2015</text:span>年發展規劃中，有一個目標特別突出：加倍努力把印度打造成一個可以媲美中國的世界製造中心。對印度的未來而言，很少有哪個目標比這個更重要。當然他們也清楚，很少有哪個目標比這個更難實現。<text:span text:style-name="T3"> <text:line-break/><text:line-break/></text:span>因為從印度製造業的脆弱從數據上可以看，製造業僅占印度國內生產總值<text:span text:style-name="T3">GDP</text:span>的<text:span text:style-name="T3">15%</text:span>，尚不及中國的一半。<text:span text:style-name="T3"><text:line-break/><text:line-break/></text:span>而印度的人居收入按照市場匯率計算目前約為中國的約<text:span text:style-name="T3">22%</text:span>，這說明印度經濟與中國的距離依舊比較遙遠。<text:span text:style-name="T3"><text:line-break/><text:line-break/></text:span>換言之，未來幾十年印度保持<text:span text:style-name="T3">8%</text:span>的追趕速度，或許也不是天方夜譚，而是很符合情理。但要趕超中國的經濟規模，印度還有很長的路要走<text:span text:style-name="T3">——</text:span>或許<text:span text:style-name="T3">20</text:span>年以上，或許<text:span text:style-name="T3">50</text:span>年以上，更或許<text:span text:style-name="T3">100</text:span>年以上。<text:span text:style-name="T3"> <text:line-break/><text:line-break/></text:span>預言<text:span text:style-name="T3">7</text:span>：習近平「應該屬於曼德拉級別的人物」<text:span text:style-name="T3"> <text:line-break/><text:line-break/></text:span>習近平生於<text:span text:style-name="T3">1953</text:span>年，李光耀生於<text:span text:style-name="T3">1923</text:span>年，習比李小了<text:span text:style-name="T3">30</text:span>歲。中國<text:span text:style-name="T3">960</text:span>萬平方公里，新加坡面積還沒中國一個普通的縣大。<text:span text:style-name="T3"> <text:line-break/><text:line-break/></text:span>年齡有差距，所領導國家大小有別，這些卻絲毫不阻礙他們之間的相互欣賞<text:span text:style-name="T3">——</text:span>這是兩個世界級政治家之間的互相欣賞。<text:span text:style-name="T3"> <text:line-break/><text:line-break/>3</text:span>月<text:span text:style-name="T3">23</text:span>日，新加坡前總理李光耀辭世。習近平在唁電中，對李光耀如此評價：「李光耀先生是新加坡共和國的締造者，也是廣受國際社會尊重的戰略家和政治家。李光耀先生是中國人民的老朋友，是中新關係的奠基人、開拓者、推動者。李光耀先生同中國老一輩領導人共同確立了中新關係發展方向，為增進兩國人民友誼、開拓兩國合作作出了重要貢獻。李光耀先生的逝世，是新加坡人民的損失，也是國際社會的損失。」<text:span text:style-name="T3"> <text:line-break/><text:line-break/></text:span>這<text:span text:style-name="T3">4</text:span>句評價，第一句強調李的國內貢獻（締造了新加坡）以及世界貢獻（國際社會尊重的戰略家和政治家）；第二句強調李在中新關係方面的貢獻；第三句話，強調李與中國老一輩革命家的共同貢獻；第四句話強調李的辭世，是國際社會的損失。<text:span text:style-name="T3"> <text:line-break/><text:line-break/></text:span>戰略家、政治局、老朋友、奠基人、開拓者、推動者，這些詞用在李光耀身上，極為切帖，也凸顯了李光耀在習近平心中的分量。<text:span text:style-name="T3"> <text:line-break/><text:line-break/></text:span>同樣，在李光耀看來，習近平品質寶貴、能力卓著。<text:span text:style-name="T3"> <text:line-break/><text:line-break/>2007</text:span>年<text:span text:style-name="T3">11</text:span>月訪華時同習近平的首度會面<text:span text:style-name="T3">,</text:span>給李光耀留下了深刻的印象。「習近平的大氣讓我印象深刻。他視野廣闊，看待問題深刻透徹，但又絲毫不炫耀才識。他給人的感覺很莊重。這是我對他的第一印象。我進一步想到他曾經受的磨難與考驗，<text:span text:style-name="T3">1969</text:span>年到陝西插隊，一步步往上奮鬥，從未有過牢騷或怨言。我想，他應該屬於納爾遜<text:span text:style-name="T3">•</text:span>曼德拉級別的人物。」<text:span text:style-name="T3"> <text:line-break/><text:line-break/></text:span>習近平十八大履新中共中央總書記後，在「中國正處於關鍵時期，習近平將會集中精力處理這些問題」的背景下，李光耀又說，「不過我相信，他能處變不驚、妥善應對。習近平很有影響力，我相信他能領導好中國共產黨，他的軍隊背景又使他在軍中同樣很有威信。」<text:span text:style-name="T3"> <text:line-break/><text:line-break/></text:span>檢索《人民日報》可以發現，<text:span text:style-name="T3">2007</text:span>年十七大以來，習近平與李光耀至少有過<text:span text:style-name="T3">4</text:span>次見面。<text:span text:style-name="T3"> <text:line-break/><text:line-break/></text:span>一次是，<text:span text:style-name="T3">2007</text:span>年<text:span text:style-name="T3">11</text:span>月<text:span text:style-name="T3">16</text:span>日，北京，「中共中央政治局常委、書記處書記習近平在人民大會堂會見了來訪的新加坡內閣資政李光耀」。通稿中更多談及中新兩國友誼。而正是這次見面，讓李光耀對習近平有了高度評價。<text:span text:style-name="T3"> <text:line-break/><text:line-break/></text:span>一次是<text:span text:style-name="T3">2008</text:span>年<text:span text:style-name="T3">8</text:span>月<text:span text:style-name="T3">7</text:span>日，北京奧運開幕前夕，時任國家副主席習近平會見出席開幕式的一些外國政要，其中便包括李光耀。當時的新聞通稿顯示，習與李交流的文字篇幅，要比習與其他領導人的交流略長一些。<text:span text:style-name="T3"> <text:line-break/><text:line-break/></text:span>一次是<text:span text:style-name="T3">2010</text:span>年<text:span text:style-name="T3">11</text:span>月<text:span text:style-name="T3">14</text:span>日，正在新加坡訪問的國家副主席習近平會見了新加坡內閣資政李光耀。會見後，習近平與李光耀共同出席了在新加坡河畔舉行的鄧小平紀念碑揭幕儀式。紀念碑是為紀念中新建交２０周年、由中新雙方共同合作完成的，體現了兩國人民對鄧小平的深切緬懷之情。<text:span text:style-name="T3"> <text:line-break/><text:line-break/></text:span>一次是<text:span text:style-name="T3">2011</text:span>年<text:span text:style-name="T3">5</text:span>月<text:span text:style-name="T3">23</text:span>日，習近平在人民大會堂會見來訪的新加坡前總理李光耀。習近平祝賀新加坡人民行動黨再次贏得大選並蟬聯執政，高度讚賞李光耀作為中新關係奠基人和中國人民的老朋友多年來為促進中新關係發展作出的重要貢獻。習近平積極評價中新關係良好的發展勢頭。李光耀則高度評價中國發展成就，並表示相信中國的未來一定會更加輝煌。<text:span text:style-name="T3"> <text:line-break/><text:line-break/>5</text:span>個年頭，習近平與一名國際前政要<text:span text:style-name="T3">4</text:span>次見面。這種頻度，不可謂不高。<text:span text:style-name="T3"> <text:line-break/><text:line-break/></text:span>預言<text:span text:style-name="T3">8</text:span>：中國未來「很難預測」<text:span text:style-name="T3"> <text:line-break/><text:line-break/></text:span>習近平未來將採取什麼政策，李光耀罕見表示「很難預測」。就國內的挑戰而言，中國正處於關鍵時期，習近平將會集中精力處理這些問題。這在很大程度上也取決於會有怎樣的外部突發事件擺在他的面前。一旦發生嚴重的不測，計劃必定要受影響。<text:span text:style-name="T3"> <text:line-break/><text:line-break/></text:span>正如商業見地網引述民生證券研究院宏觀研究員觀點指出，對搞宏觀研究的人來說，世界上只有一件事比預測中國經濟更難，那就是預測中國的政策。<text:span text:style-name="T3"> <text:line-break/><text:line-break/></text:span>昨天還在說定向調控，今天就有可能降准降息。今天還在大膽匯改一次暴貶，明天就可能突然入場大舉干預。風向變化之快常常讓人措手不及，市場的心也因此變得越來越敏感。<text:span text:style-name="T3"> <text:line-break/><text:line-break/></text:span>一個典型的例子是：當經濟持續下行的時候，一有風吹草動就開始臆測大規模刺激，<text:span text:style-name="T3">7</text:span>萬億、<text:span text:style-name="T3">QE</text:span>之類的荒唐傳聞屢見不鮮。<text:span text:style-name="T3"> <text:line-break/><text:line-break/></text:span>歸根到底，我們對中國的決策體系缺少一個完整的認識框架，從邏輯的一開始就陷入了誤區。<text:span text:style-name="T3"> <text:line-break/><text:line-break/></text:span>首先，大規模刺激的關鍵根本不在於<text:span text:style-name="T3">GDP</text:span>是<text:span text:style-name="T3">7</text:span>還是<text:span text:style-name="T3">6.5</text:span>，同樣是<text:span text:style-name="T3">7%</text:span>以下的增速，在<text:span text:style-name="T3">2009</text:span>年可以觸發<text:span text:style-name="T3">4</text:span>萬億，在<text:span text:style-name="T3">2015</text:span>年卻不會。<text:span text:style-name="T3"> <text:line-break/><text:line-break/></text:span>其次，誰在決策也不是關鍵，在中國的特殊國情下，不管誰掌舵都只有一個思路：實事求是，相機調控。</text:p>
      <text:p text:style-name="P1"><text:span text:style-name="T1">陳真</text:span><text:s/>  |  2017.07.31 18:58   |   <text:a xlink:type="simple" xlink:href="http://palinfo.habago.org/Entry?Command=Information_PrintForum&amp;iPage=141#FORUM35954"><text:span text:style-name="T2">#</text:span></text:a></text:p>
      <text:p text:style-name="P2">力民<text:span text:style-name="T3">,</text:span>天啊<text:span text:style-name="T3">,</text:span>是<text:span text:style-name="T3">50</text:span>年前<text:span text:style-name="T3">! </text:span>我印象中一直以為那是七、八零年代的事<text:span text:style-name="T3">.</text:span></text:p>
      <text:p text:style-name="P1"><text:span text:style-name="T1">陳真</text:span><text:s/>  |  2017.07.31 18:56   |   <text:a xlink:type="simple" xlink:href="http://palinfo.habago.org/Entry?Command=Information_PrintForum&amp;iPage=141#FORUM35953"><text:span text:style-name="T2">#</text:span></text:a></text:p>
      <text:p text:style-name="P4">這才是台灣最真實的風景<text:span text:style-name="T3">. <text:line-break/><text:line-break/></text:span>陳真<text:span text:style-name="T3">2017.07.31. <text:line-break/><text:line-break/><text:line-break/>============== <text:line-break/></text:span>【血汗移工】看護工淚訴血汗仲介<text:span text:style-name="T3"><text:s/></text:span>只給月薪<text:span text:style-name="T3">1800</text:span>元<text:span text:style-name="T3"> <text:line-break/><text:line-break/></text:span>鏡週刊<text:span text:style-name="T3"><text:s/>2017</text:span>年<text:span text:style-name="T3">7</text:span>月<text:span text:style-name="T3">31</text:span>日<text:span text:style-name="T3"><text:s/></text:span>下午<text:span text:style-name="T3">12:57 <text:line-break/><text:line-break/></text:span>印尼籍看護工愛雅今出面控訴，指出她<text:span text:style-name="T3">2007</text:span>年由持志集團仲介來台時，第一個月只領到<text:span text:style-name="T3">1,800</text:span>元月薪，第<text:span text:style-name="T3">2</text:span>月領到<text:span text:style-name="T3">3,500</text:span>元，後來長達<text:span text:style-name="T3">1</text:span>年半的時間，月薪只有<text:span text:style-name="T3">5,200</text:span>元，當時她初來台灣，被逼簽下自願扣款合約，還被仲介要求發毒誓，她人生地不熟，只能照辦，愛雅講到激動處，落淚表示：「不簽能怎麼辦？我辛苦工作只值<text:span text:style-name="T3">1,800</text:span>嗎？」如今希望能追討回欠款，也呼籲遭詐的同胞出面求償。<text:span text:style-name="T3"> <text:line-break/><text:line-break/></text:span>印尼看護工愛雅指出，當時她與很多同胞被仲介要求簽下自願扣款合約，雖然合約有中文及印尼文，但根本無法看完內容，就被迫簽下，還要發毒誓，發誓時還被錄影存證，她用中文激動地說：「我是一個女傭、一個外勞，誰都不認識，能怎麼辦？」<text:span text:style-name="T3"> <text:line-break/><text:line-break/></text:span>法扶強調只要曾在<text:span text:style-name="T3">2005</text:span>至<text:span text:style-name="T3">2009</text:span>年間，於印尼透過<text:span text:style-name="T3">PT. HIJRAHA HAMAL PRATAMA</text:span>、<text:span text:style-name="T3">PT. PUTRA UTAMA KARYA</text:span>、<text:span text:style-name="T3">PT. JAYA FRANS ABADI</text:span>三家仲介公司來台，且由台灣持志集團下尚華公司、志華公司、萬華公司、瑞華公司、嘉華公司、蕙華公司、青華公司、葆華公司等<text:span text:style-name="T3">14</text:span>家分公司安排工作的外籍勞工，即有可能就是被不當扣款的受害人。</text:p>
      <text:p text:style-name="P1"><text:span text:style-name="T1">王修亮</text:span><text:s/>  |  2017.07.31 18:52   |   <text:a xlink:type="simple" xlink:href="http://palinfo.habago.org/Entry?Command=Information_PrintForum&amp;iPage=141#FORUM35952"><text:span text:style-name="T2">#</text:span></text:a></text:p>
      <text:p text:style-name="P2">前天風雨疏漏，和一群怪人們坐了一下午，聽著他們認真的談論著台灣人面對多元生命的理想與實況，一向在兩端之間無解緊繃的心有點放鬆了警戒，舒緩的有點茫然。<text:span text:style-name="T3"> <text:line-break/></text:span>這裡的語言流動著深深淺淺的昏灰，生命中真實的昏灰，沒有分明的黑白，沒有需要你對極端的表態。在充沛的情感核心之外，是清晰條理的說明。<text:span text:style-name="T3"> <text:line-break/></text:span>妹妹畫了好幾張隨筆，寧靜安詳。<text:span text:style-name="T3"> <text:line-break/><text:line-break/></text:span>返家路上，我倆討論著生命的故事，想著怎樣畫出這些故事。<text:span text:style-name="T3"> <text:line-break/></text:span>晚上風雨狂驟，幾個燈泡明明暗暗，打開臉書，一位家長分享的文章閃入眼簾！<text:span text:style-name="T3"> <text:line-break/></text:span>「殺Ｘ」的課程！<text:span text:style-name="T3"> <text:line-break/></text:span>帶學生去剖殺死去的動物。<text:span text:style-name="T3"> <text:line-break/></text:span>照片裡的孩子年紀很小，看起來不超過二年級，文中說明孩子連動物內臟都不容易拉出來，那是多麼小的孩子。<text:span text:style-name="T3"> <text:line-break/><text:line-break/></text:span>是否有前置課程「不同生命的互動經驗」，「不同生命的生死在不同情境中的不同意義」，「不同生命主觀與客觀的階級差異」。<text:span text:style-name="T3"> <text:line-break/></text:span>以及，是否有前置討論「為甚麼我們要去進行這個活動」。<text:span text:style-name="T3"> <text:line-break/><text:line-break/></text:span>這兩大部份我在文章中都沒有看出來，不確定教師曾否進行，但是一份教案心得分享，尤其是生死議題這麼重要的主教案心得分享，教師必須將前置學習交代清楚，生命課程是有脈絡有順序的，按照孩童生理發育與心理發展，有不同節點的脈絡順序，這是教師專業的基本知識。<text:span text:style-name="T3"> <text:line-break/></text:span>沒有這種專業概念作為課程設計的骨幹，這種活動就只是一種無因無果的遊戲，不是教育。<text:span text:style-name="T3"> <text:line-break/></text:span>遊戲當然不能當教育來設計，也不應該強迫每個孩子都參加。遊戲的目的是為了愉悅，教育卻不是為了愉悅，教育的過程與後果會有某種愉悅，但常常需要辛苦艱難的學習。<text:span text:style-name="T3"> <text:line-break/><text:line-break/></text:span>而最令我無法置信的是沒有前置調查「我願意去解剖屍體嗎<text:span text:style-name="T3">?</text:span>」<text:span text:style-name="T3"> <text:line-break/></text:span>孩童和成人不同，即使不談宗教信仰與家庭習慣，只從教育的基本概念來談，孩童教育不是「灌輸」，當然也不是「誘導暗示」，而是教導學生學習「如何選擇」。<text:span text:style-name="T3"> <text:line-break/></text:span>學生在深刻體悟生死經驗、探討生命階級、認知生死情境意義之後，自己才有權利與能力「選擇」我是否要去剖殺其他生命。<text:span text:style-name="T3"> <text:line-break/></text:span>一個課程沒有給孩子這種選擇，至少代表兩種意義。<text:span text:style-name="T3"> <text:line-break/></text:span>其一、教師不給予學生選擇的權利，強迫學生一定要或一定不准去殺剖。不論是誘導還是說服，都是一種強迫。<text:span text:style-name="T3"> <text:line-break/></text:span>其二、學生本身根本不具有選擇的能力，唯教師命令是從。<text:span text:style-name="T3"> <text:line-break/><text:line-break/></text:span>該課程設計是帶學生全體去殺剖之後，回來再討論這些議題。<text:span text:style-name="T3"> <text:line-break/></text:span>前往途中的車上，孩子們激盪出各式各樣的想法，例如：有人認為殺動物是壞事，有人認為動物殺動物是需要才殺，人則是為了口慾，也有孩子認為人類比動物聰明，所以不能虐待其他動物等等。<text:span text:style-name="T3"> <text:line-break/></text:span>但是教師當下並沒有發展孩子們的討論，一逕帶著所有的孩子去「學習為自己的口慾負責任」。在這個年齡的孩子，並沒有選擇食物的權力，孩童口慾的養成還是家長的責任，不是孩子的責任，該去負責殺動物的是家長，不是孩子。孩子在此學到的是無辜的責罰，而不是負責。<text:span text:style-name="T3"> <text:line-break/></text:span>不教而殺謂之虐。<text:span text:style-name="T3"> <text:line-break/></text:span>這是非常反教育的方式，也非常不尊重每個孩子的自我價值建構能力，而硬生生將教師自我的價值觀灌輸到孩子身上。<text:span text:style-name="T3"> <text:line-break/></text:span>孩子提出的意見非常多元，但在生活實踐上，這些討論都還不曾進行就以任其沉默的方式被封殺了！<text:span text:style-name="T3"> <text:line-break/><text:line-break/></text:span>這也是現在教學流行心態上很大的一個盲點：孩子提出問題，學習就完成了嗎<text:span text:style-name="T3">?</text:span>反正他就開始思考了，大人要給他時間。<text:span text:style-name="T3"> <text:line-break/></text:span>如果學習只需要提出問題，只需要說出自己的答案，都只能完成個人非常淺層的思考，換句話說就算是能把道理說得天花亂墜，也只具有自以為是的能力。<text:span text:style-name="T3"> <text:line-break/></text:span>孩子提出問題，只是學習的起點，羅列出眾多孩子思考的多元脈絡，相互比較對照，爭論說明，最後形成群體與個人的價值交錯衝突，其間的合作、區隔與前進、退讓等等，甚至反對與支持的合縱連橫，都是一段艱難的路程。<text:span text:style-name="T3"> <text:line-break/></text:span>等這一切議論成型，這時候才開始給孩子們一段時間，讓他去觀察沉思整理，做出結論，進行第二階段的辯論與說明。<text:span text:style-name="T3"> <text:line-break/></text:span>這是學習選擇，負責選擇的學習過程。<text:span text:style-name="T3"> <text:line-break/><text:line-break/></text:span>文中，教師自認為自己沒有給孩子答案，沒有影響孩子，但行動實踐本身就是標準答案。<text:span text:style-name="T3"> <text:line-break/></text:span>行動實踐與身教可以是教育的第一順序，也可以是教育的最末順序。第一順序的目的是展示，展示的同時當然不能「一元獨佔」，殺與護兩端之間至少需要三元呈現，兩個極端加上至少一種均衡狀態。<text:span text:style-name="T3"> <text:line-break/></text:span>「我們來學殺動物，因為你吃動物」這種一元呈現的討論是沒有效果的，因為等同於直接灌輸學生一種潛在的生命價值觀「吃動物是理所當然，所以你必須學習親自殺動物，也是理所當然。」<text:span text:style-name="T3"> <text:line-break/></text:span>在這個實踐活動教學中，「因為你吃所以你必須親自殺」確實具有學習負責的效果，但這是在「人理所當然有權利吃動物」的前提之下發展的。<text:span text:style-name="T3"> <text:line-break/></text:span>而「吃其他動物是理所當然」這個潛在概念灌輸就更狹隘。<text:span text:style-name="T3"> <text:line-break/></text:span>教師有權利教育孩子「吃其他動物是理所當然」的價值觀嗎？無關宗教與家庭習慣，而是「一元獨佔」的價值灌輸是教育嗎？<text:span text:style-name="T3"> <text:line-break/><text:line-break/></text:span>在某個孩子提出「殺Ｘ的過程感覺像虐待他」的時候，教師居然回答「他因為我們而死，我們把他處理得越漂亮，就是對他的尊重。」<text:span text:style-name="T3"> <text:line-break/></text:span>不！真的尊重生命，應該是學習從對方的角度進行主客觀的思考與探索。<text:span text:style-name="T3"> <text:line-break/></text:span>這句話只是用華麗的詞藻來掩飾主觀慾望，一點都沒有真誠。<text:span text:style-name="T3"> <text:line-break/></text:span>動物不會認為你殺了他，把他的屍體弄漂亮，就是尊重他！把動物的屍體弄漂亮，為的只是人類的自私美感與食慾。<text:span text:style-name="T3"> <text:line-break/></text:span>沒有真誠，就沒有教育效果。<text:span text:style-name="T3"> <text:line-break/><text:line-break/></text:span>整個過程，教師完全是以社會主流的單一角度灌輸價值，完全是單向一元價值觀，完全沒有二元的「其他動物」的角度，或是均衡的第三客觀旁觀角度，以及大觀的整體環境角度。<text:span text:style-name="T3"> <text:line-break/></text:span>生死的議題，是價值觀的基石，而價值觀基石的建構，必須完全沒有答案，完全由孩子在自我生命的直接（親人朋友寵物的死亡）與間接（朋友的親人朋友寵物死亡等）經驗中體悟出生死經驗後，連結實務觀察（例如觀察別人殺動物）之後，才由孩子透過綜合討論，整理經驗脈絡，最後自己決定是否要透過殺動物來完成對食物的尊重體驗。<text:span text:style-name="T3"> <text:line-break/></text:span>教師任何規劃與回應，對孩子來說，都是一種指標性答案，孩子因此建立起的價值觀，就只剩下教師所灌輸的社會流行價值。<text:span text:style-name="T3"> <text:line-break/><text:line-break/></text:span>看完全文，下午的寧靜變成血色。我決定寫出自己的看法，即使知道自己不合目前教育風潮的時宜，譏嘲羞辱責罵，隨意啦<text:span text:style-name="T3">!</text:span>不做任何辯解，我知道自己的心所在，情所在，理所在。<text:span text:style-name="T3"> <text:line-break/></text:span>我從來就不合時宜。<text:span text:style-name="T3"> <text:line-break/><text:line-break/></text:span>真是不明白，許多家長為甚麼總是喜歡從一種極端拼命跳去另一種極端，卻永遠看不到均衡點。總是以為和以前完全相反就是好就是有創意，卻永遠沒辦法看到深層的根基與核心。總是以為教育是光鮮亮麗的不平凡，卻永遠搞不懂教育其實就是平庸的日常。</text:p>
      <text:p text:style-name="P1"><text:span text:style-name="T1">甄力民</text:span><text:s/>  |  2017.07.31 18:51   |   <text:a xlink:type="simple" xlink:href="http://palinfo.habago.org/Entry?Command=Information_PrintForum&amp;iPage=141#FORUM35951"><text:span text:style-name="T2">#</text:span></text:a></text:p>
      <text:p text:style-name="P4">李光耀評論中國的影片如下，雖然已經看過，但是如果偶而不小心看到有人在傳，就會又忍不住多看一次，不得不說李光耀是一個眼光很遠的人。<text:span text:style-name="T3"> <text:line-break/>https://www.youtube.com/watch?v=UTA93EVPgjM</text:span></text:p>
      <text:p text:style-name="P1"><text:span text:style-name="T1">陳真</text:span><text:s/>  |  2017.07.31 17:21   |   <text:a xlink:type="simple" xlink:href="http://palinfo.habago.org/Entry?Command=Information_PrintForum&amp;iPage=141#FORUM35950"><text:span text:style-name="T2">#</text:span></text:a></text:p>
      <text:p text:style-name="P2">有一次在劍橋<text:span text:style-name="T3">,</text:span>跟一個西班牙學妹走在街上<text:span text:style-name="T3">,</text:span>她突然指著遠方幾十公尺處一群人說<text:span text:style-name="T3">,</text:span>裏頭哪幾個是西班牙人<text:span text:style-name="T3">. </text:span>我問她怎麼判斷<text:span text:style-name="T3">, </text:span>她說言語無法形容<text:span text:style-name="T3">,</text:span>但是遠遠看對方的動作姿態就知道是西班牙人<text:span text:style-name="T3">. </text:span>她對此很得意<text:span text:style-name="T3">,</text:span>我說<text:span text:style-name="T3"><text:s/></text:span>我連看都不用看<text:span text:style-name="T3">,</text:span>我只要用聞的或是看對方寫幾個句子<text:span text:style-name="T3">,</text:span>就能知道對方是不是台灣人<text:span text:style-name="T3">. </text:span>當然<text:span text:style-name="T3">,</text:span>我這是誇張的說法<text:span text:style-name="T3">,</text:span>所謂用聞的<text:span text:style-name="T3">,</text:span>聞對方的氣味<text:span text:style-name="T3">,</text:span>其實還是用眼睛看<text:span text:style-name="T3">.</text:span>此氣味非彼氣味<text:span text:style-name="T3">. <text:line-break/><text:line-break/></text:span>陸委會那個笑死人的自嗨影片<text:span text:style-name="T3">,</text:span>女生講那個哪叫北京話<text:span text:style-name="T3">,</text:span>差遠了<text:span text:style-name="T3">. </text:span>而且<text:span text:style-name="T3">,</text:span>北京女孩個個氣壯山河豪氣干雲的<text:span text:style-name="T3">,</text:span>沒罵人就算你萬幸了<text:span text:style-name="T3">,</text:span>哪會像個花癡那樣<text:span text:style-name="T3">,</text:span>哪會對著什麼書店的甩哥與擺設拍照<text:span text:style-name="T3">,</text:span>哪會那麼俗不可耐<text:span text:style-name="T3">.</text:span>那是台灣人的德性才對<text:span text:style-name="T3">,</text:span>大陸人不會這麼小資文青<text:span text:style-name="T3">,</text:span>不會如此小公主<text:span text:style-name="T3">. </text:span>再說<text:span text:style-name="T3">,</text:span>大陸十幾億人<text:span text:style-name="T3">,</text:span>人家難道是沒有甩哥美女嗎<text:span text:style-name="T3">? <text:line-break/><text:line-break/></text:span>我常覺得<text:span text:style-name="T3">,</text:span>台灣人既不自知<text:span text:style-name="T3">,</text:span>也不知人<text:span text:style-name="T3">,</text:span>侷促一隅自我陶醉<text:span text:style-name="T3">,</text:span>完全不知天高地厚今夕何夕<text:span text:style-name="T3">. <text:line-break/><text:line-break/></text:span>至於北京女孩嫁來台灣<text:span text:style-name="T3">,</text:span>更不是如影片中所呈現的那般令人嚮往<text:span text:style-name="T3">,</text:span>反倒應該說是一種犧牲吧<text:span text:style-name="T3">,</text:span>從一個偌大天地降級來島上當陸配<text:span text:style-name="T3">(</text:span>大陸配偶<text:span text:style-name="T3">). </text:span>在台灣<text:span text:style-name="T3">,</text:span>陸配得忍受許多來自四面八方的窩囊氣<text:span text:style-name="T3">,</text:span>以及忍受綠營所設下的各種歧視性政策刁難<text:span text:style-name="T3">,</text:span>想要工作或想拿個身份證往往難如登天<text:span text:style-name="T3">. <text:line-break/><text:line-break/></text:span>幾年前我有個病人<text:span text:style-name="T3">,</text:span>來自重慶<text:span text:style-name="T3">,</text:span>嫁來台灣<text:span text:style-name="T3">. </text:span>為了讓家人放心<text:span text:style-name="T3">,</text:span>她一概報喜不報憂<text:span text:style-name="T3">,</text:span>假裝台灣生活富足<text:span text:style-name="T3">. </text:span>但是有一天<text:span text:style-name="T3">,</text:span>媽媽帶了姑姑和甥女等一行人來台灣看她<text:span text:style-name="T3">. </text:span>她說<text:span text:style-name="T3">,</text:span>念小學二年級的小甥女<text:span text:style-name="T3">,</text:span>一開口就<text:span text:style-name="T3"><text:s/>"</text:span>誇<text:span text:style-name="T3">" </text:span>台灣說<text:span text:style-name="T3">: "</text:span>台灣真的好棒呀<text:span text:style-name="T3">,</text:span>東西怎麼這麼便宜啊<text:span text:style-name="T3">!" </text:span>至於病人的媽媽<text:span text:style-name="T3">,</text:span>則是劈頭就問質問她說<text:span text:style-name="T3">: "</text:span>妳怎麼嫁來這種鄉下地方<text:span text:style-name="T3">?"(</text:span>她住台中市區精華地帶<text:span text:style-name="T3">) <text:line-break/><text:line-break/></text:span>我不是要讚揚所謂經濟成就或城市發展<text:span text:style-name="T3">,</text:span>而只是要說<text:span text:style-name="T3">,</text:span>台灣人應該要有點自知之明<text:span text:style-name="T3">,</text:span>別再自我陶醉了<text:span text:style-name="T3">,</text:span>應該看清自身的樣貌<text:span text:style-name="T3">,</text:span>看清未來的路<text:span text:style-name="T3">,</text:span>別再讓政客給洗腦<text:span text:style-name="T3">,</text:span>還真以為自己是什麼物質與精神文明高度發展的什麼民主開放現代化社會<text:span text:style-name="T3">. </text:span>依我看<text:span text:style-name="T3">,</text:span>台灣只會進一步衰敗<text:span text:style-name="T3">,</text:span>不會更好<text:span text:style-name="T3">. </text:span>假民主以及做為美日殖民地這兩件事<text:span text:style-name="T3">,</text:span>把台灣給害慘了<text:span text:style-name="T3">.</text:span>對美日而言<text:span text:style-name="T3">,</text:span>台灣只是他們吸血割肉的一個對象<text:span text:style-name="T3">,</text:span>只是一種戰略上的反中軍事基地<text:span text:style-name="T3">. </text:span>島內這一群綠油油的漢奸台奸<text:span text:style-name="T3">,</text:span>就配合著美日主子的各種利益與要求<text:span text:style-name="T3">,</text:span>一步一步把台灣掏空<text:span text:style-name="T3">,</text:span>收編成一種美軍戰略軍事基地<text:span text:style-name="T3">. <text:line-break/><text:line-break/></text:span>不過<text:span text:style-name="T3">,</text:span>我不認為這會是一種萬劫不復的結局<text:span text:style-name="T3">,</text:span>我相信在祖國的庇蔭下<text:span text:style-name="T3">,</text:span>兩岸不管和平統一或武統<text:span text:style-name="T3">,</text:span>長期而言<text:span text:style-name="T3">,</text:span>台灣仍然會是一片榮景<text:span text:style-name="T3">. </text:span>有個人叫李光耀<text:span text:style-name="T3">,</text:span>我很佩服這個人非凡的遠見<text:span text:style-name="T3">. </text:span>他早在幾十年前就對台灣以及中國大陸做出種種評價與預測<text:span text:style-name="T3">,</text:span>居然一一實現<text:span text:style-name="T3">,</text:span>比方說他早在幾十年前就認為中國不可能也不應該實施西方式的民主<text:span text:style-name="T3">,</text:span>他還認為<text:span text:style-name="T3">,</text:span>中國將會追上美國<text:span text:style-name="T3">,</text:span>並且說一旦中國崛起<text:span text:style-name="T3">,</text:span>新加坡將會更加安全繁榮<text:span text:style-name="T3">. </text:span>他還說<text:span text:style-name="T3">,</text:span>台灣人早一點認情統一的好處及必然性<text:span text:style-name="T3">,</text:span>就能少受一點苦<text:span text:style-name="T3">,</text:span>少走一些冤枉路<text:span text:style-name="T3">. <text:line-break/><text:line-break/></text:span>這些話<text:span text:style-name="T3">,</text:span>如果是這幾年講的<text:span text:style-name="T3">,</text:span>那不希奇<text:span text:style-name="T3">,</text:span>但李光耀卻是幾十年前就這麼講了<text:span text:style-name="T3">. </text:span>可悲的是<text:span text:style-name="T3">,</text:span>這樣一些如今看來持平客觀的言論<text:span text:style-name="T3">,</text:span>即便不能說百分之百將會絕對正確地實現<text:span text:style-name="T3">,</text:span>至少也僅僅是一些具有充份理性與實證內涵的判斷<text:span text:style-name="T3">,</text:span>而非邪談異端<text:span text:style-name="T3">. </text:span>但在台灣<text:span text:style-name="T3">,</text:span>這樣一些言論卻宛若洪水猛獸<text:span text:style-name="T3">,</text:span>絲毫不見容於你周遭的絕大部份人<text:span text:style-name="T3">,</text:span>而且肯定會為你惹來各種禍端<text:span text:style-name="T3">,</text:span>並且自絕前程<text:span text:style-name="T3">. <text:line-break/><text:line-break/></text:span>常有人說<text:span text:style-name="T3">,</text:span>我在這版面上的親中言論<text:span text:style-name="T3">,</text:span>嚇跑許多支持者<text:span text:style-name="T3">. </text:span>首先<text:span text:style-name="T3">,</text:span>我得澄清<text:span text:style-name="T3">,</text:span>我並不親中<text:span text:style-name="T3">,</text:span>我只想親近真理<text:span text:style-name="T3">,</text:span>親近良善<text:span text:style-name="T3">. </text:span>親中不是我的目的<text:span text:style-name="T3">,</text:span>親近一個良善的有益於世人的中國才是我所樂意的<text:span text:style-name="T3">. </text:span>倘若有一天<text:span text:style-name="T3">,</text:span>中國像美國那樣作惡多端<text:span text:style-name="T3">,</text:span>危害世人<text:span text:style-name="T3">,</text:span>那麼<text:span text:style-name="T3">,</text:span>中國政府就會是我的敵人<text:span text:style-name="T3">. <text:line-break/><text:line-break/></text:span>其次<text:span text:style-name="T3">,</text:span>即便嚇跑所有人<text:span text:style-name="T3">,</text:span>我還是只會講心裡話<text:span text:style-name="T3">. </text:span>我可以沉默不語<text:span text:style-name="T3">,</text:span>有話不說<text:span text:style-name="T3">,</text:span>但我實在說不出一句不是從我心裏深處出來的話<text:span text:style-name="T3">,</text:span>我更不願為了任何利益或為了避免災禍而眛著良心說話<text:span text:style-name="T3">.</text:span></text:p>
      <text:p text:style-name="P1"><text:span text:style-name="T1">陳真</text:span><text:s/>  |  2017.07.31 10:29   |   <text:a xlink:type="simple" xlink:href="http://palinfo.habago.org/Entry?Command=Information_PrintForum&amp;iPage=141#FORUM35949"><text:span text:style-name="T2">#</text:span></text:a></text:p>
      <text:p text:style-name="P4">這裏不是威尼斯哦。它媽的這叫做治水第一名？<text:span text:style-name="T3"> <text:line-break/><text:line-break/>https://goo.gl/wCYJSV <text:line-break/><text:line-break/>==================== <text:line-break/></text:span>賴清德急喊放假<text:span text:style-name="T3"><text:s/></text:span>台南市多處汪洋一片<text:span text:style-name="T3"> <text:line-break/></text:span>三立新聞網<text:span text:style-name="T3"><text:s/>setn.com <text:line-break/><text:line-break/>2017</text:span>年<text:span text:style-name="T3">7</text:span>月<text:span text:style-name="T3">31</text:span>日<text:span text:style-name="T3"><text:s/></text:span>上午<text:span text:style-name="T3">10:13 <text:line-break/><text:line-break/></text:span>生活中心／綜合報導<text:span text:style-name="T3"> <text:line-break/><text:line-break/></text:span>海棠颱風造成台南市多處淹水災情，市府今（<text:span text:style-name="T3">31</text:span>）早<text:span text:style-name="T3">6</text:span>時<text:span text:style-name="T3">25</text:span>分緊急宣布今停班課，台南市長賴清德致歉仍招來民怨，民眾也紛紛拍下淹水的災情<text:span text:style-name="T3">po</text:span>上網。<text:span text:style-name="T3"> <text:line-break/><text:line-break/></text:span>一夜大雨，造成台南市歸仁、仁德、永康、新化、學甲、安南等地區淹水，多處道路積水封閉，東區文德路甚至水淹到腰部，市區一片汪洋。</text:p>
      <text:p text:style-name="P1"><text:span text:style-name="T1">陳真</text:span><text:s/>  |  2017.07.31 10:18   |   <text:a xlink:type="simple" xlink:href="http://palinfo.habago.org/Entry?Command=Information_PrintForum&amp;iPage=141#FORUM35948"><text:span text:style-name="T2">#</text:span></text:a></text:p>
      <text:p text:style-name="P2">它媽的，每次颱風就得去看這個賴啥咪混蛋的臉書，看他是要怎麼玩到最後一刻才會開心。<text:span text:style-name="T3"> <text:line-break/><text:line-break/></text:span>很多狀況用肚臍想也知道，不能賭太高的風險。為人父母或為人子女者，難道在雙颱夾擊風雨交加中當整個城市已經滿目瘡痍下，能不擔心自己的家人究竟要如何可能冒著那麼大的風雨出門。<text:span text:style-name="T3"> <text:line-break/><text:line-break/></text:span>昨天出去吃晚餐，本來都是騎機車或走路，特別改成開車。結果一出門，碰的一聲，一個金屬硬物不知道從哪飛來就砸到我車頂上，發出巨響，差點沒嚇死。他媽的萬一砸到頭呢？到了餐廳，一下車，傾盆大雨，被迫得撐傘，特別找來一支價值<text:span text:style-name="T3">399</text:span>元的鋼骨巨傘，沒想到才不到三秒鐘，整支傘竟然吹成一團廢棄物，於是只好兩人冒著風雨一起狂奔。<text:span text:style-name="T3"> <text:line-break/><text:line-break/></text:span>所謂何不食肉糜就是這樣，當官的長年吃香喝辣左擁右簇之餘，通常不太能體會一般人生活上的艱難。<text:span text:style-name="T3"> <text:line-break/><text:line-break/></text:span>還有，台南得到中央最多的錢搞治水，搞個小鳥蛋啦，動不動就淹大水，這些錢究竟是跑哪去我實在很納悶。<text:span text:style-name="T3"> <text:line-break/><text:line-break/></text:span>底下是賴啥小的臉書的一些留言。其中有一位留言講得很對，他說：<text:span text:style-name="T3">"</text:span>下雨必淹，<text:span text:style-name="T3">10</text:span>年前買房子根本沒淹過一次，現在一年淹<text:span text:style-name="T3">10</text:span>次，工業廢水一直排。<text:span text:style-name="T3">" </text:span>台南明明是一個市政徹底腐敗，官商勾結，黑白兩道橫行無阻的地方，但是，台南人的性格卻是只要是綠的當家，就打一百分，永遠都是全台灣施政最滿意的城市。<text:span text:style-name="T3"> <text:line-break/><text:line-break/></text:span>住過台南的人一定能同意，台南最大的<text:span text:style-name="T3"><text:s/>"</text:span>政績<text:span text:style-name="T3">" </text:span>就是不斷一直挖馬路，昨天挖，今天填，明天又挖，後天再填，一直不斷就是這樣一直挖馬路，挖了又填，填了又挖，從中創造官商無限<text:span text:style-name="T3"><text:s/>"</text:span>商機<text:span text:style-name="T3">"</text:span>。同一條馬路不挖個幾十遍來淘金不會罷休。外國來的，可能會以為台南到處在探勘、開採石油。<text:span text:style-name="T3"> <text:line-break/><text:line-break/></text:span>台灣人真該醒一醒，特別是綠的，政客明明爛到爆，爛到化膿流汁，卻仍然還是一味挺到底。<text:span text:style-name="T3"> <text:line-break/><text:line-break/></text:span>台灣有<text:span text:style-name="T3">21</text:span>縣市，我長住過其中<text:span text:style-name="T3">13</text:span>個縣市，三十年前的台南肯定是台灣最好住的城市，我常以身為台南人為榮。但是，自從開始搞選舉，開始炒作族群意識，開始排擠所謂外省人，民進黨開始在台南當家掌權之後，台南竟然一落千丈，變得髒亂無比，亂七八糟。特別是過去這十多年，墮落得特別快。現在的台南，只能說那真的不是給人住的地方，市政非常恐怖，地下工廠數不清，地下電台氾濫，賣假藥假貨的一大堆，黑道橫行，官商勾結，交通完全失序，每年死傷無數，到處是垃圾，只要拳頭夠粗夠大，只要關係夠好，只要臉皮夠厚，便可為所欲為，這就是台南，完全就是一種無政府狀態。<text:span text:style-name="T3"> <text:line-break/><text:line-break/></text:span>真難想像天底下會有一個市政這麼敗壞恐怖的城市，而它竟然是全台灣始終是施政滿意度最高的。我被迫得想盡辦法逃離這個自小長大的地方。<text:span text:style-name="T3"> <text:line-break/><text:line-break/></text:span>陳真<text:span text:style-name="T3">2017.07.31. <text:line-break/><text:line-break/>================ <text:line-break/></text:span>林小俞<text:span text:style-name="T3"><text:s/></text:span>你知道有多少人已經出門了嗎？<text:span text:style-name="T3"> <text:line-break/><text:line-break/></text:span>何慧明<text:span text:style-name="T3"><text:s/>Po</text:span>一篇廢文就以為可以滅火喔<text:span text:style-name="T3"><text:s/></text:span>生眼睛沒看過這麼沒路用的咖洨<text:span text:style-name="T3"> <text:line-break/><text:line-break/></text:span>何建勳<text:span text:style-name="T3"><text:s/></text:span>賴清德今天<text:span text:style-name="T3"><text:s/>6</text:span>點<text:span text:style-name="T3">45</text:span>分才宣布放颱風假<text:span text:style-name="T3"><text:s/></text:span>一些學生上班族比較偏遠的出了門之後<text:span text:style-name="T3"><text:s/></text:span>才發現不用上班<text:span text:style-name="T3"><text:s/></text:span>這樣決策是對的嗎<text:span text:style-name="T3"><text:s/></text:span>還是<text:span text:style-name="T3"><text:s/></text:span>薪水領的多位階爬得高<text:span text:style-name="T3"><text:s/></text:span>這樣子講話就比較有公信力<text:span text:style-name="T3">?? <text:line-break/><text:line-break/></text:span>沈志誠<text:span text:style-name="T3"><text:s/></text:span>市長，您辛苦了<text:span text:style-name="T3"> <text:line-break/></text:span>不過我相信需要早起的現在已經在路上<text:span text:style-name="T3"> <text:line-break/></text:span>甚至在公司傻眼的看著您現在宣布的事情了<text:span text:style-name="T3">... <text:line-break/><text:line-break/>NAni Cheng </text:span>大家都是成年人了，相信沒人想騙颱風假，再來颱風假並不是有薪假，現在這種風雨又打雷的，開家裡大門都是問題了，不是人人有車開，親愛的市長、老闆們<text:span text:style-name="T4">⋯</text:span>如果要要求你的員工去上班<text:span text:style-name="T4">⋯</text:span>請你們先自己體驗這種天氣騎機車出門的感覺！阿不然你們就提供必要之安全防護措施跟交通工具<text:span text:style-name="T4">⋯</text:span>還有錢準備好，上下班途中發生意外可以申請職災～<text:span text:style-name="T3"> <text:line-break/><text:line-break/></text:span>還有不是大家都<text:span text:style-name="T3">8</text:span>點上班，很多人都已經冒著大雨出門上班了，意外除了職災還可以請國賠嗎？<text:span text:style-name="T3"> <text:line-break/><text:line-break/></text:span>凝淵<text:span text:style-name="T3"><text:s/></text:span>你怎麼那麼喜歡零秒出手呢<text:span text:style-name="T3"> <text:line-break/><text:line-break/></text:span>吳靜蓉<text:span text:style-name="T3"><text:s/></text:span>市長我都到了你才說放假<text:span text:style-name="T3"> <text:line-break/></text:span>當你講求準確跟即時性的時候有沒有想過從家到學校要<text:span text:style-name="T3">40</text:span>分鐘路程的人的感受<text:span text:style-name="T3">^_^</text:span>要嘛就放到底要嘛就不放你這樣更危險不是嗎？我傻眼<text:span text:style-name="T3"> <text:line-break/><text:line-break/></text:span>李柏璋<text:span text:style-name="T3"><text:s/></text:span>市長啊，颱風假真的不必要抓的那麼精準啦，早點宣布會讓市民有更充裕的時間去做應變。<text:span text:style-name="T3"> <text:line-break/></text:span>我有朋友六點就出門準備上工了，看到這篇他又要冒著風雨騎機車回家，真的很危險。<text:span text:style-name="T3">...... <text:line-break/><text:line-break/></text:span>林志誠<text:span text:style-name="T3"><text:s/></text:span>到公司了<text:span text:style-name="T3">…… <text:line-break/><text:line-break/></text:span>劉雨杭<text:span text:style-name="T3"><text:s/></text:span>請問一下市長，你有良心嗎？你知不知道住偏僻的地區來上課，是必須搭專車的，一大堆的的朋友們都搭上車，淋雨的淋雨，現在又往返？一早起床，外頭傾盆大雨，這樣做是對的嗎？！那麼晚通知，真的很扯！<text:span text:style-name="T3"> <text:line-break/><text:line-break/>Carol Huang </text:span>淹水也沒關係，大家可以游泳上班阿，為了台南的競爭力、為了賴神可以獲得大老闆們的支持選總統造福全國，台南人犧牲小我完成大我是會怎樣啦！賴神快選總統阿！上任一定要廢除害國家無競爭力的颱風假啦！<text:span text:style-name="T3"> <text:line-break/><text:line-break/></text:span>洪倚翎<text:span text:style-name="T3"><text:s/></text:span>我們不是貪圖颱風假<text:span text:style-name="T3"><text:s/></text:span>是外面風雨<text:span text:style-name="T3"><text:s/></text:span>沒人敢岀門<text:span text:style-name="T3"> <text:line-break/><text:line-break/></text:span>王宗哲<text:span text:style-name="T3"><text:s/></text:span>看來您是剛睡醒吧<text:span text:style-name="T3"> <text:line-break/><text:line-break/>Wu Wanyu </text:span>不會太晚宣布嗎！<text:span text:style-name="T3"> <text:line-break/></text:span>凌晨開始狂風暴雨你都沒聽到嗎<text:span text:style-name="T3"> <text:line-break/></text:span>睡死了嗎？<text:span text:style-name="T3"> <text:line-break/></text:span>還是只要你家沒淹水就認為可以出門<text:span text:style-name="T3"> <text:line-break/></text:span>傻眼<text:span text:style-name="T3"> <text:line-break/></text:span>積水了你知道嗎<text:span text:style-name="T3"> <text:line-break/></text:span>昨天紅綠燈吹倒了你知道嗎<text:span text:style-name="T3"> <text:line-break/></text:span>你好像不是台南的欸<text:span text:style-name="T3"> <text:line-break/></text:span>什麼都不知道！<text:span text:style-name="T3"> <text:line-break/><text:line-break/>Yin-shan Wang </text:span>看吧！<text:span text:style-name="T3"> <text:line-break/></text:span>不然老賴、我摩托車借你現在出去騎一圈，要嗎？<text:span text:style-name="T3"> <text:line-break/></text:span>太晚講了吧？多少人已經冒著風雨出門了你知道嗎？你不知道因為你只想到你自己！<text:span text:style-name="T3"> <text:line-break/><text:line-break/>Yan Qi </text:span>什麼事情都一定要達到什麼標準嗎！賴市長請問你呀！<text:span text:style-name="T3"><text:s/></text:span>用標準的能保護到市民的安全嗎？你都按照看新聞局氣象報導覺得！台南地區未達到停班停課目標！你就宣布要上班上課？每次颱風來等到淹了有災情出來！而再來緊急命令發布停班停課？你不覺得這樣子做很馬後砲嗎？<text:span text:style-name="T3"> <text:line-break/><text:line-break/></text:span>劉進富<text:span text:style-name="T3"><text:s/></text:span>阿不就很會拖<text:span text:style-name="T3"> <text:line-break/><text:line-break/></text:span>賴大少<text:span text:style-name="T3"><text:s/></text:span>台南已經多處管制通行和禁止通行，甚至多處淹水嚴重，然後你六點多才發佈停止上班上課！我四點就出門，開在高速公路上面有多可怕你知道嗎？開在台南路上還怕車子泡水！會不會太誇張！<text:span text:style-name="T3"> <text:line-break/><text:line-break/></text:span>胡詠愉<text:span text:style-name="T3"><text:s/></text:span>雖然我從家裡自己走去坐校車<text:span text:style-name="T3"> <text:line-break/></text:span>經過漫長兼淹水的路<text:span text:style-name="T3"> <text:line-break/></text:span>終於坐到了校車<text:span text:style-name="T3"><text:s/>......</text:span>查看更多<text:span text:style-name="T3"> <text:line-break/><text:line-break/></text:span>冰嵐<text:span text:style-name="T3"><text:s/></text:span>只要有危險疑慮<text:span text:style-name="T3"><text:s/></text:span>放就對了<text:span text:style-name="T3"><text:s/></text:span>不要自己裝神了<text:span text:style-name="T3"><text:s/></text:span>真的沒那麼神<text:span text:style-name="T3"><text:s/></text:span>就算放錯也沒關係<text:span text:style-name="T3"><text:s/></text:span>至少讓大家覺得你是位為了安全著想的市長<text:span text:style-name="T3">!!!!! </text:span>這種臨時宣布的<text:span text:style-name="T3"><text:s/></text:span>真的令人很傻眼<text:span text:style-name="T3">!!!!</text:span><text:span text:style-name="T5">😑😑😑😑😑😑</text:span><text:span text:style-name="T3"> <text:line-break/><text:line-break/></text:span>陳宇弘<text:span text:style-name="T3"><text:s/></text:span>妳以為大家公司都在隔壁嗎<text:span text:style-name="T3"> <text:line-break/><text:line-break/>Tzu-Hao Wen </text:span>市長，我覺得公家機關很好笑耶<text:span text:style-name="T3"> <text:line-break/></text:span>昨天晚上要求市民正常上班上課，為什麼<text:span text:style-name="T3">12</text:span>點時卻發佈，國家考試順延一天<text:span text:style-name="T3">??? <text:line-break/><text:line-break/>Ken Chen </text:span>很無奈，從永康騎車到新市，一整條省道台<text:span text:style-name="T3">1</text:span>線淹大水，只能與汽車爭道，小心翼翼地騎在內側車道，機車道和外車道的水深已超過腳踝。<text:span text:style-name="T3"> <text:line-break/><text:line-break/></text:span>費盡千辛萬苦，好不容易騎到公司，才知道已宣布停止上班。<text:span text:style-name="T3">...... <text:line-break/><text:line-break/>Shu En Hsiao </text:span>市長您可是知道雷雨交加的情況<text:span text:style-name="T3">4.5</text:span>點我的母親冒著風雨騎著機車上班了，不是每個人都可以坐著汽車上班，請昨晚就發佈，您能賠上所有已出門的市民生命嗎？擾民又自擾的決策<text:span text:style-name="T3"> <text:line-break/><text:line-break/>Candy Lie </text:span>你知道上高速公路根本開到失去人生嗎<text:span text:style-name="T3"> <text:line-break/><text:line-break/></text:span>陳湘君<text:span text:style-name="T3"><text:s/></text:span>為什麼不早點公佈，很多人已經去等車了欸<text:span text:style-name="T3">= =</text:span>有點效率好嗎<text:span text:style-name="T3"> <text:line-break/></text:span>請為等校車、公車的學生和上班族著想，那麼晚才宣布！！<text:span text:style-name="T3"> <text:line-break/><text:line-break/>Jaylee Li </text:span>南科上班，家住市區，剛都已經穿好雨衣要出門了，幸好被同事及時電話攔下來，不然騎到公司才發現停班就好笑了，市長大大每次一定要玩這麼大嗎？極限運動？<text:span text:style-name="T3"> <text:line-break/><text:line-break/></text:span>吳勁佑<text:span text:style-name="T3"><text:s/></text:span>效率那麼慢<text:span text:style-name="T3"> <text:line-break/><text:line-break/></text:span>鄭淑娟<text:span text:style-name="T3"><text:s/></text:span>哇賽<text:span text:style-name="T3"><text:s/></text:span>還是因為大雨造成多處淹水<text:span text:style-name="T3"><text:s/></text:span>道路無法通行才停止上班上課<text:span text:style-name="T3"> <text:line-break/><text:line-break/></text:span>賴市長<text:span text:style-name="T3">...</text:span>我是真的覺得你這次太誇張<text:span text:style-name="T3">...... <text:line-break/><text:line-break/>Master Wu </text:span>一開始宣布還不是全台南哦<text:span text:style-name="T3">~ <text:line-break/><text:line-break/>(!)</text:span>臺南市政府於<text:span text:style-name="T3">6</text:span>時<text:span text:style-name="T3">25</text:span>分宣布，因清晨<text:span text:style-name="T3">4</text:span>時起大雨不斷，造成仁德、永康、新化、學甲等地區有淹水情形，造成交通不便，宣布<text:span text:style-name="T3">7</text:span>月<text:span text:style-name="T3">31</text:span>日全天停止上班上課。<text:span text:style-name="T3">...... <text:line-break/><text:line-break/>Huang Cheng Fu </text:span>你是在耍猴戲嗎？<text:span text:style-name="T3"> <text:line-break/></text:span>早該發了，因為你晚發導致很多人的不方便嗎？<text:span text:style-name="T3"> <text:line-break/>5:00</text:span>就知道的事情五點就要宣布了，還讓你睡一下才繼續是不是？<text:span text:style-name="T3">...... <text:line-break/><text:line-break/></text:span>許英傑<text:span text:style-name="T3"><text:s/></text:span>每次都要堅持錯的事情，這樣很帥嗎？標新立異全部縣市長你最特別，這時間多少人出門了，正經一點吧，很多次了<text:span text:style-name="T3"> <text:line-break/><text:line-break/></text:span>貝樂比<text:span text:style-name="T3"><text:s/></text:span>你知道郵局已經上班了嗎？<text:span text:style-name="T3"> <text:line-break/></text:span>賴神您真的神啊<text:span text:style-name="T3"> <text:line-break/><text:line-break/>Michael Lee </text:span>你把我們當笨蛋嗎？！<text:span text:style-name="T3"> <text:line-break/><text:line-break/></text:span>徐鈺凱<text:span text:style-name="T3"><text:s/></text:span>整晚都無法好好睡覺，怕的就是淹水，<text:span text:style-name="T3">5</text:span>點多就開始淹了，全家出動搬東西<text:span text:style-name="T3"> <text:line-break/><text:line-break/></text:span>陳昭賜<text:span text:style-name="T3"><text:s/></text:span>幹在車上了<text:span text:style-name="T3"> <text:line-break/><text:line-break/></text:span>之日爾章<text:span text:style-name="T3"><text:s/></text:span>真的很可惡<text:span text:style-name="T3">==..</text:span>從來沒在<text:span text:style-name="T3">fb</text:span>上罵過人，沒想到第一次就送給市長大人您<text:span text:style-name="T3">...</text:span>我媽剛機車壞在路上，同事現在要開車去載他回來<text:span text:style-name="T3">==..</text:span>勞財傷民<text:span text:style-name="T3">...</text:span>最有競爭力的城市無誤<text:span text:style-name="T3"> <text:line-break/><text:line-break/></text:span>林恩<text:span text:style-name="T3"><text:s/></text:span>終於說了，市長憑昨晚的風雨你該知道這種雨下了一晚，今天一定到處都淹水，你叫上班或需載孩子暑期輔導的人怎出門，游泳還是你派專車接送，我一直很挺你，但你昨晚真的欠缺考量，不夠體恤市民，不是到了現在到處都在淹水，臉書灌爆炮轟你，你才二次改停班課，有的人已經冒著生命出門上班上課了，<text:span text:style-name="T3">6</text:span>點多了，你才遲遲宣佈，我真的無言了<text:span text:style-name="T3">…… <text:line-break/><text:line-break/></text:span>魏家香<text:span text:style-name="T3"><text:s/></text:span>你早上宣布，你知道多少人已經出門，多少台車已經拋錨，多少人在提心吊膽，多少學生已經坐上公車趕往學校，多少父母在不安，唉！多體恤一下老百姓吧！空心菜已經搞到民不聊生了，大家心裡很苦你知不知道<text:span text:style-name="T3"> <text:line-break/><text:line-break/>Hugo Kao </text:span>你才是鬼吧！？颱風不可怕！怕的是有白痴首長！快去選外縣市別在臺南！<text:span text:style-name="T3"> <text:line-break/><text:line-break/></text:span>劉紓瑜<text:span text:style-name="T3"><text:s/></text:span>半夜兩三點雨就下到像用倒<text:span text:style-name="T3"> <text:line-break/></text:span>還打雷<text:span text:style-name="T3"> <text:line-break/></text:span>你聽不到嗎？聽不到嗎？聽不到嗎？<text:span text:style-name="T3">...... <text:line-break/><text:line-break/></text:span>歐小憲<text:span text:style-name="T3"><text:s/></text:span>台南真的風雨很大<text:span text:style-name="T3"><text:s/></text:span>好多地方又淹水了<text:span text:style-name="T3"><text:s/></text:span>大家還是要注意安全<text:span text:style-name="T3"> <text:line-break/><text:line-break/></text:span>葉小骨<text:span text:style-name="T3"><text:s/></text:span>幾年沒淹水！半夜就開始淹了到凌晨都還沒退<text:span text:style-name="T3"><text:s/></text:span>多少人出門了<text:span text:style-name="T3">....</text:span>請將心比心<text:span text:style-name="T3"><text:s/></text:span>這種天怎麼出門上班<text:span text:style-name="T3"> <text:line-break/><text:line-break/></text:span>許美娟<text:span text:style-name="T3"><text:s/></text:span>早一點宣佈是會扣你錢逆<text:span text:style-name="T3"> <text:line-break/></text:span>有想到很多人已出門了嗎？<text:span text:style-name="T3"> <text:line-break/></text:span>別人家的小孩死不完<text:span text:style-name="T3"> <text:line-break/><text:line-break/></text:span>邱崇凱<text:span text:style-name="T3"><text:s/></text:span>靠<text:span text:style-name="T3"> <text:line-break/><text:line-break/></text:span>鄭欣潔<text:span text:style-name="T3"><text:s/></text:span>有想過多少人已經冒著風雨划船出門了嗎？不懂再堅持什麼再來滅火道歉<text:span text:style-name="T3"> <text:line-break/><text:line-break/></text:span>柯荳花<text:span text:style-name="T3"><text:s/></text:span>討罵討難堪而已<text:span text:style-name="T3"><text:s/></text:span>不會讓人家覺得你很厲害<text:span text:style-name="T3"><text:s/></text:span>裝模作樣<text:span text:style-name="T3"> <text:line-break/><text:line-break/></text:span>沈富翔<text:span text:style-name="T3"><text:s/></text:span>早點講呀<text:span text:style-name="T3"> <text:line-break/><text:line-break/></text:span>林毅誠<text:span text:style-name="T3"><text:s/></text:span>你知道有小孩子涉水返校嗎？如果沒手機等訊息是不是就要等司機來去學校之後再來回嗎？<text:span text:style-name="T3"> <text:line-break/></text:span>每次都慢半拍！你當你能控制雨量嗎？<text:span text:style-name="T3"> <text:line-break/><text:line-break/>Dam Lee </text:span>你真的超不要臉！南下第一班火車六點二十五分開，人都上火車了，你宣佈個屁，鐵軌都淹水了，台鐵還是繼續開，以為大家都騎機車去永華路上班喔！<text:span text:style-name="T3"> <text:line-break/><text:line-break/></text:span>張奶油<text:span text:style-name="T3"><text:s/></text:span>麻煩不要每次都最後才異動。<text:span text:style-name="T3"> <text:line-break/></text:span>參考數據很重要沒錯，<text:span text:style-name="T3"> <text:line-break/></text:span>但是也請您視實際情況，<text:span text:style-name="T3">...... <text:line-break/><text:line-break/></text:span>王勳勳<text:span text:style-name="T3"><text:s/></text:span>冒雨出門<text:span text:style-name="T3"><text:s/></text:span>都在校車上了<text:span text:style-name="T3"><text:s/></text:span>才說放假？？？？<text:span text:style-name="T3"> <text:line-break/><text:line-break/></text:span>蘇淙杰<text:span text:style-name="T3"><text:s/></text:span>靠腰怕塞車提早出門快到公司了<text:span text:style-name="T3"> <text:line-break/><text:line-break/></text:span>張淑媖<text:span text:style-name="T3"><text:s/></text:span>搞得我都睡不著<text:span text:style-name="T3"> <text:line-break/><text:line-break/></text:span>王宜婷<text:span text:style-name="T3"><text:s/></text:span>都已經出門了才說！！！！<text:span text:style-name="T3"> <text:line-break/><text:line-break/></text:span>方世賢<text:span text:style-name="T3"><text:s/></text:span>賴市長<text:span text:style-name="T3"><text:s/></text:span>為什麼台南會淹水的地方這麼多<text:span text:style-name="T3"><text:s/></text:span>人家說治水有功<text:span text:style-name="T3"><text:s/></text:span>我也是傻眼<text:span text:style-name="T3"> <text:line-break/></text:span>仁德<text:span text:style-name="T3"><text:s/></text:span>歸仁<text:span text:style-name="T3"><text:s/></text:span>安南區<text:span text:style-name="T3">……………</text:span>我想那裡可能不是台南市吧！！！<text:span text:style-name="T3"> <text:line-break/><text:line-break/></text:span>呂正<text:span text:style-name="T3"><text:s/></text:span>親愛的市長！我住南化區在南科上輪班，做二休二公司規定七點上班，我因為住山區，所以六點就要出門，現在才又從新公告，我真的很無奈你知道嗎？<text:span text:style-name="T3"> <text:line-break/><text:line-break/>Je LLy </text:span>不就還好沒有出門搭公車<text:span text:style-name="T3"> <text:line-break/></text:span>難道偉大的賴打，都不知道有的人很早起要搭公車上班嗎？<text:span text:style-name="T3"> <text:line-break/></text:span>姐姐我每天要搭快兩小時的車上班耶<text:span text:style-name="T3">...... <text:line-break/><text:line-break/>Daniel Juan </text:span>是放了<text:span text:style-name="T3">,</text:span>但還是榮登幹話王市長<text:span text:style-name="T3"> <text:line-break/><text:line-break/></text:span>朱佳慧<text:span text:style-name="T3"><text:s/></text:span>我到學校至少要<text:span text:style-name="T3">1</text:span>小時多<text:span text:style-name="T3">, <text:line-break/></text:span>我都出門一半了<text:span text:style-name="T3"> <text:line-break/><text:line-break/></text:span>蔡小曄<text:span text:style-name="T3"><text:s/></text:span>有夠離譜的<text:span text:style-name="T3"> <text:line-break/><text:line-break/>Hikaru Tsai </text:span>不知道要怎麼說你<text:span text:style-name="T3">…</text:span>ㄋㄊㄇ的我已經出門了<text:span text:style-name="T3"> <text:line-break/><text:line-break/></text:span>陳雅彤<text:span text:style-name="T3"><text:s/>oh</text:span>其實我原本以為你頂多只會說上午停班停課呢ㄎㄎ<text:span text:style-name="T3">~ <text:line-break/><text:line-break/></text:span>胡育銘<text:span text:style-name="T3"><text:s/></text:span>都到公司了才在那邊放假<text:span text:style-name="T3"> <text:line-break/><text:line-break/></text:span>念恆<text:span text:style-name="T3"><text:s/></text:span>早就上班了<text:span text:style-name="T4">⋯⋯</text:span><text:span text:style-name="T3"> <text:line-break/><text:line-break/>Chi Home </text:span>謝主隆恩<text:span text:style-name="T3"><text:s/></text:span>萬歲萬歲萬萬歲<text:span text:style-name="T3"> <text:line-break/><text:line-break/></text:span>莊麗華<text:span text:style-name="T3"><text:s/></text:span>結果<text:span text:style-name="T3">6:25</text:span>才宣布台南市不上班上課，<text:span text:style-name="T3"> <text:line-break/></text:span>也不早點宣布，<text:span text:style-name="T3"> <text:line-break/>6:10</text:span>要出門前還看一下要不要上班<text:span text:style-name="T3">...... <text:line-break/><text:line-break/></text:span>黃耀德<text:span text:style-name="T3"><text:s/></text:span>市長大人啊！好加在小的昨天感覺不對就直接讓員工多休一天了，颱風天隔天真的沒風沒雨了不起就多休一天，但是像這種狂風豪雨硬要人上班，如果真的發生意外可能休一個禮拜都不會好啊！這麼簡單的道理在權衡利益得失後應該很容易可以做出放假的決定，您怎麼老是做出與之相反的決定啊<text:span text:style-name="T3"> <text:line-break/><text:line-break/></text:span>胡群峰<text:span text:style-name="T3"><text:s/></text:span>只有你會改來改去！<text:span text:style-name="T3"> <text:line-break/><text:line-break/>Charlène Hèn </text:span>仁德大淹水啊！！難道我家變成屏東林邊了嗎？下雨必淹，<text:span text:style-name="T3">10</text:span>年前買房子根本沒淹過一次，現在一年淹<text:span text:style-name="T3">10</text:span>次，工業廢水一直排，土地液化也是早晚的事，顯然變成工業下的犧牲品了。居民淹水還要誰淹的比較高才有補助<text:span text:style-name="T4">⋯</text:span>賴市長您知道市民的心酸嗎<text:span text:style-name="T3"> <text:line-break/><text:line-break/>Pei-Jhen Li </text:span>市長您終於醒了<text:span text:style-name="T3"><text:s/>&lt;3 <text:line-break/><text:line-break/></text:span>鄭淑娟<text:span text:style-name="T3"><text:s/></text:span>還有<text:span text:style-name="T3"><text:s/></text:span>你現在才宣布<text:span text:style-name="T3"> <text:line-break/></text:span>人家便當店做團膳給學生吃給公司行號吃的<text:span text:style-name="T3"> <text:line-break/></text:span>今天的午餐都已經在準備了<text:span text:style-name="T3">...... <text:line-break/><text:line-break/></text:span>藍微微<text:span text:style-name="T3"><text:s/></text:span>這是有史以來留言最快一篇，重點分享跟留言不分上下，這樣怎麼選台北<text:span text:style-name="T3">0= = <text:line-break/><text:line-break/>Maru Kuo </text:span>我男友才剛從台南北區騎了<text:span text:style-name="T3">40</text:span>分鐘到南科上班，現在準備再騎回來了<text:span text:style-name="T5">😢😢😢😢😢😢</text:span><text:span text:style-name="T3"> <text:line-break/></text:span>裝笑欸<text:span text:style-name="T3"> <text:line-break/><text:line-break/></text:span>王超超<text:span text:style-name="T3"><text:s/></text:span>野小。<text:span text:style-name="T3"><text:s/></text:span>都起床了。甘願了膩，快去勘查受災地區吧！真的困擾真的抱歉，睡的安穩嗎，可以快去看看一些上了校車的學生嗎看他們怎麼回家？多少人對你失望了<text:span text:style-name="T3"> <text:line-break/><text:line-break/></text:span>楊菈菈<text:span text:style-name="T3"><text:s/></text:span>親愛的市長<text:span text:style-name="T3">...</text:span>我出門了！！！！！！<text:span text:style-name="T3"> <text:line-break/><text:line-break/></text:span>陳霸告<text:span text:style-name="T3"><text:s/></text:span>還好任期快結束了<text:span text:style-name="T3"> <text:line-break/></text:span>快離開台南吧<text:span text:style-name="T3">…</text:span>不送了<text:span text:style-name="T3"> <text:line-break/><text:line-break/>NAni Cheng </text:span>多少人已經冒著風雨上班了！！！<text:span text:style-name="T3"> <text:line-break/><text:line-break/></text:span>鄭昌昇<text:span text:style-name="T3"><text:s/></text:span>這就是大家選票所選出來的神，<text:span text:style-name="T3"><text:s/></text:span>因為沒有連任的困擾<text:span text:style-name="T3"><text:s/></text:span>所以不需要各位的選票了<text:span text:style-name="T3"><text:s/></text:span>管你如何上班<text:span text:style-name="T3"><text:s/></text:span>卡在半路<text:span text:style-name="T3"><text:s/></text:span>你家的事啊<text:span text:style-name="T3"><text:s/></text:span>車壞了去修理啊<text:span text:style-name="T3"><text:s/></text:span>這就是我們現今的執政黨<text:span text:style-name="T3"><text:s/></text:span>也不想想他會有今天也是大家選出來的<text:span text:style-name="T3"><text:s/></text:span>如果今天是投票日<text:span text:style-name="T3"><text:s/></text:span>早就延期了<text:span text:style-name="T3"><text:s/></text:span>但是今天不是<text:span text:style-name="T3"><text:s/></text:span>今天只是你們一般老百姓所上班的日子而已<text:span text:style-name="T3"><text:s/></text:span>所以才會一拖再拖<text:span text:style-name="T3"><text:s/></text:span>堅持這<text:span text:style-name="T3">9</text:span>小時<text:span text:style-name="T3"><text:s/></text:span>車子壞了可以申請國賠嗎<text:span text:style-name="T3"><text:s/></text:span>偉大的賴神<text:span text:style-name="T3"><text:s/></text:span>可以派船來救我嗎<text:span text:style-name="T3"> <text:line-break/><text:line-break/></text:span>歐昌茂<text:span text:style-name="T3"><text:s/></text:span>將帥無能累死三軍<text:span text:style-name="T3">....</text:span>我家陽台跟地下室整個淹水<text:span text:style-name="T3">....</text:span>你今天沒被台南市民幹爆我隨便你<text:span text:style-name="T3"> <text:line-break/><text:line-break/></text:span>徐維亞<text:span text:style-name="T3"><text:s/></text:span>差點就出門了<text:span text:style-name="T3"> <text:line-break/><text:line-break/></text:span>梁惠春<text:span text:style-name="T3"><text:s/></text:span>我們不是愛放假<text:span text:style-name="T3"> <text:line-break/></text:span>而且放假了<text:span text:style-name="T3"><text:s/></text:span>也是無薪的<text:span text:style-name="T3"><text:s/></text:span>也沒賺到丫<text:span text:style-name="T3"> <text:line-break/></text:span>是因為風雨過大<text:span text:style-name="T3"><text:s/></text:span>騎車困難<text:span text:style-name="T3">...... <text:line-break/><text:line-break/></text:span>金泰<text:span text:style-name="T3"><text:s/></text:span>搭校車的怎麼辦啊<text:span text:style-name="T3"> <text:line-break/></text:span>我都出門到一半<text:span text:style-name="T3"> <text:line-break/></text:span>撐傘還是整個濕<text:span text:style-name="T3">...... <text:line-break/><text:line-break/>Mark Lin </text:span>為什麼是私人臉書先公告，市府網站最新消息都沒公告<text:span text:style-name="T3"> <text:line-break/><text:line-break/></text:span>吳約安<text:span text:style-name="T3"><text:s/></text:span>可以判斷精準一點嗎<text:span text:style-name="T3"> <text:line-break/><text:line-break/></text:span>方苡瑄<text:span text:style-name="T3"><text:s/></text:span>啊你每次都這樣<text:span text:style-name="T3"> <text:line-break/></text:span>有事嗎傻眼<text:span text:style-name="T3"> <text:line-break/></text:span>全身濕掉跟我說停班課<text:span text:style-name="T5">😒</text:span><text:span text:style-name="T3"> <text:line-break/><text:line-break/></text:span>林志豪<text:span text:style-name="T3"><text:s/></text:span>市長大人<text:span text:style-name="T3">……</text:span>可以不要每次都上演這種戲碼嗎？一定都要等到大家都已經出門才要宣布嗎？請你替你的市民著想，每次都被幹譙你都不煩嗎～雖然我不是台南市民，但替你感到可憐，每次都為了台南放不放颱風假而臉書被灌報，假如你能每次都早點宣布是否就能避免，就因為你之前一次的颱風假沒放，而被大家稱呼為賴神，但不是每次都能被你算的那麼準，<text:span text:style-name="T3">You know? <text:line-break/><text:line-break/></text:span>李冠霖<text:span text:style-name="T3"><text:s/></text:span>阿不是彈性上班<text:span text:style-name="T3"><text:s/></text:span>我彈你懶叫<text:span text:style-name="T3"> <text:line-break/><text:line-break/></text:span>郭鋐<text:span text:style-name="T3"><text:s/></text:span>鋐<text:span text:style-name="T3"><text:s/></text:span>你昨天決定以前應該要先去趟高雄的<text:span text:style-name="T3"> <text:line-break/></text:span>光看高雄的新聞就知道多可怕<text:span text:style-name="T3"> <text:line-break/></text:span>如果你再跑過高速公路<text:span text:style-name="T3">...... <text:line-break/><text:line-break/></text:span>黃沛樺<text:span text:style-name="T3"><text:s/>.......</text:span>我都換好衣服準備去上課了<text:span text:style-name="T3"> <text:line-break/><text:line-break/>Chiung-wen Chang </text:span>我家的小孩六點就搭上火車出門，到臺南站後才知道又宣布停課了！這樣真的有比較安全嗎？<text:span text:style-name="T3"> <text:line-break/><text:line-break/></text:span>林庭聿<text:span text:style-name="T3"><text:s/></text:span>為何總是在最後一秒才做決定，我們知道您再作決定時，需做多方面考量不能任意決定，您有您的難處，但您知道嗎很多來台南市工作的都是高雄人，甚至是台南市外圍的人，可以為那些路途遙遠工作人著想嗎<text:span text:style-name="T4">⋯⋯</text:span>提早個一兩個小時宣布，不要到了公司或是出門了，才通知「台南市風雨量已達標準，全區停班停課」，這時要回家的路，危險也增加了<text:span text:style-name="T3">.... <text:line-break/></text:span>何況<text:span text:style-name="T3">. </text:span>就算你沒放我也沒打算這種天去上課<text:span text:style-name="T3">... <text:line-break/><text:line-break/></text:span>劉宇倫<text:span text:style-name="T3"><text:s/></text:span>大哥都出門了<text:span text:style-name="T3"> <text:line-break/><text:line-break/>Hanker Jason TM. </text:span>賭爛<text:span text:style-name="T3"> <text:line-break/><text:line-break/></text:span>貴婦慧<text:span text:style-name="T3"><text:s/></text:span>實在很不想批評你什麼，只是真的覺得你很擾民<text:span text:style-name="T3"> <text:line-break/></text:span>你沒有聽見氣象局發的超大豪雷雨的預警嗎？<text:span text:style-name="T3"> <text:line-break/></text:span>你以為私人企業會配合你的彈性出勤嗎？<text:span text:style-name="T3">...... <text:line-break/><text:line-break/></text:span>江孟憲<text:span text:style-name="T3"><text:s/></text:span>一樣都是醫生從政<text:span text:style-name="T3">…… <text:line-break/></text:span>柯文哲從政不到四年感覺像從政了<text:span text:style-name="T3">20</text:span>年！<text:span text:style-name="T3"> <text:line-break/></text:span>你從政十幾年了卻給人感覺還是政壇新人一樣畏畏縮縮的<text:span text:style-name="T3">……...... <text:line-break/><text:line-break/></text:span>陳柏林<text:span text:style-name="T3"><text:s/></text:span>準備要出門，想說死馬當活馬醫，還好有看只是想說，<text:span text:style-name="T3">TMD </text:span>早點說很難嗎<text:span text:style-name="T3"> <text:line-break/><text:line-break/></text:span>施瑋杰<text:span text:style-name="T3"><text:s/></text:span>公車不是停駛嗎<text:span text:style-name="T3"> <text:line-break/><text:line-break/></text:span>張約翰<text:span text:style-name="T3"><text:s/></text:span>市長好<text:span text:style-name="T3">~</text:span>身為父母官，臺南大家長、身為公務員需有遠見一些，更有魄力一些，在您底下做事才不會無所遵從！其實啊<text:span text:style-name="T3">…</text:span>颱風假放與不放與否是考量民眾生命安全為前提，而不是證明神準度與否，就這樣。<text:span text:style-name="T3">…</text:span>因為我永遠記得去年上半天，是的！市長真的神準無庸置疑，早上無風無搖，到了中午下班，差點回不了家，您知道嗎？但我還是支持您！純粹經驗分享，希望您聽聽民眾的心聲<text:span text:style-name="T3">~ <text:line-break/><text:line-break/></text:span>高晨暐<text:span text:style-name="T3"><text:s/></text:span>市長早安！你還是回去睡你的覺吧！！<text:span text:style-name="T3"> <text:line-break/><text:line-break/></text:span>陳志榮<text:span text:style-name="T3"><text:s/></text:span>你真的會被罵死<text:span text:style-name="T3"><text:s/></text:span>市長<text:span text:style-name="T3"> <text:line-break/><text:line-break/>Kai Huang </text:span>暴雨下整夜，又不是<text:span text:style-name="T3">6</text:span>點半左右才下大，是想等看看雨會不會緩和嗎？宣布的真的太晚了，下次可以替我們這些市井小民想一想嗎？早一點宣布很難嗎？不知道騎車在路上有多麼危險嗎！！！<text:span text:style-name="T3"> <text:line-break/><text:line-break/></text:span>盧玫如<text:span text:style-name="T3"><text:s/></text:span>為什麼每次颱風來總是要瞻前顧後，猶豫不決<text:span text:style-name="T3">?</text:span>難道我們市井小民安全不重要嗎<text:span text:style-name="T3">?</text:span>想請問一下市長您騎車上班嗎<text:span text:style-name="T3">?</text:span>還是您不用經過淹水路段呢<text:span text:style-name="T3">?</text:span>您家有小孩要獨自上輔導課嗎<text:span text:style-name="T3">?</text:span>出門一半半路又臨時宣布不用上班課，把我們所有市民<text:span text:style-name="T3">"</text:span>莊孝維<text:span text:style-name="T3">"</text:span>，下次宣布停班課是否可早點<text:span text:style-name="T3">?</text:span>全國就只有台南最晚，又變數機率最大，雷聲轟轟我小孩，先生正冒大雨返家途中，有甚麼意外誰要負責<text:span text:style-name="T3">?? <text:line-break/><text:line-break/></text:span>晏如<text:span text:style-name="T3"><text:s/>Ling Chia</text:span>你看你看讓我們冒著雨<text:span text:style-name="T3"> <text:line-break/></text:span>結果沒上課<text:span text:style-name="T3">QQ <text:line-break/><text:line-break/>Jony Lin </text:span>早上<text:span text:style-name="T3">05:40</text:span>被我爸叫醒<text:span text:style-name="T3"> <text:line-break/></text:span>爸：『工廠四周道路淹水無法進出，聯絡所有人公司放無薪假』<text:span text:style-name="T3"> <text:line-break/></text:span>全部通知完後我問<text:span text:style-name="T3">...... <text:line-break/><text:line-break/></text:span>陳昱馨<text:span text:style-name="T3"><text:s/></text:span>我幹<text:span text:style-name="T3"> <text:line-break/></text:span>你有想過跨市上課的心情嗎？<text:span text:style-name="T3"> <text:line-break/></text:span>已經在火車上了欸<text:span text:style-name="T3"> <text:line-break/><text:line-break/>Bigbig Li </text:span>市長你好<text:span text:style-name="T4">⋯</text:span><text:span text:style-name="T3"> <text:line-break/></text:span>因為昨天下大豪雨，路上有樹，我上班路上，因為是早餐店，天沒亮就必須上班，導致路上有樹沒看到，就這樣撞上去，請問市長要如何處理<text:span text:style-name="T3">? <text:line-break/><text:line-break/></text:span>莊謹宇<text:span text:style-name="T3"><text:s/></text:span>就是想引領風騷<text:span text:style-name="T3"><text:s/></text:span>爭取多多版面齁<text:span text:style-name="T3"> <text:line-break/><text:line-break/></text:span>段樹立<text:span text:style-name="T3"><text:s/></text:span>你知道很多學生已經到學校了嗎？</text:p>
      <text:p text:style-name="P1"><text:span text:style-name="T1">陳真</text:span><text:s/>  |  2017.07.31 08:55   |   <text:a xlink:type="simple" xlink:href="http://palinfo.habago.org/Entry?Command=Information_PrintForum&amp;iPage=141#FORUM35947"><text:span text:style-name="T2">#</text:span></text:a></text:p>
      <text:p text:style-name="P4">這混蛋突然在剛剛六點三十五分又改了，說不用上班上課。誰會半夜不睡覺一直去盯著看他是不是又突然在最後一秒鐘改變心意？<text:span text:style-name="T3"> <text:line-break/><text:line-break/></text:span>這時候很多人早就上班了，包括住外地的、上班時間較早的，或是學生、教師等等，豈不是要這些人冒風雨出門後又馬上得再冒風雨回家。每次就是這樣整人，為的是什麼呢？<text:span text:style-name="T3"> <text:line-break/><text:line-break/></text:span>一，金主的利益至上，想盡辦法賭一賭，能不放假就不放假。所已你看，每次台南都是全台灣最後一個宣布者，為了等一個更好看的風雨數據，做為不放假的說詞。<text:span text:style-name="T3"> <text:line-break/><text:line-break/></text:span>二，展示天威難測，從中得到當官的整人的快感。<text:span text:style-name="T3"> <text:line-break/><text:line-break/></text:span>三，事不關己，別人家的小孩死不完。反正苦也不是苦到自己，他哪管你死活。台南不比台北那樣安全，台南交通亂七八糟到極點，路又窄，大家平常都是騎機車出門。強烈風雨中別說騎車，連開車有時都覺得很危險。而且台南違規看板與路邊雜物一堆，你不知道何時會有東西往你頭上砸過來。<text:span text:style-name="T3"> <text:line-break/><text:line-break/></text:span>而且，並不是每個人都輕易可以到達上班上課地點，很多人一早五六點就得出門趕路通車。比方說很多人可能住高雄或岡山路竹，得搭火車或客運一早趕路，路途狀況太多。握有權勢者卻根本不會去想這麼多，他只會看數據，看到終於一個比較好看的數據來了，就賭一賭照常上班上課。<text:span text:style-name="T3"> <text:line-break/><text:line-break/></text:span>四，故示與眾不同，展現自己好像很有什麼魄力或有什麼跟別縣市不同的高度思維，萬一睹贏了，就能顯示自己很厲害，決策精準。<text:span text:style-name="T3"> <text:line-break/><text:line-break/></text:span>陳真<text:span text:style-name="T3">2017. 07. 31. <text:line-break/><text:line-break/>================ <text:line-break/></text:span>清晨宣布停班停課<text:span text:style-name="T3"><text:s/></text:span>賴清德臉書遭灌爆<text:span text:style-name="T3"> <text:line-break/><text:line-break/></text:span>今日新聞<text:span text:style-name="T3">NOWnews <text:line-break/><text:line-break/></text:span>生活中心／綜合報導<text:span text:style-name="T3"> <text:line-break/><text:line-break/>2017</text:span>年<text:span text:style-name="T3">7</text:span>月<text:span text:style-name="T3">31</text:span>日<text:span text:style-name="T3"> <text:line-break/><text:line-break/>30</text:span>日晚間台南市長賴清德一席「要求老闆給因雨遲到員工彈性不計入」言論引發軒然大波。今（<text:span text:style-name="T3">31</text:span>）日清晨台南市政府緊急宣布停班停課後，賴清德也在臉書發布該訊息，卻引來網友灌爆臉書痛罵。<text:span text:style-name="T3"> <text:line-break/><text:line-break/></text:span>賴清德清晨約<text:span text:style-name="T3">6</text:span>時<text:span text:style-name="T3">35</text:span>分在臉書<text:span text:style-name="T3">PO</text:span>出訊息「緊急通知，雖然氣象局上午五點預報，本市已經調降為大雨特報，但因昨日深夜到今日清晨，大雨造成本市多處地方淹水，道路無法通行，為顧及上課上班安全，台南市今日全天停止上班上課，造成困擾，至感抱歉，也請大家注意安全！」</text:p>
      <text:p text:style-name="P1"><text:span text:style-name="T1">鄭豐遠</text:span><text:s/>  |  2017.07.31 05:03   |   <text:a xlink:type="simple" xlink:href="http://palinfo.habago.org/Entry?Command=Information_PrintForum&amp;iPage=141#FORUM35946"><text:span text:style-name="T2">#</text:span></text:a></text:p>
      <text:p text:style-name="P2">我是覺得這個噁心窩囊到爆的鬼片，裡頭的男男女女演員絕對不可能是大陸人，特別是這個女鬼，聽那講話的德性和嘴臉，一定是百分之百的台灣人<text:span text:style-name="T3">(</text:span>我很有語言天份的<text:span text:style-name="T3">)</text:span>。為什麼我這樣判斷呢<text:span text:style-name="T3">? </text:span>因為我住國外整天見到各色人種，包括三大洋五大州以及兩岸華人同胞，但老實說從未見過像台灣人這樣可怕的面容，辨識度實在太高。任何民族都有虛榮之輩，但台灣同胞卻常讓我感覺分分秒秒透出邪門氣味，就像西遊記的妖怪一樣，表面油油亮亮乾乾淨淨好像一個<text:span text:style-name="T3">"</text:span>甩哥美女<text:span text:style-name="T3">"</text:span>，皮囊之下卻是醜陋讓人倒退三步的吃人豬八戒。<text:span text:style-name="T3">(</text:span>劇透<text:span text:style-name="T3">: </text:span>在唐僧煩死人的諄諄教誨下，豬八戒後來改邪歸正了，但台灣人還沒。<text:span text:style-name="T3">) <text:line-break/><text:line-break/>ps.</text:span>為了證明我的語言天份，剛剛一查，果然這位女演員是正港台灣同胞，真可怕。我不是要批評任何個人，但這個影片包括導演及所有男男女女演員，難道不是台灣<text:span text:style-name="T3">(</text:span>年輕一輩<text:span text:style-name="T3">)</text:span>人的一個縮影<text:span text:style-name="T3">?</text:span></text:p>
      <text:p text:style-name="P3"/>
      <text:p text:style-name="P1"><text:span text:style-name="T1">陳真</text:span><text:s/>  |  2017.07.31 00:06   |   <text:a xlink:type="simple" xlink:href="http://palinfo.habago.org/Entry?Command=Information_PrintForum&amp;iPage=142#FORUM35945"><text:span text:style-name="T2">#</text:span></text:a></text:p>
      <text:p text:style-name="P2">這混蛋大概是腦子進水了。他竟然連明天幾點到幾點會下大雨都能事先知道得一清二楚似的。<text:span text:style-name="T3"> <text:line-break/><text:line-break/></text:span>如果遲到沒關係，那何必上班？有人上班，有人不上班，有人八點到，有人十點多雨停了才來，這樣公司能運作嗎？<text:span text:style-name="T3"> <text:line-break/><text:line-break/></text:span>如果是開刀，麻醉醫師八點先來了，接著等一小時，操刀醫師九點半也來了，肚子也剖了，但是護士卻少兩個，十一點才會來，現在是怎樣？重新再麻一次？還是肚子先縫上等護士來齊了再說？<text:span text:style-name="T3"> <text:line-break/><text:line-break/></text:span>工廠開工更不可能三三兩兩姍姍來遲，若是開公車或開飛機呢，到底是幾點才要出發？等十點雨停了再看看司機來了沒嗎？<text:span text:style-name="T3"> <text:line-break/><text:line-break/></text:span>每次颱風，等這混蛋宣布要不要放假總是特別痛苦，而且經常放一半，上午冒狂風出門，中午冒暴雨趕回家，讓你體會颱風的滋味。有一回，我從家裏出門，開了一小時的車，竟然才開了三百公尺，平均一分鐘開五公尺，比蝸牛走路快一些。<text:span text:style-name="T3"> <text:line-break/><text:line-break/></text:span>為什麼塞車塞成這樣，因為風雨交加，整條街道全是突然知道要上半天班的人潮，堵爆了。中午時又再塞一小時，一些機車在街上表演特技，被強風吹得東倒西歪，能全身而退者，全屬運氣好。若是得騎機車送小孩上學的爸媽或阿公阿嬤更慘，疲於奔命，簡直就是在風雨中玩命，完成不可能的任務。<text:span text:style-name="T3"> <text:line-break/><text:line-break/></text:span>南部綠營政客們<text:span text:style-name="T3">(</text:span>特別是台南這位賴啥咪<text:span text:style-name="T3">)</text:span>似乎特別害怕得罪資方，因此，能不放假就不放假，想盡辦法就是不放假，畢竟金主得罪不起，而且別人家的小孩死不完。<text:span text:style-name="T3"> <text:line-break/><text:line-break/></text:span>陳真<text:span text:style-name="T3"><text:s/>2017. 07. 30. <text:line-break/>================ <text:line-break/></text:span>要雇主配合「不計遲到」<text:span text:style-name="T3"><text:s/></text:span>賴神被罵翻<text:span text:style-name="T3"> <text:line-break/><text:line-break/></text:span>三立新聞網<text:span text:style-name="T3"><text:s/>2017</text:span>年<text:span text:style-name="T3">7</text:span>月<text:span text:style-name="T3">30</text:span>日<text:span text:style-name="T3"> <text:line-break/><text:line-break/></text:span>政治中心／綜合報導<text:span text:style-name="T3"> <text:line-break/><text:line-break/></text:span>尼莎颱風前腳剛走，海棠後腳接著來，明（<text:span text:style-name="T3">31</text:span>）日全台僅高雄市、屏東縣停班停課。台南市長賴清德在今晚宣布明日正常上班課，唯上午<text:span text:style-name="T3">6</text:span>時到<text:span text:style-name="T3">8</text:span>時上班時間雨勢可能仍大，提醒民眾可待雨勢變小再出門，遭到民眾灌爆臉書。<text:span text:style-name="T3"> <text:line-break/><text:line-break/></text:span>海棠颱風夾帶西南氣流襲台，預計將影響南台灣到明日清晨，晚間雖然台南也籠罩在風雨之下，但市府發布明日正常上班上課。不過，明日一早恐仍會有較大雨勢，賴清德除了提醒民眾注意外，也在臉書向公部門、私人公司喊話「理解配合」，希望不計遲到，讓民眾待雨勢變小再出門，「彈性時間」政策被罵翻。<text:span text:style-name="T3"> <text:line-break/><text:line-break/></text:span>有網友表示：「沒法規誰會理解配合<text:span text:style-name="T3">…</text:span>沒擔當的政府」、「誰會有那個閒功夫去等雨小呀？」也有人嗆聲「請賴市長明天給我騎機車上班試看看」、「而且你真的以為你是神喔？大雨只有下<text:span text:style-name="T3">6</text:span>到<text:span text:style-name="T3">8</text:span>點而已。」由於周六沒風雨台南宣布放假，今晚風雨交加明日卻要上班上課，讓網友不客氣直嗆賴清德「你有分辨障礙嗎？」</text:p>
      <text:p text:style-name="P1"><text:span text:style-name="T1">傅怡鈞</text:span><text:s/>  |  2017.07.31 00:00   |   <text:a xlink:type="simple" xlink:href="http://palinfo.habago.org/Entry?Command=Information_PrintForum&amp;iPage=142#FORUM35944"><text:span text:style-name="T2">#</text:span></text:a></text:p>
      <text:p text:style-name="P4">看陸委會拍的《最美的風景》，真心讓我個人覺得噁心想吐<text:span text:style-name="T3">! <text:line-break/><text:line-break/></text:span>最美的風景是人<text:span text:style-name="T3">?! <text:line-break/><text:line-break/></text:span>回想<text:span text:style-name="T3">2016.7.19</text:span>中國遼寧旅遊團國道火燒車事件，當時民<text:span text:style-name="T3">X</text:span>黨政府是怎樣處理的，蔡十八對司機及枉死陸客的極大差異態度，全都可察可鑑<text:span text:style-name="T3"> <text:line-break/><text:line-break/></text:span>民<text:span text:style-name="T3">X</text:span>黨立委們又是如何反對放寬陸配取得國民身份年限，甚至還要求提高年限，一點都不善待陸配，相反地放寬他國配偶取得國民身份年限，這種態度正說明台灣人看待陸配比其他國家更低<text:span text:style-name="T3"> <text:line-break/><text:line-break/></text:span>而在檢方調查完遼寧旅遊團國道火燒車事故，查出司機喝酒又特意購買<text:span text:style-name="T3">5</text:span>瓶汽油縱火後，蔡十八才在臉書上公開說：「「經過檢調單位一個多月的努力，遼寧旅遊團火燒車的真相逐漸水落石出了。對於駕駛員輕生並連累二十五條寶貴生命的悲劇，我感到非常沉痛。我要再一次向罹難的中國大陸朋友表示哀悼。我們一定會保持對家屬的關懷，並且提供必要的協助。台灣人的同理心，在這個時候應該毫無保留地表現出來。」<text:span text:style-name="T3"> <text:line-break/><text:line-break/></text:span>在此之前，台灣<text:span text:style-name="T3">ptt</text:span>及台獨人士可是一片非人語文，舉凡：死得好、燒死支那豬等等言論<text:span text:style-name="T3">.... <text:line-break/><text:line-break/></text:span>現下再看陸委會的《最美的風景》，原來過去都是我的錯覺<text:span text:style-name="T3">?!</text:span></text:p>
      <text:p text:style-name="P1"><text:span text:style-name="T1">陳真</text:span><text:s/>  |  2017.07.30 22:25   |   <text:a xlink:type="simple" xlink:href="http://palinfo.habago.org/Entry?Command=Information_PrintForum&amp;iPage=142#FORUM35943"><text:span text:style-name="T2">#</text:span></text:a></text:p>
      <text:p text:style-name="P2">廣告的本質就是一種詮釋性的美化呈現。它不是呈堂證供，所以無須寫實。因此，<text:span text:style-name="T3">"</text:span>不合事實<text:span text:style-name="T3">" </text:span>基本上不是問題，畢竟它本來就不是要傳遞真實。倘若有人可以用很美的方式拍出一個與真實完全相反的東西，它基本上還是美的。但是，手法低級的廣告，卻往往用一種完全不具詩意的、甚至具有真假值命題式的呈現方式來表達，這時候，除了讓人想吐，也會讓人覺得簡直是鬼扯蛋，根本就是胡扯瞎掰胡說八道。<text:span text:style-name="T3"> <text:line-break/><text:line-break/></text:span>前些日子跑去看了幾次許鞍華的<text:span text:style-name="T3"><text:s/>"</text:span>明月幾時有<text:span text:style-name="T3">"</text:span>，電影開演前有一段好像是台北電影節的所謂<text:span text:style-name="T3"><text:s/>"</text:span>形象廣告<text:span text:style-name="T3">"</text:span>，我第一次看，看了幾幕之後就想吐，真不可思議，居然有人的能力會低劣到這種程度，這樣也能當導演？真是很不可思議。就連我從小看爛片長大、對爛片的忍受度非常高的一個人，居然也沒法忍耐，不過短短<text:span text:style-name="T3">90</text:span>秒鐘，真是如坐針氈，生不如死，真是低劣噁心到讓人很痛苦，就像一種刑求，很想乾脆一頭撞死算了。<text:span text:style-name="T3"> <text:line-break/><text:line-break/></text:span>後來我又去看了一次<text:span text:style-name="T3"><text:s/>"</text:span>明月幾時有<text:span text:style-name="T3">"</text:span>，天啊，電影開演前這個形象廣告又來了。我當下決定閉上眼睛<text:span text:style-name="T3">90</text:span>秒，否則我一定會痛苦身亡。不信邪的人，或是聽不懂我在講的那種痛不欲生的感覺的人，不妨自己看：<text:span text:style-name="T3"> <text:line-break/><text:line-break/>https://www.youtube.com/watch?v=5jmvHlTxk3k <text:line-break/><text:line-break/>23</text:span>秒到<text:span text:style-name="T3">50</text:span>幾秒處有<text:span text:style-name="T3"><text:s/>"</text:span>導演<text:span text:style-name="T3">" </text:span>本人<text:span text:style-name="T3">(</text:span>新加坡籍<text:span text:style-name="T3">)</text:span>出來講話，不過我不敢看，不想虐待自己。<text:span text:style-name="T3"> <text:line-break/><text:line-break/>https://www.youtube.com/watch?v=i40CdTKBbp0 <text:line-break/><text:line-break/></text:span>回到陸委會那段讓人想自殺的影片。所謂<text:span text:style-name="T3"><text:s/>"</text:span>作品<text:span text:style-name="T3">" </text:span>是這樣一種東西，它跟作者是分不開的，就像你沒法把你的影子留在家裏而肉體單獨出門一樣，所謂如影隨形，什麼樣的人，什麼樣的氣味，必然就會產生什麼樣的作品。而且，這個<text:span text:style-name="T3"><text:s/>"</text:span>人<text:span text:style-name="T3">" </text:span>往往很難擺脫他所處的社會帶給他的影響。<text:span text:style-name="T3"> <text:line-break/><text:line-break/></text:span>像這樣一個廣告，你一定馬上就能猜出這八成是台灣人拍的，而且八成是個女性，因為從作品中你就能聞到濃濃的台灣味，濃濃的台式眼光。<text:span text:style-name="T3"> <text:line-break/><text:line-break/></text:span>看過我寫的<text:span text:style-name="T3"><text:s/>"</text:span>印度之旅<text:span text:style-name="T3">" </text:span>的人應該還記得那個滿口<text:span text:style-name="T3"><text:s/>"</text:span>甩哥美女<text:span text:style-name="T3">" (</text:span>帥哥美女<text:span text:style-name="T3">)</text:span>的印度導遊，他一整個星期，每天從早到晚就是<text:span text:style-name="T3"><text:s/>"</text:span>甩哥美女<text:span text:style-name="T3">" </text:span>不離口，就連去恆河看當地人朝聖淨身，他都會跟全車的台灣遊客說<text:span text:style-name="T3"><text:s/>"</text:span>現在要帶你們去看甩哥美女洗澡<text:span text:style-name="T3">"</text:span>；來到市容較乾淨的新德里，就說<text:span text:style-name="T3"><text:s/>"</text:span>這裏的甩哥美女滿街都是，保證讓你們看得眼睛都捨不得閉上<text:span text:style-name="T3">"</text:span>；來到千年古代性廟，就說要<text:span text:style-name="T3"><text:s/>"</text:span>帶大家來看甩哥的小弟弟插入美女的小妹妹<text:span text:style-name="T3">"</text:span>，從頭到尾就是一直講甩哥美女甩哥美女甩哥美女甩哥美女甩哥美女甩哥美女甩哥美女甩哥美女甩哥美女甩哥美女甩哥美女甩哥美女甩哥美女甩哥美女甩哥美女甩哥美女甩哥美女甩哥美女。<text:span text:style-name="T3"> <text:line-break/><text:line-break/></text:span>讓我感到很不可思議的是，台灣人竟然都好開心，而且同樣也一直圍繞著甩哥美女甩哥美女甩哥美女甩哥美女甩哥美女甩哥美女甩哥美女甩哥美女甩哥美女甩哥美女甩哥美女甩哥美女甩哥美女甩哥美女甩哥美女甩哥美女甩哥美女的話題。<text:span text:style-name="T3"> <text:line-break/><text:line-break/></text:span>當然，這是稍微有點極端的例子，不過，骨子裏反映出來的卻是一種典型的台灣人眼光，台灣人看世界的方式。你看，女生只要去歐洲旅遊，一談起來，往往就是<text:span text:style-name="T3"><text:s/>"</text:span>有沒有帥哥來搭訕？<text:span text:style-name="T3">" </text:span>啦、有沒有<text:span text:style-name="T3"><text:s/>"</text:span>豔遇<text:span text:style-name="T3">" </text:span>啦等等這一類的必然話題，或是展示一大堆她和路邊所謂帥哥的合照或偷拍<text:span text:style-name="T3">(</text:span>只要是西方人，一律是帥哥<text:span text:style-name="T3">)</text:span>。<text:span text:style-name="T3"> <text:line-break/><text:line-break/></text:span>陸委會這部毫無形象可言的形象廣告也是如此，它只是傳達了台灣人的一種典型的窩囊猥瑣心態，一種典型的膜拜西方的眼光，差別只是在這片子中，台灣人取代了西方人的位置，而大陸人則成為台灣人，矮了一大截地仰慕著台灣人。<text:span text:style-name="T3"> <text:line-break/><text:line-break/></text:span>台灣人來到西方世界或日本，基本上就是這副德性，非常猥瑣窩囊缺乏文化。在這個意義上，這部形象廣告其實是很寫實的，因為它如實呈現了台灣人非常令人難受的一種窩囊氣味和看待世界的猥瑣眼光。<text:span text:style-name="T3"> <text:line-break/><text:line-break/></text:span>可是，大陸人基本上並不是秉持這樣一種窩囊猥瑣的眼光在看世界<text:span text:style-name="T3">(</text:span>至少我從未見過<text:span text:style-name="T3">)</text:span>。大陸人是很猛的，充滿大國自信的，更不用說來自北京了；大陸人又不是井底之蛙，什麼世面沒見過？怎麼可能那麼猥瑣窩囊，更不用說怎麼可能崇拜台灣人，那真的是會笑死人。怎麼會有人連這麼顯而易見的一點自知之明或病識感也沒有，難道還真以為<text:span text:style-name="T3"><text:s/>"</text:span>全世界都在看著台灣<text:span text:style-name="T3">"(</text:span>台灣的政治洗腦用詞<text:span text:style-name="T3">)</text:span>，全世界都仰慕著台灣？<text:span text:style-name="T3"> <text:line-break/><text:line-break/></text:span>老實說，台灣是我走遍許多國家所看過最不友善、文化水平最低、文明素質最差的社會之一。<text:span text:style-name="T3"> <text:line-break/><text:line-break/></text:span>至於台灣人最愛自我陶醉的<text:span text:style-name="T3"><text:s/>"</text:span>友善<text:span text:style-name="T3">"</text:span>，只有三個功用與發生時機：<text:span text:style-name="T3"> <text:line-break/><text:line-break/></text:span>一，針對<text:span text:style-name="T3"><text:s/>"</text:span>自己人<text:span text:style-name="T3">" (</text:span>例如鄰居<text:span text:style-name="T3">)</text:span>很友善。只要不是涉及實質利害，勉強算<text:span text:style-name="T3"><text:s/>"</text:span>友善<text:span text:style-name="T3">"</text:span>。不過，切記！那往往是表面，背後往往不是如此。<text:span text:style-name="T3"> <text:line-break/><text:line-break/></text:span>二，針對強者，更是特別<text:span text:style-name="T3"><text:s/>"</text:span>友善<text:span text:style-name="T3">"</text:span>，跪下來舔都還求之不得。<text:span text:style-name="T3"> <text:line-break/><text:line-break/></text:span>三，藉以滿足一種<text:span text:style-name="T3"><text:s/>"</text:span>我很不錯喔<text:span text:style-name="T3">"</text:span>、<text:span text:style-name="T3">"</text:span>我比你厲害哦<text:span text:style-name="T3">" </text:span>的虛榮。<text:span text:style-name="T3"> <text:line-break/><text:line-break/></text:span>可是，若是台灣人心目中的弱者，例如外勞、窮人、老人、殘障人士、看起來事業無成的人，或是有求於我的人等等等，那麼，台灣簡直就是人間地獄，非常非常不友善，充滿敵意與厭惡，彷彿你是一個什麼髒東西似的。<text:span text:style-name="T3"> <text:line-break/><text:line-break/></text:span>在陸委會這部形象廣告裏，企圖傳達一點，那就是：台灣人好棒！<text:span text:style-name="T3">(</text:span>潛台詞：台灣人不是中國人。<text:span text:style-name="T3">)</text:span>台灣社會好棒！好文明！好溫馨！好自由！好多元！好開放！好平等！而中國人則矮我們一大截，中國社會很恐怖很落後很野蠻很不平等很封閉。因此，活在中國社會需要勇氣，而且會被踐踏，但是活在台灣根本不需要勇氣，大家都好溫暖哦，好爽好溫馨哦，而且每個人的能力不分男女都能夠充份發揮！因此，中國人當然會如此仰慕我們。<text:span text:style-name="T3"> <text:line-break/><text:line-break/></text:span>在日常生活中，我經常遇到無數相信這類傻話的年輕人，常感無言。他們就像井底之蛙那樣，活在不見天日的井底，完全活在謊言之中而不知今夕何夕。</text:p>
      <text:p text:style-name="P1"><text:span text:style-name="T1">鄭豐遠</text:span><text:s/>  |  2017.07.30 20:53   |   <text:a xlink:type="simple" xlink:href="http://palinfo.habago.org/Entry?Command=Information_PrintForum&amp;iPage=142#FORUM35942"><text:span text:style-name="T2">#</text:span></text:a></text:p>
      <text:p text:style-name="P4">用快轉看完了，差點沒吐出來，台灣這年頭，對善惡美醜的標準真的已經到了觸目驚心的程度，特別是二三十歲的年輕一代，非常嚇人。這影片裡的那個女生在我看來就像妖怪一樣，應該找廟公來收妖才對，但這樣的妖魔鬼怪在台灣卻滿街都是。</text:p>
      <text:p text:style-name="P1"><text:span text:style-name="T1">陳真</text:span><text:s/>  |  2017.07.30 17:11   |   <text:a xlink:type="simple" xlink:href="http://palinfo.habago.org/Entry?Command=Information_PrintForum&amp;iPage=142#FORUM35941"><text:span text:style-name="T2">#</text:span></text:a></text:p>
      <text:p text:style-name="P2">看<text:span text:style-name="T3">40</text:span>秒不夠啦，要看完啊，精采的在後面。我都冒著想自殺的風險反覆看了好幾遍呢。因為我很想思議那不可思議的東西；我很想體會爛到爆是怎麼辦到的？如何可以做出一個爛到爆但卻又自己很滿意的東西？這真是很不可思議。<text:span text:style-name="T3"> <text:line-break/><text:line-break/></text:span>許多時候，我看一些所謂學者<text:span text:style-name="T3">(</text:span>島內居多<text:span text:style-name="T3">)</text:span>，迎合主流、很大牌的那一種，學生很仰慕、往往是救國救民、很喜歡開記者會或登高一呼的那一種，看他們講的話，寫的東西，常讓我受到嚴重驚嚇，不過，這沒什麼，爛本身不會讓人驚嚇，驚嚇點是在於<text:span text:style-name="T3"><text:s/>"</text:span>爛到爆但卻又自我滿意度破表！<text:span text:style-name="T3">"</text:span>，這才是真正不可思議處。<text:span text:style-name="T3"> <text:line-break/><text:line-break/></text:span>比方說，我若畫一張圖，做為美術課繳交給老師，一般都是得到丙。這沒什麼，老師也很習慣了。可是，假設哪一天，我卻以為自己是梵谷再世，是個繪畫天才，對自己好滿意哦，我想老師應該會因此受到嚴重驚嚇吧。<text:span text:style-name="T3"> <text:line-break/><text:line-break/></text:span>台灣社會或台灣人爛到爆，這沒什麼，很多國家其實也好不了多少。但是，爛到爆的同時，卻以為自己是宇宙的中心，以為自己好棒好美哦，全世界的人都仰慕佩服哦，這種詭異的精神狀態，實在難以理解。倘若我能參透，也許就不會痛苦到想按<text:span text:style-name="T3">LP</text:span>自殺了。</text:p>
      <text:p text:style-name="P1"><text:span text:style-name="T1">鄭豐遠</text:span><text:s/>  |  2017.07.30 16:25   |   <text:a xlink:type="simple" xlink:href="http://palinfo.habago.org/Entry?Command=Information_PrintForum&amp;iPage=142#FORUM35940"><text:span text:style-name="T2">#</text:span></text:a></text:p>
      <text:p text:style-name="P4">看了四十秒，差點沒吐。這到底是什麼樣的一個國家<text:span text:style-name="T3">? <text:line-break/><text:line-break/></text:span>人在國外，經常想到台灣，並非思鄉，而是心有餘悸。</text:p>
      <text:p text:style-name="P1"><text:span text:style-name="T1">陳真</text:span><text:s/>  |  2017.07.30 01:36   |   <text:a xlink:type="simple" xlink:href="http://palinfo.habago.org/Entry?Command=Information_PrintForum&amp;iPage=142#FORUM35939"><text:span text:style-name="T2">#</text:span></text:a></text:p>
      <text:p text:style-name="P2">真不敢相信我的眼睛<text:span text:style-name="T3">, </text:span>突然有一股想要按<text:span text:style-name="T3">LP</text:span>自殺的衝動。這個詐騙人渣集團竟然拿納稅人的錢拍這種東西。<text:span text:style-name="T3"> <text:line-break/><text:line-break/></text:span>陸委會微電影《最美的風景》完整版<text:span text:style-name="T3"> <text:line-break/><text:line-break/>https://www.youtube.com/watch?v=2R71GvXF2d8</text:span></text:p>
      <text:p text:style-name="P1"><text:span text:style-name="T1">陳真</text:span><text:s/>  |  2017.07.29 16:42   |   <text:a xlink:type="simple" xlink:href="http://palinfo.habago.org/Entry?Command=Information_PrintForum&amp;iPage=142#FORUM35938"><text:span text:style-name="T2">#</text:span></text:a></text:p>
      <text:p text:style-name="P4">王崑義老師這篇短文寫得不錯，但作者在網站上註明不得轉載，所以有興趣的就自己看吧：<text:span text:style-name="T3"> <text:line-break/><text:line-break/>http://blog.udn.com/blackjack/79741469 <text:line-break/><text:line-break/></text:span>真難想像，難道真會有人相信島內這些整天喊打喊殺的<text:span text:style-name="T3"><text:s/>"</text:span>所謂<text:span text:style-name="T3">" </text:span>台獨人士這麼勇敢？既然有這麼多勇士，為什麼不趕緊成立一支台獨義勇軍保衛台灣呢？或是報效台獨黨國，直接派遣這些勇士們前往大陸匪區從事游擊戰啊。<text:span text:style-name="T3"> <text:line-break/><text:line-break/></text:span>底下有幾位是大大大富豪，非常有錢。過去恐怖年代從沒見過他們如此勇敢，現在台獨變成島內主流了，卻一個個張牙舞爪。大家有時不妨聽聽他們整天講些什麼鬼話。講鬼話不希奇，希奇的是，為什麼會有那麼多人信？我常看市面上各種詐騙集團的鬼話，也常有此一納悶，這麼蠢的鳥話，竟然也能騙出億萬錢財，騙出一片江山。人的智能真是沒有下限。<text:span text:style-name="T3"> <text:line-break/><text:line-break/></text:span>比方說什麼宇宙能量水，對著水念念符咒，讓它吸收九大行星精華，喝了就能百毒不侵。售價很便宜，一瓶才一百塊美金而已。這樣也有人信？市面上不是很多神棍嗎？看到美女來了，就說她印堂發黑，非消災解厄不可，否則全家得死光光。怎麼消災解厄呢？很簡單，讓神棍用他的小鳥來幫妳深入解毒。收費很便宜，事關幾條人命，才收你一次五十萬而已。他媽的，這樣居然也有人信，而且接受神棍的小鳥排毒還得排隊掛號呢。<text:span text:style-name="T3"> <text:line-break/><text:line-break/></text:span>二十多年前，曾經有個年輕女生因為恐慌症發作送來急診，我開了一些抗憂鬱的藥給她，叫她務必回診持續服藥一陣子，才比較不會復發。結果她沒再出現。幾個月後，她來醫院探病，遇到我，問我認不認得她。我說認得。她說她聽人推薦一個隱身在廟宇的神醫，不是醫生，是個乩童，但能治百病。她說她正在接受<text:span text:style-name="T3"><text:s/>"</text:span>神醫<text:span text:style-name="T3">" </text:span>的<text:span text:style-name="T3"><text:s/>"</text:span>治療<text:span text:style-name="T3">"</text:span>。<text:span text:style-name="T3"> <text:line-break/><text:line-break/></text:span>我問她怎麼治療。她說，<text:span text:style-name="T3">"</text:span>排毒<text:span text:style-name="T3">"</text:span>。怎麼排呢？她說，神醫指出她兩邊乳房裏頭全是毒素，必須趕緊排掉，否則會罹患癌症，靠西醫沒用，只有神醫才能救她免於罹患絕症。<text:span text:style-name="T3"> <text:line-break/><text:line-break/></text:span>我問她，神醫說毒素應該怎麼排呢？她很開心地說，神醫表示與她有緣，願意冒著自己也被毒素入侵的危險，願意用嘴巴幫她把毒素從兩邊乳頭吸出來。每星期要吸一次，可能要吸上七七四十九次，每次都得花上一筆錢<text:span text:style-name="T3"><text:s/>"</text:span>供養<text:span text:style-name="T3">" </text:span>這位神醫活佛。我聽了，立即感到腦袋一陣暈眩，無言以對。<text:span text:style-name="T3"> <text:line-break/><text:line-break/></text:span>政治詐騙集團差不多也是這樣，但是為害卻更大，傷害整個台灣兩千多萬人。<text:span text:style-name="T3"> <text:line-break/><text:line-break/></text:span>聽到這些混蛋說台獨還要再奮鬥三、五十年，我就很憂愁。讓這些人渣掌權個三、五年台灣都快垮了，還要再折磨三、五十年？！讓這些人渣吃喝個三、五十年後，整個台灣不就被吸乾抹淨成一堆白骨。不是說中國不敢打嗎？中共一打，馬上就會被我英勇國軍海陸空封鎖，<text:span text:style-name="T3">13</text:span>億中國人屆時全得餓死。如果這麼猛，馬上宣布獨立建國啊，幹嘛還要再繼續<text:span text:style-name="T3"><text:s/>"</text:span>奮鬥<text:span text:style-name="T3">" </text:span>三、五十年？這麼蠢到爆的騙術，居然也有人信，真不可思議。<text:span text:style-name="T3"> <text:line-break/><text:line-break/></text:span>陳真<text:span text:style-name="T3">2017. 07. 29. <text:line-break/><text:line-break/>====================== <text:line-break/><text:line-break/></text:span>台海萬一發生問題怎辦？辜寬敏：<text:span text:style-name="T3">I welcome</text:span>！<text:span text:style-name="T3"> <text:line-break/><text:line-break/></text:span>唐詩／台北報導<text:span text:style-name="T3"><text:s/>2016-10-22 <text:line-break/><text:line-break/></text:span>台灣聯合國協進會今晚舉辦募款餐會，前總統府資政辜寬敏在談到台灣加入聯合國時表示，<text:span text:style-name="T3">1975</text:span>年他首次到華盛頓拜會美國政府，美國跟他說，台海要<text:span text:style-name="T3">STATUS QUO</text:span>，就是「維持現狀」，「台海若發生事情不得了，台灣要卡乖咧，要<text:span text:style-name="T3">STATUS QUO</text:span>」，但他說台海不可能發生問題。<text:span text:style-name="T3"> <text:line-break/><text:line-break/></text:span>辜寬敏接著又說，有人就問他，「你說不可能發生，但萬一發生怎麼辦」？他回答，「<text:span text:style-name="T3">I welcome</text:span>！我歡迎啦」！「中國敢來打台灣嗎？它怎敢打台灣呢」？接著他做了進一步分析：中國沿海是生命線，若被封鎖，中共怎養<text:span text:style-name="T3">13</text:span>億人呢？<text:span text:style-name="T3"> <text:line-break/><text:line-break/></text:span>台灣聯合國協進會今（<text:span text:style-name="T3">22</text:span>）日晚間舉行募款餐會，外交部政務次長吳志中前總統府資政辜寬敏、吳澧培，前國防部長、台灣聯合國協進會理事長蔡明憲，創會理事長羅榮光、前國安會副秘書長張旭成，前國策顧問黃越綏都應邀與會。晚會由媒體人鄭弘儀主持。<text:span text:style-name="T3"> <text:line-break/><text:line-break/></text:span>民進黨副秘書長徐佳青則是代表主席蔡英文前來致意，此外包括民進黨立委羅致政、時代力量黨秘書長陳惠敏也出席今晚餐會。餐會席開<text:span text:style-name="T3">40</text:span>桌，場面熱烈。<text:span text:style-name="T3"> <text:line-break/><text:line-break/></text:span>辜寬敏致詞時則表示，他曾在口述歷史的書中提及，台灣不用加入聯合國，應等聯合國來邀請，「台灣經濟也很好，制度也好，教育水準也很好，世界上<text:span text:style-name="T3">200</text:span>國家，像台灣這麼好的國家，就要台灣人自己大小聲要加入」，應該是它要來邀請才加入。<text:span text:style-name="T3"> <text:line-break/><text:line-break/></text:span>辜寬敏表示，「現在的中國沒靠外國怎麼生存？台灣發生問題，中國的生命線，也就是沿海若發生問題，被其他國封鎖起來，中國共產黨有辦法養十三億人嗎」？所以它只是在嚇而已，不用怕他們。<text:span text:style-name="T3"> <text:line-break/><text:line-break/></text:span>他也說，中國領導人習近平對台灣態度沒改善，愈來愈傲慢，「但是這輸贏，是我們贏他們輸，因為習近平有任期，五年後就要下來，台灣沒任期，我們再三十年、五十年，台灣一定贏，「加入聯合國我們一定做得到」，期勉大家繼續努力。<text:span text:style-name="T3"> <text:line-break/><text:line-break/></text:span>辜寬敏說完後，主持人鄭弘儀幽默表示，「你剛才演講超時一百分鐘，超時要罰錢，一分鐘罰一萬，要罰一百萬，我們把錢捐給<text:span text:style-name="T3">TAIUNA</text:span>（台灣聯合國協進會）好不好」？在場都熱烈鼓掌。<text:span text:style-name="T3"> <text:line-break/><text:line-break/></text:span>吳澧培批評，李大維部長「我在前幾天說，他心不在台灣，我後來想一想，不只心不在台灣，而且非常短視」。<text:span text:style-name="T3"> <text:line-break/><text:line-break/></text:span>他批評，李大維不了解台灣加入聯合國是一種運動，「運動的本質就是不計較，不管多久、多困難，我們就一直做下去，做到成功為止」，他不曉得這是一種運動，所以很短視。第二，李大維不曉得我們（加入聯合國）已經走了九十九哩了，「最後只有一哩，我們就要成功了」。<text:span text:style-name="T3"> <text:line-break/><text:line-break/></text:span>「為什麼說很快就要成功了？因為國際情勢沒像今天這麼好過！美國重返太平洋、亞洲，和中國衝突愈來愈嚴重，南海的衝突什麼時候要變成軍事的衝突，我們都不敢說」。<text:span text:style-name="T3"> <text:line-break/><text:line-break/></text:span>第二，吳澧培表示，菲律賓跟美國交惡「我很高興」，因為加深台灣跟美國之間的<text:span text:style-name="T3">bargaining power</text:span>（討價還價的力量）：美國在亞太沒有了菲律賓，台灣的地位愈形重要，所以他認為這也是國際形勢大好的原因之一。<text:span text:style-name="T3"> <text:line-break/><text:line-break/></text:span>第三，他說，中國內部矛盾衝突愈來愈嚴重，經濟成長愈來愈低，甚至國際經濟學家預測，近期會有「硬著陸」。有三個因素在那，我認為國際形勢對我們很有利。國內來講，公民意識抬頭，台灣人對主權的要求，有這麼樣熱誠過嗎？<text:span text:style-name="T3"> <text:line-break/><text:line-break/></text:span>「你曾經看過準大法官在立法院敢說，我不想唱國歌，這不是我要唱的國歌，這情形過去發生過嗎」？多少青年人站出來了，所謂『自然獨』，這些人為了保家衛國，很堅持本土意識，在在顯示內部力量也起來了，機會也來了，所以我們要加入聯合國愈來愈近了」，吳澧培說。<text:span text:style-name="T3"> <text:line-break/><text:line-break/></text:span>「雖然說是最後一哩路，但黎明之間很艱難的」，吳澧培強調，中國從外面打壓愈加嚴厲，國內反動勢力也在做垂死掙扎，「大家都知道，誰在做垂死的掙扎，我們一定要讓它從地球消失為止，好不好」？台下一片叫好。</text:p>
      <text:p text:style-name="P1"><text:span text:style-name="T1">陳真</text:span><text:s/>  |  2017.07.28 09:51   |   <text:a xlink:type="simple" xlink:href="http://palinfo.habago.org/Entry?Command=Information_PrintForum&amp;iPage=142#FORUM35937"><text:span text:style-name="T2">#</text:span></text:a></text:p>
      <text:p text:style-name="P2">很多年前，早在網路出現前幾年，台灣有一種電子產品叫<text:span text:style-name="T3"><text:s/>"</text:span>電子雞<text:span text:style-name="T3">"</text:span>，不是真的雞，而是電子虛擬雞。這些電子雞你每天必須給<text:span text:style-name="T3"><text:s/>"</text:span>它<text:span text:style-name="T3">" </text:span>按時餵飼料，讓<text:span text:style-name="T3"><text:s/>"</text:span>它<text:span text:style-name="T3">" </text:span>喝水，否則<text:span text:style-name="T3"><text:s/>"</text:span>它<text:span text:style-name="T3">" </text:span>就會餓死渴死。如果你好好餵，這些電子雞就會慢慢長大，還會下蛋。一時之間，在台灣青少年與兒童之間蔚為風潮，大家每天忙著養虛擬<text:span text:style-name="T3"><text:s/>"</text:span>雞<text:span text:style-name="T3">"</text:span>。萬一養死了也沒關係，按一下<text:span text:style-name="T3">replay</text:span>，<text:span text:style-name="T3">"</text:span>生命<text:span text:style-name="T3">" </text:span>就可以重來。<text:span text:style-name="T3"> <text:line-break/><text:line-break/></text:span>當時，電子雞引來許多批評，認為這樣一種產品很容易讓年輕一代以為生命就是如此輕薄短小的這麼一回事。批評像一陣風，很快就吹過了事。<text:span text:style-name="T3"> <text:line-break/><text:line-break/></text:span>我敢說，現在如果還有電子雞，應該已經無法滿足現代人的虛擬重口味了，人都可以在電子遊戲上亂殺一通了還養雞。生命在這類虛無的電子產品中，越飄越遠。也許它的確也真的帶來許多無腦無心的後遺症，原本沉重的生命全虛擬化、輕薄化了。島內政治基本上似乎就是這樣一種遊戲，你可別以為遊戲者真的個個一如遊戲中的勇士，他們往往分不清虛擬與現實，看輕生命的實質重量，言語無狀，無腦無心，凡事就只是講一個爽字讚字，像在打手槍一樣，射了再射，哪怕每次只是爽那幾秒鐘。<text:span text:style-name="T3"> <text:line-break/><text:line-break/></text:span>虛實不分有兩種，一種是腦殘，一種故意。前者佔絕大多數，後者則是一夥詐騙集團，主要就是那些檯面人物與御用文人們，藉著使人腦殘，從中獲利。至於前者，雖然數量龐大，但卻只是一團像蛆一樣的生物，若說他們在政治上主張些什麼，那就真的是太不了解狀況了。台獨只是島內詐騙集團所發明的一種虛擬遊戲，玩的人爽，發明的人海撈一筆，但是，這塊島嶼的真實血肉與未來生靈呢，沒有幾個人真的去想過這些問題。你恐怕很難在世界上找到相對應的例子，居然一個社會的普遍成員能夠被虛擬化、低能化到這種程度。</text:p>
      <text:p text:style-name="P1"><text:span text:style-name="T1">陳真</text:span><text:s/>  |  2017.07.27 23:31   |   <text:a xlink:type="simple" xlink:href="http://palinfo.habago.org/Entry?Command=Information_PrintForum&amp;iPage=142#FORUM35936"><text:span text:style-name="T2">#</text:span></text:a></text:p>
      <text:p text:style-name="P4">台灣這些綠油油的混蛋們，每天喊打喊殺，但事實上卻又完全不是一個勇敢的人。據我幾十年來的認識與經驗，有那麼一丁點點點點點點點點點勇氣的所謂台獨份子，恐怕百萬分之一都不到，我大概用一個巴掌五根手指頭就能數完。<text:span text:style-name="T3"> <text:line-break/><text:line-break/></text:span>這些綠色混蛋有個共同特色，他們認為中國人是低等人種，因此不屑與之為伍，而美、日則是高級人種，就算給他們當奴才都是很光榮的事。不過，當奴才可以，你要這些人為主子喪命，那當然也是免談。<text:span text:style-name="T3"> <text:line-break/><text:line-break/></text:span>台語有句俗話說：<text:span text:style-name="T3">"</text:span>發誓睹咒讓別人去死<text:span text:style-name="T3">"</text:span>，翻成白話文就是：<text:span text:style-name="T3">"</text:span>神啊！我如果不守諾言，沒有做到如何如何的話，請你就讓他們全家死光光吧<text:span text:style-name="T3">"</text:span>。這俗語用在<text:span text:style-name="T3"><text:s/>"</text:span>所謂台獨人士<text:span text:style-name="T3">"</text:span>身上十分貼切。時下幾乎所有<text:span text:style-name="T3"><text:s/>"</text:span>台獨人士<text:span text:style-name="T3">" </text:span>的前面都應該加個<text:span text:style-name="T3"><text:s/>"</text:span>所謂<text:span text:style-name="T3">"</text:span>，意思是說，那絕不是真的，台獨只是說說而已，賭個咒，萬一如何如何的話，神啊，請你讓別人家全部死光光。<text:span text:style-name="T3"> <text:line-break/><text:line-break/></text:span>台語還有句俗語也頗傳神，頗能描繪台灣人的基本性格，那就是<text:span text:style-name="T3"><text:s/>"</text:span>別人家的小孩死不完<text:span text:style-name="T3">"</text:span>。因為死的是別人家的小孩，所以不用擔心會死光光啦，一定還會有剩的啦，死多少都沒關係啦。<text:span text:style-name="T3"> <text:line-break/><text:line-break/></text:span>我倒是有個建議，請立法院立個法，凡是主張台獨者，一旦兩岸開戰，一律優先強制從軍。另外，最好能開闢一個非獨區，宣布中立，讓那些不願為虎作倀，不願受人渣們牽連的人，能夠有一條生路而無須為惡人惡事陪葬。<text:span text:style-name="T3"> <text:line-break/><text:line-break/></text:span>依照各種歷史經驗，那些整天發誓賭咒讓別人去死、藉以從中謀利者，特別是檯面政客或名人們，即使戰亂一來，他們通常也都是最不容易受害的一群人。這就跟過去國民黨整天喊說要反攻大陸解救同胞一樣，反個屁，解救個小鳥啦，請問有幾個官員或將領不是都已經準備好逃生路線，家人或財產往往都早已移出到海外，所謂內在美就是這樣。內在美就是<text:span text:style-name="T3"><text:s/>"</text:span>內人在美國<text:span text:style-name="T3">" </text:span>的意思，剩我一人在島內繼續撈錢奪權，一旦有事，馬上腳底抹油。<text:span text:style-name="T3"> <text:line-break/><text:line-break/></text:span>過去黨外最喜歡批評這一點，阿扁光是靠著罵這一點就能騙到許多選票，變成政治明星。可是，這些政客與相關文人們一旦當權，名利雙收，竟然個個照樣如此；每個人背後都早已準備好一條逃生路線；撈來的錢，以及自己的子女們，盡量往國外送。即便戰亂一來，他們肯定是受害最輕的一群人，平常整天睹咒發誓，你可別真以為他們很勇敢，那只是叫別人去死而已，反正<text:span text:style-name="T3"><text:s/>"</text:span>別人家的小孩死不完<text:span text:style-name="T3">" </text:span>嘛。<text:span text:style-name="T3"> <text:line-break/><text:line-break/></text:span>歷史經驗還告訴我們：一個人的勇氣程度一般來說是不太會改變的。過去敢於單槍匹馬違逆主流者，敢於橫眉冷對千夫指的，一旦有難，往往比較不會變節。反之，那些永遠站在主流一方囂張跋扈者，一旦改弦易幟，他們絕對是最容易改變說法改變信念的一群人。大家最好清清楚楚地認知到這一點。<text:span text:style-name="T3"> <text:line-break/><text:line-break/></text:span>再說，為良善捨命是好的，為邪惡一方捨命，那就真的是蠢到爆炸了。<text:span text:style-name="T3"> <text:line-break/><text:line-break/></text:span>陳真<text:span text:style-name="T3"><text:s/>2017. 07. 27. <text:line-break/><text:line-break/>=============== <text:line-break/></text:span>台灣將成美軍西太平洋作戰後勤中心<text:span text:style-name="T3"> <text:line-break/><text:line-break/></text:span>民報<text:span text:style-name="T3"><text:s/></text:span>曾淼泓<text:span text:style-name="T3"> <text:line-break/><text:line-break/>2017</text:span>年<text:span text:style-name="T3">7</text:span>月<text:span text:style-name="T3">24</text:span>日<text:span text:style-name="T3"> <text:line-break/><text:line-break/></text:span>獨派韓國留學生返國，帶回東北亞當地對台灣的第一手情報分析，內容如下：<text:span text:style-name="T3"> <text:line-break/><text:line-break/>1.</text:span>美國直昇運輸機白天不斷吊掛作戰物資囤積慶洲南部某基地，基地內，海軍陸戰隊士兵現亦全部在營休假，備戰中。<text:span text:style-name="T3"> <text:line-break/><text:line-break/>2.</text:span>台灣的地理位置正好處於北韓中、長程導彈之威脅空隙，將是美軍撤僑及各項戰術行動安置之最佳地點。<text:span text:style-name="T3"> <text:line-break/><text:line-break/>3.</text:span>北韓若對南韓各空軍基地施以破壞性攻擊，台灣中部的清泉崗基地將是美軍各式戰機，立馬轉進之最佳基地。<text:span text:style-name="T3"> <text:line-break/><text:line-break/>4.</text:span>美國波音<text:span text:style-name="T3">B-52</text:span>戰略轟炸機，進駐台灣其攻擊效率遠勝於現駐地夏威夷與關島安德森基地。<text:span text:style-name="T3"> <text:line-break/><text:line-break/>5.</text:span>北韓的核投擲技術，已逐漸成熟中，其核彈及投擲技術都源自中國，已對美國夏威夷造成威脅，東北亞這問題不解決不行。<text:span text:style-name="T3"> <text:line-break/><text:line-break/>6.</text:span>美國為西太平洋作戰，控制黃海、東海、南海之戰略需要，參、眾兩院已正式通過，美軍各式戰艦、戰機泊台案，台灣將成為西太平洋，美軍作戰之後勤運輸及指揮中心。<text:span text:style-name="T3"> <text:line-break/><text:line-break/>7.</text:span>中國習近平面對江派奪權鬥爭之內部危機，斷無能力出兵台灣，中共除北韓戰場外，更不敢開闢第二（台海）、第三（印度）、第四（南海）戰場，以中國海空軍的國防科技水準，美軍任一新式戰機皆可能以<text:span text:style-name="T3">0:100</text:span>之姿勢徹底全殲中共戰機。<text:span text:style-name="T3"> <text:line-break/><text:line-break/>8.</text:span>南北韓若統一，中國東北朝鮮族帶著其土地回歸統一的韓國，包括韓國人心目中的聖山白頭山（長白山），中國在東北或將損失一半以上的領土，中國的戰略利益損失太大，或將危及習政權。為阻止以上發展，北韓金正恩若倒台，中國將視朝鮮半島為中國神聖不可分割之領土，出兵佔領北韓。<text:span text:style-name="T3"> <text:line-break/><text:line-break/>9.</text:span>南北韓若統一，俄羅斯基於國家利益，將輸送各項高科技技術以換取韓國較進步的科技製造業，造成美、俄同盟對抗崛起的中國，對中國不利，中國只得出兵佔領北韓，維持朝鮮半島分裂之現況。<text:span text:style-name="T3"> <text:line-break/><text:line-break/></text:span>結論與建議：台灣本土小英政權，是否該向美國這大老闆直接協調，讓台灣透過公投，直接建立福爾摩沙國或成為美國的第<text:span text:style-name="T3">51</text:span>州，至於天地不容的髒東西：「中華民國」，就讓它公投遷都金門、馬祖，重回祖國的懷抱。</text:p>
      <text:p text:style-name="P1"><text:span text:style-name="T1">陳真</text:span><text:s/>  |  2017.07.27 17:53   |   <text:a xlink:type="simple" xlink:href="http://palinfo.habago.org/Entry?Command=Information_PrintForum&amp;iPage=142#FORUM35935"><text:span text:style-name="T2">#</text:span></text:a></text:p>
      <text:p text:style-name="P2">更正一下，我真是太含蓄了，法輪功不是美國<text:span text:style-name="T3">CIA</text:span>的走狗組織，而是<text:span text:style-name="T3">CIA</text:span>的海外分部。<text:span text:style-name="T3"> <text:line-break/><text:line-break/></text:span>你知道<text:span text:style-name="T3">CIA</text:span>是怎麼定位法輪功的嗎？說它的性質等同於甘地的不合作獨立運動，等同於南非曼德拉的<text:span text:style-name="T3"><text:s/>ANC</text:span>，等同於波蘭華勒沙的團結工聯。<text:span text:style-name="T3"> <text:line-break/><text:line-break/>(ANC</text:span>在我小時候的西方主流媒體口中，就跟蓋達組織沒兩樣，是全世界最邪惡的恐怖組織，而曼德拉在當時的世界輿論中就相當於賓拉登那般的恐怖魔頭。後來曼德拉紅了，反南非種族隔離運動成功了，西方媒體就開始捧他為人類的良心，非暴力的典範。<text:span text:style-name="T3">) <text:line-break/><text:line-break/></text:span>最近忙到爆，有空再寫法輪功，看看它哪一點像宗教。說它是邪教並非正確描述，因為宗教是這樣一種東西：信者為正教，不信便說是邪教。問題是，法輪功並無一絲宗教屬性，它純粹就是個旨在顛覆中國、製造動亂、由美國情治單位所成立的一個龐大政治組織。</text:p>
      <text:p text:style-name="P3"/>
      <text:p text:style-name="P1"><text:span text:style-name="T1">陳真</text:span><text:s/>  |  2017.07.26 20:34   |   <text:a xlink:type="simple" xlink:href="http://palinfo.habago.org/Entry?Command=Information_PrintForum&amp;iPage=143#FORUM35934"><text:span text:style-name="T2">#</text:span></text:a></text:p>
      <text:p text:style-name="P2">前天去高雄六合夜市吃飯，它媽的又看到法輪功擺攤子造謠！要不是旁邊跟著學姊怕萬一打起架來不好脫身，實在很想跑過去罵這些禍國殃民顛倒是非善惡的王八蛋。<text:span text:style-name="T3"> <text:line-break/><text:line-break/></text:span>法輪功在夜市入口人潮洶湧處擺了一長列的大幅血腥照片，上面寫著：<text:span text:style-name="T3">"</text:span>中共屠殺八千萬中國人<text:span text:style-name="T3">"</text:span>。還有一張巨石照片，照片上寫著：這是一個來自貴州具有神性的巨石<text:span text:style-name="T3">(</text:span>它媽的乾脆說是來自火星好了<text:span text:style-name="T3">)</text:span>，因為中共太血腥殘暴了，連神石都憤慨，一氣之下，神石竟裂成兩半，它媽的這下不得了，裏頭居然有字出現，天神在巨石裏頭寫著<text:span text:style-name="T3"><text:s/>"</text:span>中共暴政必亡<text:span text:style-name="T3">" </text:span>的警世神喻。<text:span text:style-name="T3"> <text:line-break/><text:line-break/></text:span>這就是美國<text:span text:style-name="T3">CIA</text:span>的走狗組織，它媽的這叫做宗教？<text:span text:style-name="T3"> <text:line-break/><text:line-break/></text:span>不過，雖然我很堵爛法輪功這個美國走狗組織，但我仍然認為人在觀念上或想法上可以有胡說八道的自由，鬼話應該被拆穿被質疑，而不是被壓制被封口被繩之以法。當然，我這個是一種理想，理想是需要漫長時間去達成的。我相信人終究還是會發展出足夠的理性與智慧，面對各種荒唐離譜的政治宣傳與造謠。</text:p>
      <text:p text:style-name="P1"><text:span text:style-name="T1">陳真</text:span><text:s/>  |  2017.07.25 20:45   |   <text:a xlink:type="simple" xlink:href="http://palinfo.habago.org/Entry?Command=Information_PrintForum&amp;iPage=143#FORUM35933"><text:span text:style-name="T2">#</text:span></text:a></text:p>
      <text:p text:style-name="P4">豈有跑進別人家裏去反對別人家進行裝潢<text:span text:style-name="T3">(</text:span>修公路<text:span text:style-name="T3">)</text:span>的道理？<text:span text:style-name="T3"> <text:line-break/><text:line-break/></text:span>印度有個偉大甘地，但政治上卻始終腐敗，如果你稍微懂一點印度的<text:span text:style-name="T3">"</text:span>民主<text:span text:style-name="T3">"</text:span>政治之恐怖與齷齪，你很可能會慶幸台灣的這些綠油油的人渣及其<text:span text:style-name="T3"><text:s/>"</text:span>民主成果<text:span text:style-name="T3">" </text:span>之危害還只是小兒科。<text:span text:style-name="T3"> <text:line-break/><text:line-break/></text:span>陳真<text:span text:style-name="T3">2017. 07. 25. <text:line-break/><text:line-break/>================== <text:line-break/></text:span>陸軍方首強硬表態：印勿存僥倖<text:span text:style-name="T3"> <text:line-break/><text:line-break/>2017</text:span>年<text:span text:style-name="T3">7</text:span>月<text:span text:style-name="T3">25</text:span>日<text:span text:style-name="T3"> <text:line-break/></text:span>旺報【記者季節╱綜合報導】<text:span text:style-name="T3"> <text:line-break/><text:line-break/>24</text:span>日大陸國防部新聞局副局長、新聞發言人吳謙大校回應印軍越界，首次強硬表態提醒印方，不要心存僥倖，不要抱不切實際的幻想，「撼山易，撼解放軍難」，稱中方邊防部隊已採取緊急應對措施，並將進一步加強針對性部署和訓練。<text:span text:style-name="T3"> <text:line-break/><text:line-break/></text:span>另有媒體指出，由於美日挑撥，陸印邊境衝突形勢升高，印度也加入美日反中聯盟，且成為以色列最大軍售市場。<text:span text:style-name="T3"> <text:line-break/><text:line-break/></text:span>美日挑動<text:span text:style-name="T3"><text:s/></text:span>印升高反中<text:span text:style-name="T3"> <text:line-break/><text:line-break/></text:span>吳謙指出，印方派軍隊越過雙方承認的邊界線進入中國境內，其行為嚴重損害中國主權、嚴重違反國際法基本準則。吳謙表示，中方捍衛國家領土主權的決心和意志堅定不移，將不惜一切代價維護領土主權和安全利益。<text:span text:style-name="T3"> <text:line-break/><text:line-break/></text:span>吳謙說，中方要求印方立即將越界的邊防人員撤回邊界線印方一側，這是解決事態的前提和基礎。並表示，中國人民解放軍建軍<text:span text:style-name="T3">90</text:span>年的歷史證明一點，那就是捍衛國家主權和領土完整的能力手段不斷增強，決心意志堅定不移。<text:span text:style-name="T3"> <text:line-break/><text:line-break/></text:span>《亞洲周刊》<text:span text:style-name="T3">31</text:span>卷<text:span text:style-name="T3">30</text:span>期刊登一篇文章，指出近年大陸崛起，舊的霸權美日以及印度很不安，在美日挑動下，印度的反中活動突然升高。<text:span text:style-name="T3"> <text:line-break/><text:line-break/></text:span>以國軍售<text:span text:style-name="T3"><text:s/></text:span>印最大市場<text:span text:style-name="T3"> <text:line-break/><text:line-break/>7</text:span>月<text:span text:style-name="T3">4</text:span>日，印度總理莫迪到以色列訪問，他是<text:span text:style-name="T3">70</text:span>年來首個訪問以色列的印度總理。英國國家廣播公司明白指出，莫迪訪問以色列，是希望制衡中國與巴基斯坦的國防外交，希望藉著以色列的力量，加強軍事現代化。<text:span text:style-name="T3"><text:line-break/><text:line-break/></text:span>《亞洲周刊》指出，目前印度已成以色列最大的軍售市場，每年至少有<text:span text:style-name="T3">10</text:span>億美元，印度與以色列的軍事合作包括打造防空系統、向以色列購買無人機、防空雷達、網路安全系統等。<text:span text:style-name="T3"> <text:line-break/><text:line-break/></text:span>《亞洲周刊》分析莫迪到以色列，卻不去訪問巴勒斯坦領袖，只訪問政府的國防部門，可知其目的非常單純，就是要制中。根據常理，美國可能避免刺激中國，對某些軍事科技讓以色列出面供給印度。由印度的舉動，可看出南亞的軍備競賽即將開始。近年美國協助印度開發核子武力，目的就是要拉印度以制中。</text:p>
      <text:p text:style-name="P1"><text:span text:style-name="T1">李念淨</text:span><text:s/>  |  2017.07.24 09:50   |   <text:a xlink:type="simple" xlink:href="http://palinfo.habago.org/Entry?Command=Information_PrintForum&amp;iPage=143#FORUM35931"><text:span text:style-name="T2">#</text:span></text:a></text:p>
      <text:p text:style-name="P2">台媒又開始大吹某人了：<text:span text:style-name="T3">https://udn.com/news/story/6813/2595466 <text:line-break/><text:line-break/></text:span>原因是<text:span text:style-name="T3">McCain</text:span>好景不常，前幾天得到了腦癌，致死率大概有七八成吧。有關他的事情其實可以用川普的一句話作結：<text:span text:style-name="T3">"</text:span>天底下哪有靠做戰俘而變成的戰爭英雄？<text:span text:style-name="T3">"</text:span>嗯<text:span text:style-name="T3">...</text:span>這個人相當<text:span text:style-name="T3">"</text:span>親台反共<text:span text:style-name="T3">"</text:span>也難怪台媒很喜歡他。<text:span text:style-name="T3"> <text:line-break/><text:line-break/></text:span>這個人國內政策經常被罵的，太首鼠兩端，民主黨人從不把他當自己人，而共和黨選民看他就覺得藍皮紅骨，而且沒啥新意。<text:span text:style-name="T3"> <text:line-break/><text:line-break/></text:span>不過他對世界最有<text:span text:style-name="T3">"</text:span>貢獻<text:span text:style-name="T3">"</text:span>的大概就是那個外交政策，整天喊打喊殺，好像沒有從越南走出來的樣子。前些時候美國正在討論對波士尼亞、黑山跟北約的議題，同黨議員<text:span text:style-name="T3">Rand Paul</text:span>就打趣說你們連這個國家在地圖上哪邊都不知道怎麼能指手畫腳呢？然後<text:span text:style-name="T3">McCain</text:span>不知道是哪個筋不對勁，居然就說<text:span text:style-name="T3">Paul</text:span>是<text:span text:style-name="T3">"</text:span>俄國間諜<text:span text:style-name="T3">" <text:line-break/><text:line-break/></text:span>現在回顧起來，常常被大吹特吹的<text:span text:style-name="T3">2008</text:span>選舉，其實比<text:span text:style-name="T3">2016</text:span>還糟糕，去年好歹很明確就是一個大奸一個小惡，歐巴馬跟<text:span text:style-name="T3">McCain</text:span>這兩坨屎真的不知道怎麼選。</text:p>
      <text:p text:style-name="P1"><text:span text:style-name="T1">陳真</text:span><text:s/>  |  2017.07.24 01:12   |   <text:a xlink:type="simple" xlink:href="http://palinfo.habago.org/Entry?Command=Information_PrintForum&amp;iPage=143#FORUM35930"><text:span text:style-name="T2">#</text:span></text:a></text:p>
      <text:p text:style-name="P4"><text:span text:style-name="T3">(</text:span>又續<text:span text:style-name="T3">) <text:line-break/><text:line-break/></text:span>講到<text:span text:style-name="T3">911</text:span>，寫過的東西很不想再寫一遍。為了避免血壓高，我已經至少十年刻意迴避<text:span text:style-name="T3">911</text:span>的相關資訊與調查，幾乎完全不清楚過去十多年有些什麼新發現。不過，在這事情上，其實只要你抓住幾個關鍵字，大約就能掌握<text:span text:style-name="T3">911</text:span>這齣戲的大概狀況。除了幾位大家耳熟能詳的人例如美國總統布希，<text:span text:style-name="T3">Dick Cheney</text:span>，<text:span text:style-name="T3">Donald Rumsfeld</text:span>以及<text:span text:style-name="T3">Paul Wolfowitz</text:span>等等之外，還有個非常可怕、外號叫<text:span text:style-name="T3"><text:s/>"</text:span>黑暗王子<text:span text:style-name="T3">" </text:span>的人渣<text:span text:style-name="T3"><text:s/>Richard Perle</text:span>。我都還曾經做惡夢夢見他。他的嘴臉應該讓大家認識一下：<text:span text:style-name="T3"> <text:line-break/><text:line-break/>https://i.ytimg.com/vi/yM_JPeI2WFs/hqdefault.jpg <text:line-break/><text:line-break/></text:span>另外還有個男主角，伊拉克籍大富豪，用流行術語來說，這是一位<text:span text:style-name="T3"><text:s/>"</text:span>民主鬥士<text:span text:style-name="T3">" </text:span>兼<text:span text:style-name="T3"><text:s/>"</text:span>人權捍衛者<text:span text:style-name="T3">"</text:span>，長年居住美國和英國，美國<text:span text:style-name="T3">CIA</text:span>的線民，叫做<text:span text:style-name="T3">Ahmed Chalabi</text:span>。對美國<text:span text:style-name="T3"><text:s/>"</text:span>輸出民主<text:span text:style-name="T3">" </text:span>的貢獻非常大，所以<text:span text:style-name="T3">CIA</text:span>尊稱他是<text:span text:style-name="T3"><text:s/>"</text:span>伊拉克的國父<text:span text:style-name="T3">"</text:span>或<text:span text:style-name="T3"><text:s/>"</text:span>伊拉克的喬治華盛頓<text:span text:style-name="T3">"</text:span>，因為就是他幫助美國入侵伊拉克，建立起一個<text:span text:style-name="T3"><text:s/>"</text:span>民主自由與人權<text:span text:style-name="T3">" </text:span>的<text:span text:style-name="T3"><text:s/>"</text:span>新伊拉克<text:span text:style-name="T3">"</text:span>。這人渣則擔任伊拉克新政府的副總理。<text:span text:style-name="T3"> <text:line-break/><text:line-break/></text:span>除了幾位主角之外，幾個相關組織也別忘記，最核心的一個叫<text:span text:style-name="T3">PNAC (Project for the New American Century)</text:span>，領導人居功厥偉，但卻較少為人所知，就是上述那位黑暗王子<text:span text:style-name="T3"><text:s/>Richard Perle</text:span>。另外還有個推行民主自由與人權等時代力量的組織叫做<text:span text:style-name="T3">Iraqi National Congress</text:span>，簡稱<text:span text:style-name="T3">INC</text:span>，領導人兼創辦人就是這位<text:span text:style-name="T3">Ahmed Chalabi</text:span>。該組織接受美國政府至少超過<text:span text:style-name="T3">30</text:span>億的金援，負責輸出民主自由與人權到伊拉克。<text:span text:style-name="T3"> <text:line-break/><text:line-break/></text:span>各種相關人物與組織當然還很多，但主要核心人士大約就是這幾位。這些人與事，寫來滿紙污穢，但是，他們其實只是美國長年以來做為一個深深信奉恐怖主義的國家的一個經典縮影。</text:p>
      <text:p text:style-name="P1"><text:span text:style-name="T1">陳真</text:span><text:s/>  |  2017.07.23 22:24   |   <text:a xlink:type="simple" xlink:href="http://palinfo.habago.org/Entry?Command=Information_PrintForum&amp;iPage=143#FORUM35929"><text:span text:style-name="T2">#</text:span></text:a></text:p>
      <text:p text:style-name="P2"><text:span text:style-name="T3">(</text:span>再續<text:span text:style-name="T3">) <text:line-break/><text:line-break/></text:span>前兩篇留言中，我提到那位自稱是<text:span text:style-name="T3">CIA</text:span>的人的新聞難以查證，對於這類新聞，我通常就不會採信。當然，這不等於說它必然是假的，而是說，在它進一步證明為可信之前，我只能把它當做<text:span text:style-name="T3"><text:s/>"</text:span>道聽途說<text:span text:style-name="T3">"</text:span>。<text:span text:style-name="T3"> <text:line-break/><text:line-break/></text:span>至於<text:span text:style-name="T3">911</text:span>中雙子星大樓倒塌，如今大概也已經無法取信於人說那是飛機撞擊所致。無數建築專家認為，很顯然是透過炸彈人為拆除<text:span text:style-name="T3">(</text:span>也許目的是要製造更為驚悚的畫面<text:span text:style-name="T3">)</text:span>。川普是房地產專家，懂建築，特別懂得這兩座建築，因此在事件後旋即接受採訪，他亦表明那是炸彈所為，否則不可能倒塌。川普直到選舉前都還揚言當選總統後要對<text:span text:style-name="T3">911</text:span>事件真相展開調查。<text:span text:style-name="T3"> <text:line-break/><text:line-break/></text:span>我過去研究的重點並非在於大樓如何倒塌，而是在於事件前後美國政府相關的一些關鍵人物的各種未卜先知之特異功能，以及夢想竟然一夜成真的超能力。跟阿拉丁神燈許願，也不至於這麼靈驗吧。<text:span text:style-name="T3"> <text:line-break/><text:line-break/></text:span>十年來，也許見識了太多美國的謊言，於是我也就沒再繼續關注<text:span text:style-name="T3">911</text:span>，只隱約記得有個<text:span text:style-name="T3"><text:s/>"911TRUTH" </text:span>的網站，剛剛一查，還在：<text:span text:style-name="T3">http://www.911truth.org/ <text:line-break/><text:line-break/></text:span>十幾年前，提出對<text:span text:style-name="T3">911</text:span>的質疑，壓力非常非常大，招來的報復與攻擊，外人難以想像。因為，<text:span text:style-name="T3">911</text:span>被炒作成人類的悲劇日，炒作成<text:span text:style-name="T3"><text:s/>"</text:span>只要是人，都應該一同垂淚哀悼的舉世創傷<text:span text:style-name="T3">"</text:span>，炒作成恐怖份子<text:span text:style-name="T3"><text:s/>"</text:span>攻擊人類文明<text:span text:style-name="T3">"</text:span>、空前的極端惡行；誰敢不譴責恐怖份子，誰敢不一同垂淚哀悼，誰敢稍有質疑，就是恐怖份子的同路人，不但會立即引來各種攻擊與騷擾，讓你就連在學校或工作單位裏都會因此雞犬不寧，有苦難言，飽受抹黑與各種傷害，甚至有人身安全的危險與威脅。<text:span text:style-name="T3"> <text:line-break/><text:line-break/></text:span>可是，我剛剛隨便用幾個關鍵字去查了一下，想不到已經有那麼多的質疑聲音，感覺好像大部份人都不再相信<text:span text:style-name="T3">911</text:span>的官方說法了。各種事件發生的當下，我們往往很難對之懷疑，但這麼大的一個謊言、造假與操弄<text:span text:style-name="T3">(</text:span>甚至是自導自演<text:span text:style-name="T3">)</text:span>，通常很難長久掩蓋。<text:span text:style-name="T3"> <text:line-break/><text:line-break/></text:span>我很期待看到<text:span text:style-name="T3">911</text:span>真相大白的一天，相關人等應當繩之以法。島外如此，島內也一樣，我很期待看到各黨人渣特別是無惡不作的貪婪漢奸們應有的下場之到來。<text:span text:style-name="T3"> <text:line-break/><text:line-break/></text:span>越戰期間<text:span text:style-name="T3">(1968</text:span>年<text:span text:style-name="T3">)</text:span>，羅素出版了一本書叫<text:span text:style-name="T3"><text:s/>"</text:span>越戰中之戰爭罪行<text:span text:style-name="T3">"</text:span>，隨後便與法國哲學家沙特等人組成一個民間戰犯法庭，審判美國之無數反人類戰爭罪行。這個<text:span text:style-name="T3"><text:s/>"</text:span>羅素法庭<text:span text:style-name="T3">" </text:span>一直到近幾年都還有後繼者，比方說美國入侵伊拉克以及以色列之荼毒巴勒斯坦人等等，都仍有後繼者沿用羅素法庭的名稱，開庭審判。雖然無法真的把美國政府政客及戰爭販子們送上斷頭台，但法國哲學家德希達<text:span text:style-name="T3">(Derrida)</text:span>曾讚賞此一象徵性行動的重要意義。</text:p>
      <text:p text:style-name="P1">lbboy   |  2017.07.23 20:44   |   <text:a xlink:type="simple" xlink:href="http://palinfo.habago.org/Entry?Command=Information_PrintForum&amp;iPage=143#FORUM35928"><text:span text:style-name="T2">#</text:span></text:a></text:p>
      <text:p text:style-name="P4"><text:span text:style-name="T3">911</text:span>的相關研究，我自己是看過這個網站。<text:span text:style-name="T3"><text:s/></text:span>一些工程師，建築師，科學家的看法對<text:span text:style-name="T3">911</text:span>的質疑。<text:span text:style-name="T3"><text:s/></text:span>應該可以參考。<text:span text:style-name="T3"> <text:line-break/>http://www.ae911truth.org <text:line-break/><text:line-break/></text:span>不過我之前有跟一個美國人聊到對<text:span text:style-name="T3">911</text:span>的懷疑並貼這個網址給他參考。<text:span text:style-name="T3"><text:s/></text:span>他卻回我說我是在侮辱他的國家，說這個網站是垃圾。<text:span text:style-name="T3"> <text:line-break/><text:line-break/></text:span>不過我個人看這個網站是滿專業，也滿有邏輯的。<text:span text:style-name="T3"> <text:line-break/><text:line-break/></text:span>有興趣可以先從這種比較嚴謹的資料看起。<text:span text:style-name="T3"><text:s/></text:span>畢盡網路太多參差不齊的資料了。</text:p>
      <text:p text:style-name="P1"><text:span text:style-name="T1">陳真</text:span><text:s/>  |  2017.07.23 16:47   |   <text:a xlink:type="simple" xlink:href="http://palinfo.habago.org/Entry?Command=Information_PrintForum&amp;iPage=143#FORUM35927"><text:span text:style-name="T2">#</text:span></text:a></text:p>
      <text:p text:style-name="P2"><text:span text:style-name="T3">(</text:span>續<text:span text:style-name="T3">) <text:line-break/><text:line-break/>"</text:span>可信任<text:span text:style-name="T3">" </text:span>因此是一項很重要的<text:span text:style-name="T3"><text:s/>"</text:span>武器<text:span text:style-name="T3">"</text:span>。主流勢力的傳聲筒那麼龐大，你怎麼跟它對抗？你的分貝不可能比它高，傳播範圍不可能比它廣，唯一足以與之抗衡的武器就是真實與良善。惟有當人們信任你所言，並且相信你的作為之基本良善，不含任何卑鄙動機時，你的言行才有可能具有一點點或許微不足道的意義與力量。<text:span text:style-name="T3"> <text:line-break/><text:line-break/></text:span>這並不是說我們寫的絕不會有錯，而是說，就像做學問一樣，人應該盡可能避免犯錯，寧可知百說一，不要知一說百，不要信口開河。寧可不說，不要亂說。</text:p>
      <text:p text:style-name="P1"><text:span text:style-name="T1">陳真</text:span><text:s/>  |  2017.07.23 16:12   |   <text:a xlink:type="simple" xlink:href="http://palinfo.habago.org/Entry?Command=Information_PrintForum&amp;iPage=143#FORUM35926"><text:span text:style-name="T2">#</text:span></text:a></text:p>
      <text:p text:style-name="P4"><text:span text:style-name="T3">911</text:span>發生當下，我是毫無懷疑的。事件兩年後，從無數的<text:span text:style-name="T3"><text:s/>"</text:span>巧合<text:span text:style-name="T3">" </text:span>中，我開始懷疑官方說法，於是開始努力去理解事情的來龍去脈，方才發現官方說法無一是真，這就跟美國為了發動侵略伊拉克戰爭，提出將近一千個官方說法，後來證明居然全部是假的一樣。<text:span text:style-name="T3"> <text:line-break/><text:line-break/></text:span>除了捏造事實之外，還有太多<text:span text:style-name="T3"><text:s/>"</text:span>巧合<text:span text:style-name="T3">"</text:span>。當我們說某件事是巧合，意思是說它發生機率非常低，但就偏偏碰巧發生了，這才叫做巧合。比方說某人運氣很好，居然中了獎金高達十億的第一特獎，這是巧合。但是，如果有人一連中了五百次第一特獎，你還會相信這只是巧合或運氣好嗎？<text:span text:style-name="T3"> <text:line-break/><text:line-break/></text:span>判斷一個事情真假，除了所謂正面<text:span text:style-name="T3">(positive)</text:span>證據之外，還有反面<text:span text:style-name="T3">(negative)</text:span>證據，亦即它雖然無法從正面證實，但是，除此之外，你也想不出來還有其它何種可能。或者說，我雖然無法證明某人是真凶，但除此之外，我想不出來他如何能自圓其說。就比方說上述例子，除了作弊，我沒法想像有人會運氣好到連中五百次第一特獎。<text:span text:style-name="T3"> <text:line-break/><text:line-break/></text:span>以林宅血案為例，我可以負責任、不怕挨告地指控林義雄一家人就是國民黨指使情治單位所殺<text:span text:style-name="T3">(</text:span>當時的情治頭子叫汪敬煦<text:span text:style-name="T3">)</text:span>。為什麼？我沒有任何正面證據足以證明這一點，問題是，林宅血案發生時，林宅受到情治單位<text:span text:style-name="T3">24</text:span>小時滴水不漏的內外監控，倘若不是國民黨殺的，還會是誰殺的？至少你可以依此做出判斷：若非當時的國民黨領導階層指使情治單位所殺，那他至少是知情的。<text:span text:style-name="T3"> <text:line-break/><text:line-break/>911</text:span>也一樣，太多不可思議的<text:span text:style-name="T3"><text:s/>"</text:span>巧合<text:span text:style-name="T3">" </text:span>及相關證據。於是，我就寫了幾篇<text:span text:style-name="T3"><text:s/>"</text:span>你還相信<text:span text:style-name="T3">911</text:span>嗎？<text:span text:style-name="T3">"</text:span>，<text:span text:style-name="T3">(</text:span>一<text:span text:style-name="T3">)</text:span>，<text:span text:style-name="T3">(</text:span>二<text:span text:style-name="T3">)</text:span>，<text:span text:style-name="T3">(</text:span>三<text:span text:style-name="T3">)...</text:span>好幾篇；公開貼出的只有幾篇，但事實上我後面還有十幾篇沒寫完或沒貼出。後來看到很多人在追查此事，於是我就決定中斷這項研究，十年來不曾再過問此事。懷疑者究竟研究到何種結論，我不知道。我只知道我自己在十多年前的研究足以做出兩個結論：<text:span text:style-name="T3"> <text:line-break/><text:line-break/></text:span>一，美國官方說法全是鬼扯蛋。<text:span text:style-name="T3"> <text:line-break/><text:line-break/></text:span>二，美國政府事先知情這項攻擊，但卻一路幫助並促成它發生。<text:span text:style-name="T3"> <text:line-break/><text:line-break/></text:span>不過，底下這位匿名者所張貼的這條新聞之真假，卻根本無從查證。對於這類新聞，我一概視為假新聞。<text:span text:style-name="T3"> <text:line-break/><text:line-break/></text:span>懷疑精神是好的，但是，凡事沒根沒據地亂懷疑一通，卻是一種妄想<text:span text:style-name="T3">(delusion)</text:span>。就如維根斯坦所說，你得先相信一些什麼，然後你才有可能懷疑。當一個人什麼都懷疑，意味著他其實並沒有一絲懷疑的精神與能力；他只是像在套公式那樣，任意從無數細節中找到其實不相干的幾種狀況，在事件細節之間，透過修辭而非透過論證<text:span text:style-name="T3">(argument)</text:span>、憑空建立起毫無認知意義與理性價值的<text:span text:style-name="T3"><text:s/>"</text:span>推論<text:span text:style-name="T3">" </text:span>或認定。<text:span text:style-name="T3"> <text:line-break/><text:line-break/></text:span>這類三姑六婆式的懷疑法，事實上不但腦殘反智，而且極為有害，因為它完全模糊了是非對錯應有的界限，從而否定一切真實或真相乃至善惡。這樣一種認知上的虛無以及道德犬儒主義，恰恰是統治者所歡迎的，因為這樣的一種<text:span text:style-name="T3"><text:s/>"</text:span>什麼也不信<text:span text:style-name="T3">" </text:span>的人民，從根本上喪失了反抗能力，變成所謂酸民，不相信真，也不相信善。一個人之所以還會反抗，必然是因為他心裏終究還相信了一點什麼。</text:p>
      <text:p text:style-name="P1">Bingo   |  2017.07.23 09:21   |   <text:a xlink:type="simple" xlink:href="http://palinfo.habago.org/Entry?Command=Information_PrintForum&amp;iPage=143#FORUM35925"><text:span text:style-name="T2">#</text:span></text:a></text:p>
      <text:p text:style-name="P2"><text:span text:style-name="T3">http://bit.ly/2tqhmJR <text:line-break/><text:line-break/></text:span>美國中央情報局特工的臨終懺悔<text:span text:style-name="T3">:</text:span>我們在<text:span text:style-name="T3">911</text:span>當天炸毀世貿中心<text:span text:style-name="T3"> <text:line-break/>19 </text:span>七月<text:span text:style-name="T3">, 2017 </text:span>在<text:span text:style-name="T3"><text:s/></text:span>真相揭露<text:span text:style-name="T3"><text:s/>/ </text:span>真相揭露與世局發展<text:span text:style-name="T3"><text:s/>tagged 911</text:span>事件<text:span text:style-name="T3"><text:s/>by </text:span>傳奇<text:span text:style-name="T3"> <text:line-break/><text:line-break/></text:span>建馬爾科姆<text:span text:style-name="T3">·</text:span>霍華德<text:span text:style-name="T3">(Malcom Howard)</text:span>是一名退休的美國中央情報局特工。高齡<text:span text:style-name="T3">79</text:span>歲的霍華德在得知只剩下自己的壽命只剩下幾個禮拜後從紐澤西的醫院出院返家。他在人生最後的幾周講述了許多令眾人震驚的事情。他還表示自己在曾受命參與世界貿易中心七號大樓的<text:span text:style-name="T3">”</text:span>爆破拆除任務<text:span text:style-name="T3">”</text:span>霍華德曾在中情局擔任<text:span text:style-name="T3">36</text:span>年的特工。中情局的資深特工們看上他的工程背景和早年在爆破拆除業的工作經驗，因而找他參與中情局的計劃。中情局在<text:span text:style-name="T3">80</text:span>年代初期招募霍華德，隨後原本是原本是民間工程師的他變成了一位爆裂物專家。霍華德表示自己埋放爆裂物的經驗非常豐富；埋放目標從打火機到<text:span text:style-name="T3">80</text:span>層的大樓都不在話下。<text:span text:style-name="T3"> <text:line-break/><text:line-break/></text:span>這名<text:span text:style-name="T3">79</text:span>歲的紐澤西州老鄉從<text:span text:style-name="T3">1997</text:span>年<text:span text:style-name="T3">5</text:span>月到<text:span text:style-name="T3">2001</text:span>年<text:span text:style-name="T3">9</text:span>月進行名為<text:span text:style-name="T3">”</text:span>新世紀<text:span text:style-name="T3">”</text:span>的中情局任務。當時的中情局依然是聽從上級命令的單位。當時霍華德隸屬一隻中情局的四人小隊。他們的工作是確保爆破拆除任務順利完成。<text:span text:style-name="T3"> <text:line-break/><text:line-break/></text:span>霍華德表示<text:span text:style-name="T3">:</text:span>世界貿易中心七號大樓的爆破拆除任務在他的職涯中是獨一無二的工作，因為那次任務是他們唯一一次要讓建築物不像是遭到爆破的拆除工作。他表示自己當時不認為隱瞞真相的環節有任何問題。<text:span text:style-name="T3"><text:s/>“</text:span>身為一名愛國人士，你不會懷疑中情局或白宮的動機。你只需設想這項工作的目的是為了大局著想。他們挑選像我一樣忠誠的好人。聽到不知情的人說三道四讓我感到很難過。但是他在臨終前坦承<text:span text:style-name="T3">:</text:span>回想起來，有些事情不太對勁。我們執行的任務沒有出現任何正面的結果。這不是我們期盼的美國。<text:span text:style-name="T3"> <text:line-break/><text:line-break/>https://www.youtube.com/watch?v=Mamvq7LWqRU <text:line-break/><text:line-break/></text:span>至於世界貿易中心七號大樓是如何倒塌，霍華德解釋道<text:span text:style-name="T3">:</text:span>那是一次典型的控制爆破拆除工作。當時我們使用超高軍用規格的奈米鋁熱劑聚合物來執行爆破任務。那次工作困難的部分是要在不引人注目的前提下將幾千磅的爆裂物、引信和引爆工具搬進七號大樓。不過當時七號大樓的辦公室幾乎都租給了中情局、秘勤局或軍方。這讓我們的搬運工作容易許多。霍華德的工作小組在<text:span text:style-name="T3">2001</text:span>年的<text:span text:style-name="T3">9</text:span>月在世界貿易中心七號大樓的關鍵位置安裝爆裂物。<text:span text:style-name="T3">911</text:span>事件當天，世貿中心的南塔和北塔起火燃燒之後，七號大樓的引信被點燃。奈米鋁熱劑炸斷了大樓的鋼梁結構。後續的辦公室火災導致大樓不堪負荷，最後崩塌。世界貿易中心七號大樓在當天下午<text:span text:style-name="T3">5</text:span>點<text:span text:style-name="T3">20</text:span>分倒塌。<text:span text:style-name="T3"> <text:line-break/><text:line-break/></text:span>目擊證人表示<text:span text:style-name="T3">:</text:span>七號大樓以自由落體的速度崩塌，過程彷彿毫無阻礙。霍華德和他的同僚們完成了他們的任務。<text:span text:style-name="T3">“</text:span>大樓倒塌的時候，一切都發生得非常緊湊。工作的每一步都照計畫進行而且順利。大夥都平安撤離。沒有人在七號大樓內受傷。我們之後舉辦慶功宴。大家一起看爆破的重播畫面；一起喝威士忌，抽雪茄。突然之間，奇怪的事情發生了。大夥開始擔心一切都有點太過順利了。我們開始一遍又一遍地看重播畫面，越看心理就越發毛。大樓倒塌的畫面看起來像是一場控制爆破拆除<text:span text:style-name="T3">…</text:span>我們心想<text:span text:style-name="T3">:</text:span>慘了，民眾會起疑心的。接著我們在街坊鄰居說他們下午有聽到爆炸的聲音。後來我們得知英國廣播公司在七號大樓倒塌前的<text:span text:style-name="T3">20</text:span>分鐘就已經開始播報大樓倒塌的新聞<text:span text:style-name="T3">…</text:span>大家當時心想<text:span text:style-name="T3">:</text:span>這下子事情大條了。<text:span text:style-name="T3"> <text:line-break/><text:line-break/>https://www.youtube.com/watch?v=ltP2t9nq9fI <text:line-break/><text:line-break/></text:span>根據政府官方的<text:span text:style-name="T3">911</text:span>調查報告<text:span text:style-name="T3">:</text:span>世界貿易中心七號大樓的倒塌原因是<text:span text:style-name="T3">”</text:span>世貿北塔和南塔飛濺出的碎片導致火場失去控制<text:span text:style-name="T3">”</text:span>。如果官方調查報告是真的，七號大樓就會是世界上第一棟因為火場失控倒塌的大樓，而且是世界上唯一一棟被<text:span text:style-name="T3">”</text:span>辦公室火災<text:span text:style-name="T3">”</text:span>燒到倒塌的鋼構大樓<text:span text:style-name="T3"><text:s/></text:span>。<text:span text:style-name="T3"> <text:line-break/><text:line-break/></text:span>霍華德和他的同僚們害怕社會大眾看過官方調查報告之後會起身反抗政府並且要求政府說出真相。<text:span text:style-name="T3">“</text:span>這場行動留下了很多破綻。我們留下了非常多的證據。我們以為社會大眾會一窩蜂地發起媒體不能忽視的抗議活動。民眾會捐款贊助調查活動而且要求政府解釋為何要欺騙他們。我們以為他們會在崩塌現場找到足以證明七號大樓是被炸垮的化學殘留物。<text:span text:style-name="T3">“</text:span>我們以為美國會爆發延燒到白宮的革命；然後小布希總統會被迫下台。<text:span text:style-name="T3">“</text:span>但是我們設想的事情全都沒發生。幾乎沒有人懷疑任何事情。媒體封殺了所有膽敢多想的人。<text:span text:style-name="T3">” <text:line-break/><text:line-break/></text:span>追蹤金流霍華德聲稱自己當初不知道世貿中心的北塔和南塔會被摧毀。中情局的任務分工非常細膩。一個特工的任務通常都隸屬一個更大的計劃<text:span text:style-name="T3"><text:s/></text:span>，而且他<text:span text:style-name="T3">/</text:span>她只會知道一小部分的情報。對於想要了解<text:span text:style-name="T3">911</text:span>事件全盤真相的調查人員，霍華德有個建議<text:span text:style-name="T3">: <text:line-break/><text:line-break/>“</text:span>跟著金錢走<text:span text:style-name="T3">”“</text:span>如果大家想找出某件事情的幕後主謀，追蹤金流準沒錯。大家可以調查<text:span text:style-name="T3">911</text:span>事件之前的股市交易紀錄。參與這些活動的人都知道<text:span text:style-name="T3">911</text:span>事件會發生。中情局特務和政府官員的子女們、美國頂層權貴人士的近親、錢尼和倫斯斐。他們都發了一筆橫財。他們不僅把建築和軍事合約發包給自己的朋友，還從中收取回扣。<text:span text:style-name="T3">”“</text:span>更重要的是，他們從事股市內線交易。<text:span text:style-name="T3">”</text:span>英國、法國、德國、義大利、日本、摩納哥和其他國家已經發起跟<text:span text:style-name="T3">911</text:span>事件相關的內線交易調查行動。有關單位相信<text:span text:style-name="T3">:</text:span>如果他們可以證明基地組織的特工從股市中獲利，他們就能證明基地組織就是<text:span text:style-name="T3">911</text:span>攻擊事件的幕後主謀。所有的證據都指向<text:span text:style-name="T3">911</text:span>事件之前有非常大筆的內線交易。<text:span text:style-name="T3"> <text:line-break/><text:line-break/></text:span>義大利外交部長<text:span text:style-name="T3">–Antonio Martino</text:span>表示<text:span text:style-name="T3">:</text:span>我認為有支持恐怖主義的國家和恐怖組織在幕後進行國際市場的投機交易。<text:span text:style-name="T3">” </text:span>德國央行總裁<text:span text:style-name="T3">–Ernst Welteke</text:span>表示<text:span text:style-name="T3">:</text:span>德國央行的研究人員已經找到<text:span text:style-name="T3"><text:s/></text:span>幾乎不可否認的內線交易證據。<text:span text:style-name="T3">”</text:span>就連<text:span text:style-name="T3">CNN</text:span>都報導監理機關查覺到史上頭一遭有人擺明要在恐怖攻擊發生前操弄金融市場並且從中牟取獲利。<text:span text:style-name="T3"> <text:line-break/><text:line-break/></text:span>一旦有人認真研究誰透過<text:span text:style-name="T3">911</text:span>事件在股市中獲利，美國的寡頭權貴們就死定了。<text:span text:style-name="T3">“</text:span>世界上只有一個組織有能力忽悠全世界。我現在告訴大家。這個組織絕對不是蓋達組織，而是中央情報局。<text:span text:style-name="T3">”“</text:span>永遠都不可能有動真格的調查行動。<text:span text:style-name="T3">911</text:span>事件是影子政府投入一切人力和物力謀畫的行動。<text:span text:style-name="T3">”</text:span>這位<text:span text:style-name="T3">79</text:span>歲的老人家在自家度過人生最後的幾個禮拜。他表示自己不擔心會因為臨終爆料被抓去關。<text:span text:style-name="T3">”</text:span>如果他們要抓我，他們接下來就得抓其他人。他們只會利用媒體打壓我。媒體就是一幫收了黑錢，受命要打壓<text:span text:style-name="T3">911</text:span>事件真相的傢伙。<text:span text:style-name="T3">” <text:line-break/><text:line-break/>https://www.youtube.com/watch?v=_A9X_8flGeM <text:line-break/><text:line-break/></text:span>原文<text:span text:style-name="T3">: <text:line-break/><text:line-break/>http://yournewswire.com/cia-911-wtc7/ <text:line-break/><text:line-break/></text:span>翻譯<text:span text:style-name="T3">: Patrick Shih <text:line-break/><text:line-break/></text:span>本文出處網址<text:span text:style-name="T3">: <text:line-break/><text:line-break/>https://www.golden-ages.org/2017/07/19/cia-agent-confesses-on-deathbed-we-blew-up-wtc7-on-911/ <text:line-break/><text:line-break/></text:span>轉載內容請保持內容完整並附上本文出處網址<text:span text:style-name="T3"> </text:span></text:p>
      <text:p text:style-name="P1"><text:span text:style-name="T1">李麗紅</text:span><text:s/>  |  2017.07.22 14:13   |   <text:a xlink:type="simple" xlink:href="http://palinfo.habago.org/Entry?Command=Information_PrintForum&amp;iPage=143#FORUM35924"><text:span text:style-name="T2">#</text:span></text:a></text:p>
      <text:p text:style-name="P4">更正，作者是後沙月光<text:span text:style-name="T3"> <text:line-break/><text:line-break/></text:span>有關中国人在历史上对犹太人是有过恩情的。<text:span text:style-name="T3"> <text:line-break/></text:span>應該指的是二戰期間中國接納猶太難民的那段過去。<text:span text:style-name="T3"> <text:line-break/></text:span>《谢谢上海》以色列宣传片<text:span text:style-name="T3"><text:s/>“Thank You Shanghai” <text:line-break/>https://www.youtube.com/watch?v=bPxRdaKMwx4 <text:line-break/><text:line-break/></text:span>他在希特勒眼皮下救<text:span text:style-name="T3">30000</text:span>猶太人，以色列為此感恩中國<text:span text:style-name="T3">68</text:span>年<text:span text:style-name="T3"> <text:line-break/>https://www.youtube.com/watch?v=J0gsiZrctYM <text:line-break/><text:line-break/></text:span>纪录片《生命的记忆<text:span text:style-name="T3">——</text:span>犹太人在上海》<text:span text:style-name="T3"><text:s/></text:span>第一集：逃亡上海<text:span text:style-name="T3"> <text:line-break/>https://www.youtube.com/watch?v=S6ProKvJHI0 <text:line-break/>' <text:line-break/></text:span>新加坡在南海問題、黃延島仲裁、提供美國軍事基地等情事，<text:span text:style-name="T3"> <text:line-break/></text:span>屢屢站在美國一邊，觸碰中國底線。<text:span text:style-name="T3"> <text:line-break/></text:span>中國透過香港海關查扣新加坡武裝部隊裝甲車，以警告新加坡不要太過分。<text:span text:style-name="T3"> <text:line-break/>---</text:span>《人民日報海外版》<text:span text:style-name="T3">26</text:span>日發文稱，新加坡堅持跟台灣繼續軍事合作的目的，無疑是對中國進行「制衡」的多種手段之一。中國不會坐視「某些國家」採取「暗度陳倉式的挖牆腳行為」，中國要做出反應，「即便是最平和的手段，在中國巨大的體量之下，所產生的效果，也一定是某些國家會感受到的不可承受之重」<text:span text:style-name="T3"> <text:line-break/><text:line-break/></text:span>習主席接見巴勒斯坦首腦，發表<text:span text:style-name="T3">4</text:span>點主張。應該也是警告以色列，不要短視近利，做出損害中國的行為。<text:span text:style-name="T3"> <text:line-break/></text:span>國與國間博弈，沒有老好人生存的空間，樂見祖國開始強硬，彈性地運用各種手段保護國家昌盛興隆和平崛起。<text:span text:style-name="T3"> <text:line-break/></text:span>這次會面與<text:span text:style-name="T3">4</text:span>點主張，以色列應該會很惱火，猶太人在美國政治、國際金融影響力都很大。在國際現實裡沒有哪個國家或組織願意得罪以色列，習主席開了先例。<text:span text:style-name="T3"> <text:line-break/><text:line-break/></text:span></text:p>
      <text:p text:style-name="P1"><text:span text:style-name="T1">天峰</text:span><text:s/>  |  2017.07.22 14:05   |   <text:a xlink:type="simple" xlink:href="http://palinfo.habago.org/Entry?Command=Information_PrintForum&amp;iPage=143#FORUM35923"><text:span text:style-name="T2">#</text:span></text:a></text:p>
      <text:p text:style-name="P2">說邀請巴勒斯坦總統訪華，是對以色列向印度銷售軍武的敲打，格局就太小了。中國處理國際關係，並不是幫派納投名狀。所謂全球治理，是要找到根源，治本而不是治標。更何況，印度的軍事工業，除了買只能買，台灣起碼還能出口子彈，印度連子彈都不能自製，買再多的武器，對中國的威脅都不會有什麽實質的變化。要是中國也像印度那樣愚弄人民煽動仇視，印度早就完了。<text:span text:style-name="T3"> <text:line-break/><text:line-break/></text:span>中巴會談發佈的新聞通稿，是一貫的官樣文字。但是中共的通稿和台灣的作文比賽不一樣，所有提及的事項，都必須是之前做過大量工作，並且具備相當資源的。不光針對巴勒斯坦做了工作，針對以色列也做了工作。可以肯定的一點，在未來巴以和平進程中，以色列會感到不舒服，畢竟中國秉持的政治基礎，是連美國都幾乎不提的<text:span text:style-name="T3">“</text:span>兩國方案<text:span text:style-name="T3">”</text:span>。但是以色列自身也要考慮長治久安的問題，在更大的利益前景面前，我相信以色列會很認真的考慮中國的倡導。</text:p>
      <text:p text:style-name="P3"/>
      <text:p text:style-name="P1"><text:span text:style-name="T1">李麗紅</text:span><text:s/>  |  2017.07.22 13:10   |   <text:a xlink:type="simple" xlink:href="http://palinfo.habago.org/Entry?Command=Information_PrintForum&amp;iPage=144#FORUM35922"><text:span text:style-name="T2">#</text:span></text:a></text:p>
      <text:p text:style-name="P2">巴勒斯坦问题前传：始作甬者<text:span text:style-name="T3"><text:s/></text:span>作者<text:span text:style-name="T3"><text:s/>: </text:span>后沙<text:span text:style-name="T3"> <text:line-break/></text:span>原文連結<text:span text:style-name="T3"> <text:line-break/>http://www.cwzg.cn/politics/201707/37304.html <text:line-break/><text:line-break/></text:span>文章內容如標題<text:span text:style-name="T3"> <text:line-break/></text:span>文章結尾摘貼如下<text:span text:style-name="T3"> <text:line-break/>' <text:line-break/>1967</text:span>年阿以战争之后，以色列地盘大大扩张，完全占据了主动权。巴勒斯坦人的地盘就那点绿色。到今天为止这里产生了多少难民<text:span text:style-name="T3">?</text:span>发生了多少惨案<text:span text:style-name="T3">?</text:span>罄竹难书。<text:span text:style-name="T3"> <text:line-break/><text:line-break/></text:span>中国四点主张是解决巴勒斯坦问题的良方，对以色列也没有什么不公平。<text:span text:style-name="T3"> <text:line-break/><text:line-break/></text:span>也奉劝以色列人不要图小利而忘大义，卖给印度一些专门针对中国的实用武器，真的划算<text:span text:style-name="T3">? <text:line-break/><text:line-break/></text:span>精明的犹太人应当不能只算经济帐，因为还有重要的政治帐。更何况中国人在历史上对犹太人是有过恩情的。</text:p>
      <text:p text:style-name="P1"><text:span text:style-name="T1">方在平</text:span><text:s/>  |  2017.07.22 12:41   |   <text:a xlink:type="simple" xlink:href="http://palinfo.habago.org/Entry?Command=Information_PrintForum&amp;iPage=144#FORUM35921"><text:span text:style-name="T2">#</text:span></text:a></text:p>
      <text:p text:style-name="P4">關於習近平接見巴勒斯坦首腦的事情，應該被視為對下面這個新聞的回應和警告。<text:span text:style-name="T3"> <text:line-break/></text:span>印度以自身的老舊蘇聯<text:span text:style-name="T3">BMP</text:span>步兵戰車面對解放軍新輕坦，完全被動挨打。這次軍購，緩解了印方燃眉之急，所以我國必須警告以色列。<text:span text:style-name="T3"> <text:line-break/>—————————————————————————————— <text:line-break/></text:span>大户印度又从以色列购买<text:span text:style-name="T3">8000</text:span>枚反坦克导弹<text:span text:style-name="T3"> <text:line-break/>2017-07-12 11:57 <text:line-break/></text:span>据以色列报刊《国土报》撰文称印度已经以总计<text:span text:style-name="T3">5</text:span>亿美元的价格从以色列购买了<text:span text:style-name="T3">8000</text:span>枚<text:span text:style-name="T3">“</text:span>长钉<text:span text:style-name="T3">”</text:span>反坦克导弹。<text:span text:style-name="T3"> <text:line-break/><text:line-break/>“</text:span>长钉<text:span text:style-name="T3">”</text:span>单兵反坦克导弹<text:span text:style-name="T3"> <text:line-break/></text:span>以色列<text:span text:style-name="T3">“</text:span>长钉<text:span text:style-name="T3">”</text:span>反坦克导弹是世界单兵反坦克导弹领域的标杆产品，其家族十分庞大射程囊括<text:span text:style-name="T3">800</text:span>至<text:span text:style-name="T3">8000</text:span>米。此次印度订购的为其短程版本（可能是<text:span text:style-name="T3">“</text:span>长钉<text:span text:style-name="T3">”SR</text:span>）最大射程在<text:span text:style-name="T3">800</text:span>米左右。当今印度并不存在着爆发城市巷战的可能，购买短程导弹的目的肯定是为了环境较复杂的山地反坦克作战。<text:span text:style-name="T3"> <text:line-break/><text:line-break/></text:span>印度阅兵仪式<text:span text:style-name="T3"> <text:line-break/></text:span>印度多山且有风险的地区就集中在与中印、巴印边境，其购买导弹的目的不用说也能明了。山地作战与城市巷战存在着一定的类似都是多障碍，视野狭窄，而<text:span text:style-name="T3">“</text:span>长钉<text:span text:style-name="T3">”</text:span>不仅可以发射后不管导弹自身的探测设备还可以将战场信息传回后方。<text:span text:style-name="T3"> <text:line-break/><text:line-break/></text:span>克什米尔地区<text:span text:style-name="T3"> <text:line-break/></text:span>印度陆军火炮<text:span text:style-name="T3"> <text:line-break/></text:span>不过，立志作世界大国的印度却连炮弹和单兵导弹都造不了，曾数次在战争中紧急向俄罗斯等国家订购。</text:p>
      <text:p text:style-name="P1"><text:span text:style-name="T1">天峰</text:span><text:s/>  |  2017.07.21 23:29   |   <text:a xlink:type="simple" xlink:href="http://palinfo.habago.org/Entry?Command=Information_PrintForum&amp;iPage=144#FORUM35920"><text:span text:style-name="T2">#</text:span></text:a></text:p>
      <text:p text:style-name="P2">應習近平的邀請，巴勒斯坦總統阿巴斯於<text:span text:style-name="T3">7</text:span>月<text:span text:style-name="T3">17</text:span>日至<text:span text:style-name="T3">20</text:span>日對中國進行了國是訪問。這個新聞不大，以至我今天才看了相關報道。下面貼個新聞簡報<text:span text:style-name="T3">: <text:line-break/><text:line-break/>—————————————————————————— <text:line-break/><text:line-break/></text:span>央广網北京<text:span text:style-name="T3">7</text:span>月<text:span text:style-name="T3">18</text:span>日消息（記者馬闖）國家主席習近平<text:span text:style-name="T3">18</text:span>日在人民大會堂同來華進行國事訪問的巴勒斯坦國總統阿巴斯舉行會談。<text:span text:style-name="T3"> <text:line-break/><text:line-break/></text:span>　　習近平指出，中巴兩國友誼源遠流長。中國是最早支持巴勒斯坦人民正義事業、最早承認巴勒斯坦解放組織和巴勒斯坦國的國家之一。兩國人民相互理解、相互信賴、相互支持，是真正的好朋友、好夥伴、好兄弟。近年來，中巴兩國高層交往密切，政治互信更加鞏固，各領域合作得到穩步發展。<text:span text:style-name="T3"> <text:line-break/></text:span>　　習近平強調，中方願同巴方一道努力，在政治上繼續堅定相互支持，加強協調配合，保持高層交往，不斷推動兩國各領域合作。中方讚賞巴方始終奉行一個中國政策，將一如既往支持巴勒斯坦人民恢復民族合法權利的正義事業。中方願與巴方共建「一帶一路」，支持有實力、有條件的企業到巴勒斯坦開展投資合作，實現互利共贏。我們願同巴方在工業區建設、人才培訓和太陽能電站項目等方面合作，幫助巴方提升自主發展能力。雙方要繼續加強在文化、教育、科研、黨際、地方、民間、青年等各領域各層次交流合作，不斷增進兩國人民友誼。<text:span text:style-name="T3"> <text:line-break/><text:line-break/></text:span>習近平就推動解決巴勒斯坦問題提出四點主張：<text:span text:style-name="T3"> <text:line-break/><text:line-break/></text:span>　　第一，堅定推進以「兩國方案」為基礎的政治解決。中方堅定支持「兩國方案」，支持建立以<text:span text:style-name="T3">1967</text:span>年邊界為基礎、以東耶路撒冷為首都、擁有完全主權的、獨立的巴勒斯坦國，將一如既往地為解決巴勒斯坦問題發揮建設性作用。<text:span text:style-name="T3"> <text:line-break/></text:span>　　第二，堅持共同、綜合、合作、可持續的安全觀。中方呼籲切實落實聯合國安理會第<text:span text:style-name="T3">2334</text:span>號決議，立即停止在被佔領土上一切定居點活動，立即採取措施，防止針對平民的暴力行為。儘快復談，加快政治解決巴勒斯坦問題，從根本上實現共同持久的安全。<text:span text:style-name="T3"> <text:line-break/></text:span>　　第三，進一步協調國際社會的努力，壯大促和合力。國際社會應進一步協調，儘快推出共同參與的促和舉措。中方願參與和支持一切有利於巴勒斯坦問題政治解決的努力，擬於年內召開巴以和平人士研討會，為解決巴勒斯坦問題啟智獻策。<text:span text:style-name="T3"> <text:line-break/></text:span>　　第四，綜合施策，以發展促進和平。在推進政治談判的同時，應高度重視發展問題，推進巴以合作。中國視巴以雙方為「一帶一路」沿線上的重要夥伴，願本著發展促和平的理念，開展互利合作，繼續支持巴加快發展。中方倡議啟動中巴以三方對話機制，協調推進援助巴方的重點項目。<text:span text:style-name="T3"> <text:line-break/><text:line-break/>———————————————————————————————— <text:line-break/><text:line-break/></text:span>我注意到有幾個關鍵詞，<text:span text:style-name="T3">“</text:span>巴勒斯坦人民正義事業<text:span text:style-name="T3">”</text:span>，<text:span text:style-name="T3">“</text:span>兩國方案<text:span text:style-name="T3">”</text:span>，<text:span text:style-name="T3">“</text:span>一帶一路<text:span text:style-name="T3">”</text:span>，<text:span text:style-name="T3">“</text:span>中巴以三方對話機制<text:span text:style-name="T3">”</text:span>。這表示說，巴以問題是關係到一帶一路的大問題，中國要正式介入了。並且，不管美國態度如何，中國都會以更積極的行動，主導巴以進程。<text:span text:style-name="T3"> <text:line-break/></text:span></text:p>
      <text:p text:style-name="P1">Alex Wang   |  2017.07.21 07:44   |   <text:a xlink:type="simple" xlink:href="http://palinfo.habago.org/Entry?Command=Information_PrintForum&amp;iPage=144#FORUM35919"><text:span text:style-name="T2">#</text:span></text:a></text:p>
      <text:p text:style-name="P4"><text:span text:style-name="T3">http://www.guancha.cn/ZhouDeYu/2017_07_20_419095_s.shtml <text:line-break/><text:line-break/></text:span>周德宇：太阳底下无新事<text:span text:style-name="T3">——</text:span>美国学者为何误读中俄<text:span text:style-name="T3"> <text:line-break/><text:line-break/></text:span>匹兹堡大学政治学系在读博士<text:span text:style-name="T3"> <text:line-break/><text:line-break/></text:span>在美国读博两年来第一次被毙论文，居然是因为俄罗斯。<text:span text:style-name="T3"> <text:line-break/><text:line-break/></text:span>论文怎么被毙的呢，主要是因为结果太过于挑战教授们的常识。本来这论文是想讨论反<text:span text:style-name="T3"> <text:line-break/></text:span>美情绪和民主理念之间的关系，想看看是不是反美的俄国群众也会倾向于把民主视为美<text:span text:style-name="T3"> <text:line-break/></text:span>式概念进而反对民主<text:span text:style-name="T3">——</text:span>这个假说得到了民意调查数据的支持。<text:span text:style-name="T3"> <text:line-break/><text:line-break/></text:span>但当导师让我进一步调查是不是普京挑起了这种反美反民主情绪的时候，回归结果显示<text:span text:style-name="T3"> <text:line-break/></text:span>，普京的支持者其实反而比其他人更亲美更支持民主。这个关联不仅显著而且十分稳定<text:span text:style-name="T3"> <text:line-break/></text:span>，从普京刚上台和美国还热乎的时候一直到颜色革命后普京跟西方彻底翻脸，支持普京<text:span text:style-name="T3"> <text:line-break/></text:span>的人都是一以贯之地支持民主和亲美。<text:span text:style-name="T3"> <text:line-break/><text:line-break/></text:span>于是导师们就对这个结果表示匪夷所思了：那个说好的反美独裁者呢？普京在美国人民<text:span text:style-name="T3"> <text:line-break/></text:span>心目中的传统形象一下子就在数据面前崩塌了。<text:span text:style-name="T3"> <text:line-break/><text:line-break/></text:span>我就说这个其实很好理解啊，现在俄罗斯除了普京之外，稍有点规模的政治势力，一个<text:span text:style-name="T3"> <text:line-break/></text:span>是左翼的俄罗斯共产党，另一个就是被称为俄国川普兼纳粹的既不自由也不民主的极右<text:span text:style-name="T3"> <text:line-break/></text:span>翼民族主义政党俄罗斯自由民主党，跟他们比起来，普京当然就成了民主导师和美利坚<text:span text:style-name="T3"> <text:line-break/></text:span>人民的老朋友。<text:span text:style-name="T3"> <text:line-break/><text:line-break/></text:span>等等，那些真正的符合西方定义的自由民主人士呢？不好意思，他们早在叶利钦时代就<text:span text:style-name="T3"> <text:line-break/></text:span>没什么影响力了。<text:span text:style-name="T3"> <text:line-break/><text:line-break/></text:span>导师就面露难色地跟我说，他们也不是不能理解这个结果，但是如果真的要在答辩的时<text:span text:style-name="T3"> <text:line-break/></text:span>候展示这么<text:span text:style-name="T3">“</text:span>反常识<text:span text:style-name="T3">”</text:span>的结论，很难说服其他人啊。于是让我还是先把这论文搁置下来<text:span text:style-name="T3"> <text:line-break/></text:span>，等着有时间找了更多的证据再说。<text:span text:style-name="T3"> <text:line-break/><text:line-break/></text:span>无独有偶，班里的台湾同学也在中途被老师毙了论文。他的题目是探讨难民和犯罪率的<text:span text:style-name="T3"> <text:line-break/></text:span>关系，本来是预计相对高素质的难民其实会减少犯罪率，结果回归做出来又发现难民居<text:span text:style-name="T3"> <text:line-break/></text:span>然提高了犯罪率<text:span text:style-name="T3">……</text:span>于是这么政治不正确的结论自然也被他的导师压了下去。<text:span text:style-name="T3"> <text:line-break/><text:line-break/></text:span>我就跟他说，咱们要不索性直接把论文给川普团队啊，又是亲俄又是反难民，这么喜闻<text:span text:style-name="T3"> <text:line-break/></text:span>乐见的结论，不正是美利坚合众国需要的政治学研究吗，说不定政府还可以把前些年一<text:span text:style-name="T3"> <text:line-break/></text:span>直砍下来的政治学经费补回来<text:span text:style-name="T3">……</text:span>台湾同学及时制止了我的妄想，表示我们真要这么干<text:span text:style-name="T3"> <text:line-break/></text:span>，以后就不要想在政治学这个学术圈混下去了。<text:span text:style-name="T3"> <text:line-break/><text:line-break/></text:span>其实我还是挺遗憾最后没能展示那篇关于俄罗斯的论文，美国人民如果能多了解一些苏<text:span text:style-name="T3"> <text:line-break/></text:span>联解体时期的历史，对他们理解当下的美国还是有好处的。<text:span text:style-name="T3"> <text:line-break/><text:line-break/></text:span>这学期写论文的时候，翻看<text:span text:style-name="T3">1991</text:span>年苏联解体前夕的报纸评论，就像是看一出荒谬的悲剧<text:span text:style-name="T3"> <text:line-break/></text:span>。从后人的角度来看，结局早已注定，但是我却不知道究竟该如何去读那些当事人的彷<text:span text:style-name="T3"> <text:line-break/></text:span>徨、挣扎，以及无奈。<text:span text:style-name="T3"> <text:line-break/><text:line-break/></text:span>有的人抱怨民主化最后带来的结果只能是让一群更不民主的人上台，有的人担心依赖西<text:span text:style-name="T3"> <text:line-break/></text:span>方援助只会培养被西方势力操控的买办，有的人控诉苏共和戈尔巴乔夫正在走上亡党亡<text:span text:style-name="T3"> <text:line-break/></text:span>国之路<text:span text:style-name="T3">…… <text:line-break/><text:line-break/></text:span>最让人感叹的是读者来信里面普通民众的抱怨，一个工人写信说：<text:span text:style-name="T3">“</text:span>以前出了问题，至<text:span text:style-name="T3"> <text:line-break/></text:span>少他们还畏惧上层党委机关的监督，我至少知道该去哪儿说理。可是现在地方上的民主<text:span text:style-name="T3"> <text:line-break/></text:span>人士说了，党要放开啦，要民主啦，这些事儿都归这些地方人士说了算了了，我可上哪<text:span text:style-name="T3"> <text:line-break/></text:span>儿抱怨呢<text:span text:style-name="T3">……” <text:line-break/><text:line-break/></text:span>还有一封信是一个医生写的，他说：<text:span text:style-name="T3">“</text:span>民主化之后，现在的情况就是，没有人负责任何<text:span text:style-name="T3"> <text:line-break/></text:span>事，没有人害怕任何人<text:span text:style-name="T3">……”</text:span>我不知道这位医生有没有读过伯克的《论法国大革命》，<text:span text:style-name="T3"> <text:line-break/></text:span>但是他这句话倒是和书中一句名言相互呼应：<text:span text:style-name="T3">“</text:span>完美的民主是世上最无耻的事物，它最<text:span text:style-name="T3"> <text:line-break/></text:span>为无耻，也最为无畏<text:span text:style-name="T3">……” <text:line-break/><text:line-break/></text:span>当然，最终这些抱怨都被嘲笑为无稽之谈，被讽刺为开改革的倒车，被攻击为妄图复活<text:span text:style-name="T3"> <text:line-break/></text:span>专制主义军国主义的幽灵<text:span text:style-name="T3">……</text:span>主流的意见是积极乐观的，期待着叶利钦上台之后改革的<text:span text:style-name="T3"> <text:line-break/></text:span>春风，期待着西方援助能够带来经济发展，期待着新的联盟条约可以使苏联重获新生<text:span text:style-name="T3">…… <text:line-break/><text:line-break/>http://i.guancha.cn/news/2017/07/17/20170717140708592.png <text:line-break/></text:span>（<text:span text:style-name="T3">1991</text:span>年<text:span text:style-name="T3">8</text:span>月<text:span text:style-name="T3">23</text:span>日，叶利钦在俄罗斯议会当众羞辱戈尔巴乔夫）<text:span text:style-name="T3"> <text:line-break/><text:line-break/></text:span>只是一切都发展得超乎预料。几个月前，人们还为叶利钦当众指责戈尔巴乔夫的僭越之<text:span text:style-name="T3"> <text:line-break/></text:span>举震惊不已，几个月后，大家就开始欢呼叶利钦领袖将带领俄罗斯走向伟大复兴之路了。<text:span text:style-name="T3"> <text:line-break/><text:line-break/></text:span>虽说历史不是简单的复制，但是那满眼的既视感却是无法否认的。<text:span text:style-name="T3">1991</text:span>年的苏联，跟二<text:span text:style-name="T3"> <text:line-break/></text:span>十五年后<text:span text:style-name="T3">2016</text:span>年的美国有着惊人的相似度。当年颟顸无能却自以为一切尽在掌握之中的<text:span text:style-name="T3"> <text:line-break/></text:span>戈尔巴乔夫，不正是二十五年后不接地气的奥巴马和希拉里么？<text:span text:style-name="T3"> <text:line-break/><text:line-break/></text:span>当年当众指着戈尔巴乔夫鼻子的叶利钦，不也是神似二十五年后在大选辩论中要把某个<text:span text:style-name="T3"> <text:line-break/>“</text:span>肮脏女性<text:span text:style-name="T3">”</text:span>关起来的川普？<text:span text:style-name="T3"> <text:line-break/><text:line-break/></text:span>那些以为叶利钦被选为俄联邦苏维埃主席之后就该到头的苏共干部，怎么也想不到叶利<text:span text:style-name="T3"> <text:line-break/></text:span>钦可以成为俄罗斯在苏联时期的第一任也是最后一任总统，他们的窘迫，不是正像那些<text:span text:style-name="T3"> <text:line-break/></text:span>初选时就嘲讽川普将是<text:span text:style-name="T3">“</text:span>最后一任美国总统<text:span text:style-name="T3">”</text:span>来自我安慰的不接地气的美国自由派么？<text:span text:style-name="T3"> <text:line-break/><text:line-break/></text:span>当然，最重要的是，当年叶利钦最有力的口号可不只是自由民主，而是让俄罗斯抛弃掉<text:span text:style-name="T3"> <text:line-break/></text:span>苏联的负担，从而<text:span text:style-name="T3">“</text:span>让俄罗斯再次伟大<text:span text:style-name="T3">”</text:span>。不知道当俄罗斯人如今回想起叶利钦就任致<text:span text:style-name="T3"> <text:line-break/></text:span>辞的最后一段<text:span text:style-name="T3">——“</text:span>伟大的俄罗斯将再次崛起<text:span text:style-name="T3">……</text:span>我们有信心，俄罗斯终将复兴！<text:span text:style-name="T3">”— <text:line-break/>—</text:span>将会作何感想。不过我们可以等着看二十五年后美国人民回想起<text:span text:style-name="T3">“</text:span>让美国再次伟大<text:span text:style-name="T3">” <text:line-break/></text:span>的口号会是什么心情。<text:span text:style-name="T3"> <text:line-break/><text:line-break/>http://i.guancha.cn/news/2017/07/17/20170717140829556.png <text:line-break/></text:span>（俄罗斯人的预期寿命在解体之后迎来了断崖式下跌）<text:span text:style-name="T3"> <text:line-break/><text:line-break/></text:span>美国人民可能没有机会去经历俄罗斯人民在二十五年前所经历的经济崩溃和精神崩溃的<text:span text:style-name="T3"> <text:line-break/></text:span>双重洗礼，不会理解活在一段人均寿命下降五岁、死亡率飙升<text:span text:style-name="T3">30%</text:span>的国家是什么样的体<text:span text:style-name="T3"> <text:line-break/></text:span>验，但是他们也许有幸可以见证一个帝国体系的解体，尽管这个过程将会非常缓慢。<text:span text:style-name="T3"> <text:line-break/><text:line-break/></text:span>帝国的崛起各有各的不同，但帝国的崩溃总是相似的。罗马帝国的崩溃被西方的学者和<text:span text:style-name="T3"> <text:line-break/></text:span>文艺工作者反复念叨了几千年，也是时候换一换新例子了。苏联解体那么多年了，似乎<text:span text:style-name="T3"> <text:line-break/></text:span>他们也还是看不上，那就只好等着美国来为人类历史贡献新的题材了。<text:span text:style-name="T3"> <text:line-break/><text:line-break/></text:span>当然公平地讲，俄罗斯的经验还是有人重视的。比如跟俄国相爱相杀了几百年的土耳其<text:span text:style-name="T3"> <text:line-break/></text:span>，就深得这段历史的真传。<text:span text:style-name="T3"> <text:line-break/><text:line-break/></text:span>虽说很多人认为土耳其的埃尔多安是模仿着普京的路径，靠着民意支持以民主之名反民<text:span text:style-name="T3"> <text:line-break/></text:span>主，但是从政变到公投玩得这么溜的一手，那还是有着叶利钦的影子。<text:span text:style-name="T3"> <text:line-break/><text:line-break/></text:span>想当初<text:span text:style-name="T3">1993</text:span>年的时候，俄罗斯一场府院之争，最后以叶利钦以镇压政变为名带兵炮击议<text:span text:style-name="T3"> <text:line-break/></text:span>会结束，死伤不论。议会刚被清理完，叶利钦马上就发起公投修宪，以限制议会专权为<text:span text:style-name="T3"> <text:line-break/></text:span>名建立起了超级总统制，为日后普京执政奠定了宪法根基。<text:span text:style-name="T3"> <text:line-break/><text:line-break/></text:span>可是不管这<text:span text:style-name="T3">1993</text:span>年的新宪法赋予了总统多少独裁的权力，当时的西方国家可没这么激烈<text:span text:style-name="T3"> <text:line-break/></text:span>地反对叶利钦的公投，毕竟这宪法针对的就是掌握着议会的共产党，不管是总统制还是<text:span text:style-name="T3"> <text:line-break/></text:span>超级总统制，在他们看来，<text:span text:style-name="T3">“</text:span>能反共的制度就是好制度<text:span text:style-name="T3">”</text:span>，西方国家当然是原谅他啦，<text:span text:style-name="T3"> <text:line-break/></text:span>哦不，是尊重<text:span text:style-name="T3">“</text:span>俄罗斯人民的选择<text:span text:style-name="T3">”</text:span>啦。只不过<text:span text:style-name="T3">1991</text:span>年全民公投的时候，苏联人民还投<text:span text:style-name="T3"> <text:line-break/></text:span>票支持维系苏维埃社会主义共和国联盟呢，他们的选择又有谁来尊重呢。<text:span text:style-name="T3"> <text:line-break/><text:line-break/><text:line-break/><text:line-break/></text:span>（<text:span text:style-name="T3">1993</text:span>年的府院之争）<text:span text:style-name="T3"> <text:line-break/><text:line-break/></text:span>当然，一国的历史最终也只能靠本国人自己来铭记，指望着美国人民以俄罗斯人民的历<text:span text:style-name="T3"> <text:line-break/></text:span>史为鉴，大概也是强人所难，更不用说美国人那根深蒂固的连川普都拧不过来的恐俄仇<text:span text:style-name="T3"> <text:line-break/></text:span>俄心理。<text:span text:style-name="T3"> <text:line-break/><text:line-break/></text:span>可是要说美国人民对自己的历史就很了解么？恐怕也未必。<text:span text:style-name="T3"> <text:line-break/><text:line-break/></text:span>且不说普通大众了，就说学者教授们，一个个对川普上台大惊失色，高呼美国政治学要<text:span text:style-name="T3"> <text:line-break/></text:span>完。但其实好多年前，美国学者们早就发现了美国民众的反全球化心理，早就发现了锈<text:span text:style-name="T3"> <text:line-break/></text:span>带失业工人会在选举中支持反对党，早就发现了政治家为了选举会充分动（<text:span text:style-name="T3">shan</text:span>）员（<text:span text:style-name="T3"> <text:line-break/>dong</text:span>）起反移民反贸易情绪<text:span text:style-name="T3">…… <text:line-break/><text:line-break/></text:span>只不过当年学者们研究的，还是克里在<text:span text:style-name="T3">2004</text:span>年大选中指责布什政府推动外包服务出卖美<text:span text:style-name="T3"> <text:line-break/></text:span>国人的工作。谁能想到，如今只不过是换了个人带起一样的节奏，怎么大家就认不出来<text:span text:style-name="T3"> <text:line-break/></text:span>了呢？<text:span text:style-name="T3"> <text:line-break/><text:line-break/></text:span>川普以化学武器为名轰炸了叙利亚，我的自由派同学们扭捏了一下还是很快给川统领的<text:span text:style-name="T3"> <text:line-break/></text:span>雷霆行动点赞了。有的人还在经历着<text:span text:style-name="T3">“</text:span>天人交战<text:span text:style-name="T3">”</text:span>，表示虽然支持轰炸叙利亚但是担心<text:span text:style-name="T3"> <text:line-break/></text:span>川普会利用自己的支持，有的同学就完全放下了矜持，热情地赞扬川普的果断和勇敢正<text:span text:style-name="T3"> <text:line-break/></text:span>符合美利坚民族惩恶扬善的光荣传统：<text:span text:style-name="T3">“</text:span>不管你们说什么，川普做的没毛病，我爸爸从<text:span text:style-name="T3"> <text:line-break/></text:span>小就教育我，当我们看到他人在受苦时，怎么能够坐视不理？我们既然有能力，就要保<text:span text:style-name="T3"> <text:line-break/></text:span>护无辜的叙利亚人民<text:span text:style-name="T3">……” <text:line-break/><text:line-break/></text:span>说得很好，只是不知道谁还记得，上一次美国人拿着一管说不定是洗衣粉的物质宣称萨<text:span text:style-name="T3"> <text:line-break/></text:span>达姆有大规模杀伤性武器，然后绕开联合国去<text:span text:style-name="T3">“</text:span>保护<text:span text:style-name="T3">”</text:span>无辜的伊拉克民众的时候，最后<text:span text:style-name="T3"> <text:line-break/></text:span>受苦的又是谁呢。如果说鱼的记忆还有七秒，那某些美国人的记忆又有多久呢。<text:span text:style-name="T3"> <text:line-break/><text:line-break/><text:line-break/><text:line-break/></text:span>（伊拉克战争前鲍威尔在联合国展示着莫须有的证据声称伊拉克拥有大规模杀伤性武器）<text:span text:style-name="T3"> <text:line-break/><text:line-break/></text:span>其实历史上，美国人民倒也确实是有着真正的锄强扶弱匡扶正义之心的。当年全欧洲围<text:span text:style-name="T3"> <text:line-break/></text:span>剿法国大革命的时候，美国人民还是挂念着独立时法国人抗英援美的恩情，想要支持法<text:span text:style-name="T3"> <text:line-break/></text:span>国进步的民主革命反对英国腐朽独裁的霸权主义侵略。<text:span text:style-name="T3"> <text:line-break/><text:line-break/></text:span>只不过当美国人也走上了当年英国人的道路之后，英国在美国人的眼中就从独裁的霸权<text:span text:style-name="T3"> <text:line-break/></text:span>变成了民主的保护者了，真的是天不生大英万古如长夜，而法国大革命就变成了集权和<text:span text:style-name="T3"> <text:line-break/></text:span>恐怖的代名词。<text:span text:style-name="T3"> <text:line-break/><text:line-break/></text:span>还记得几年前看一个美国学者的文章，说要是没有美英的霸权，这个世界上就不会有民<text:span text:style-name="T3"> <text:line-break/></text:span>主思想的传遍，更不会有民主国家的建立与维持<text:span text:style-name="T3">……</text:span>然后法国就赫然出现在了他列出来<text:span text:style-name="T3"> <text:line-break/></text:span>的被美国拯救的民主国家之中。看着这些亲英派，也不知道美国建国先烈们的棺材板还<text:span text:style-name="T3"> <text:line-break/></text:span>压不压得住。<text:span text:style-name="T3"> <text:line-break/><text:line-break/></text:span>不过说句公道话，有些历史美国人还是记得很清楚的，而且能够熟练地用来联系当下。<text:span text:style-name="T3"> <text:line-break/></text:span>比如苏联挑战美国霸权的历史啊，德国挑战英国霸权的历史啊，一直上溯到雅典挑战斯<text:span text:style-name="T3"> <text:line-break/></text:span>巴达霸权的历史提出所谓的修昔底德陷阱<text:span text:style-name="T3">……</text:span>最后都可以毫无悬念地嫁接到如今的中美<text:span text:style-name="T3"> <text:line-break/></text:span>关系上。<text:span text:style-name="T3"> <text:line-break/><text:line-break/></text:span>从政客的言辞到学者的论文，只要谈起中国与世界秩序的关系，很少有人会<text:span text:style-name="T3">“</text:span>先问是不<text:span text:style-name="T3"> <text:line-break/></text:span>是再问怎么办<text:span text:style-name="T3">”</text:span>，而是直接设定中国像苏联一样是个崛起中的邪恶帝国（当然，不可否<text:span text:style-name="T3"> <text:line-break/></text:span>认的是也有很多对华友好的学者，但是他们的声音有多大是一个疑问），那么为了维护<text:span text:style-name="T3"> <text:line-break/></text:span>世界的和平，为了防止地球被破坏，美国该做什么就很清楚了。<text:span text:style-name="T3"> <text:line-break/><text:line-break/></text:span>就好像几年前美国学者<text:span text:style-name="T3">Haggard</text:span>写了篇《自由主义的悲观》，里面通篇在哀叹自由主义<text:span text:style-name="T3"> <text:line-break/></text:span>世界秩序将被中国这群崛起的势力所破坏。他一个最大的感慨就是，不光中俄这种威权<text:span text:style-name="T3"> <text:line-break/></text:span>国家不听话，连印度巴西这样的民主国家也不愿意接受西方发达国家的谆谆教导，无知<text:span text:style-name="T3"> <text:line-break/></text:span>的发展中国家不去接受英明神武的西方领导，非要去搞独立自主的一套，这个队伍真是<text:span text:style-name="T3"> <text:line-break/></text:span>没法带了。<text:span text:style-name="T3"> <text:line-break/><text:line-break/></text:span>于是<text:span text:style-name="T3">Haggard</text:span>就建议，不如暂时不要管什么多边主义了，先进民主的西方国家们还是先<text:span text:style-name="T3"> <text:line-break/></text:span>搞起<text:span text:style-name="T3">TPP</text:span>这样的小圈子，等着其他国家仰慕<text:span text:style-name="T3">TPP</text:span>的恩泽而自愿归附<text:span text:style-name="T3">……</text:span>当然，这一口毒奶<text:span text:style-name="T3"> <text:line-break/></text:span>的后果我们都看见了。<text:span text:style-name="T3"> <text:line-break/><text:line-break/></text:span>可是，有的时候我也糊涂了，那些美国的学者政客们，一方面说中国想要崛起争得自己<text:span text:style-name="T3"> <text:line-break/></text:span>的利益，就肯定要破坏当下的自由主义世界秩序；可是另一方面又反复哀叹中国捡了便<text:span text:style-name="T3"> <text:line-break/></text:span>宜搭了便车，成为自由主义世界秩序最大的受益者。<text:span text:style-name="T3"> <text:line-break/><text:line-break/></text:span>所以，假如当前的世界秩序真是那么合理，那么中国崛起合情合理，为什么中国要破坏<text:span text:style-name="T3"> <text:line-break/></text:span>一个有利于自己的秩序呢？假如中国的崛起体现了当前的世界秩序是不公平的，那么为<text:span text:style-name="T3"> <text:line-break/></text:span>什么西方又总是想着维系它呢？<text:span text:style-name="T3"> <text:line-break/><text:line-break/></text:span>此前，美国著名历史学家尼尔弗格森在接受采访的时候就很纠结：<text:span text:style-name="T3">“</text:span>这是个滑稽的（<text:span text:style-name="T3"> <text:line-break/>funny</text:span>）自由主义国际秩序，主要眷顾了一个共产主义一党制国家。就是这样。上世纪<text:span text:style-name="T3"> <text:line-break/></text:span>九十年代之后这个体系主要的受益人就是中国。当然三亿中国人民脱贫是很伟大的，我<text:span text:style-name="T3"> <text:line-break/></text:span>没什么可反对的，但现实是，与此同时，美国中产阶级和工薪阶层的生活水准有了显著<text:span text:style-name="T3"> <text:line-break/></text:span>的下降<text:span text:style-name="T3">……” <text:line-break/><text:line-break/></text:span>弗格森的纠结大概反映了整个西方世界对于当前秩序的矛盾态度。对此，我也只能说，<text:span text:style-name="T3"> <text:line-break/>it’s not funny</text:span>。<text:span text:style-name="T3"> <text:line-break/><text:line-break/></text:span>所以美国学者们如果想从历史角度探讨美国到底该怎么对待中国，也不应该瞎翻历史，<text:span text:style-name="T3"> <text:line-break/></text:span>与其回顾什么古希腊两个小国的地区冲突，还不如看看美国的革命家史。<text:span text:style-name="T3"> <text:line-break/><text:line-break/></text:span>当年美国革命的老前辈托马斯潘恩在《人权论》里对于霸权主义的批判就已经很清楚了<text:span text:style-name="T3"> <text:line-break/></text:span>：<text:span text:style-name="T3">“</text:span>除非寻找到另一个敌人，英国政府就没法以战争为名获取利润和税收。所以英国就<text:span text:style-name="T3"> <text:line-break/></text:span>用俄国来代替法国来作为自己的敌人，就好像对全世界宣告，又或是在自言自语：<text:span text:style-name="T3">‘</text:span>如<text:span text:style-name="T3"> <text:line-break/></text:span>果没有好心人愿意当我的敌人，我就没有理由维持庞大的军队和舰队，就必须要减少税<text:span text:style-name="T3"> <text:line-break/></text:span>负<text:span text:style-name="T3">……</text:span>除非与俄国为敌，否则战争的收成就没了<text:span text:style-name="T3">……’” <text:line-break/><text:line-break/></text:span>如今两百多年过去，革命者堕为霸主，屠龙者亦成恶龙，这样的剧情倒也没什么稀奇的<text:span text:style-name="T3"> <text:line-break/></text:span>，毕竟太阳底下无新事。<text:span text:style-name="T3"> <text:line-break/><text:line-break/><text:line-break/></text:span></text:p>
      <text:p text:style-name="P1"><text:span text:style-name="T1">陳真</text:span><text:s/>  |  2017.07.21 02:33   |   <text:a xlink:type="simple" xlink:href="http://palinfo.habago.org/Entry?Command=Information_PrintForum&amp;iPage=144#FORUM35918"><text:span text:style-name="T2">#</text:span></text:a></text:p>
      <text:p text:style-name="P2">拯救者還是被拯救者<text:span text:style-name="T3"><text:s/>---</text:span>從《中國問題》看羅素的中國文化觀<text:span text:style-name="T3"> <text:line-break/><text:line-break/></text:span>劉燕燕<text:span text:style-name="T3"> <text:line-break/><text:line-break/>https://goo.gl/Uu4BNg <text:line-break/><text:line-break/><text:line-break/></text:span>伯蘭特<text:span text:style-name="T3"><text:s/>·</text:span>羅素（<text:span text:style-name="T3">1872-1970</text:span>）是<text:span text:style-name="T3">20</text:span>世紀享譽世界的英國哲學家和思想家，被孫中山先生譽為惟一瞭解中國的外國人，他和美國的杜威並稱為對五四時期<text:span text:style-name="T3">“</text:span>少年中國<text:span text:style-name="T3">”</text:span>影響巨大的哲學家。<text:span text:style-name="T3">1920</text:span>年<text:span text:style-name="T3">10</text:span>月<text:span text:style-name="T3">12</text:span>日至<text:span text:style-name="T3">1921</text:span>年<text:span text:style-name="T3">7</text:span>月<text:span text:style-name="T3">11</text:span>日，羅素以哲學家的身份應邀到來中國，對北京、上海等地進行了為期<text:span text:style-name="T3">9</text:span>個月的講學，包括關於社會改造學說和關於布林舍維克的演講，在回國之前又做了《中國到自由之路》的講話。<text:span text:style-name="T3"> <text:line-break/><text:line-break/></text:span>回國之後，羅素在英國各大報紙發表了一系列關於中國問題的文章，其中尤以<text:span text:style-name="T3">1922</text:span>年出版的《中國問題》最為著名。該書站在同情中國的立場，描繪出帝國主義包圍下中國的處境，並試圖為中國指明一條發展道路。特別是他反觀自身文化處境，讚賞了中國傳統文化的精華，間接介入了中國五四時期關於中西文化優劣論的爭論，給當時中國思想界産生了極大的震撼。同時也反映了西方文化危機時期西方人向中國文化尋求救世良藥的普遍思潮。<text:span text:style-name="T3"> <text:line-break/><text:line-break/></text:span>萊布尼茨<text:span text:style-name="T3">(</text:span>陳真按：<text:span text:style-name="T3">17</text:span>世紀哲學家與數學家，發明微積分<text:span text:style-name="T3">) </text:span>曾經對中國文明讚美道，<text:span text:style-name="T3">“</text:span>我們從前不相信世界上還會有比我們的倫理更美滿、立身處世更進步的民族存在<text:span text:style-name="T3">——</text:span>東方的中國。<text:span text:style-name="T3">”</text:span>羅素時代的中國，和萊布尼茨時代的中國已經完全不同，神秘而偉大的古代中國形象在西方炮火下狼狽不堪。<text:span text:style-name="T3"> <text:line-break/><text:line-break/></text:span>訪華之前，羅素從一些譯文書籍上瞭解到很多關於中國的資訊，例如<text:span text:style-name="T3">1911</text:span>年版的《中國文明》，<text:span text:style-name="T3">1912</text:span>年版的《中國和滿洲》、<text:span text:style-name="T3">1853</text:span>年版的《中國起義史》、<text:span text:style-name="T3">1904</text:span>年出版的《中國筆記》。羅素眼中的中國，有著千年的文化傳統，他深深為此所折服。<text:span text:style-name="T3">(</text:span>中略<text:span text:style-name="T3">) <text:line-break/><text:line-break/></text:span>相對於忽略個人存在價值的儒家文化來說，羅素更喜愛崇拜自然的道家，他愛道家的一個理由是，道家非常反對動用武力，<text:span text:style-name="T3">“</text:span>夫兵者，不祥之器<text:span text:style-name="T3">” </text:span>。正如<text:span text:style-name="T3">18</text:span>世紀的歐洲渴望中國瓷器一樣，羅素在期盼更期待道家崇尚自然的習性能給戰亂中的歐洲帶來一點理性和平和。<text:span text:style-name="T3"> <text:line-break/><text:line-break/></text:span>無論他如何讚揚中國文明，他始終是以西方文化的身份進入中國文化論爭的視野。巴黎和會的骯髒，第一次世界大戰的殘酷，使世界發現了西方的弊端；戰後的歐洲出現了<text:span text:style-name="T3">“</text:span>崇拜亞洲之狂熱<text:span text:style-name="T3">”</text:span>，中國文化在歐洲大行其道，孔子、老子被許多人奉為宗師，其中僅《道德經》的譯本在戰後的德國就出版了<text:span text:style-name="T3">8 </text:span>種。<text:span text:style-name="T3"> <text:line-break/><text:line-break/></text:span>而身為哲學家的羅素，比常人更具洞察力，人類因為戰爭而自相殘殺，平民因為政客一己私利而飽受戰火讓他十分痛心。這時候，他像伏爾泰一樣把目光投向遙遠的東方，中國人<text:span text:style-name="T3"><text:s/>“</text:span>天性愉悅<text:span text:style-name="T3"><text:s/>”</text:span>，不好爭鬥，崇尚自然，立即把他迷住了。<text:span text:style-name="T3"> <text:line-break/><text:line-break/></text:span>胡適曾指出，歐戰後西洋人對自己的文化<text:span text:style-name="T3">“</text:span>起一種厭倦的反感，所以我們時時聽見西洋學者有崇拜東方文明的議論。這種議論，本來只是一時的病態的心理。<text:span text:style-name="T3"><text:s/>” </text:span>在急切尋求救西良方的文化心態下，羅素對中國文化的理解就不可避免地帶有選擇性。<text:span text:style-name="T3"> <text:line-break/><text:line-break/></text:span>羅素對中國傳統文化的態度和分析，讓當時的中國人十分高興，孫中山先生甚至稱讚羅素道：<text:span text:style-name="T3"><text:s/>“</text:span>羅素那一樣的人有很大的眼光，一到中國來，便可以看出中國得文化超過歐美<text:span text:style-name="T3">”</text:span>，由於歐戰後西方知識份子對中國傳統文化的認同，使<text:span text:style-name="T3">“‘</text:span>西方文化與東方文化<text:span text:style-name="T3">’</text:span>居然成了中國新思潮中的問題。<text:span text:style-name="T3">” </text:span>但羅素作為著名的社會改造理論家，羅素也提出了一些至今看來仍不乏真知灼見的理性的辦法。<text:span text:style-name="T3"> <text:line-break/><text:line-break/></text:span>羅素來到中國講學的時候，正逢其著作《社會改造原理》出版。這些改造社會的具體方法也體現在《中國問題》中。羅素在書中向西方各國呼籲，希望他們尊重中國的主權和領土，因為中國文明是人類文明的優秀遺產，而且，中國的某些文化觀念，對解決西方的問題有許多幫助。他為復興中國開出的藥方：首先，西方各國應改變對中國的政策，恢復中國的獨立<text:span text:style-name="T3">(</text:span>儘管在當時的條件下要感化帝國主義只是一個幻想<text:span text:style-name="T3">)</text:span>；其次，中國要建立廉潔有效的政府，積極發展工業，普及教育，同時積極吸收西方的科學技術；再次，中國的發展方向應該是國家社會主義。<text:span text:style-name="T3"> <text:line-break/><text:line-break/></text:span>羅素認為，中國要想自立於世界民族之林，不僅要實現政治獨立，還必須把中國的傳統美德和西方的技藝揉合在一起，促進科學技術的進步。中國傳統文明之所以不再進步，在藝術和文化上停滯不前，並非由於人種的退步，而是由於缺乏新的素材。西方先進知識的輸入正好提供了它需要的激素。他相信，如果中國<text:span text:style-name="T3">30</text:span>年之內能有一個穩定的政府和足夠的財力支援，科學的進步必大有可觀，甚至超過西方各國，因為中國<text:span text:style-name="T3">“</text:span>朝氣蓬勃，復興熱情高漲<text:span text:style-name="T3">” </text:span>。<text:span text:style-name="T3"> <text:line-break/><text:line-break/></text:span>事實上，<text:span text:style-name="T3">“</text:span>少年中國<text:span text:style-name="T3">”</text:span>這種對科學的熱情，絲毫不亞於<text:span text:style-name="T3">15</text:span>世紀文藝復興時期的義大利。他還比較了東西方幾種文明的優劣，認為<text:span text:style-name="T3">“</text:span>中國人向我們學習，不像日本人是為了富國強兵，而是為了追求倫理和社會價值，追求知識上的興趣。我們的文明的顯著長處在於科學的方法；中國文明的長處則在於對人生歸宿的合理解釋<text:span text:style-name="T3">” </text:span>對於當時爭論十分激烈的文化觀取向，羅素告誡中國人應該避免兩個極端：一是全盤西化，與西方走同一道路；二是文化保守主義，拒斥外來文化。<text:span text:style-name="T3"> <text:line-break/><text:line-break/>1924</text:span>年，文化保守主義者辜鴻銘在日本東京進行關於東西方文化差異的演講時，引用了英國詩人吉卜林的話說<text:span text:style-name="T3">“</text:span>東就是東，西就是西，二者永遠不會有融合的時候<text:span text:style-name="T3"><text:s/>” </text:span>。然而在西方日趨喪失道德文明的時候，東方文化中的積極因素，成為西方文明的可用補充，追求和諧和秩序的儒學價值觀是對於充滿物質欲望危機的工業社會來說，確實有其積極可取之處。<text:span text:style-name="T3"> <text:line-break/><text:line-break/></text:span>羅素的《中國問題》在為中西方文明指出一條可行的道路的同時，也透露出東西方文化開始走向對話的可能性。西方戰後文化觀念的變動，是體現了克服自大心理以平等待人的取向；東方的變動取向，則是體現了克服自卑心理以自立立人。<text:span text:style-name="T3"> <text:line-break/><text:line-break/>"</text:span>對愛的渴望、對知識的追求和對人類苦難的不堪忍受的悲哀<text:span text:style-name="T3">”</text:span>支配著羅素的一生。他深知英國做為一個殖民大國對被奴役國家的痛苦必須負責，他四處奔走呼籲英國國會和其他歐洲國家檢討自己的強盜行為，並因此多次受到政府的責難。當二十世紀初的中國還處於一片迷茫混沌狀態時，羅素以他清醒和敏銳的視角關注中國文化，並提出解決中國問題的方子，這一點深深感動了中國學人。雙方只有在肯定世界文化多元發展的基礎上，才能謀求綜合東西文明的智慧以解決本身及公同面對的問題，在這個過程中雙方的文化觀念以爭論的形式不斷變遷。羅素的《中國問題》無形中也為中西方文明搭建互相理解的橋梁。</text:p>
      <text:p text:style-name="P1"><text:span text:style-name="T1">陳真</text:span><text:s/>  |  2017.07.19 01:17   |   <text:a xlink:type="simple" xlink:href="http://palinfo.habago.org/Entry?Command=Information_PrintForum&amp;iPage=144#FORUM35916"><text:span text:style-name="T2">#</text:span></text:a></text:p>
      <text:p text:style-name="P4">研究維根斯坦，必然得了解羅素，因為兩人在有關<text:span text:style-name="T3"><text:s/>"</text:span>數學的基礎<text:span text:style-name="T3">" </text:span>以及邏輯本質等問題的見解上，南轅北轍。我過去有一種偏見，認為羅素寫的那些與數學或哲學無關的東西統統都不值得閱讀，只能當閒書翻翻，因為總感覺缺乏基本的嚴肅性與內涵。最近偶然讀了他的《中國問題》，倒是很訝異於他的遠見。也許人與人之間確實有聰明才智高低差別，有些人的眼光可以看得很遠很遠，比方說當代最偉大的哲學家<text:span text:style-name="T3">--</text:span>范光棣，我過去並不知道他老早在半個多世紀前就親共，我只知道他是我看過把維根斯講得最好、同時也是最早指出維根斯坦思想價值的一個哲學家。<text:span text:style-name="T3"> <text:line-break/><text:line-break/></text:span>羅素是<text:span text:style-name="T3">1920-1921</text:span>年來到中國，待了不到一年。返回英國後，<text:span text:style-name="T3">1922</text:span>年隨即出版《中國問題》一書。書裏頭有些話，即便是<text:span text:style-name="T3">2017</text:span>年講的，都仍顯得高瞻遠矚，更不用說是將近一百年前所寫。一百年前的中國，已經被東西方列強搞得滿目瘡痍，民不聊生，在那樣一種近乎破敗絕望的國家處境中，羅素竟然能一一預見中國的未來命運，並且對它做出極高評價。對其慧眼與洞見，實在令人佩服。我們沒法當一個眼光可以跨越世紀的先知先覺者，至少也該當個後知後覺者，而非始終不知不覺。<text:span text:style-name="T3"> <text:line-break/><text:line-break/></text:span>對岸有一篇介紹羅素《中國問題》的文字，相當長，內容普通，我從中做了點節錄如下，有興趣看全文者請見網址：<text:span text:style-name="T3"> <text:line-break/><text:line-break/>https://wechatinchina.com/thread-26419-1-1.html <text:line-break/><text:line-break/></text:span>「要判斷一個社會的優劣，我們必須不僅僅考慮這個社會內部有多少善與惡，也要看它在促使別的社會產生善與惡方面起何作用，還要看這個社會享有的善較之於他處的惡而言有多少。如此說來，中國要勝於我們英國。我們的繁盛以及我們努力為自己攫取的大部分東西都是依靠侵略弱國而得來的，而中國的力量不至於加害他國，他們完全是依靠自己的能力來生存的。」（羅素著，秦悅譯，《中國問題》，學林出版社，<text:span text:style-name="T3">1996</text:span>年<text:span text:style-name="T3">12</text:span>月第<text:span text:style-name="T3">1</text:span>版，第<text:span text:style-name="T3">3-4</text:span>頁。）<text:span text:style-name="T3"> <text:line-break/><text:line-break/></text:span>中國必須避免兩個極端的危險：「第一，全盤西化，拋棄有別於他國的傳統。那樣的話，徒增一個浮躁好鬥、智力發達的工業化、軍事化國家而已，而這些國家正折磨著這個不幸的星球；第二，在抵制外國侵略的過程中，形成拒絕任何西方文明的強烈排外的保守主義（只有軍事除外<text:span text:style-name="T3">)</text:span>。日本就是這樣一個例子，同樣的情形也很容易出現在中國，未來的中國文化與政治上、經濟上的問題有很大關係，而這兩種危險則是通過政治和經濟的影響而產生的。」（第<text:span text:style-name="T3">4-5</text:span>頁）<text:span text:style-name="T3"> <text:line-break/><text:line-break/></text:span>在羅素眼中，日本始終是中國禍患，而且是中國必須警惕的一個很壞的近鄰。因此，在羅素的《中國問題》一書中，談日本的篇幅在中國問題上占據了很大的部分。分別用了好幾章來談日本的文化與工業化過程。談它是怎樣一步一步演化成今日的好戰成性的「軍國主義」野心勃勃，侵略成性的國家。在羅素看來，「中國在外交上最急需解決的問題，就是日本的侵略。」（<text:span text:style-name="T3">104</text:span>）日本人善於學習西方強國固本，但是，「中國政府仍然抱著一貫唯我獨尊的心態，全然不知敗之將至。」這些判斷在後來看來顯得特別準確。<text:span text:style-name="T3"> <text:line-break/><text:line-break/></text:span>羅素認為，中國人必須充分重視日本的研究。因為，日本不僅是中國的禍患，同時，日本作為亞洲黃種人，在許多方面為中國樹立了一面鏡子，可以看到自己貧弱的原因。因此，如何認識日本與處理好日本的關係，是解決中國問題的關鍵所在。<text:span text:style-name="T3"> <text:line-break/><text:line-break/></text:span>羅素十分擔心中國也步日本後塵，在向西方學習的過程中也成為一個軍國主義國家。因此，他在為中國前途提出解決方案時，特別提到要學習一點日本人的「愛國主義」甚至「軍國主義」，但是，這種學習僅僅是作為列強侵略時自衛用的。一旦這種愛國主義超出自衛的範圍，就像日本人學習西方的結果那樣，便會走向邪惡，因此他告誡說：「中國首先應當注重的是愛國主義思想。這種思想當然不是像義和團那樣盲目排外，而是秉著開明的態度，向他國學習但又不受其支配。<text:span text:style-name="T3">...</text:span>愛國主義的危害性，在於當它達到了足以抵禦外侮的程度之後，會轉而導致侵略外國。<text:span text:style-name="T3">...</text:span>應當大力弘揚愛國主義以保家衛國，而不是入侵異族。有了這個附加條件，我認為愛國主義是中國復興所必不可少的。」（第<text:span text:style-name="T3">191</text:span>頁）<text:span text:style-name="T3"> <text:line-break/><text:line-break/></text:span>羅素在書中，對日本作為學習西方之後成為一個稱霸好戰成性國家感覺十分厭惡。因此，站在<text:span text:style-name="T3">1922</text:span>年的時代，他作出預言，中國的前途與命運有幾種可能性：一，中國可能會被一個或幾個西方國家所奴役；二，中國會為日本所奴役；三，中國恢復和重新奪回自由；四，白人強權與日本共管中國。但是他對第四種可能性判斷感覺比較悲觀。因為「日本人生性野心勃勃，臥榻之側豈能容許他人酣睡。」羅素對第三種可能性最為看好，亦即中國恢復和重新奪回自由。這一點羅素可謂有超越時代的遠大眼光。<text:span text:style-name="T3"> <text:line-break/><text:line-break/>1966</text:span>年，羅素的《中國問題》一書在英國重印時，中國陷入如火如荼的「文化大革命」之中。羅素卒於<text:span text:style-name="T3">1970</text:span>年，那時雖然「文革」還沒有結束，但是，他確實目睹了中國一系列的重大變化。及至「共和國」建立之後，他特意於<text:span text:style-name="T3">1958</text:span>年到<text:span text:style-name="T3">1959</text:span>年專門撰寫了一本插圖通俗讀物《西方的智慧》，並題簽「將此書獻給毛澤東」，可以想見，如果說<text:span text:style-name="T3">1922</text:span>年的《中國問題》是專門為英國、歐洲、美國人寫的書，以便幫助歐美西洋人對中國的了解的話，那麼這本簡易通俗讀本《西方的智慧》就是專門為中國人撰寫的。<text:span text:style-name="T3"> <text:line-break/><text:line-break/></text:span>羅素在書的結尾為中國指出了三條發展之路。第一，建立一個清廉高效有序的政府；第二，大力發展工業；第三，大力辦好教育事業，提高國民素質。要培養尖端頂級的科學人才，中國還必須多派留學生到歐洲與美國深造，大量的建設人才更多要依靠自己的教育力量。有了這三條保證，中國就會有希望。而羅素把清廉高效有序的政府的建設，看成中國的最大的希望之所在，那是因為沒有這一條，其他兩條都不可能能夠做到。今天回過頭來看看羅素的對中國問題的分析，其實仍然沒有過時，仍然有很大的借鑑意義。<text:span text:style-name="T3"> <text:line-break/><text:line-break/></text:span>「中國人待我不薄，我不願意揭他們的短處。但是出於對真理負責，也出於對中國人的考慮，隱諱不是好主意。只是我希望讀者記住，中國是我所接觸的國家中最好的之一，然而卻遭受如此的虐待，我要對世界上每一個強國發出更嚴重的聲討。」（第<text:span text:style-name="T3">164-165</text:span>頁。）</text:p>
      <text:p text:style-name="P1"><text:span text:style-name="T1">陳真</text:span><text:s/>  |  2017.07.18 20:37   |   <text:a xlink:type="simple" xlink:href="http://palinfo.habago.org/Entry?Command=Information_PrintForum&amp;iPage=144#FORUM35915"><text:span text:style-name="T2">#</text:span></text:a></text:p>
      <text:p text:style-name="P2">當你數著<text:span text:style-name="T3">1</text:span>、<text:span text:style-name="T3">2</text:span>、<text:span text:style-name="T3">3</text:span>，世界上就有一人因為戰亂淪為難民。根據聯合國難民署<text:span text:style-name="T3"><text:s/>(UNHCR)</text:span>的最新統計：<text:span text:style-name="T3"> <text:line-break/><text:line-break/>https://goo.gl/Mjn67M <text:line-break/><text:line-break/></text:span>每三秒鐘就產生一個難民。你知道嗎？我們目前還活在這個星球上的每個人，正在經歷人類史上最多的一波難民潮，而且逐年破記錄，平均每<text:span text:style-name="T3">122</text:span>人就有一個難民，總數高達六千七百七十五萬人，其中一半是<text:span text:style-name="T3">18</text:span>歲以下的青少年或兒童。<text:span text:style-name="T3"> <text:line-break/><text:line-break/></text:span>你知道嗎？如此前所未有的大量難民，主要來自被美國<text:span text:style-name="T3"><text:s/>"</text:span>民主輸出<text:span text:style-name="T3">" </text:span>的國家，包括伊拉克、阿富汗、利比亞以及特別是敘利亞等等，宛若人間煉獄。這些國家，除阿富汗之外，大多原本尚稱富足，並且在穩定秩序中逐步繁榮。但是，一旦被美國及西方列強鎖定，藉口就來了：爭民主，要投票，爭自由，要獨立，爭人權，其實全是鬼扯蛋。經過一番顛覆與煽動，最後就是血腥侵略與姦殺擄掠<text:span text:style-name="T3"><text:s/>(</text:span>用美國人的話來說叫做捍衛人權與民主自由<text:span text:style-name="T3">)</text:span>，結果呢？同樣的政治騙術，同樣的一套鬼話，七十年來始終奏效，數千萬生靈塗炭。<text:span text:style-name="T3"> <text:line-break/><text:line-break/></text:span>羅蘭夫人在斷頭台上受死之前，向著廣場上的自由雕像深深一鞠躬，留下一句千古名言：<text:span text:style-name="T3">"</text:span>自由自由，天下古今幾多之罪惡，假汝之名以行！<text:span text:style-name="T3">" </text:span>從小就聽過這句話，卻直到將近四十不惑之年，方才感受到它的智慧、憐憫與可悲。</text:p>
      <text:p text:style-name="P1"><text:span text:style-name="T1">陳真</text:span><text:s/>  |  2017.07.18 12:02   |   <text:a xlink:type="simple" xlink:href="http://palinfo.habago.org/Entry?Command=Information_PrintForum&amp;iPage=144#FORUM35914"><text:span text:style-name="T2">#</text:span></text:a></text:p>
      <text:p text:style-name="P4">我請良哲貼了一篇從立報轉載有關劉曉波的舊文章在首頁，強烈建議一讀。<text:span text:style-name="T3"> <text:line-break/><text:line-break/></text:span>市面上一堆胡扯瞎掰的造神文章，把劉曉波捧成耶穌那般偉大了，什麼人類的良知，文明的燈塔，對抗邪惡中國，還說什麼<text:span text:style-name="T3"><text:s/>"</text:span>愛與非暴力<text:span text:style-name="T3">"</text:span>。他媽的實在有夠無恥。<text:span text:style-name="T3"> <text:line-break/><text:line-break/></text:span>劉曉波事實上恰恰就是一個軍事帝國主義的瘋狂擁護者，歌頌美國的所有血腥侵略，從越戰到侵略阿富汗、伊拉克等等等，甚至胡扯瞎掰地讚揚日子鬼子侵略中國所留下的什麼偉大遺產以及建設中國之感人真情，甚至贊成祭拜靖國神社，主張中國再讓西方殖民統治個至少三百年才能使之文明繁榮，因為他認為中國人血統差，文化差，思想差，什麼都差，一無是處，需要洋人來幫中國人進行淨化與提昇。<text:span text:style-name="T3"> <text:line-break/><text:line-break/></text:span>至於美國罄竹難書的血腥惡行，他則一概認為那只是追求偉大理想與實踐正義過程中的一點小暇疵。另外，他甚至還讚揚以色列之種種血腥暴力，反倒厲聲譴責手無存鐵飽受屠戮的巴勒斯坦。<text:span text:style-name="T3"> <text:line-break/><text:line-break/></text:span>這些就是劉曉波的整個思想，請問有哪一點是<text:span text:style-name="T3"><text:s/>"</text:span>愛與非暴力<text:span text:style-name="T3">"</text:span>？哪一點是人類的崇高良知？哪一點是照亮人類文明的燈塔？這個人，事實上就是個右派好戰份子。我唯一不確定的是，我不知道他是良心被狗吃了？還是腦袋進水了？也許兩者兼具，但我基本上認為是後者。不過他究竟是笨還是壞，並不重要；重要的是，他是西方帝國勢力所挑選並強力吹捧的一個傷害中國的打擊工具。<text:span text:style-name="T3"> <text:line-break/><text:line-break/></text:span>媒體實在很可怕，生活中大大小小的一切公眾事務其實都涉及一種洗腦、造假、扭曲、渲染、吹捧與抹黑。舉一個最微不足道的例子，比方說台南國華街<text:span text:style-name="T3"><text:s/>(</text:span>我從小長大的一條亂七八糟的恐怖街道，每次回家都得盡量避開，因為連走路都有困難<text:span text:style-name="T3">)</text:span>，竟然成為日本媒體吹捧的台灣文化代表。你覺得這是偶然嗎？當然不是。這是一種利益交換與出賣，一種政治廣告，因為賴啥小想選所謂<text:span text:style-name="T3"><text:s/>"</text:span>總統<text:span text:style-name="T3">"</text:span>。<text:span text:style-name="T3"> <text:line-break/><text:line-break/></text:span>很多人看了這種荒唐吹捧覺得很離譜，髒亂無比的一條專賣路邊攤的小巷弄，居然也能成為<text:span text:style-name="T3">"</text:span>台灣之光<text:span text:style-name="T3">"</text:span>？賴啥小出來訓話說，<text:span text:style-name="T3">"</text:span>大家要對自己的文化有信心<text:span text:style-name="T3">"</text:span>。它媽的，機車亂竄，垃圾亂丟，汽車亂停，商家爭相霸佔所有公用道路與走廊，這叫做<text:span text:style-name="T3"><text:s/>"</text:span>台灣文化<text:span text:style-name="T3">"</text:span>，我們應該要<text:span text:style-name="T3"><text:s/>"</text:span>引以為傲<text:span text:style-name="T3">"</text:span>？<text:span text:style-name="T3"> <text:line-break/><text:line-break/></text:span>在這所謂資訊爆炸的年代，<text:span text:style-name="T3">"</text:span>新聞<text:span text:style-name="T3">" </text:span>比過去卻更加罕見。你得自己去挖掘，才有可能知道世界究竟發生什麼事。所謂媒體塞給你吃、把你從小餵到大的飼料，基本上就是一種垃圾廣告；它輕易可以把誰捧成神，捧成明星，捧成英雄，把誰給妖魔化或乾脆一筆抹去，當做不存在。<text:span text:style-name="T3"> <text:line-break/><text:line-break/></text:span>大陸人也許比較沒有這樣一份警覺或疑慮，因為他們相信中國人遲早會是世界的王。但我認為，即便有一天中國取代了西方，成為世界主流，顛倒是非黑白的作風依然還是會照樣存在，除非人們從根本上使自己能獲得一種免疫能力，不會輕易被洗腦被愚弄，做一個<text:span text:style-name="T3"><text:s/>"</text:span>不受人惑的人<text:span text:style-name="T3">"</text:span>。</text:p>
      <text:p text:style-name="P1"><text:span text:style-name="T1">陳真</text:span><text:s/>  |  2017.07.17 13:35   |   <text:a xlink:type="simple" xlink:href="http://palinfo.habago.org/Entry?Command=Information_PrintForum&amp;iPage=144#FORUM35913"><text:span text:style-name="T2">#</text:span></text:a></text:p>
      <text:p text:style-name="P2">法輪功及<text:span text:style-name="T3"><text:s/>"</text:span>法輪功之友<text:span text:style-name="T3">" (FoFG) </text:span>及其底下的組織叫什麼<text:span text:style-name="T3"><text:s/>"</text:span>神韻<text:span text:style-name="T3">"</text:span>的，是批著宗教與傳統文化外衣的反中反華政治組織，接受美國中情局<text:span text:style-name="T3">(CIA)</text:span>的資助與指揮。比方說，<text:span text:style-name="T3">2008</text:span>年北京奧運，美國政府就給了大約三億台幣，請法輪功透過一些公關公司，發起各種破壞北京奧運的活動。我講這些都是有憑有據的。<text:span text:style-name="T3"> <text:line-break/><text:line-break/></text:span>台灣是接受美國使喚的狗，法輪功以及神韻當然在台灣大行其道，到處都有他們的身影，廣告做很大，錢好像多到用不完似的，只要有重要會議或人潮多的地方，就會有這些人，散發各種謠言傳單，把中國形容成惡魔。就連開醫學會也常見到這些渾蛋堵在大門口發傳單，呼籲反中，維護人權什麼的。每次有事去高醫，在餐廳入口處就有他們的<text:span text:style-name="T3"><text:s/>"</text:span>神韻<text:span text:style-name="T3">" </text:span>攤位，經年累月駐守播放廣告影片。<text:span text:style-name="T3"> <text:line-break/><text:line-break/></text:span>你看，每次什麼<text:span text:style-name="T3"><text:s/>"</text:span>神韻<text:span text:style-name="T3">"</text:span>演出，美國駐台的那些特務人渣，以及綠營人渣們，包括柯大帥等等，就會高調宣傳，讚美得不得了，叫大家快去看，演出內容不外就是一些指控中共的<text:span text:style-name="T3"><text:s/>"</text:span>文藝＂活動。<text:span text:style-name="T3"> <text:line-break/><text:line-break/></text:span>法輪功的背後，當然還是<text:span text:style-name="T3">NED(</text:span>美國民主基金會<text:span text:style-name="T3">)</text:span>，同時也包括一些西方人渣等級的無恥政客。阿扁當權時，大約是<text:span text:style-name="T3">2003</text:span>年，也成立了一個官方組織，每年至少兩億的預算，從事跟<text:span text:style-name="T3">NED</text:span>類似的工作，宣揚　<text:span text:style-name="T3">"</text:span>民主＂，中文名稱就跟<text:span text:style-name="T3">NED</text:span>一樣，也叫做民主基金會。<text:span text:style-name="T3"> <text:line-break/><text:line-break/></text:span>這一切當然都跟民主無關，而是赤裸裸的顛覆與製造動亂，這是美國半個多世紀來的一種海外顛覆政策，培養世界各地<text:span text:style-name="T3"><text:s/>"</text:span>民主輸出代理人＂，目標就是顛覆敵對國家，最大的打擊對象，當然就是中國。<text:span text:style-name="T3"> <text:line-break/><text:line-break/></text:span>但你可別以為只有民進黨才是美國狗，非也。國民黨也是。只是這兩條狗的表現與任務不太一樣。綠狗比較聽話，比較積極，藍狗則比較隱性含蓄，但基本上都是狗，本質上沒有差異。台灣其實長年以來就是美、日的殖民地，予取予求，為非作歹。<text:span text:style-name="T3"> <text:line-break/><text:line-break/></text:span>一個人如果真的想要台獨，想要獨立自主經營自己的國家，那麼，他首先第一個要打倒的就是美國和日本這兩個在台軍政府。阿扁向來滿口謊言，但他卻說了一句從無任何政治人物明白說出的大實話，那就是台灣沒有總統，所謂台灣<text:span text:style-name="T3"><text:s/>"</text:span>總統<text:span text:style-name="T3">" </text:span>只是　<text:span text:style-name="T3">"</text:span>美國在台軍政府的一個執行者＂，<text:span text:style-name="T3">"</text:span>美國在台協會<text:span text:style-name="T3">" (AIT)</text:span>隨便一個低階官員都比台灣<text:span text:style-name="T3"><text:s/>"</text:span>總統<text:span text:style-name="T3">" </text:span>更有權力決定台灣的政治與社會事務。</text:p>
      <text:p text:style-name="P1"><text:span text:style-name="T1">天峰</text:span><text:s/>  |  2017.07.17 11:26   |   <text:a xlink:type="simple" xlink:href="http://palinfo.habago.org/Entry?Command=Information_PrintForum&amp;iPage=144#FORUM35912"><text:span text:style-name="T2">#</text:span></text:a></text:p>
      <text:p text:style-name="P4">陳真醫師，據說台灣有近二百萬人在大陸工作學習，我不知數字真假，但在廣州確實有不少，上海應該最多。民間的交流，我覺得未來只會更多。我倒是對台灣社會因政治做出的一種自殘行為覺得比較困惑。你說仇中還好了，就是喊爽的，能幹嘛，也傷不到自己，最嚴重也就是拒絕交流而已。<text:span text:style-name="T3"> <text:line-break/><text:line-break/></text:span>但是真正的自殘，我就很不理解了。比方說法輪功。我記得在我剛畢業兩年時，約莫<text:span text:style-name="T3">1999</text:span>年，我第一次看到李洪志的《轉法輪》這本書，這是伴隨他當時到處演講銷售的，據說賣出一兩千萬冊。我拿來看了一下，開始覺得無非就是佛教道教的東西混編一下，沒什麽，這商業模式還行。直到書中寫什麼有病不用醫，練了法輪功自然就好了之類的，我就很反感，而你又當下就判定他是邪教，尤其他當時的受眾主要針對老人和病人。我專門在離家方圓一公裏範圍內搜尋，看有沒有法輪功團體，結果發現天河體育中心里早晚有退休老人群體練法輪功。可把我嚇壞了，從第二天開始，作為一個夜貓，我每天一早就跟著我媽出去晨運，就是不許她靠近那幫人，同時不斷洗腦她，不許她和那幫人有任何接觸。<text:span text:style-name="T3"> <text:line-break/><text:line-break/></text:span>當時的法輪功，還沒列為邪教。但已經很讓人擔憂。就連在和業務上相熟客戶喝酒聊天也會聽到。我最記得的一次，有個湖南人喝完酒開始戲谑自己湖南人，他說<text:span text:style-name="T3">:“</text:span>他媽的，我們湖南人，養的豬送來你們廣東吃，養的兒子送來你們廣東打工，養的女兒送來你們廣東當小姐，剩下兩個老的，他媽的在練法輪功！家在哪？<text:span text:style-name="T3">” </text:span>很刻薄是不是，但透露那種濃濃社會擔憂隨便都能感受到。<text:span text:style-name="T3"> <text:line-break/><text:line-break/></text:span>終於在<text:span text:style-name="T3">2001</text:span>年，法輪功教徒在北京自焚，向全國宣告了他的邪教性質。這不是邪教什麼是邪教？<text:span text:style-name="T3"> <text:line-break/><text:line-break/></text:span>但在台灣，法輪功活的好像很好。所有政客都紛紛為其站台，就連馬英九那個弱智，也曾經當眾練個幾招，最後還要說什麼不怕因此得罪什麼政府之類的。反共反中有很多方式，需要搞到把法輪功變得全民運動那樣，誰都來夸一下，連中小學校也給他它進？我是很困惑，台灣的家長這麽恨自己子女嗎，居然還能同意。你看美國人就聰明，法輪功只是個工具而已，如果他們敢滲透到美國主流社會，不被<text:span text:style-name="T3">FBI</text:span>查辦才有假呢。<text:span text:style-name="T3"> <text:line-break/><text:line-break/></text:span>當然上面那些都是多年前的感受，現在法輪功在台灣怎麼開展，開展些什麼內容我全不知道。我只是舉個例子，政客如果不關心台灣人，那家長呢，如果全社會都不關心，那還能指意誰呢？真的只能靠過來大陸，被大陸人重新教育才行了。<text:span text:style-name="T3"> <text:line-break/><text:line-break/>PS:</text:span>關於戰忽局我的理解是，戰忽局的領導通常是正向忽悠。海外分支機構是反向忽悠。這樣正反作業配合，療效更好。</text:p>
      <text:p text:style-name="P1"><text:span text:style-name="T1">陳真</text:span><text:s/>  |  2017.07.17 01:58   |   <text:a xlink:type="simple" xlink:href="http://palinfo.habago.org/Entry?Command=Information_PrintForum&amp;iPage=144#FORUM35911"><text:span text:style-name="T2">#</text:span></text:a></text:p>
      <text:p text:style-name="P2">天峰，你說的我基本上同意，中國或許不需要花太多時間去反洗腦，只要中國人自己能免於洗腦之毒害就好，至於外國人要怎麼相信謠言抹黑，咱們也就管不著那麼多了。<text:span text:style-name="T3"> <text:line-break/><text:line-break/></text:span>問題是，台灣也是中國，但是台灣人卻被一群人渣漢奸給洗腦得彷彿跟大陸人有不共戴天之仇。台灣很小，要死要活，在大陸人看來或許微不足道，但若生長在台灣，島上種種卻是生活的一切。祖國應該多用點心力在對台的宣傳上才對，比方說多多舉辦一些參訪團，讓台灣年輕一代自己去大陸看看是不是真的如余同志所說是慘絕人寰的人間煉獄。<text:span text:style-name="T3"> <text:line-break/><text:line-break/></text:span>唯有當人工刻意製造的仇恨降低或消失，不必要的衝突與悲劇才能避免。</text:p>
      <text:p text:style-name="P3"/>
      <text:p text:style-name="P1"><text:span text:style-name="T1">陳真</text:span><text:s/>  |  2017.07.17 01:46   |   <text:a xlink:type="simple" xlink:href="http://palinfo.habago.org/Entry?Command=Information_PrintForum&amp;iPage=145#FORUM35910"><text:span text:style-name="T2">#</text:span></text:a></text:p>
      <text:p text:style-name="P2">浪費一下版面篇幅，貼一篇余同志的文章給大家學習一下忽悠手法。首先，你得先看另一篇文章，作者是洪雪珍，我覺得寫得挺好的<text:span text:style-name="T3"><text:s/>(</text:span>因為我被萬惡的共匪洗腦了<text:span text:style-name="T3">)</text:span>。這時候，就特別需要余同志出面掃蕩妖言。<text:span text:style-name="T3"> <text:line-break/><text:line-break/></text:span>余同志有個習慣，在寫文章之前，喜歡先罵對方<text:span text:style-name="T3"><text:s/>"</text:span>不學無術<text:span text:style-name="T3">" </text:span>或<text:span text:style-name="T3"><text:s/>"</text:span>一知半解<text:span text:style-name="T3">" </text:span>或是<text:span text:style-name="T3"><text:s/>"</text:span>非其專長<text:span text:style-name="T3">"</text:span>。對此，我得先表明，我將近<text:span text:style-name="T3">20</text:span>年前就在劍橋寫過一篇<text:span text:style-name="T3"><text:s/>AI (</text:span>人工智慧<text:span text:style-name="T3">) </text:span>的哲學論文，佳評如潮，加上原本的醫學專業就是大腦<text:span text:style-name="T3"><text:s/>(brain) </text:span>與心靈<text:span text:style-name="T3"><text:s/>(mind) </text:span>方面，二十年來對<text:span text:style-name="T3"><text:s/>AI </text:span>的閱讀與研究更是不曾間斷，不敢稱為專家，但勉勉強強應該算是對<text:span text:style-name="T3"><text:s/>AI </text:span>有點認識吧，至少比余同志應該更加內行至少一千萬倍才對。<text:span text:style-name="T3"> <text:line-break/><text:line-break/>AI </text:span>進展的基本難題之一就是大數據，簡單說就是如何讓機器可以像人腦比天上繁星還多的神經元網絡那樣迅速處理天文數字般的資訊，並且能從中產生理性或合理決策，乃至產生智慧與情感。<text:span text:style-name="T3"> <text:line-break/><text:line-break/></text:span>不過，被迫做這專家聲明其實是很無聊而可笑的，因為，報導或討論<text:span text:style-name="T3"><text:s/>AI</text:span>或大數據的發展狀況，哪需要身為專家？任何一個人或任何一個記者都有能力寫出相關報導不是嗎？就好像報導中國桌球運動的發展，需要自己就是個桌球國手或奧運金牌才有資格報導或談論嗎？這就是余同志厲害之處，先來個鬼扯蛋，以一種毫不相干的專家身份訴求，打垮對方一切言論的基本可信度。<text:span text:style-name="T3"> <text:line-break/><text:line-break/></text:span>我常覺得，再怎麼艱難而周全的論點，回應上都不是問題；而且，越是深刻嚴謹的論點，其實越容易批評。因為，倘若你不認同其所言，意味著你肯定是發現其破綻或錯誤之處。但是有一種<text:span text:style-name="T3"><text:s/>"</text:span>論點<text:span text:style-name="T3">" </text:span>卻無法批評，那就是鬼扯蛋，不知所云，胡言亂語一通，余同志的作文基本上就是屬於這一類。<text:span text:style-name="T3"> <text:line-break/><text:line-break/></text:span>一個聰明的學生，你很容易教他，因為你從他的發言或寫作中，你很快就能看見他哪一點不足。但是你很難教導一個胡言亂語鬼扯蛋的學生，因為你若想教他，等於是要從頭開始一個字一個字教起，等於是要為他寫上好幾本書才有可能教會他。倘若這個蠢材卻又毫無病識感，居然自我滿意度爆表，以為自己是天才或才子，我看那就只能仰天長嘯，根本沒法教了。余同志就是屬於這一類的學生，不過我知道他是故意的，若不故意鬼扯蛋，如何做好忽悠局的艱巨任務？<text:span text:style-name="T3"> <text:line-break/><text:line-break/></text:span>總之，我是沒法教余同學了，請各位自己看文章吧，看你被忽悠了沒？余同志的忽悠結論有幾點，我幫大家做個原文摘要：<text:span text:style-name="T3"> <text:line-break/><text:line-break/></text:span>一，倡導「大數據」，<text:span text:style-name="T3">"</text:span>就是強不知以為知地將台灣引向邪路<text:span text:style-name="T3">"</text:span>。<text:span text:style-name="T3"> <text:line-break/><text:line-break/></text:span>二，余同志指控<text:span text:style-name="T3"><text:s/>"</text:span>馬雲說貴州將成為中國乃至世界的矽谷<text:span text:style-name="T3">" </text:span>是一個笑話，一個謊言。余同學舉了許多例子，<text:span text:style-name="T3">"</text:span>證明<text:span text:style-name="T3">" </text:span>貴洲非常落後，甚至還有人燒垃圾取暖結果死於一氧化碳中毒，根本就是中共侵害人權的煉獄。余同志沉痛地指出：<text:span text:style-name="T3">"</text:span>這樣的中國，這樣的貴州，究竟有什麽值得羨慕之處？<text:span text:style-name="T3">" </text:span>他最後結論說，<text:span text:style-name="T3">"</text:span>既然如此羨慕在「大數據」領域大步邁進的貴州，既然如此崇拜誇誇其談、富可敵國的馬雲，洪雪珍女士願不願意放棄在台灣民主自由、人權有保障的生活，到貴州或者阿里巴巴公司去過如螞蟻般被極權政府踐踏的、暗無天日的生活呢。<text:span text:style-name="T3">" <text:line-break/><text:line-break/></text:span>以上兩點是余同志寫完好幾千字文不對題的<text:span text:style-name="T3"><text:s/>"</text:span>論述<text:span text:style-name="T3">" </text:span>之後，苦心思索出來的結論。他的<text:span text:style-name="T3"><text:s/>"</text:span>邏輯<text:span text:style-name="T3">" </text:span>推論方式亦相當驚人，令人完全啞口無言。推論方式如下：<text:span text:style-name="T3"> <text:line-break/><text:line-break/></text:span>中共打算利用大數據來進行維安監控，好可怕啊，竟然還有人說發展大數據好棒，這是一條<text:span text:style-name="T3"><text:s/>"</text:span>邪路<text:span text:style-name="T3">" </text:span>啊，台灣別上當也跟著發展大數據啊。<text:span text:style-name="T3"> <text:line-break/><text:line-break/></text:span>這種推論方式，讓我感到十分震驚，真是完全被打敗了。如果有一天，你的一個學生說要去美國研究生化<text:span text:style-name="T3">(</text:span>生物化學<text:span text:style-name="T3">)</text:span>，你聽了，嚇一跳！媽的，你不知道美國有著全世界最大的生化武器庫嗎？足以讓地球上的所有生物平均一個得至少死上五十遍。生化研究是一條<text:span text:style-name="T3"><text:s/>"</text:span>邪路<text:span text:style-name="T3">" </text:span>啊，千萬不可上當而<text:span text:style-name="T3"><text:s/>"</text:span>把台灣引向邪路<text:span text:style-name="T3">" </text:span>啊。不知道你聽了這種推論，心裡做何感想？<text:span text:style-name="T3"> <text:line-break/><text:line-break/></text:span>若要說到資料或數據監控，中國僅僅監控國內，而美國卻是全球布局，監控地球上每一個角落。一百個中國之監控規模，也絕對達不到美國的一個零頭。<text:span text:style-name="T3"> <text:line-break/><text:line-break/></text:span>另外，說個題外話。各位知道嗎？今年二月左右，白宮發表了兩份報告，表明中國在<text:span text:style-name="T3">AI</text:span>的研究上很可能已經或即將超越美國，成為世界第一。美國之所以如此重視這項<text:span text:style-name="T3"><text:s/>"</text:span>警訊<text:span text:style-name="T3">" </text:span>是因為，一個國家的國力，包括經濟與金融、軍事以及各項產業發展與民生設施等等，未來一大部份將展現在<text:span text:style-name="T3"><text:s/>AI </text:span>的發展上。<text:span text:style-name="T3"> <text:line-break/><text:line-break/></text:span>當然，中國也不要高興得太早，因為所謂超越美國指的主要是論文數量，但是論文不是比數量，而是比品質，比引用次數。在整體引用上，仍是遠遠落後於美國的。不過，光是這樣講也不太對，若以<text:span text:style-name="T3"><text:s/>AI</text:span>核心技術來說，深度學習<text:span text:style-name="T3">(DEEP LEARNING)</text:span>的相關論文之引用次數及影響力，中國確實勝過美國。題外話。<text:span text:style-name="T3"> <text:line-break/><text:line-break/></text:span>比爾蓋茲說，如果人生可以重來，他想去學<text:span text:style-name="T3"><text:s/>AI</text:span>。而我呢，倘若我還有個三十年可活，我倒是很想花個五年、八年，搞懂一點點經濟學。因為我常<text:span text:style-name="T3"><text:s/>"</text:span>隱隱地<text:span text:style-name="T3">" </text:span>覺得，美國之為惡，厲害與可恨之處，除了槍砲飛彈之侵略與殺戮之外，經濟上的操控<text:span text:style-name="T3"><text:s/>(</text:span>特別是貨幣<text:span text:style-name="T3">) </text:span>似乎才是更深一層、而且表面上根本看不見也感覺不到的傷害與侵略，蠢蛋才會讓美國資金任意進出而不加管控。當然，這只是我的粗淺<text:span text:style-name="T3"><text:s/>"</text:span>感覺<text:span text:style-name="T3">"</text:span>。之所以粗淺，是因為我畢竟不懂經濟不懂貨幣，我沒有足夠的專業知識去確切地掌握這一套表面上不見血的殺戮與殖民侵略手段。<text:span text:style-name="T3"><text:line-break/><text:line-break/></text:span>陳真<text:span text:style-name="T3"><text:s/>2017. 07. 17. <text:line-break/><text:line-break/>============================ <text:line-break/></text:span>「對岸在講大數據，我們在講滷肉飯」一場演講讓她大嘆：台灣，註定要被時代遺忘？<text:span text:style-name="T3"> <text:line-break/><text:line-break/></text:span>洪雪珍<text:span text:style-name="T3"><text:s/>2017</text:span>年<text:span text:style-name="T3">05</text:span>月<text:span text:style-name="T3">31</text:span>日<text:span text:style-name="T3"> <text:line-break/><text:line-break/></text:span>風傳媒<text:span text:style-name="T3"> <text:line-break/><text:line-break/></text:span>「台灣不是邊緣化而已，而是被整個時代給遺忘，再這樣下去，可以預見的，我們在未來沒有一席之地<text:span text:style-name="T3">…</text:span>」（圖<text:span text:style-name="T3">/Maya-Anaïs Yataghène@flickr</text:span>）<text:span text:style-name="T3"> <text:line-break/><text:line-break/></text:span>對岸在講大數據，我們在講滷肉飯，這樣的高度落差，已經不是用天差地別足以形容的。台灣不是邊緣化而已，而是被整個時代給遺忘，再這樣下去，可以預見的，我們在未來沒有一席之地<text:span text:style-name="T3">…… <text:line-break/><text:line-break/></text:span>馬雲<text:span text:style-name="T3">5</text:span>月<text:span text:style-name="T3">26</text:span>日在中國貴州省的演講，你看了嗎？我看了，心裡很難過，而我的同學更難過！<text:span text:style-name="T3"> <text:line-break/><text:line-break/></text:span>他做兩岸交流，當對岸要在<text:span text:style-name="T3">5</text:span>月<text:span text:style-name="T3">25</text:span>日至<text:span text:style-name="T3">5</text:span>月<text:span text:style-name="T3">28</text:span>日在貴州舉辦「國際大數據博覽會」，以及「機器智慧」高峰對談會，他積極拜訪台灣的一些公會或企業，請他們參加，一概被拒絕，還被嘲笑一番：「貴州那麼窮，除了茅台酒之外，沒有其他產業，我們去幹嘛？」<text:span text:style-name="T3"> <text:line-break/><text:line-break/></text:span>他們還賣弄了一下國中學到的地理知識，貴州是全中國唯一沒有平原的省，<text:span text:style-name="T3">90%</text:span>是崎嶇山地，無法發展，人民很窮，天氣也差，十天有八天是天灰雨濕，所以都笑貴州人什麼都沒有，卻有「三無」：天無三日晴，地無三里平，人無三兩銀。<text:span text:style-name="T3"> <text:line-break/><text:line-break/></text:span>這個印象，一直殘留在台灣人的腦海裡，卻忘記地球一直在轉動，中國一直在改變，貴州早已不是昔日阿蒙，它是未來資料時代（<text:span text:style-name="T3">DT</text:span>）的矽谷。<text:span text:style-name="T3"> <text:line-break/><text:line-break/></text:span>結果，我同學一到博覽會現場，看到人山人海，很想放聲大哭。媒體報導有<text:span text:style-name="T3">5</text:span>萬人與會，連鴻海郭台銘都來了，和我同學合照留影。主辦單位告訴他，<text:span text:style-name="T3">3</text:span>個月前他們就不敢接電話，搶著要聽馬雲、馬化騰的電話多到讓人手軟，大家都急切地渴望趕搭大數據與人工智慧這趟列車，就怕沒搭上落後了。<text:span text:style-name="T3"> <text:line-break/><text:line-break/></text:span>我想你一定跟我一樣，心裡吶悶，是去參加產業博覽會，又不是去觀光，為什麼要挑剔它在貴州這個地方舉辦？但是我們其實懂得的，他們就是用觀光的心態在看產業未來的趨勢。<text:span text:style-name="T3"> <text:line-break/><text:line-break/></text:span>即使如此，馬雲在演講時，一起頭就先幫大家釋疑，談到貴州過去是怎樣的，而緊接著的未來會發生什麼大事，無意中對著那些掌握台灣科技產業的人呼了一個大巴掌。<text:span text:style-name="T3"> <text:line-break/><text:line-break/></text:span>馬雲說，貴州在過去的確先天不足，交通不行，基礎建設不行，至於人才，有才華的人都走了。到了幾年前，貴州認為如果還和大家在同一條公路上競爭，沒有機會跑得過前面的車，決定跳離，換到另一條公路，這條公路便是資料時代（<text:span text:style-name="T3">DI</text:span>）。<text:span text:style-name="T3"> <text:line-break/><text:line-break/></text:span>去年，貴州就交出漂亮的成績，電商網購增速是中國第一，網上銷售增速是中國第二，上雲的中小企業占<text:span text:style-name="T3">55%</text:span>。<text:span text:style-name="T3"> <text:line-break/><text:line-break/></text:span>接著，馬雲提出，這是一個重新定義的時代！貴州重新定義它自己，它不是用昨天來定義自己，而是將昨天與後天做一個連結，走向新的可能！<text:span text:style-name="T3"> <text:line-break/><text:line-break/></text:span>台灣呢？看不到產業政策，看不到國家治理方向，只聞到昨天剩下壞掉的菜，散發出一股敗壞的氣味。<text:span text:style-name="T3"> <text:line-break/><text:line-break/></text:span>在這場博覽會開幕的前一天，<text:span text:style-name="T3">5</text:span>月<text:span text:style-name="T3">24</text:span>日，我看到一則新聞，台灣的經濟部要舉辦「滷肉飯節」，我以為看錯單位了，來回反覆看三遍之後，發現真的是經濟部，有一股要去撞牆的衝動。也不過是<text:span text:style-name="T3">6</text:span>天前，台北市政府在<text:span text:style-name="T3">5</text:span>月<text:span text:style-name="T3">18</text:span>日頒發傳統市場節的天下第一攤，今年主題就是「滷肉飯」！<text:span text:style-name="T3"> <text:line-break/><text:line-break/></text:span>對岸在講大數據，我們在講滷肉飯，還沒完，<text:span text:style-name="T3">5</text:span>月<text:span text:style-name="T3">15</text:span>日台灣的頭條新聞是豬哥亮過世，中國是一帶一路高峰會，這樣的高度落差，已經不是用天差地別足以形容的。台灣不是邊緣化而已，而是被整個時代給遺忘，再這樣下去，可以預見的，我們在未來沒有一席之地。<text:span text:style-name="T3"> <text:line-break/><text:line-break/></text:span>作者介紹│洪雪珍<text:span text:style-name="T3"> <text:line-break/><text:line-break/></text:span>專欄作家，職場理念：成功都是努力來的！目前任職<text:span text:style-name="T3">yes123</text:span>求職網擔任資深副總經理，商業周刊專欄作家，曾任職自由時報行銷經理、台北愛樂電台行銷總監、聯合報主編。目前已出版《不乖勝出》、《工作愈換愈好，得有這些本事》等書。<text:span text:style-name="T3"> <text:line-break/><text:line-break/></text:span>本文經授權轉載自洪雪珍粉絲專頁（原標題：台灣，注定要被時代遺忘？）<text:span text:style-name="T3"> <text:line-break/><text:line-break/>========================= <text:line-break/><text:line-break/></text:span>余杰專欄：你所羨慕的馬雲「大數據」到底是什麼？<text:span text:style-name="T3"> <text:line-break/><text:line-break/></text:span>余杰<text:span text:style-name="T3"><text:s/>2017</text:span>年<text:span text:style-name="T3">06</text:span>月<text:span text:style-name="T3">11</text:span>日<text:span text:style-name="T3"> <text:line-break/><text:line-break/></text:span>風傳媒<text:span text:style-name="T3"> <text:line-break/><text:line-break/></text:span>習近平訪美。習近平與馬雲。（美聯社）<text:span text:style-name="T3"> <text:line-break/><text:line-break/></text:span>在台灣媒體「風傳媒」上讀到一篇題為《對岸在講大數據，我們在講滷肉飯》的熱文，我不禁有話要說。這篇文章的作者是洪雪珍，文章末尾的簡介中說：「專欄作家，職場理念：成功都是努力來的！目前任職<text:span text:style-name="T3">yes123</text:span>求職網擔任資深副總經理，商業週刊專欄作家，曾任職自由時報行銷經理、臺北愛樂電台行銷總監、聯合報主編。」<text:span text:style-name="T3"> <text:line-break/><text:line-break/></text:span>在我看來，台灣目前的亂象之一，就是一知半解的專欄作家太多了，這些專欄作家的學識、視野和價值立場都如此偏狹、落伍、充滿威權時代的遺緒，偏偏又好為人師，常常發表誤導青年一代的文字。<text:span text:style-name="T3"> <text:line-break/><text:line-break/></text:span>奇文不妨共賞析。這篇文章從中國電商巨頭馬雲出席貴州的博覽會談起，批評台灣商界看不起蒸蒸日上、一日千里的貴州，並引用馬雲在貴州的演講來佐證。馬雲說：「中國一直在改變，貴州早已不是昔日阿蒙，它是未來資料時代（<text:span text:style-name="T3">DT</text:span>）的矽穀。去年，貴州就交出漂亮的成績，電商網購增速是中國第一，網上銷售增速是中國第二。」反過來，作者批評台灣說：「台灣呢？看不到產業政策，看不到國家治理方向，只聞到昨天剩下壞掉的菜，散發出一股敗壞的氣味。」作者的結論是：「對岸在講大數據，我們在講滷肉飯<text:span text:style-name="T3">……</text:span>台灣不是邊緣化而已，而是被整個時代給遺忘，再這樣下去，可以預見的，我們在未來沒有一席之地。」<text:span text:style-name="T3"> <text:line-break/><text:line-break/></text:span>這種貌似心憂天下的言論非常有迷惑力，這篇文章一夜之間便獲得數萬點擊率。然而，做憂慮狀容易，是否憂到了要害處卻另當別論。<text:span text:style-name="T3"> <text:line-break/><text:line-break/></text:span>洪雪珍推崇的馬雲的「大數據」究竟是什麽東西？在共產黨中國，「大數據」的首要價值並非商業價值，乃是政治價值，「大數據」是「維穩時代」政府監控人民的重要的技術手段，我在一篇評論馬雲的文章中曾有過一番分析：<text:span text:style-name="T3"> <text:line-break/><text:line-break/></text:span>二零一六年十月二十一日，馬雲應邀到中央政法委作講座，中國官媒體可以對這次講座保持低調，其重要性被大大低估。馬雲以「科技創新在未來社會治理中的作用」為題，講了一堂「前沿科普」課，堪稱史無前例。中央政法委領導現場主持講座；公安部、最高人民法院、最高人民檢察院領導分別在主會場或分會場聽取講座；全國政法綜治系統除辦案、執勤、值班之外有三千六百個分會場、一百五十二萬幹警通過視頻系統在各分會場聽講。<text:span text:style-name="T3"> <text:line-break/><text:line-break/></text:span>首先，馬雲大拍中共政法委的馬屁：「中國有十三億人，有多複雜！我認為，這個工作（監控人民）沒有理想主義是做不出來的。強大的理想主義，對於未來的擔當和各種方法，我是充滿敬仰之情。」蓋世太保般殘民以逞的工作，確實需要宗教般的熱忱來支撐。在馬雲及其主子看來，十三億人民都是需要防範、監控的敵人。數據時代就是預測未來的時代，「整個數據時代最重要的事情，是要做到事前諸葛亮，就是有預防機制」。馬雲公開宣佈，阿里巴巴不僅僅是一個點石成金的賺錢機器，更是可以幫助黨國收集民眾的「大數據」的監控工具，甚至可以讓當局預先識別誰是好人、誰是壞人，「壞人根本走不進（天安門）廣場」。<text:span text:style-name="T3"> <text:line-break/><text:line-break/></text:span>如果中央政法委和馬雲的這一遠大目標實現了，中國就是一個現實版的《一九八四》。而民主自由的台灣若放棄自己的核心價值，臣服於「大數據」之下，不就是臣服於「老大哥」無所不在的監控之下嗎？我想，即便對新興科技一知半解的洪雪珍，也不願讓「大數據」記錄自己的所有隱私吧？<text:span text:style-name="T3"> <text:line-break/><text:line-break/></text:span>馬雲的「大數據」當然要爲中共的「網絡安全」和「網絡主權」服務。換言之，馬雲不是普通的商人或科技先鋒，他不僅是一名幫助共產黨太子黨賺錢、洗錢的馬仔，更是一個幫助中共維護極權統治的有力幫凶。<text:span text:style-name="T3"> <text:line-break/><text:line-break/></text:span>習近平上臺之後，對網絡資訊嚴加控制，下令成立規模龐大的「中央網路安全和資訊領導小組」並親自兼任小組長。二零一六年十一月，中國全國人大通過《中華人民共和國網路安全法》，定於二零一七年六月一日生效。為實施網絡安全發，又出臺《互聯網新聞資訊服務管理規定》。<text:span text:style-name="T3"> <text:line-break/><text:line-break/></text:span>該新規定要求，所有網路平臺必須取得許可才能發佈新聞資訊，包括「有關政治、經濟、軍事、外交等社會公共事務的報導、評論，以及有關社會突發事件的報導、評論」。上述資訊的發佈，未經許可一律違法。比如，突發事件現場線民用手機即拍發佈，如未獲許可證即違法。即便轉發中國內地之外的資訊，若是對當局不利的資訊，也會受嚴厲懲罰。今年六四紀念日，一名廣州大學生因轉發香港六四燭光晚會的照片，被學校非法軟禁十多小時並勒令退學。馬雲的「大數據」，就是收集網民的資訊交給當局，從某種意義上說，就是充當告密者。<text:span text:style-name="T3"> <text:line-break/><text:line-break/></text:span>喜歡使用臉書等社交媒體的台灣年輕一代，願意過這種在社交媒體上發幾張照片、發幾句言語，就會遭到情治部門迫害的生活嗎？那將比台灣白色恐怖時代還要恐怖<text:span text:style-name="T3">——</text:span>那個時代還有黨外雜誌悄悄出版。<text:span text:style-name="T3"> <text:line-break/><text:line-break/></text:span>此前，曾有一群台灣職業高中的學生身穿納粹軍服拍攝畢業照，遭到媒體和民眾炮轟，校方反複道歉亦難以平息眾怒；如今，專欄作家發表一篇讓號稱「以人權立國」的台灣學習極權中國的「大數據」的文章，居然獲得滿堂喝彩，真是匪夷所思。如果說那些高中學生穿納粹軍服取樂是出於無知，那麽這位專欄作家羨慕員警國家的「大數據」就是強不知以為知地將台灣引向邪路，後者的危害遠遠大於前者。<text:span text:style-name="T3"> <text:line-break/><text:line-break/></text:span>馬雲說貴州將成為中國乃至世界的矽谷，這種毛澤東時代大躍進期間「畝產萬斤」式的虛假謊言，洪雪珍居然信以為真，真不知道她是過於善良，還是過於愚蠢。貴州若能成為矽谷，索馬裡和敘利亞早就成了世界上最安全的國家。貴州是中國經濟最落後、政治最黑暗的省份之一，這是眾所周知的常識。相當一部分貴州人連基本的生存權都得不到保障，「朱門酒肉臭，路有凍死骨」是今日貴州的寫照。<text:span text:style-name="T3"> <text:line-break/><text:line-break/></text:span>既然是專欄作家和職場導師，洪雪珍在跟隨馬雲的魔法棒翩翩起舞之前，應當好好研究一下今日中國、今日貴州的真相。在中國不能用穀歌等蒐索網站，民眾被共產黨洗腦，還情有可原；生活在資訊自由的台灣，用十分鐘時間就可以通過谷歌查到貴州發生的若干新聞事件，不做功課就只能怪自己太懶惰，而這種作者對讀者不負責任的做法，如同鼎新販賣劣質食品一樣可惡。<text:span text:style-name="T3"> <text:line-break/><text:line-break/></text:span>今日之貴州，底層民眾生不如死，統治階層則醉生夢死。案例之一：二零一二年十一月十六日，畢節市七星關區街頭，五名離家出走的男孩因在垃圾箱內生火取暖導致一氧化碳中毒而死亡，其年齡均在十歲左右。這五個男孩子有一個共同點：父母都在外面打工，家裡無人照看。有記者來到他們家中探訪，發現房子是泥土堆砌的，家貧如洗，除了一個電燈、一台電視，沒有任何電器，甚至沒有一床像樣的被子。馬雲到貴州，當然下榻設施毫不遜色於「北上廣」的五星級酒店，而這五個悲慘死去的孩子恐怕從未聽說過能爲他們打開幸福之門的「阿里巴巴」。<text:span text:style-name="T3"> <text:line-break/><text:line-break/></text:span>看到這則恐怖的資訊，北京藝術家信王軍憤怒地譴責說：「如果我是貴州畢節的領導，我會羞愧而死，我會自責而死，我會悲憤而死，我會找根繩把自己勒死，我會用門把自己擠死，我會撒泡尿把自己淹死！總之，這樣的領導該死！」然而，畢節的共產黨官員們早已練就「無恥之心」，當然不會自己「找死」。他們立即做了兩件事：一是抓捕最早報道此事件的作家、公民記者李元龍。李元龍曾在《畢節日報》當過八年記者，曾因在海外發表文章，被畢節市中級法院以「煽動顛覆罪」判處過兩年有期徒刑。此次李元龍不顧自身危險發佈此消息，他說：「太慘了，顧不了這麼多了。」果然，畢節市公安局認為其發佈該消息，「破壞畢節形象」，再度將其非法軟禁。<text:span text:style-name="T3"> <text:line-break/><text:line-break/></text:span>畢節地方官員做的第二件事是，將「嚴禁人畜入內，違者責任自負」十二個大字印在當地的所有垃圾桶上。對於「過於聰明」的官員的這一「彌補措施」，網民們冷嘲熱諷：網友「膠東縣令」說：「孩子不識字，畜生不識字，只有政府你識字！請政府自覺進垃圾桶吧。」網友「<text:span text:style-name="T3">TV</text:span>哇哇」說：「畢節：比垃圾桶更骯髒的是敷衍塞責。」網友「葉雨」說：「人畜不能進，人和畜能相提並論嗎？真是現實版的『華人與狗不得入內』。」<text:span text:style-name="T3"> <text:line-break/><text:line-break/></text:span>在貴州發生的比有馬雲和郭台銘等重量級人物出席的博覽會更重要的事件，是當地政府對家庭教會「活石教會」的殘酷迫害。二零一六年十二月月二十六日，貴陽活石教會牧師仰華（本名李國志）被控「故意洩露國家秘密罪」，被判處兩年半有期徒刑。奇怪的是，一名教會的牧師能知曉什麽「國家秘密」呢？<text:span text:style-name="T3"> <text:line-break/><text:line-break/></text:span>所謂的「國家機密」是貴陽市政府成立的一個名叫「貴陽市依法處置貴陽活石教會指揮部」的機構發佈的一份檔，檔上蓋的公章是「貴陽市維護穩定工作領導小組辦公室」。文件說：「依法處置活石教會是一項政治任務，必須高度重視，單位主要領導必須親自抓，要根據全市的統一部署，認真組織完成各項工作任務。」檔附有一份活石教會成員的名單，發至各單位，要求各單位對本單位活石教會成員的資訊進行核查和「穩控」。在貴陽市婦幼保健院黨委辦公室工作的王瑤看到這份文件，拍照下來傳給會友余雷，余雷再傳給仰華牧師。當局終於找到了藉口，王瑤和余雷分別以「非法獲取國家機密罪」和「非法傳播國家機密」的罪名被捕。<text:span text:style-name="T3"> <text:line-break/><text:line-break/></text:span>仰華牧師被抓捕之後，在獄中遭受刑訊逼供。辦案方將他關在鐵椅上，踩踏他的腳，並以生命以及妻兒安全威脅。他們還對他說，「我們知道改變不了你的信仰，但是我們掌握一切，完全可以把你包裝成一個貪婪的牧師，讓你喪失所有聲譽。」因遭受酷刑，仰華的雙下肢因出現「散發性疹子」，腿部多處呈大面積潰爛，無法獨立行走，後被送往武警醫院住院治療，醫院曾向其妻子下達病重通知。<text:span text:style-name="T3"> <text:line-break/><text:line-break/></text:span>針對活石教案以及對仰華牧師的審判，當地學者張坦指出，所謂依法治國，是秦朝意義上的厲法治國，其目的是維護統治者的權力，而不是保護人的權利。「中國社會現在到處都是『機密』。比如他們要強拆我的家，他們發了一個『機密』檔說要來拆我的家，我獲得這個『機密』檔，是我犯法，而不是要強拆我家的人犯法。只有專制社會才到處都是『機密』，只有專制社會才處處是這樣的荒誕。」張坦更認為：「中國五千年歷史，有善治，有劣治，最惡劣的朝代，一個是秦朝，一個是明代。如果就任何一項具體指標來說，當下的中國與這兩個朝代比較，當下的中國在每一項上都有過之而無不及。中華民族走到了盡頭。」<text:span text:style-name="T3"> <text:line-break/><text:line-break/></text:span>這樣的中國，這樣的貴州，究竟有什麽值得羨慕的地方呢？既然如此羨慕在「大數據」領域大步邁進的貴州，既然如此崇拜誇誇其談、富可敵國的馬雲，洪雪珍女士願不願意放棄在台灣民主自由、人權有保障的生活，到貴州或者阿裡巴巴公司去過如螞蟻般被極權政府踐踏的、暗無天日的生活呢？<text:span text:style-name="T3"> <text:line-break/><text:line-break/></text:span>＊作者為旅美作家</text:p>
      <text:p text:style-name="P1"><text:span text:style-name="T1">天峰</text:span><text:s/>  |  2017.07.17 00:05   |   <text:a xlink:type="simple" xlink:href="http://palinfo.habago.org/Entry?Command=Information_PrintForum&amp;iPage=145#FORUM35909"><text:span text:style-name="T2">#</text:span></text:a></text:p>
      <text:p text:style-name="P4">陳真醫師，局座召忠原本是個態度嚴謹的軍事專家，奈何被年輕網友捧為網紅，不過他倒也是樂天派，快速進入角色，和年輕人打成一片，寓教於樂我覺得挺好的。金燦榮深入淺出頗具娛樂風格，同樣深受年輕人喜愛，也就不難理解要他出任政委了。總之，戰忽局的組成一定要快樂。年輕人充滿自信，不像我，以前總愛不厭其煩的和人解釋和人辯論，生怕別人有什麽誤會，尤其是外國人對於中國的誤會。真是蠢死了。<text:span text:style-name="T3"> <text:line-break/><text:line-break/></text:span>力民，不管是美國還是加拿大還是歐洲還是澳洲，針對中國投資、中國產品進口、出口產品或技术到中國都有很多的歧视性条款，我覺得這些都只是出於恐懼罷了。某種程度上，類似五十年代美國的麥卡錫主義對共產黨或左派人士的迫害，那些行為不就源於對蘇聯的恐懼嗎？當然共產主義陣營也沒對資產階級客氣就是了。<text:span text:style-name="T3"> <text:line-break/><text:line-break/></text:span>這種封鎖由來已久，但也未必是壞事。正是西方的全面封鎖，才逼迫中國更加自力更生，六十年代快速實現工業化，雖然落後，但起碼工業種類是齊全的。改革開放後，西方國家放開了貿易，但仍然是限制工業設備出口到中國。這也就是台灣人常常說大陸人愛偷愛仿的原因，台灣人其實不明白，因為他們要買什麼都能買到，反正也不用考慮太長遠的問題，不斷壓縮成本就好了，結果路是越走越窄。大陸不同，堂堂一個大國，難道你不给我，還不讓我自己發展了嗎？<text:span text:style-name="T3"> <text:line-break/><text:line-break/></text:span>国与国之間互相角力很正常，你限制我，我也給你設門檻，都是為了國家利益，這些是輿論改變不了。反而，如果你認為自己是大國<text:span text:style-name="T3"><text:s/></text:span>，對自己有信心，就沒必要和他們糾纏。就好像美國不讓中國參與太空合作，那中國就自己建太空站，未來建成的還要是唯一的太空站，那時美國怎麼辦？歐洲不和中國在衛星導航上合作，中國自己發展北斗衛星導航，技術也是奔著超越<text:span text:style-name="T3">GPS</text:span>而去的。這些例子太多，網友很形象的說，中國有今天，都是你們逼的。我看一點沒錯。<text:span text:style-name="T3"> <text:line-break/><text:line-break/></text:span>有一天，中國全面碾壓的時候，這些限制中國的條款<text:span text:style-name="T3"><text:s/></text:span>才會真正落幕。那一天之前，一切不公平我看都是合理的。輿論也一樣，與其糾纏，不如你打你的，我打我的，反正最終還是實力決定一切。<text:span text:style-name="T3"> </text:span></text:p>
      <text:p text:style-name="P1"><text:span text:style-name="T1">陳真</text:span><text:s/>  |  2017.07.16 23:28   |   <text:a xlink:type="simple" xlink:href="http://palinfo.habago.org/Entry?Command=Information_PrintForum&amp;iPage=145#FORUM35908"><text:span text:style-name="T2">#</text:span></text:a></text:p>
      <text:p text:style-name="P2">天峰寫這篇，難度有點高，外行點的怕聽不懂。<text:span text:style-name="T3"> <text:line-break/><text:line-break/></text:span>原來金燦榮也是忽悠局同志，我看是不太像，聽他講話還有幾分道理。張召忠則比較像搞笑網紅。曹科長倒是相當稱職，工作十分賣力。<text:span text:style-name="T3"> <text:line-break/><text:line-break/></text:span>還有一位寫文章狗屁不通的旅美<text:span text:style-name="T3"><text:s/>"</text:span>作家<text:span text:style-name="T3">" (</text:span>可能是故意狗屁不通，藉此掩飾身份<text:span text:style-name="T3">)</text:span>，叫余什麼杰的，獨立碗糕中文筆會的副會長，跟劉曉波會長，一正一副，一搭一唱，經常負責在島內掃蕩各界惑眾妖言，功勞頗大。雖然寫起東西狗屁不通，書讀不多，但膽子特大，一招半式闖江湖，其唯一忽悠方式就是抄課本，先抄上一大段文不對題、答非所問的龐大資料，一來嚇人，二來分散觀眾注意力，讓人看兩段就忘了原先是在講什麼了，藉以順利帶出忽悠結論。若由我來打作文分數，只能得零分，但一般島民不易識破。<text:span text:style-name="T3"> <text:line-break/><text:line-break/></text:span>差點忘了說，余同志有句名言：「民主與<text:span text:style-name="T3">(</text:span>台灣<text:span text:style-name="T3">)</text:span>獨立，宛如天使之兩翼，缺一不可。」有厚望焉，啾咪。</text:p>
      <text:p text:style-name="P1"><text:span text:style-name="T1">甄力民</text:span><text:s/>  |  2017.07.16 17:19   |   <text:a xlink:type="simple" xlink:href="http://palinfo.habago.org/Entry?Command=Information_PrintForum&amp;iPage=145#FORUM35907"><text:span text:style-name="T2">#</text:span></text:a></text:p>
      <text:p text:style-name="P4">我覺得天峰講得很好，但是中國不可能也不應該放棄輿論這塊，其實受害者不只是受騙的人，也包含中國本身，中國擺明就是要和全世界交朋友，但是因為輿論宣傳上吃了多少虧<text:span text:style-name="T3">?</text:span>例如歐洲竟然懼怕華為的機器有安裝後門程式，因此拒絕購買，最後得利的只有被大家嫌棄之後再去撿便宜的人而已。</text:p>
      <text:p text:style-name="P1"><text:span text:style-name="T1">陳真</text:span><text:s/>  |  2017.07.16 16:59   |   <text:a xlink:type="simple" xlink:href="http://palinfo.habago.org/Entry?Command=Information_PrintForum&amp;iPage=145#FORUM35906"><text:span text:style-name="T2">#</text:span></text:a></text:p>
      <text:p text:style-name="P2">大部份人應該都不會再反對這樣一種說法了，那就是：台灣以顏色決定是非。<text:span text:style-name="T3"> <text:line-break/><text:line-break/></text:span>在蔣家年代，只有一種顏色，對顏色稍有不敬，那可是要砍頭的。這年代主要有藍綠，綠是主流，只要顏色對了，就什麼都對。<text:span text:style-name="T3"> <text:line-break/><text:line-break/></text:span>在一個正常社會中，議題成員具有一種分散性，甲議題的支持者和乙議題的支持者，彼此之間是異質的、流動的、分散的。比方說，理論上，反核與否，理應與顏色無直接相關；年金問題，也理當與政治立場無關，但在台灣，所有議題，包括所謂人權在內，幾乎全部被綁架到特定顏色上，成為一種政治鬥爭工具，從而失去議題本身應有的主體性與理性内涵；它不再是一種目的，而是遂行其它卑鄙政治目的手段。<text:span text:style-name="T3"> <text:line-break/><text:line-break/></text:span>就連統獨也一樣，二十多年的一場鬧劇，請問有誰聽過有關統獨的一絲絲討論？幾乎是零。統派方面倒是還有許多理由與說法，至於鬧得最凶的台獨那一邊，氣燄高張之餘，你注意到沒有？相關的理性敘述卻完全一片空白，完全是零。<text:span text:style-name="T3"> <text:line-break/><text:line-break/></text:span>這意味著什麼呢？這意味著所謂台獨根本就不是目的，而是一種手段，一道幌子，一門騙術，對內騙財奪權，吃香喝辣，掏空台灣，對外則是打擊與傷害主子的敵人<text:span text:style-name="T3">--</text:span>中國大陸。這一切才是目的。難道你曾聽過台獨的相關說法？沒有，一句也沒有，全部就只有一種說法，那就是針對大陸人以及針對中國政府的瘋狂造謠與抹黑，使之妖魔化，使台灣人對之產生仇恨與不屑，使台灣成為中國大陸的一個長久禍患與隱憂。這才是所謂台獨的一個真正目的。台獨只是藉口，一種手段，藉以宣揚對於大陸的仇恨，盡全力傷害中國。<text:span text:style-name="T3"> <text:line-break/><text:line-break/></text:span>在現代國家中，即便是在美國境內，挑撥族群仇恨都是一種強烈禁忌，法律所不容。在英國，任何犯行若涉及族群因素，將會大大加重其刑責，或是負擔天價罰款。但在美國軍政府殖民下的台灣，這二十年來，挑撥、宣揚對於大陸人的仇恨，在漢奸老賊李登輝及其徒子徒孫及人渣黨的瘋狂鼓吹下，卻成為一種基本政策，一種社會主流，一種從小到大的教育內容。台灣人平常甚至以抹黑醜化羞辱大陸人做為一種日常娛樂性談話。就連一個平常大陸老百姓的悲劇死亡，都能讓台灣年輕一代感到歡欣鼓舞<text:span text:style-name="T3"><text:s/>(</text:span>請見文末附文<text:span text:style-name="T3">)</text:span>。如此喪心病狂的年輕一代，舉世罕見<text:span text:style-name="T3"><text:s/>(</text:span>我從未見過或聽過世界上還有這樣荒唐低能敗德愚蠢的年輕世代<text:span text:style-name="T3">)</text:span>，你覺得這只是一種偶然嗎？這是幹它媽的什麼<text:span text:style-name="T3"><text:s/>"</text:span>天然<text:span text:style-name="T3">" </text:span>獨嗎？這類人渣不是畜牲，什麼是畜牲？這一切均非偶然，而是一種拼命進行的戰爭；這一切也絕非天然，而是無所不用其極地人工洗腦。<text:span text:style-name="T3"> <text:line-break/><text:line-break/></text:span>由此你能想見，所謂台獨，在過去<text:span text:style-name="T3"><text:s/>20</text:span>年來之所為的真正目的。這些台獨人渣的目的不是台獨，而是在其主子<text:span text:style-name="T3">--</text:span>美國與日本的指揮下，進行反中反華的洗腦與鬥爭工作。你可以這麼說，根本沒有台灣問題，只有中美問題。台獨只是美國長年以來針對中國的主要顛覆工作項目之一。因此，它根本不需要也不在乎訴說什麼有關台獨的理性陳述，它只是要藉此挑起兩岸對立與仇恨，藉以牽制中國，製造中國內部動亂。<text:span text:style-name="T3"> <text:line-break/><text:line-break/></text:span>美國在過去七十年來，無時無刻就是在全世界各地幹這樣的事，不擇手段，挑起敵對國家的內部動亂，最好能一舉顛覆佔領之。六四事件也是如此，就跟美國近年來在阿拉伯世界所推動的無數動亂如出一轍，例如所謂追求民主與自由的各種抗爭，最後都以恐怖血腥以及千百萬條人命做為代價，陷於彷彿永無和平之日的動亂，例如敘利亞及利比亞，皆是如此恐怖下場，遭美國入侵掠奪，百萬亡魂，幾千萬人流離失所，宛如人間煉獄。大搞這一切所謂民主自由或所謂爭取獨立的目的，就是顛覆該國政權，進而佔領之，掠奪洗劫之，或是培植傀儡政權。<text:span text:style-name="T3"> <text:line-break/><text:line-break/></text:span>我要說的是，大家別傻了，不要以為我們活在什麼民主自由的什麼美妙社會中，那真的是太蠢了；也別以為統獨只是一種理性之爭，當然不是，這是一場戰爭。台灣人不要以為當美國人的狗，耍耍嘴皮傷害對岸同胞無所謂，從歷史上看來，當一個社會走到這一步，通常都不會有好下場；惡行也好，愚行也罷，終究都是必須付出慘痛代價的。<text:span text:style-name="T3"> <text:line-break/><text:line-break/></text:span>陳真<text:span text:style-name="T3"> <text:line-break/><text:line-break/>2017. 07. 16. <text:line-break/>========================= <text:line-break/><text:line-break/></text:span>「浪費台灣電、支那人藥物濫用」連死者都被酸<text:span text:style-name="T3"><text:s/></text:span>陸生不敢碰<text:span text:style-name="T3">PTT <text:line-break/><text:line-break/>2017-07-10 <text:line-break/><text:line-break/></text:span>聯合報<text:span text:style-name="T3"><text:s/></text:span>記者馮靖惠<text:span text:style-name="T3"> <text:line-break/><text:line-break/><text:line-break/>PTT</text:span>的酸民文化，讓陸生感到害怕。<text:span text:style-name="T3"><text:s/></text:span>圖／<text:span text:style-name="T3">PTT <text:line-break/><text:line-break/>https://udn.com/news/story/7266/2574078 <text:line-break/><text:line-break/></text:span>台大機械所徐姓陸生日前被人發現陳屍宿舍，警方發現時已身亡三天，研判應是身體不適暴斃。新聞一出，<text:span text:style-name="T3">PTT</text:span>酸民相繼留言，「浪費台灣的電」、「不夠螂性，真沒競爭力」、「大半支那人都藥物濫用」，不少人更拿最近流行的「習包子」嘲諷。有陸生感嘆，根本不敢看<text:span text:style-name="T3">PTT</text:span>，「統獨議題難道重要到連對生命的基本尊重都要丟掉嗎？」<text:span text:style-name="T3"> <text:line-break/><text:line-break/></text:span>有陸生說，陸生長期<text:span text:style-name="T3">PTT</text:span>被霸凌，<text:span text:style-name="T3">PTT</text:span>太酸，一到台灣就知道「不能碰」，有陸生剛到台灣想申請帳號，還被台灣同學阻止，說是為了他的「心理健康」著想；還有陸生申請帳號，只是為了想看看別人怎麼罵自己，看久就麻痺了。<text:span text:style-name="T3"> <text:line-break/><text:line-break/></text:span>鄉民連往生的陸生都不放過，對此台大政治所陸生余澤霖說，他有一種無法描述的失落感，不論討論多少議題，說服了多少人，依然無法改變「民意」對陸生的偏見。<text:span text:style-name="T3"> <text:line-break/><text:line-break/></text:span>在徐姓陸生過世當下，余澤霖看到網友喋喋不休的仇恨言論，「我不敢看<text:span text:style-name="T3">PTT</text:span>，不敢看媒體報導下面的評論。在這個當下，統獨議題就重要到連你對生命的基本尊重都要丟掉嗎？」<text:span text:style-name="T3"> <text:line-break/><text:line-break/></text:span>「我們還要在這樣的對抗中彼此捅對方多久？」余澤霖說，台灣社會面對陸生議題，從未冷靜下來好好對話，甚至當一條年輕生命消逝時，還在偏見和仇視中繼續厭惡著對方。<text:span text:style-name="T3"> <text:line-break/><text:line-break/></text:span>世新大學新聞所陸生施沈暉說，其實每次有關陸生的新聞下面都是類似這樣的言論，一開始覺得生氣，後來也習慣了。其實酸民哪裡都有，陸生還會被大陸網友酸「腦有病的才去台灣念書！」<text:span text:style-name="T3"> <text:line-break/><text:line-break/></text:span>一片酸言之下，也有鄉民發出正義之聲。徐姓陸生的學弟、台大機械所陳姓學生說，如果是平常，他可能也跟大家一樣推個支那人、習包子的推文，但他認識的學長，從大連理工大學升上台大機械所，是個很熱情、幽默健談、涉獵廣泛的人，「感覺得出來他很喜歡台灣」，逢台灣人必問關於台灣的政治、文化、風景、美食，他特別讚頌台灣的民主制度，也希望中國有一天能享受這樣的民主。<text:span text:style-name="T3"> <text:line-break/><text:line-break/></text:span>台大學務長陳聰富表示，<text:span text:style-name="T3">PTT</text:span>發言者沒人知道他們是誰，校方會對徐姓陸生的研究室同學提供心理和悲傷輔導，也提醒老師，若發現學生幾天沒出現，要盡快通報宿舍管理員。<text:span text:style-name="T3"> <text:line-break/><text:line-break/></text:span>台大機械所徐姓陸生日前被人發現陳屍宿舍，警方發現時已身亡三天，研判應是身體不適暴斃。新聞一出，<text:span text:style-name="T3">PTT</text:span>酸民相繼留言。陸生說，陸生長期<text:span text:style-name="T3">PTT</text:span>被霸凌，<text:span text:style-name="T3">PTT</text:span>太酸，一到台灣就知道「不能碰」。<text:span text:style-name="T3"><text:s/></text:span>圖<text:span text:style-name="T3">/PTT</text:span></text:p>
      <text:p text:style-name="P1"><text:span text:style-name="T1">天峰</text:span><text:s/>  |  2017.07.16 16:36   |   <text:a xlink:type="simple" xlink:href="http://palinfo.habago.org/Entry?Command=Information_PrintForum&amp;iPage=145#FORUM35905"><text:span text:style-name="T2">#</text:span></text:a></text:p>
      <text:p text:style-name="P4">美國有中央情報局，中國有戰略忽悠局（<text:span text:style-name="T3">Strategic Foolyou Agency</text:span>，簡稱<text:span text:style-name="T3">SFA</text:span>）。這個神秘機構由中央軍委和國務院直接領導，現任局長張召忠，政委金燦榮。戰忽局針對國外的作戰目的是擾亂各方視線，掩護我方戰略企圖。多年來，在<text:span text:style-name="T3">CIA</text:span>、<text:span text:style-name="T3">CNN</text:span>、<text:span text:style-name="T3">BBC</text:span>等等主要合作單位的支持下，成功實施了忽悠任務。<text:span text:style-name="T3"> <text:line-break/><text:line-break/></text:span>但兩年前，美國白宮中國問題磚家白邦瑞（<text:span text:style-name="T3">Michael Pillsbury</text:span>）寫了一本《百年馬拉松》。白邦瑞宣稱，中國的戰略忽悠計劃（<text:span text:style-name="T3">Strategic Deception Program</text:span>）是<text:span text:style-name="T3">1955</text:span>年由毛澤東親自啟動的一項秘密的現代化「百年計劃」，針對美國歷屆政府進行欺騙，用中共主導的政治經濟系統替代美國主導的世界秩序。白邦瑞一再強調這本書十分重要，因為它告訴中國政府，美國沒有被忽悠。看來，隨著前任北美站長奧觀海同志退休，現任站長床破同志任務會非常艱巨。<text:span text:style-name="T3"> <text:line-break/><text:line-break/></text:span>總之，綜合目前各種情勢看，比如北美站的轉型困境，比如中國的體量越來越大，比如中外的民間交流越來越多，比如各種自媒體湧現，許多外國人以第一視角用視頻用文章描述了一個和西方媒體報道完全不同的中國，這些都會讓戰忽局在海外的工作難度越來越高。<text:span text:style-name="T3"> <text:line-break/><text:line-break/></text:span>戰忽局的對台作戰任務，代號為「井蓋」<text:span text:style-name="T3"><text:s/></text:span>，目前運行還算良好。這主要歸功於以台灣聯絡處第一書記蔡小文同志為核心的領導班子。當然，發揮重要作用的還有各大媒體和名嘴，沒有他們的猛烈炮火支援，沒辦法蓋住偶爾幾個想掀開井蓋的島民。由於巴勒網主要網友集中在台灣，所以我不敢透露太多，怕會泄密，各位原諒。<text:span text:style-name="T3"> <text:line-break/><text:line-break/></text:span>我以前也常常想，中共對漫天蓋地的抹黑為什麼不回擊，隱約覺得中共只是習慣性的不想陷入論戰，浪費精力，破壞發展局面。直到後來看了台灣的政論節目，刷新了我對媒體底線的認知，我才知道真的根本沒必要回擊。雖然西方媒體要比台灣媒體底線高些，但操作手法都是一樣的，反正言論自由。那表示說，潑人髒水很容易，要洗乾淨就費功夫了。尤其你沒做過的事，要怎麼澄清呢？人家就是簡單一句，說你偷吃了東西，你要怎麼證明自己沒偷？難道要剖腹嗎？<text:span text:style-name="T3"><text:s/></text:span>更何況，你真的好不容易證明自己沒偷了，聽到的人也遠遠不到當初聽到你偷吃的人多，反正你就是留下了偷吃的印象。更更何況，任何關於中國的文章，不管好的壞的，裏面肯定會有對於中國人來說屬於不實描述或不當懷疑的內容，這些都屬於潛移默化的洗腦，你根本沒辦法也沒必要去澄清。<text:span text:style-name="T3"> <text:line-break/><text:line-break/></text:span>但是，謊言的受害者是誰？當然是被謊言欺騙的人。你相信了謊言，你就是這個遊戲中唯一的受害者。你認為中共很邪惡，中國要崩潰，結果呢？中共越混人越多，中國越搞越強大。你的人生你的政黨你的國家都可能因為這種那種的中國謊言，錯過了時代的機遇。而那些自由世界的領袖們一邊宣稱要維護民主自由人權，一邊屁顛屁顛的帶著財閥跑去和邪惡的共產中國做朋友，久而久之你會不會看到精神分裂？<text:span text:style-name="T3"> <text:line-break/><text:line-break/></text:span>所以中共並不是謊言受害者，最多是受氣者。中共真正要做的就是讓中國人別被謊言欺騙，至於外國人，真的無所謂。</text:p>
      <text:p text:style-name="P1"><text:span text:style-name="T1">陳真</text:span><text:s/>  |  2017.07.16 13:31   |   <text:a xlink:type="simple" xlink:href="http://palinfo.habago.org/Entry?Command=Information_PrintForum&amp;iPage=145#FORUM35904"><text:span text:style-name="T2">#</text:span></text:a></text:p>
      <text:p text:style-name="P2">這是一封沒寄出的信，剛剛寫的。<text:span text:style-name="T3"> <text:line-break/><text:line-break/></text:span>陳真<text:span text:style-name="T3"><text:s/>2017. 07. 16. <text:line-break/>=================== <text:line-break/></text:span>同學，<text:span text:style-name="T3"> <text:line-break/><text:line-break/></text:span>不好意思，能不能別再<text:span text:style-name="T3"><text:s/>"</text:span>輕易<text:span text:style-name="T3">" </text:span>轉貼我的文字了。如果你無法判斷哪些可轉貼，哪些不適合，那就統統都不要轉貼。<text:span text:style-name="T3"> <text:line-break/><text:line-break/></text:span>原因我常講，那就是我的文字大多數只能在特定時空及特定的人之間自然呈現，它基本上沒有什麼公眾意義。我並不鄙視文宣，反倒十分贊同在一種公眾事務上應該把文宣工作做好。但人畢竟各有天性，我沒那本事，我寫的東西基本上就不是一種文宣品。這類往往以第一人稱出現的文字，就如同家書或日記，只能在特定的時空與特定讀者間自然呈現，不應該粗暴斷章取義，只為截取其中某種所謂結論或立場來宣揚。<text:span text:style-name="T3"> <text:line-break/><text:line-break/></text:span>我看重自己的文字，但那就像每個人都會看重媽媽教他唱的一首歌那樣，在私人層次上它或許是無價的，但在公眾意義上卻很可能一文不值。我從不希望、甚至非常排斥自己跟公眾世界有一絲牽扯。當你看到地上全是狗屎垃圾，蟑螂四竄，於是你在日記裏寫著<text:span text:style-name="T3"><text:s/>"</text:span>它媽的實在有夠髒<text:span text:style-name="T3">"</text:span>，並不代表你想成為一個環保鬥士或志在維護環境清潔。<text:span text:style-name="T3"> <text:line-break/><text:line-break/></text:span>常有人希望我把文字固定寄給他看，但我不做這種事，我不會想強迫任何一個人去讀自己往往沒有任何公眾閱讀價值的東西。因為，任何以<text:span text:style-name="T3"><text:s/>"</text:span>我<text:span text:style-name="T3">" </text:span>為首的句子，都不應該主動塞到別人的眼前。<text:span text:style-name="T3"> <text:line-break/><text:line-break/></text:span>即便是巴勒網我也不願意讓太多人知道，特別是越要好的親友，我就越不希望他知道巴勒網，因為我不想破壞公私界限。每當我想到原來各路人馬新朋舊友全聚集在此，每當我感受到這樣一種公眾性，我就越不敢把某些在我自己看來特別珍貴的文字貼出來，而寧可讓它們一再消失在每一次的電腦故障事件中。因為，與其扭曲呈現一種東西或動不動就被剽竊，不如乾脆都不要讓它出現。<text:span text:style-name="T3"> <text:line-break/><text:line-break/></text:span>社論會過期，論文會老舊，思想會落伍，但家書卻長存，並非因其無價，而是因為它根本沒有公眾意義可言。就如同我們不會把自己的爸爸媽媽拿出來成為一種公眾對象，為什麼？因為我們知道私密之神聖，我們知道這只能以一種非常微妙的方式去理解或閱讀。<text:span text:style-name="T3"> <text:line-break/><text:line-break/></text:span>我們當然還是會提起自己的親人或好友，但是那樣一種談論，並非要邀請大家來討論親友其人其事。<text:span text:style-name="T3"> <text:line-break/><text:line-break/></text:span>總之，凡事多一點美感考量不是壞事。這些話講過少說也有幾百次，能懂的知己不用說就懂，不能懂的，恐怕說爛了嘴也不可能懂。被迫一再講同樣的話，實在很痛苦。</text:p>
      <text:p text:style-name="P1"><text:span text:style-name="T1">陳真</text:span><text:s/>  |  2017.07.16 13:30   |   <text:a xlink:type="simple" xlink:href="http://palinfo.habago.org/Entry?Command=Information_PrintForum&amp;iPage=145#FORUM35903"><text:span text:style-name="T2">#</text:span></text:a></text:p>
      <text:p text:style-name="P4">封神演義說：<text:span text:style-name="T3">"</text:span>國之將亡，必有妖孽<text:span text:style-name="T3">"</text:span>，當然，我不是指黃文龍，而是指這個齷齪下流的綠營尾巴黨。<text:span text:style-name="T3"> <text:line-break/><text:line-break/></text:span>不過，黃文龍幾時參加過廢除刑法一百條的抗爭？這不是事實。<text:span text:style-name="T3"> <text:line-break/><text:line-break/></text:span>而且，一個人如果到了九零年代才開始<text:span text:style-name="T3"><text:s/>"</text:span>站出來<text:span text:style-name="T3">" </text:span>反國民黨，那就差不多等於說時下的<text:span text:style-name="T3"><text:s/>"</text:span>覺醒青年<text:span text:style-name="T3">" </text:span>開始<text:span text:style-name="T3"><text:s/>"</text:span>站出來<text:span text:style-name="T3">" </text:span>反對蔣介石一樣<text:span text:style-name="T3"><text:s/>"</text:span>勇敢<text:span text:style-name="T3">"</text:span>。抄家滅族的時代，大家乖得跟龜孫子似的，爭相當走狗與奴才。現在蔣介石被抹黑得變成過街老鼠了，一堆人渣卻成為<text:span text:style-name="T3"><text:s/>"</text:span>勇敢<text:span text:style-name="T3">" </text:span>的反蔣鬥士，實在有夠無恥。<text:span text:style-name="T3"> <text:line-break/><text:line-break/></text:span>台灣之所謂<text:span text:style-name="T3"><text:s/>"</text:span>歷史<text:span text:style-name="T3">" </text:span>這東西真的很不可信，任人扭曲與虛構。不過才三十年，我們這些歷史中人都還活著，就已經虛構、竄改成這樣了；前人以不堪回首的慘痛代價去爭取得來的東西，卻竟然一下子就被一群人渣給掠奪、竄改與扭曲成完全相反的意義。<text:span text:style-name="T3"> <text:line-break/><text:line-break/></text:span>人渣當然不是指黃文龍。黃醫師是個好人，但是好人可別總是做壞事。人應該要有點最基本的善惡堅持與勇氣，不要屈服於為惡之主流勢力。<text:span text:style-name="T3"> <text:line-break/><text:line-break/></text:span>陳真<text:span text:style-name="T3"> <text:line-break/>2017. 07.16. <text:line-break/><text:line-break/>=============== <text:line-break/></text:span>時力高雄首站點短講「教育的解答在自由」高醫人，挺！<text:span text:style-name="T3"> <text:line-break/><text:line-break/></text:span>民報<text:span text:style-name="T3"> <text:line-break/><text:line-break/></text:span>記者陳俊廷<text:span text:style-name="T3"><text:s/></text:span>林崑峯<text:span text:style-name="T3">/</text:span>高雄報導<text:span text:style-name="T3"> <text:line-break/><text:line-break/>2017</text:span>年<text:span text:style-name="T3">7</text:span>月<text:span text:style-name="T3">16</text:span>日<text:span text:style-name="T3"> <text:line-break/><text:line-break/></text:span>今夏甫畢業的高醫透明革命發言人林子盟昨在巨蛋捷運站前以「教育的解答就是自由」，說明其披掛時代力量高雄黨部副執行長的心境轉折。<text:span text:style-name="T3"> <text:line-break/><text:line-break/></text:span>高醫轉型正義促進會要角黃文龍、陳行得兩位醫師也特地前往聲援，「高醫柯<text:span text:style-name="T3">P</text:span>」教授柯政全醫師則以「擺脫黨國幽靈的束縛」說明當前買辦式的經濟以及私校法就是黨國幽靈的特色。<text:span text:style-name="T3"> <text:line-break/><text:line-break/></text:span>時代力量高雄黨部昨在台灣解嚴<text:span text:style-name="T3">30</text:span>周年紀念日兵分二路分別在高雄車站與巨蛋捷運站出口前廣場舉辦「七一五。咱來講民主：解嚴<text:span text:style-name="T3">30</text:span>周年街站短講活動」，時代力量黨秘書長暨高雄黨部主委陳惠敏於活動一開始與黨員志工們互相打氣暖身，強調時代力量絕對不僅是吹冷氣坐辦公室與民眾有距離的政黨，時代力量高雄黨部選在解嚴紀念日走上高雄的街頭，感受高雄的熱力與市民的地氣，大家一同了解高雄的狀況，做伙同行！<text:span text:style-name="T3"> <text:line-break/><text:line-break/></text:span>今夏甫從高醫畢業、披掛時代力量高雄黨部副執行長的林子盟在巨蛋捷運出口站前，與高雄市民分享國外的民主與社會關懷見識。林子盟認為「教育的目的是自由」，過去的教育充滿了侷限，會僵化人民的認知！<text:span text:style-name="T3"> <text:line-break/><text:line-break/></text:span>他並強調我們台灣人追求的不只是經濟上的成長，並也要求自己在經濟成長的同時，也停下來去關注我們身邊的人有沒有一起跟上！<text:span text:style-name="T3"> <text:line-break/><text:line-break/></text:span>尤值一提的是，高醫附設醫院前院長陳振武是高醫「轉虧為盈」備受肯定的「元老」，其子陳行得醫師與曾在黨外威權時代挺身支持李鎮源院士「廢除刑法<text:span text:style-name="T3">100</text:span>條」站在前線、曾任台灣人權促進會高雄分會長的黃文龍院長均主動前往聲援，說明高醫人對其期待！</text:p>
      <text:p text:style-name="P1"><text:span text:style-name="T1">陳真</text:span><text:s/>  |  2017.07.16 00:39   |   <text:a xlink:type="simple" xlink:href="http://palinfo.habago.org/Entry?Command=Information_PrintForum&amp;iPage=145#FORUM35902"><text:span text:style-name="T2">#</text:span></text:a></text:p>
      <text:p text:style-name="P2">柏楊常用<text:span text:style-name="T3"><text:s/>"</text:span>廉價小說<text:span text:style-name="T3">" </text:span>一詞來形容對於人事物過於粗糙刻板或過度戲劇化的描述，但我覺得，現實世界經常就是如此，甚且有過之無不及；各種人性嘴臉與心機之赤裸裸展現，往往比廉價小說還更戲劇化。比方說一場生意買賣<text:span text:style-name="T3">(</text:span>例如買賣房子<text:span text:style-name="T3">)</text:span>，成交前，房仲整天對你噓寒問暖，笑容甜美燦爛，照三餐問候，把你捧上天。一旦成交，錢賺到手了，立即不理不睬，彷彿根本不認識你。要不就是人前一套，人後又另一套，言行態度截然不同。<text:span text:style-name="T3"> <text:line-break/><text:line-break/></text:span>活了大半輩子，我得到一個體悟，我知道哪些人會有前途，哪些人會默默以終。不用找算命仙，找我就行，我能在幾句言談中斷定你的前途未來是否能吃香喝辣，準確率高達九成九以上，算是半仙等級了。<text:span text:style-name="T3"> <text:line-break/><text:line-break/></text:span>將近二十年前，有一天，在英國接到一通電話，一個所謂<text:span text:style-name="T3"><text:s/>"</text:span>社運<text:span text:style-name="T3">" </text:span>人士打來，大哥長大哥短的，言語圓滑，話不投機。掛斷電話前，他突然問了我一句：<text:span text:style-name="T3">"</text:span>你是<text:span text:style-name="T3">xx</text:span>團體的元老，怎麼不會想要卡位？這樣你將來回國之後就可以<text:span text:style-name="T3">..."</text:span>。我一開始聽不懂他所謂<text:span text:style-name="T3"><text:s/>"</text:span>卡位<text:span text:style-name="T3">" </text:span>的意思，但很快就懂了，意思就是先把領導位置給搶下來。我回答說，我沒有那樣的念頭。<text:span text:style-name="T3"> <text:line-break/><text:line-break/></text:span>前幾天，突然在報上看到這個所謂社運人士的新聞，看他義憤填膺地、<text:span text:style-name="T3">ggyy</text:span>講一些反中反華台獨萬萬歲的鳥話。我看報紙上寫他的頭銜，竟然就是他當年問我<text:span text:style-name="T3"><text:s/>"</text:span>怎麼不先卡位<text:span text:style-name="T3">" </text:span>的那個狗肉社運團體的什麼會長。類似這樣的事，成百上千，幾乎過去每一個阿貓阿狗乃至地痞流氓無賴歹徒全都當了官，當了董事長，當了院長、部長、會長、主委、主任等等等，所謂<text:span text:style-name="T3"><text:s/>"</text:span>豺狼當道，人渣橫行<text:span text:style-name="T3">"</text:span>，就是台灣這十幾二十年來的基本寫照。<text:span text:style-name="T3"> <text:line-break/><text:line-break/></text:span>剛剛在一家店裏，遠遠地瞄到今天的蘋果日報，裏頭有一張照片。我指給學姊看：<text:span text:style-name="T3">"</text:span>我在這裏，舉著<text:span text:style-name="T3"><text:s/>'</text:span>反戒嚴抗蔣家<text:span text:style-name="T3">' </text:span>的布條，<text:span text:style-name="T3">'</text:span>抗蔣<text:span text:style-name="T3">' </text:span>二字頭上的那個人就是我<text:span text:style-name="T3">"</text:span>。那是<text:span text:style-name="T3">1986</text:span>年<text:span text:style-name="T3">5</text:span>月<text:span text:style-name="T3">19</text:span>號拍的一張照片，在台北龍山寺，那是台灣戒嚴令底下第一次群眾運動。依照戒嚴令，聚眾抗議者唯一死刑。在鄭南榕的提議下，一百多位不要命的群眾聚集龍山寺，要求解除戒嚴。我是裏頭唯一一個學生，同時也是年紀最小。<text:span text:style-name="T3"> <text:line-break/><text:line-break/></text:span>隔年的<text:span text:style-name="T3">7</text:span>月<text:span text:style-name="T3">15</text:span>日，蔣經國突然解除戒嚴。記得在解嚴的前一天，某位御用學者都還在宣揚戒嚴的好處與必要性，指控要求解嚴者<text:span text:style-name="T3"><text:s/>"</text:span>包藏禍心，與匪隔海唱和<text:span text:style-name="T3">"</text:span>。<text:span text:style-name="T3"> <text:line-break/><text:line-break/></text:span>就在看到這張照片的當下，我突然想起，今天是<text:span text:style-name="T3">2017</text:span>年<text:span text:style-name="T3">7</text:span>月<text:span text:style-name="T3">15</text:span>號，那不就是解嚴三十周年。<text:span text:style-name="T3"> <text:line-break/><text:line-break/></text:span>但我不敢看報紙所謂<text:span text:style-name="T3"><text:s/>"</text:span>紀念解嚴專題<text:span text:style-name="T3">" </text:span>在寫些什麼，因為看了肯定會很想殺人。學姊倒是拿起來看，還故意念了一串人渣的名字給我聽，說，<text:span text:style-name="T3">"</text:span>你看，這些人現在居然成為代言人<text:span text:style-name="T3">"</text:span>。我聽了很驚訝：仰天長嘯說：<text:span text:style-name="T3">"</text:span>不可能！不可能！哪輪得到這些人渣講鳥話！歷史根本不是這樣！<text:span text:style-name="T3">" <text:line-break/><text:line-break/></text:span>學姊諷刺地說：<text:span text:style-name="T3">"</text:span>有個傻瓜自己不要命跑去舉白布條，結果你看，造就了什麼樣的後果<text:span text:style-name="T3">"</text:span>。人渣搖身一變，全成為英雄，巍巍峨峨地闡釋起民主自由的無恥大道理來了。我說，<text:span text:style-name="T3">"</text:span>沒關係，時間還長得很，歷史長河是以千百年為單位；看長久，不看一時一地；看成果興衰，不看個人榮枯<text:span text:style-name="T3">"</text:span>。再說，歷史往往就是這樣：人們耕耘，付出慘烈代價，人渣卻隨後忙著收割、卡位、撈錢、奪權、扭曲竄改歷史。<text:span text:style-name="T3"> <text:line-break/><text:line-break/></text:span>前些日子，綠色和平組織<text:span text:style-name="T3">(Green Peace) </text:span>成為島內綠油油人渣們的鬥爭抹黑對象，原因是它的網站上有個碳排放的分布地圖，台灣與大陸一同被歸類為中國。<text:span text:style-name="T3">Green Peace</text:span>是一個非常正直乾淨且專業、真正為環境犧牲奮鬥的國際組織。任何國際組織當然就應該以聯合國或國際認知來從事，國際上的認知當然就是兩岸同屬一個中國，根本沒必要也不應該特別去支持所謂台獨立場。但是，綠營及其一票走狗向來就是喜歡在這類事情上大作文章。我還看到掛羊頭賣狗肉的齷齪台權會居然也跳出來抗議，痛罵<text:span text:style-name="T3">Green Peace</text:span>說：這個組織來台灣<text:span text:style-name="T3"><text:s/>"</text:span>海撈<text:span text:style-name="T3">"</text:span>，吃台灣人，喝台灣人，卻又<text:span text:style-name="T3"><text:s/>"</text:span>踐踏台灣<text:span text:style-name="T3">" </text:span>云云。請問你看過天底下有這樣的<text:span text:style-name="T3"><text:s/>"</text:span>人權<text:span text:style-name="T3">" </text:span>團體嗎？<text:span text:style-name="T3"> <text:line-break/><text:line-break/></text:span>在這島上，忠奸易位，善惡顛倒，你只能學著忍耐忍耐再忍耐，忍耐一切胡作非為，忍耐一切無恥下流，忍耐一切貪婪齷齪，忍耐無數的顛倒是非黑白。<text:span text:style-name="T3"> <text:line-break/><text:line-break/></text:span>也許你會納悶，我為什麼許多時候不講白一點？為何不把檯面上那些閃閃發亮的齷齪人渣的敗行劣跡一個個指名道姓說明白？原因有幾點：<text:span text:style-name="T3"> <text:line-break/><text:line-break/></text:span>一，念在昔日曾經有過的交情。<text:span text:style-name="T3"> <text:line-break/><text:line-break/></text:span>二，道理比人重要。我無意打擊壞人，只想打擊壞事。<text:span text:style-name="T3"> <text:line-break/><text:line-break/></text:span>三，即便只是打擊壞事，我也說不了口，因為我沒有鐵證。我雖然明明知道許多事實，但我還是得要有個證據才能公開明講。我通常有人證，但我知道那些人都不會願意公開作證。比方說我知道誰貪污誰賣官誰官商勾結炒地皮，我甚至確切知道許多人當年是國民黨特務，但除非物證在手或人證願意出面背書，否則我還是說不上話。<text:span text:style-name="T3"> <text:line-break/><text:line-break/></text:span>四，證據根本不存在：很多事是我私下的親身經歷，雖然人渣們通常是公眾人物，但我若說他們私下跟我說了些什麼，這樣一種指控，倒也不公平，因為那些對話或經歷根本無從查證。<text:span text:style-name="T3"> <text:line-break/><text:line-break/></text:span>五，不想自我作賤。我對自己有一份很深的自重，我很不願意指名道姓去批評那些我打從心底看不起的人；點名批評這些微不足道的爛人<text:span text:style-name="T3"><text:s/>(</text:span>不管他權位多高也不會使他在我心目中增添一絲重要性<text:span text:style-name="T3">)</text:span>，只是對我自己的一種矮化與自我作賤。<text:span text:style-name="T3"> <text:line-break/><text:line-break/></text:span>巴勒網雖然表面上沒沒無聞，十幾年來媒體從不報導。但事實上，這裏的潛水讀者，聚集了台灣政界、醫界、學界、媒體界以及所謂社運界的一大堆檯面人物。也許你不信，但這是事實。台灣實在太小了，小到難以想像，小到就像個水族箱，所謂菁英界，翻來覆去就只是這一小撮人。因此，我在罵什麼，這些<text:span text:style-name="T3"><text:s/>"</text:span>內行人<text:span text:style-name="T3">" </text:span>肯定會遠遠比一般讀者更能聽懂，或甚至約略能猜得出來我是在指誰。<text:span text:style-name="T3"> <text:line-break/><text:line-break/></text:span>我常想，這些人渣被我這樣罵，怎麼沒有半點羞恥心？他們應該羞愧得趕緊去切腹自殺才對啊，為何還照樣繼續為惡？他們明明知道自己在做壞事，明明知道自己的底細與心機盤算根本見不得人，明明知道是非善惡之真相，明明知道自己是在做一些傷天害理的事，明明知道自己既傷害大陸更傷害台灣但卻圖利美、日歹徒惡棍，卻為了個人私利名位而繼續眛著良心為惡。<text:span text:style-name="T3"> <text:line-break/><text:line-break/></text:span>前陣子，有個罹患重疾的病人跟我說，她很猶豫要不要再來讓我看病，她提到說，她所屬的台灣長老教會裏的牧師叫她應該來接受教會的<text:span text:style-name="T3"><text:s/>"</text:span>輔導<text:span text:style-name="T3">" </text:span>才對。病人為此問我的意見。我說，疾病這種事當然是要尋求醫學專業；宗教有宗教的領域，上教會當然沒問題，但是來醫院就診當然還是需要的，不能混為一談；宗教無法取代基本藥物與各種治療。病人回答說，可是她不是很想去接受教會的<text:span text:style-name="T3"><text:s/>"</text:span>輔導<text:span text:style-name="T3">"</text:span>。我說，一方面繼續來醫院就診，一方面去教會跟大家相處或談談話也沒啥不好啊。想不到病人跟我說：<text:span text:style-name="T3">"</text:span>可是，教會裏的牧師經常一直在罵大陸人，他們非常討厭大陸人<text:span text:style-name="T3">"</text:span>。<text:span text:style-name="T3"> <text:line-break/><text:line-break/></text:span>我聽了，雖不驚訝，但心裏還是很沉重。整天宣揚對於特定族群的仇恨，這還像個教會嗎？這是上帝的愛嗎？這是撒旦組織才對吧。但我默然以對，因為我不想跟病人談論這類醫療以外的話題。<text:span text:style-name="T3"> <text:line-break/><text:line-break/></text:span>這幾年，我常深深有個體悟：不管島內島外，這從來都不是一個講理的時代；這是一場戰爭，差別只是在於有無發射砲彈而已，戰爭本質始終如一。你所面對的並非對手，亦非競爭者，而是敵人；敵我之間是沒有任何理性與情義可言的。不管你講多少理、舉多少證，都不會對敵人起作用，因為他並不是<text:span text:style-name="T3"><text:s/>"</text:span>不懂<text:span text:style-name="T3">" </text:span>是非善惡，而是那從來就根本不是他所在乎的東西。<text:span text:style-name="T3"> <text:line-break/><text:line-break/></text:span>道理只能講給一般人聽，對於把你視為敵人的人，你是沒法跟他講任何道理的。許多時候，造謠抹黑與歪曲事實，其實根本就是他的工作。你看，<text:span text:style-name="T3">NED (</text:span>美國民主輸出基金會<text:span text:style-name="T3">) </text:span>透過旗下所能操控的各種組織，在全世界各地養了成千上萬的<text:span text:style-name="T3"><text:s/>"</text:span>民主輸出代理人<text:span text:style-name="T3">"</text:span>，就跟網軍毫無兩樣，差別只是在於這些被栽培者往往名利雙收，光鮮亮麗，擁有相當的社會地位，但是，他們的工作其實就是網軍；他們不是來跟你講道理的，而是來歪曲事實，進行美化主子與醜化敵人的工作。<text:span text:style-name="T3"> <text:line-break/><text:line-break/></text:span>我有時看到一些住在美國、香港或台灣的所謂大陸民主人士或是台灣本地的民主人士們的文章，往往瞠目結舌，不敢置信，這麼離譜低能沒良心的鳥話居然也寫得出來？真的會有人笨到這種地步？然後卻還能當教授、當作家？我想，還是老話，他不是真的不懂道理、不懂是非善惡，而是他根本就不是要來跟大家講道理的，他更不認為是非善惡有什麼重要。<text:span text:style-name="T3"> <text:line-break/><text:line-break/></text:span>對於基本情況的這一點認識，或許很重要，因為你若不認清楚這一點，你若不認清楚這一層敵我關係之爭戰本質，良善一方永遠只會吃那永遠吃不完的啞巴虧。我並不是說不用再講道理，也不是說我們從此應該跟敵人一樣凡事不擇手段，我僅僅只是想說，在個人層次上，人可以默然，可以不為己辯，但在一個集體對抗的意義上，網軍其實相當程度上影響了大局；你看俄羅斯都知道要成立一個遍佈全球的國家電視台<text:span text:style-name="T3">RT</text:span>，經常性地破解各種謠言指控與抹黑，或是甚至反守為攻，大量揭露美國各種不堪聞問的人權醜事，但是中共卻連一點點基本的自我辯護能力都沒有，更不用說宣傳與攻擊了。<text:span text:style-name="T3"> <text:line-break/><text:line-break/></text:span>陳真<text:span text:style-name="T3"><text:s/>2017. 07. 15. <text:line-break/><text:line-break/>P.S: </text:span>對於底下這位在國民黨崩盤之際脫黨、迅速由藍轉深綠、討起所謂<text:span text:style-name="T3"><text:s/>"</text:span>不當黨產<text:span text:style-name="T3">" </text:span>的楊某人，思維與立場轉速之快，我已驚訝過好幾次，已經沒啥好說的了。人渣黨之厲害，就是擁有大量這類<text:span text:style-name="T3"><text:s/>"</text:span>人才<text:span text:style-name="T3">"</text:span>，過去待在國民黨確實是<text:span text:style-name="T3"><text:s/>"</text:span>大材小用<text:span text:style-name="T3">" </text:span>了。<text:span text:style-name="T3"> <text:line-break/><text:line-break/>=============== <text:line-break/></text:span>洪秀柱悼劉曉波讚陸強調法治<text:span text:style-name="T3"><text:s/></text:span>楊偉中批無恥<text:span text:style-name="T3"> <text:line-break/><text:line-break/>2017-07-14 <text:line-break/><text:line-break/></text:span>聯合報<text:span text:style-name="T3"><text:s/></text:span>記者周志豪<text:span text:style-name="T3"> <text:line-break/><text:line-break/></text:span>中國大陸知名人權作家、諾貝爾和平獎得主劉曉波前天因肝癌辭世，再度引發外界對大陸民主人權的關注。但國民黨前主席洪秀柱卻在悼念劉時，盛讚中國大陸「強調法治、關注憲政」。國民黨前發言人楊偉中晚間在臉書痛批評，洪的說法「無恥之尤」。<text:span text:style-name="T3"> <text:line-break/><text:line-break/></text:span>稍早洪秀柱也發文悼念，表示聽聞劉曉波辭世，遺憾兩岸共同失去了一個追求理想的鬥士，對於劉對國家該如何變得更好的想法，身為一個中國人，我們敬重這樣的情操。<text:span text:style-name="T3"> <text:line-break/><text:line-break/></text:span>但話鋒一轉，洪秀柱卻盛讚中國大陸正在改變，「強調法治、關注憲政」，各項進步突飛猛進；隨經濟民生發展，為國家紮下堅實的基礎，這也意味者，大陸更有潛力實現三民主義的民族、民權理想；以及國父所追求的民主共和體制。<text:span text:style-name="T3"> <text:line-break/><text:line-break/></text:span>洪秀柱認為，中國大陸經濟與文化發展至今，已獲許多讓世界各國稱羨成績，政府治理也有值得各國借鑑之處；此後大陸當局面對廣大民意，應更展現自信，包容不同聲音，對不同政治想法，都更加予以尊重，實踐民主憲政的理想，落實民主法治的目標。<text:span text:style-name="T3"> <text:line-break/><text:line-break/></text:span>洪秀柱說，劉曉波所追求的理想，與她一路以來所捍衛價值有非常多相似處，這也是她之所以尊敬、悼念劉的地方，也希望兩岸未來能共同為實踐中國自由、民主、均富理想，共同努力。<text:span text:style-name="T3"> <text:line-break/><text:line-break/></text:span>不過洪秀柱發言後，楊偉中隨即在個人臉書點名，嗆洪「無恥之尤」。楊語意曖昧的表示，有沒有劉曉波因零八憲章被羅織入獄，終遭迫害至死，「某黨前主席」卻盛讚中國大陸「關注憲政」，還自稱理念和劉曉波相似。<text:span text:style-name="T3"> <text:line-break/><text:line-break/></text:span>楊偉中還要臉友「自行前往洪秀柱臉書圍觀唾棄」，恕不分享。</text:p>
      <text:p text:style-name="P1"><text:span text:style-name="T1">陳真</text:span><text:s/>  |  2017.07.15 03:35   |   <text:a xlink:type="simple" xlink:href="http://palinfo.habago.org/Entry?Command=Information_PrintForum&amp;iPage=145#FORUM35901"><text:span text:style-name="T2">#</text:span></text:a></text:p>
      <text:p text:style-name="P4">各位聽過<text:span text:style-name="T3"><text:s/>"Clinton Body Count" </text:span>吧？請見：<text:span text:style-name="T3"> <text:line-break/><text:line-break/>https://goo.gl/rqC7XH <text:line-break/><text:line-break/>https://goo.gl/BHTEH6 <text:line-break/><text:line-break/>"Clinton Body Count" </text:span>翻成中文就是<text:span text:style-name="T3"><text:s/>"</text:span>柯林頓與希拉蕊之屍體統計<text:span text:style-name="T3">"</text:span>。人們發現，在過去二、三十年來，數以百計跟這對夫婦之各種負面醜聞有關的爆料者或調查人士及相關募款主管與數據資料主管或記者與執法人員等等等，竟然統統都很巧合地在爆料前後神祕死亡，包括莫名其妙在街上被搶匪槍殺的<text:span text:style-name="T3"><text:s/>(</text:span>但卻一毛錢也沒搶走<text:span text:style-name="T3">)</text:span>，或是原本活得好好的，突然覺得人生沒意義，活得不耐煩，於是就開槍自殺了，服毒死了，臥軌壓得屍體四分五裂了，跳樓、割腕、服毒等等等，各式各樣的所謂<text:span text:style-name="T3"><text:s/>"</text:span>自殺<text:span text:style-name="T3">"</text:span>。<text:span text:style-name="T3"> <text:line-break/><text:line-break/></text:span>有的則是心臟突然就不跳了的，要不就是發生各種<text:span text:style-name="T3"><text:s/>"</text:span>意外<text:span text:style-name="T3">"</text:span>，撞車死了，直昇機不明原因就失事了，小飛機突然沒油從空中掉下來了，也有飛機自己會爆炸的，或是騎機車摔死的，甚至有人騎腳踏竟然騎到跌倒剛好撞到頭於是就當場死掉了。<text:span text:style-name="T3"> <text:line-break/><text:line-break/></text:span>要不就是擺明謀殺，包括有幾個是被不明人士活活打死的，凌虐至死的，有的竟然被砍頭分屍，有的是被打爆頭，有一個則是被捅了一百多刀，也有幾個是走路時突然被車撞死的，或是游泳泳技不佳游到溺死的，還有人是自己<text:span text:style-name="T3"><text:s/>"</text:span>不小心<text:span text:style-name="T3">" </text:span>把頭伸進去直昇機的螺旋槳裏，結果腦漿迸裂連頭都不見了的，也有人不知道是在哪中了劇毒於是就死了的。<text:span text:style-name="T3"> <text:line-break/><text:line-break/></text:span>當然也有突然<text:span text:style-name="T3"><text:s/>"</text:span>病故<text:span text:style-name="T3">" </text:span>的，除了一些人心臟病發之外，也有恰好就突然得到肺炎死掉的，也有自己開槍把自己的臉打得面目模糊的，有的是開槍打爛自己的後腦，也有家裏突然失火但卻不願意從近在眼前的窗戶逃走的，也有喝消毒水自殺的，有的則是莫名其妙在陽台澆花澆到突然自己就從樓上掉下來死掉的。<text:span text:style-name="T3"> <text:line-break/><text:line-break/></text:span>去年希拉蕊選總統前夕，光是一個多月內就莫名其妙死了六個，全是準備<text:span text:style-name="T3"><text:s/>(</text:span>或已經<text:span text:style-name="T3">) </text:span>爆希拉蕊的料的人，一個溺死，一個心臟病發，一個被人當街槍殺，一個自己跑去躺在火車下讓火車壓，一個則是練習啞鈴舉重時，一個不小心，居然把自己的喉嚨給砸爛，死了，還有一個死因不明。其中最引人注目的就是<text:span text:style-name="T3">Seth Rich</text:span>，他是希拉蕊的數據部門主管，阿桑吉證實就是他把希拉蕊的幾十萬封見不得人的有關叛國、收賄與侵略等等的<text:span text:style-name="T3"><text:s/>email </text:span>送交給維基解密的英雄，幾天後他就被人當街槍殺。<text:span text:style-name="T3"> <text:line-break/><text:line-break/></text:span>四天前，也就是<text:span text:style-name="T3">7</text:span>月<text:span text:style-name="T3">12</text:span>日，又有一個人自殺了。這個人叫<text:span text:style-name="T3">Peter Smith</text:span>，透過私人力量，和幾個駭客團體接觸，積極想取得被希拉蕊刪除的那幾十萬封<text:span text:style-name="T3">emails</text:span>。他的<text:span text:style-name="T3"><text:s/>"</text:span>自殺<text:span text:style-name="T3">" </text:span>方式就更不可思議了，他用一個袋子套在自己頭上，把自己悶死。<text:span text:style-name="T3"> <text:line-break/><text:line-break/></text:span>我知道很多自以為很有理性的人很討厭陰謀論，他們一定會裝模作樣地說，這些都是巧合。可是，它媽的一次或頂多兩次才叫巧合，天底下會有無數的巧合嗎？我如果哪天連續一百多期每一期全部都中了樂透頭獎，我說這一切全是巧合，你信嗎？而且，這些絕對不是巧合的<text:span text:style-name="T3"><text:s/>"</text:span>巧合<text:span text:style-name="T3">"</text:span>，所有這些死者，全部都指向一個特徵，那就是他們全是柯林頓與希拉蕊之種種罪行的相關調查人員或揭發者或報導者。<text:span text:style-name="T3"> <text:line-break/><text:line-break/></text:span>老實說，我也不喜歡陰謀論，但是，這麼多的巧合死亡，絕非可以輕易以陰謀論打發。幾十年來的政治經歷與見聞教導了我一件事，那就是：政治裏頭不會有那麼多巧合。<text:span text:style-name="T3"> <text:line-break/><text:line-break/></text:span>剛剛打完球，累得躺在沙發休息時，隨手翻了一下我曾經介紹過的那位<text:span text:style-name="T3">John Perkins</text:span>寫的那本<text:span text:style-name="T3"><text:s/>"</text:span>經濟殺手的告白<text:span text:style-name="T3">"</text:span>，剛好就翻到<text:span text:style-name="T3"><text:s/>"</text:span>厄瓜多<text:span text:style-name="T3">" </text:span>與<text:span text:style-name="T3"><text:s/>"</text:span>巴拿馬<text:span text:style-name="T3">" </text:span>總統之死那兩章，全是被美國中情局殺害。以<text:span text:style-name="T3"><text:s/>"</text:span>厄瓜多總統之死<text:span text:style-name="T3">" </text:span>那一章為例，書裏描繪了代表美國石油公司利益的公關公司，如何全力抹黑不願與之同流合污來傷害全體國民的厄瓜多總統<text:span text:style-name="T3"><text:s/>Jaime Roldos</text:span>。作者提到，<text:span text:style-name="T3">"</text:span>這些公關人員的公事包裏塞滿了各種威脅利誘的計畫方案<text:span text:style-name="T3">"</text:span>；當這一切陰暗卑劣手段全都失效時，美國中情局<text:span text:style-name="T3"><text:s/>(CIA) </text:span>就出面了，一手製造了飛機失事，把這位總統給殺了。巴拿馬總統<text:span text:style-name="T3"><text:s/>Omar Torrijos </text:span>也是一樣被美國殺害。<text:span text:style-name="T3"> <text:line-break/><text:line-break/></text:span>那些自以為很有理性的人一定又會說：<text:span text:style-name="T3">"</text:span>不足採信。證據呢？<text:span text:style-name="T3">" </text:span>每次聽到這類裝模作樣的智障話語我就很受不了，真不知道這些人是怎麼念書的。除非人是我殺的，否則我當然不可能<text:span text:style-name="T3"><text:s/>"</text:span>直接證實<text:span text:style-name="T3">" </text:span>各種歷史事件。難道沒有第一手直接鐵證，就無法對任何人事物做出判斷？而只能做出<text:span text:style-name="T3"><text:s/>"</text:span>不足採信之陰謀論<text:span text:style-name="T3">" </text:span>的論斷？<text:span text:style-name="T3"> <text:line-break/><text:line-break/></text:span>各位聽過<text:span text:style-name="T3"><text:s/>"</text:span>禿鷹計畫<text:span text:style-name="T3">" (Operation Condor)</text:span>吧？<text:span text:style-name="T3"><text:s/></text:span>那是美國在<text:span text:style-name="T3">60</text:span>年代到<text:span text:style-name="T3">80</text:span>年代這段期間，於南美洲指揮一群效忠於美國的獨裁國家所聯合進行的各種暗殺計畫，暗殺對象就是左傾或反美人士，意圖消滅這個區域內的相關勢力，於是許多學生、教師、牧師和修女或是同情共產黨的人士，統統被暗殺。估計到八零年代中期，暗殺了大約六萬人。<text:span text:style-name="T3"> <text:line-break/><text:line-break/></text:span>這類暗殺黑名單，一直到今天都仍然存在。美國在伊拉克、阿富汗等地，就仍然有著這樣一些必死名單，供美軍及其底下傀儡爪牙<text:span text:style-name="T3"><text:s/>(</text:span>所謂愛好民主自由的人士或反叛軍<text:span text:style-name="T3">) </text:span>按圖索驥，藉以殺害各方異己。<text:span text:style-name="T3"> <text:line-break/><text:line-break/>2015</text:span>年三月左右，負責<text:span text:style-name="T3">"</text:span>禿鷹計畫<text:span text:style-name="T3">" </text:span>暗殺行動的美國中情局<text:span text:style-name="T3">(CIA)</text:span>，依法公佈一系列解密文件，明確指出當年的厄瓜多政府，因其左傾，就是禿鷹計畫的主要暗殺對象之一。這當然還稱不上是鐵證，但是，在那樣一種殺害六萬人的大量暗殺風潮中，難道就因為沒有文件能清楚寫著<text:span text:style-name="T3"><text:s/>"</text:span>厄瓜多總統就是<text:span text:style-name="T3">CIA</text:span>殺的<text:span text:style-name="T3">"</text:span>，於是就判定這是一項不足採信的陰謀論？<text:span text:style-name="T3"> <text:line-break/><text:line-break/></text:span>總之，這沒什麼好爭辯。至於希拉蕊和柯林頓身邊那麼多人神祕死亡，只要有人想對他們不利，馬上就會招來橫禍或突然跑去<text:span text:style-name="T3"><text:s/>"</text:span>自殺<text:span text:style-name="T3">"</text:span>，當然一時也無法確認真相，但是，憑一個正常人的正常理性來講，難道你真的會相信這麼多的死亡，這一切全只是巧合？主流媒體則是有志一同地一概封殺了這些消息，全部淡化處理，難道這也只是巧合？<text:span text:style-name="T3"> <text:line-break/><text:line-break/></text:span>陳真<text:span text:style-name="T3"><text:s/>2017. 07. 15. <text:line-break/><text:line-break/>============================= <text:line-break/></text:span>呂寧思：已有多人被暗殺<text:span text:style-name="T3"> <text:line-break/><text:line-break/>(</text:span>節錄<text:span text:style-name="T3">) <text:line-break/><text:line-break/>2016-08-12 </text:span>鳳凰衛視<text:span text:style-name="T3"><text:s/></text:span>發表于環球<text:span text:style-name="T3"> <text:line-break/><text:line-break/></text:span>從歷史到今天，美國圍繞著政治所出現的對政客、對記者、甚至對美國總統的暗殺，都是司空見慣的。就拿這次美國大選來說，在最近一個多月，美國已經接二連三的曝出了五起匪夷所思的死亡案件，幾位死者都有一個共同的特點，那就是他們捲入了美國民主黨總統候選人希拉蕊的相關案件，並且這些人已經或者可能提供過對希拉蕊不利的證據報導。<text:span text:style-name="T3"> <text:line-break/><text:line-break/></text:span>我們前幾年在看美國電視劇《紙牌屋》的時候，對於它的主人公安德伍德為了自己的政治前途不惜謀殺小記者和政治同僚的，有人還覺得這是不是美國電視劇製作者的誇張。可是現今美國大選期間的政治謀殺疑案是大大刷新了我們的認識。<text:span text:style-name="T3"> <text:line-break/><text:line-break/></text:span>根據<text:span text:style-name="T3">8</text:span>月<text:span text:style-name="T3">9</text:span>號得到的消息，維基解密的創始人阿桑奇就證實說，那位民主黨的數據總監里奇確實是被謀殺的，而他也確實是民主黨郵件門的爆料人。特朗普的競選網站也說里奇就是潛在的舉報者。與此同時，人們還看到一個耐人尋味的現象，就是幾乎所有美國主流媒體都對此事的追蹤調查和已經披露出來的幕後糾葛保持緘默。<text:span text:style-name="T3"> <text:line-break/><text:line-break/></text:span>只有美國著名的財經博客網站「零對沖」由此總結了近幾個月因為反對希拉蕊而死亡的<text:span text:style-name="T3">5</text:span>名美國人，並且發出評論說，陰謀也好，巧合也罷，或者是運氣太背，但是只要有人想把美國民主黨候選人希拉蕊拉下馬，他們都會丟了性命。<text:span text:style-name="T3"> <text:line-break/><text:line-break/></text:span>一位美國前特勤局雇員則說，應該把希拉蕊的真面目呈現給世人，比如，肖恩<text:span text:style-name="T3">·</text:span>盧卡斯，他是代表今年的民主黨參選人桑德斯支持者起訴民主黨全國委員會欺詐的主控律師，但是，<text:span text:style-name="T3">8</text:span>月<text:span text:style-name="T3">2</text:span>號，肖恩的女友深夜回家驚恐的發現，他直直的躺在浴室的地板上，沒有了呼吸。目前肖恩的死亡案件還在調查之中。<text:span text:style-name="T3"> <text:line-break/><text:line-break/></text:span>就在肖恩死亡的前一天，美國調查記者和作家維克多<text:span text:style-name="T3">·</text:span>托恩在家中自殺，托恩是因為專門調查柯林頓夫婦的新聞而聞名於美國的新聞界，他的最後一本書是《為何希拉蕊不應該入住白宮》。<text:span text:style-name="T3"> <text:line-break/><text:line-break/></text:span>美國的另一份報紙《問訊者報》評論說，托恩的死亡引起不少陰謀論的說法，有些直接與柯林頓夫婦聯繫起來，說托恩關於柯林頓夫婦謀殺的那本書中的死亡名單上應該加上他自己的名字。可惜已經無法對這個作品進行修改了。<text:span text:style-name="T3"> <text:line-break/><text:line-break/></text:span>同樣離奇死亡的媒體人，還有美國的保守派網站《布賴特巴特新聞》編輯弗林。<text:span text:style-name="T3">6</text:span>月<text:span text:style-name="T3">28</text:span>號，<text:span text:style-name="T3">48</text:span>歲的弗林在家中自殺，而就在死亡當天，他的文章發表出來，題目是《柯林頓現金：<text:span text:style-name="T3">2014</text:span>年比爾和希拉蕊創立了他們自己的中國基金》。<text:span text:style-name="T3"> <text:line-break/><text:line-break/>7</text:span>月<text:span text:style-name="T3">10</text:span>號，民主黨的數據總監，里奇在華盛頓被槍殺。<text:span text:style-name="T3"><text:s/>27</text:span>歲的里奇生前曾經為希拉蕊的法律合伙人工作過，槍手在毆打和殺死里奇之後，並沒有從他的身上拿走任何有價值的財物。<text:span text:style-name="T3"> <text:line-break/><text:line-break/></text:span>華盛頓警方說這是一起隨機殺人案件，但他們卻至今沒有拿出相關證據。而有網絡媒體卻揭露說，里奇當時正在趕往美國聯邦調查局的路上，準備接受美國聯邦探員的問詢，談論一些案件的進展，這些案件可能會涉及希拉蕊。<text:span text:style-name="T3"> <text:line-break/><text:line-break/></text:span>就在里奇被暗殺之前，前聯合國大會主席約翰<text:span text:style-name="T3">·</text:span>阿什在<text:span text:style-name="T3">6</text:span>月<text:span text:style-name="T3">22</text:span>號因舉重不慎撞擊喉嚨而身亡。據說在阿什死亡之前正要出庭作證指控柯林頓夫婦，因為他是外國給民主黨捐款的一個中間人。<text:span text:style-name="T3"> <text:line-break/><text:line-break/></text:span>美國的政治內幕網站還表示，到目前為止，在柯林頓家族圈子或者與這個家族有關聯的人當中，至少有<text:span text:style-name="T3">46</text:span>個人已經神秘死亡。雖然一些人的死的確是巧合，但似乎只要和柯林頓家族沾上邊就沒有人是安全的。<text:span text:style-name="T3"> <text:line-break/><text:line-break/></text:span>所以，這段時間有不少人把這些事情比作美國政治題材的電視劇<text:span text:style-name="T3">——</text:span>《紙牌屋》<text:span text:style-name="T3"> <text:line-break/><text:line-break/></text:span>作者：呂寧思鳳凰衛視資訊台執行總編輯知名媒體人、翻譯家<text:span text:style-name="T3"> <text:line-break/>============================= <text:line-break/><text:line-break/></text:span>【現實版紙牌屋】希拉蕊郵件門爆料人被暗殺，<text:span text:style-name="T3">6</text:span>星期內<text:span text:style-name="T3">5</text:span>位反對者離奇死亡<text:span text:style-name="T3"> <text:line-break/><text:line-break/></text:span>壹讀<text:span text:style-name="T3"> <text:line-break/><text:line-break/>2016-08-16 <text:line-break/><text:line-break/>(</text:span>節錄<text:span text:style-name="T3">) <text:line-break/><text:line-break/></text:span>以下是由<text:span text:style-name="T3">Janet Tavakoli</text:span>等整理出來的此次競選過程中柯林頓家族相關的死亡人數統計：短短<text:span text:style-name="T3">6</text:span>星期內<text:span text:style-name="T3">5</text:span>位死亡人數，包括<text:span text:style-name="T3">4</text:span>宗來得剛剛好的死亡以及一宗自殺案件：<text:span text:style-name="T3"> <text:line-break/><text:line-break/>1. Mike Flynn, </text:span>網際網路作家美國<text:span text:style-name="T3">Breitbart News</text:span>網站的新聞編輯。<text:span text:style-name="T3">2016</text:span>年<text:span text:style-name="T3">6</text:span>月<text:span text:style-name="T3">23</text:span>日猝然死亡。死因不明。年僅<text:span text:style-name="T3">48</text:span>歲。<text:span text:style-name="T3"> <text:line-break/><text:line-break/>Mike Flynn</text:span>揭露了柯林頓基金會的賄賂和公款私用問題。根據國際反賄賂準則，<text:span text:style-name="T3"><text:s/></text:span>對政府官員行賄包括：<text:span text:style-name="T3"><text:s/></text:span>給該官員金錢，給其親屬金錢，或者給其慈善基金捐錢。通過向某人慈善基金贈款，<text:span text:style-name="T3"><text:s/></text:span>可能產生嚴重的利益衝突。特別是像沙烏地阿拉伯，科威特的金錢進到柯林頓基金，極有可能與希拉蕊的國務卿職位有嚴重利益衝突。<text:span text:style-name="T3"> <text:line-break/><text:line-break/></text:span>同時，柯林頓基金會的資金使用方向也存在重大問題。比如<text:span text:style-name="T3">2014</text:span>年，柯林頓基金一共花掉了<text:span text:style-name="T3">2.48</text:span>億美元。其中，真正直接撥給慈善的直接支出只有<text:span text:style-name="T3">3369</text:span>萬，占總支出的<text:span text:style-name="T3">13.6%..</text:span>而花在基金雇員上的錢則達<text:span text:style-name="T3">9598</text:span>萬。剩下的是各種開銷。所以捐給基金會的錢，就等於捐給了個人金庫。名義上冠冕堂皇，其實與行賄無異。<text:span text:style-name="T3"> <text:line-break/><text:line-break/>2. John Ashe</text:span>，<text:span text:style-name="T3"><text:s/></text:span>聯合國前官員。健身時意外壓斷喉嚨而死。原定出庭指證柯林頓家族以及民主黨。正因受賄罪受到指控。在預定出庭指證柯林頓一家和民主黨的日期前夕，因「舉重撞擊喉嚨」身亡。死亡日期<text:span text:style-name="T3">2016</text:span>年<text:span text:style-name="T3">6</text:span>月<text:span text:style-name="T3">22</text:span>日。<text:span text:style-name="T3"> <text:line-break/><text:line-break/></text:span>這是小機率的詭異死法。不過更弔詭的是死亡時間：<text:span text:style-name="T3"><text:s/></text:span>艾希因為涉及聯合國貪污案去年就被逮捕過，現在尚未洗脫。<text:span text:style-name="T3"><text:s/></text:span>根據法庭傳喚，艾希本來應該在周一到法庭過堂，和同案行賄人澳門地產大亨吳立勝（<text:span text:style-name="T3">Ng Lap Seng</text:span>）一同受審對質。<text:span text:style-name="T3"> <text:line-break/><text:line-break/></text:span>關鍵一點：吳立勝並非只對艾希行賄過<text:span text:style-name="T3">10</text:span>億美元，在柯林頓任職總統期間，他還向民主黨全國代表大會非法提供了數十萬美元。美國右翼媒體的說法是：<text:span text:style-name="T3"><text:s/></text:span>那個庭審的內容是要對貪腐案中的柯林頓問題作證。<text:span text:style-name="T3"> <text:line-break/><text:line-break/></text:span>於是人們聯想到了以前柯林頓律師行同事，後來入幕白宮的<text:span text:style-name="T3">Vince Foster</text:span>莫名其妙的突然自殺。故事變得非常詭異了：<text:span text:style-name="T3"><text:s/></text:span>比如說人們不理解為啥高官有事不通過官方郵件而用私人郵件。因為有些事情實在是不能留下官方記錄的。<text:span text:style-name="T3"> <text:line-break/><text:line-break/>3. Seth Conrad Rich</text:span>，民主黨職員，<text:span text:style-name="T3">27</text:span>歲，遇害時正在前往<text:span text:style-name="T3">FBI</text:span>辦公室的途中，就可能涉及柯林頓家族的一宗案件進行交談。（死亡日期：<text:span text:style-name="T3">7</text:span>月<text:span text:style-name="T3">8</text:span>號）<text:span text:style-name="T3"> <text:line-break/><text:line-break/></text:span>他以前曾為柯林頓的合伙人<text:span text:style-name="T3">Scott Kleeb</text:span>工作過。有人說，<text:span text:style-name="T3">FBI</text:span>正要傳喚他。<text:span text:style-name="T3">7</text:span>月<text:span text:style-name="T3">10</text:span>日凌晨，<text:span text:style-name="T3">Seth Conrad Rich </text:span>在華盛頓<text:span text:style-name="T3">DC </text:span>西北區<text:span text:style-name="T3">Bloomingdale</text:span>的寓所附近遭到槍殺。<text:span text:style-name="T3">Rich </text:span>是民主黨全國委員會<text:span text:style-name="T3">DNC</text:span>「投票人擴展數據主管」。根據最近的消息，阿桑奇公布，被謀殺的<text:span text:style-name="T3">Seth Conrad Rich</text:span>的是維基解密<text:span text:style-name="T3">wikileak</text:span>關於民主黨郵件門的爆料人。<text:span text:style-name="T3"> <text:line-break/><text:line-break/>4. Victor Thorn</text:span>，他是高產作家，調查記者。專門調查研究柯林頓夫婦。最後一本書是：給柯林頓加冕<text:span text:style-name="T3">: </text:span>為什麼希拉蕊不該入主白宮（<text:span text:style-name="T3">CROWNING CLINTON: Why Hillary Shouldn</text:span>』<text:span text:style-name="T3">t Be in the White House</text:span>）。<text:span text:style-name="T3">2016</text:span>年<text:span text:style-name="T3">8</text:span>月<text:span text:style-name="T3">1</text:span>日被發現在家中自殺。年僅<text:span text:style-name="T3">54</text:span>歲。他是希拉蕊柯林頓的反對者、作者、反柯林頓家族的長期研究者和評論家。（死亡日期：<text:span text:style-name="T3">2016</text:span>年<text:span text:style-name="T3">8</text:span>月）<text:span text:style-name="T3"> <text:line-break/><text:line-break/>5. Shawn Lucas</text:span>，代表桑德斯支持者起訴民主黨全國代表大會<text:span text:style-name="T3">DNC</text:span>欺詐的主控律師<text:span text:style-name="T3">Shawn Lucas,2016</text:span>年<text:span text:style-name="T3">8</text:span>月<text:span text:style-name="T3">2</text:span>日在家中突然死亡。（死亡日期：<text:span text:style-name="T3">2016</text:span>年<text:span text:style-name="T3">8</text:span>月<text:span text:style-name="T3">2</text:span>號）<text:span text:style-name="T3">8</text:span>月<text:span text:style-name="T3">2</text:span>日晚，當<text:span text:style-name="T3">Lucas</text:span>的女朋友回家，發現他躺在浴室地上死亡。當救護人員抵達後，證實他已無生命跡象。</text:p>
      <text:p text:style-name="P1">lbboy   |  2017.07.14 23:24   |   <text:a xlink:type="simple" xlink:href="http://palinfo.habago.org/Entry?Command=Information_PrintForum&amp;iPage=145#FORUM35900"><text:span text:style-name="T2">#</text:span></text:a></text:p>
      <text:p text:style-name="P5">http://m.guancha.cn/global-news/2017_07_14_418266.shtml <text:line-break/><text:span text:style-name="T1">美國常有重要人士自殺或意外身亡，卻很少聽主流媒體去懷疑追蹤。</text:span><text:s/><text:span text:style-name="T1">這些很可能都是暗殺。</text:span></text:p>
      <text:p text:style-name="P3"/>
      <text:p text:style-name="P1"><text:span text:style-name="T1">李麗紅</text:span><text:s/>  |  2017.07.14 18:35   |   <text:a xlink:type="simple" xlink:href="http://palinfo.habago.org/Entry?Command=Information_PrintForum&amp;iPage=146#FORUM35899"><text:span text:style-name="T2">#</text:span></text:a></text:p>
      <text:p text:style-name="P2">看到這段話<text:span text:style-name="T3"> <text:line-break/>“</text:span>終我一生，只有一件可堪悔恨之事：那就是與中情局發生關聯。最初，我真的相信，美國人想要幫助我們為獨立而戰，最後我意識到，事情並非如此單純，這只是我的一廂情願。中情局的目標從來都不是西藏獨立，事實上，我不認為美國真的想施以援手，他們只是想引起衝突，用西藏人來製造中國和印度之間的誤解與不和。最終他們成功了，<text:span text:style-name="T3">1962</text:span>年的中印邊境戰爭就是一場悲劇。<text:span text:style-name="T3">” <text:line-break/><text:line-break/></text:span>我想到印度人普遍非常敵視中國，除了<text:span text:style-name="T3">1962</text:span>年那場戰爭外，美國中情局可能在背後也做了不少事。好可怕，只要對美國有利，這隻黑手就伸到哪裡，哪裡就有禍亂。跨越時間與地域，不可思議的遠見與禍心，還好有一個史若登，但我們知道的還是太少太少，知道的人太少太少。<text:span text:style-name="T3"> </text:span></text:p>
      <text:p text:style-name="P1"><text:span text:style-name="T1">陳真</text:span><text:s/>  |  2017.07.14 15:20   |   <text:a xlink:type="simple" xlink:href="http://palinfo.habago.org/Entry?Command=Information_PrintForum&amp;iPage=146#FORUM35898"><text:span text:style-name="T2">#</text:span></text:a></text:p>
      <text:p text:style-name="P4"><text:span text:style-name="T3">meta-</text:span>是希臘文，意思是：在什麼什麼<text:span text:style-name="T3"><text:s/>"</text:span>之後<text:span text:style-name="T3">"</text:span>。<text:span text:style-name="T3">physics </text:span>是物理學，<text:span text:style-name="T3">metaphyscis</text:span>就是跑到物理學的後面來，謂之形上學。比方說，形上學並不是研究物質或心靈<text:span text:style-name="T3"><text:s/>"</text:span>本身<text:span text:style-name="T3">"</text:span>，而是研究其存在與可認知性之種種可能。<text:span text:style-name="T3"> <text:line-break/><text:line-break/></text:span>羅素小時候就喜歡胡思亂想，想些什麼<text:span text:style-name="T3"><text:s/>"</text:span>何謂物質<text:span text:style-name="T3">(matter)</text:span>？<text:span text:style-name="T3">" </text:span>啦，<text:span text:style-name="T3">"</text:span>心靈<text:span text:style-name="T3"><text:s/>(mind)</text:span>到底存不存在<text:span text:style-name="T3">?" </text:span>啦等等，他奶奶很擔心這個乖孫會不會想太多，想到頭殼壞去，於是對小羅素說：<text:span text:style-name="T3"> <text:line-break/><text:line-break/>"What is matter? Never mind. What is mind? It doesn't matter." <text:line-break/><text:line-break/></text:span>當然，這是奶奶的玩笑話。哲學這類乍看沒有用的思維，其實說不定還是有點實用意義。比方說，思考善惡是非的倫理學<text:span text:style-name="T3"><text:s/>(ethics) </text:span>夠實用了吧。它有兩種，我喜歡其一，厭惡其二。<text:span text:style-name="T3"> <text:line-break/><text:line-break/></text:span>我很討厭道德腔，一聽到道德腔，我就想吐想罵人。道德腔就是老是以說話者自身的品味為標竿，老是講一些不具公眾意義、甚至不具任何認知意義的道德鳥話，什麼做人要放寬心胸啦，要溫馨啦，包容啦，什麼吃虧就是佔便宜啦，無須計較啦等等。人家在開研討會，他卻跳出來以道德與智慧大師之姿教導說，<text:span text:style-name="T3">"</text:span>凡事何必計較呢？大家<text:span text:style-name="T3">(</text:span>都跟我一樣<text:span text:style-name="T3">) </text:span>放寬心胸不就得了。<text:span text:style-name="T3">" </text:span>我發現，凡是很喜歡對人訓示這類道德腔的人，其自身道德往往令人難以恭維；畢竟以為自己很溫馨很道德者，是否真的溫馨道德通常是兩回事，大多時候乃是背道而馳。<text:span text:style-name="T3"> <text:line-break/><text:line-break/></text:span>這類道德訓示或道德原則與教條，屬於所謂<text:span text:style-name="T3"><text:s/>"</text:span>規範倫理學<text:span text:style-name="T3">" (normative ethics)</text:span>；就像校規一樣，許多規定，不可以這樣，不可以那樣，應該這樣，應該那樣。台灣過去這<text:span text:style-name="T3">20</text:span>年來甚囂塵上的所謂醫學倫理<text:span text:style-name="T3"><text:s/>(medical ethics)</text:span>，就是屬於這一類。<text:span text:style-name="T3"> <text:line-break/><text:line-break/></text:span>規範倫理當然不一定不好，大多時候依然是好的，我所謂<text:span text:style-name="T3"><text:s/>"</text:span>道德腔<text:span text:style-name="T3">" </text:span>只是它的一種誤用或濫用。<text:span text:style-name="T3"> <text:line-break/><text:line-break/></text:span>另一種倫理學叫做<text:span text:style-name="T3"><text:s/>meta-ethics (</text:span>後設倫理學<text:span text:style-name="T3">)</text:span>。嚴格來說，它已經不是倫理學，就好像形上學不是物理學一樣。後設倫理學顧名思義就是跑到倫理學的後面來，探討比方說<text:span text:style-name="T3"><text:s/>"</text:span>善<text:span text:style-name="T3">" </text:span>為何物，善的可能性，或是爭論比方說有無<text:span text:style-name="T3"><text:s/>"</text:span>道德知識<text:span text:style-name="T3">" (moral knowledge) </text:span>這種東西的存在<text:span text:style-name="T3"><text:s/>(</text:span>維根斯坦和<text:span text:style-name="T3"><text:s/>Karl Popper </text:span>就是因為這個問題差點打起來，維根斯坦認為沒有道德命題，<text:span text:style-name="T3">Popper</text:span>認為有<text:span text:style-name="T3">)</text:span>。<text:span text:style-name="T3"> <text:line-break/><text:line-break/></text:span>我講這些是想說：當美國或西方的某種政治運作形式，比方說投票，比方說所謂兩黨政治，被冠以民主之名，並視之為民主的唯一內涵，放諸四海皆準，甚至無限提升成為一種普世道德價值、進而以武力或強勢主流宣傳暴力強迫他人接受時，這種行徑本身就是最大的敗德與反民主。<text:span text:style-name="T3"> <text:line-break/><text:line-break/></text:span>記得小時候班上有個富貴人家的小公主，因為家境富裕，自我中心意識非常強，講起話來往往沒有<text:span text:style-name="T3"><text:s/>"</text:span>所有格<text:span text:style-name="T3">"</text:span>，比方說，她不會說<text:span text:style-name="T3"><text:s/>"</text:span>我的把拔馬麻<text:span text:style-name="T3">"</text:span>，而是直接說把拔或馬麻，<text:span text:style-name="T3">"</text:span>我的<text:span text:style-name="T3">" </text:span>二字往往省略，彷彿她的把拔馬麻就是世界至高無上而且是唯一具有存在價值的把拔馬麻似的。她常常很喜歡問別的同學說，<text:span text:style-name="T3">"</text:span>你今年收到多少生日禮物啊？<text:span text:style-name="T3">"</text:span>，或是<text:span text:style-name="T3"><text:s/>"</text:span>你今年買什麼口味的蛋糕慶祝生日？<text:span text:style-name="T3">" </text:span>同學們往往啞口無言，因為在那個純樸貧窮的年代，在我印象中，上高中之前，連蛋糕長什麼樣我也沒見過。<text:span text:style-name="T3"> <text:line-break/><text:line-break/></text:span>至於什麼慶祝生日也一樣，很中產，很洋化，根本不是當時一般台灣人的生活常態。那時候，我連自己的生日是哪一天也搞不清楚。我從小的各種證書<text:span text:style-name="T3"><text:s/>(</text:span>比方說各級檢定合格的珠算能力鑑定<text:span text:style-name="T3">) </text:span>或一堆獎狀，每一張的生日都不一樣，連小學和中學的畢業證書生日也不一樣，因為在我念中學之前根本不知道自己的生日是哪一天，每次都是道聽途說隨便亂填。在那年代，應該也沒有人會搞什麼慶生。但是，班上這位千金小姐卻似乎認定：只要沒有買蛋糕慶生或收到一堆生日禮物者，肯定就是悲慘不幸的家庭。<text:span text:style-name="T3"> <text:line-break/><text:line-break/></text:span>有一回，她拿同樣的問題嬌滴滴地問我，<text:span text:style-name="T3">"</text:span>你家今年用什麼方式幫你慶生啊？<text:span text:style-name="T3">" </text:span>我說我們家沒有在慶生。她聽了，居然摸摸我的頭<text:span text:style-name="T3"><text:s/>(</text:span>她長得比我高<text:span text:style-name="T3">)</text:span>，安慰我說<text:span text:style-name="T3"><text:s/>"</text:span>沒關係，沒關係，你的把拔馬麻可能太忙，他們以後應該會記得幫你慶祝的<text:span text:style-name="T3">"</text:span>。媽咧個逼，我聽了實在很想給她一記鐵沙掌。<text:span text:style-name="T3"> <text:line-break/><text:line-break/></text:span>這例子大家能聽懂吧。所謂民主也是這麼一回事。佔盡優勢的既得利益者，總以為自己就是文明與道德準則的標竿；他人若與之不同，便是獨裁、落後與野蠻，必須譴責，討伐，甚至必須以武力制裁，這也就是美國長年奉行的所謂<text:span text:style-name="T3"><text:s/>"</text:span>民主輸出<text:span text:style-name="T3">" </text:span>政策。<text:span text:style-name="T3"> <text:line-break/><text:line-break/></text:span>曾經講過無數遍了，美國中情局的外圍組織<text:span text:style-name="T3"><text:s/>"National Endowment for Democracy"</text:span>，簡稱<text:span text:style-name="T3"><text:s/>NED</text:span>，直接翻成中文就是<text:span text:style-name="T3"><text:s/>"</text:span>美國民主輸出基金會<text:span text:style-name="T3">"</text:span>，半個多世紀來，輸出了什麼呢？輸出暗殺、政變、洗腦、暴動、大屠殺、侵略、佔領、轟炸，培植傀儡政權以及栽培各國之<text:span text:style-name="T3"><text:s/>"</text:span>民主輸出<text:span text:style-name="T3">" </text:span>代理人等等等，造成千百萬人生靈塗炭，數千萬人流離失所，而劉曉波恰恰就是<text:span text:style-name="T3">NED</text:span>這個組織的一個民主輸出代理人。他所創的組織，所謂<text:span text:style-name="T3"><text:s/>"</text:span>獨立中文筆會<text:span text:style-name="T3">" </text:span>一點都不獨立，長年接受<text:span text:style-name="T3">NED</text:span>的數百萬巨額資助，培養一堆專門針對中國的民主輸出代理人。<text:span text:style-name="T3"> <text:line-break/><text:line-break/></text:span>劉曉波個人是個什麼樣的人我不知道，即便是個私德良好的好人，也無法因此為其行為逕自取得一張四通八達的道德通行證。就如同我十分尊敬的林義雄，其個人操守一塵不染，但我不會因為這樣而自動賦予其一切作為的道德正當性，畢竟好人也有可能因為缺乏病識感以及缺乏足夠的學識見識與聰明才智而做出壞事。<text:span text:style-name="T3"> <text:line-break/><text:line-break/></text:span>上述講到規範倫理學之道德內容物往往撈過界，以為放諸四海皆準，其實往往只適用於特定情境。就如同我那位每年收到把拔馬麻阿姨叔叔伯伯好多生日禮物的小公主一樣，她可別以為那樣的生活就是所謂幸福家庭的必要條件。但這聽起來，彷彿我是在鼓吹一種相對主義的道德觀，甚至是在鼓吹一種道德虛無，但我並無此意。從道德<text:span text:style-name="T3"><text:s/>"</text:span>內容上<text:span text:style-name="T3">" </text:span>來說，我們雖然無法<text:span text:style-name="T3"><text:s/>"</text:span>預先知道<text:span text:style-name="T3">" </text:span>道德<text:span text:style-name="T3"><text:s/>"</text:span>內容<text:span text:style-name="T3">" </text:span>之具體善惡對錯應該如何，但是，從<text:span text:style-name="T3"><text:s/>"</text:span>形式上<text:span text:style-name="T3">" </text:span>卻有可能判定。<text:span text:style-name="T3"> <text:line-break/><text:line-break/></text:span>這其實也是講過<text:span text:style-name="T3"><text:s/>N </text:span>次了<text:span text:style-name="T3">(N</text:span>大於<text:span text:style-name="T3"><text:s/>1000)</text:span>。簡單說，道德內容雖不可知，但不管什麼樣的道德內容往往都必須具有一個形式特徵，那就是<text:span text:style-name="T3"><text:s/>"</text:span>道德的一致性<text:span text:style-name="T3">"</text:span>。依我看，這個道德的一致性，或許才是文明的基礎。<text:span text:style-name="T3"> <text:line-break/><text:line-break/></text:span>比方說，你不能說甲打了某人一巴掌，就被說成萬惡不赦的滔天巨惡，但是，乙凌虐殺害了一千萬人，藉以謀財害命，你卻反而說乙是和平天使。你也不能說白天主張台獨，下陽下山後就變成統派，隔天早上八點又突然變成臺獨急先鋒，這樣我聽了會精神錯亂。林義雄或人渣黨之反核之所以令人睹爛就是因為，他們一下子反，一下子又不反；國民黨掌權時，他就反，人渣黨當家時，他又不反了，彷彿根本沒有反核這回事；甚至人渣黨在自己當權時還曾大力追加核四預算幾百億，嚴厲催促必須趕緊讓核四完工。但是，當人渣黨下台時，這些人渣政客竟然又突然個個變成反核戰士。<text:span text:style-name="T3"> <text:line-break/><text:line-break/></text:span>有句成語說<text:span text:style-name="T3"><text:s/>"</text:span>秋毫輿薪<text:span text:style-name="T3">"</text:span>，<text:span text:style-name="T3">"</text:span>明足以察秋毫之末，而不見輿薪<text:span text:style-name="T3">"</text:span>，小鳥的細毛那麼細那麼小，你卻能看得一清二楚，但是，眼前一大車的木材，你卻說根本看不見，這有可能嗎？這就是道德的不一致。就算你不是眼科醫師專家，肯定也能判定這個人是在胡扯。他不是真的看不見輿薪，而是假裝看不見。他也不是真的在乎什麼秋毫之末，他只是想無限放大與渲染小鳥之細毛，來遂行其它目的。<text:span text:style-name="T3"> <text:line-break/><text:line-break/></text:span>劉曉波的問題也一樣，你要推動什麼自由民主憲章都行，但是，你若真的在乎什麼民主自由與人權，怎麼會去跟美國甚至美國情治單位結盟呢？就好像你住的社區有個正義之士，喜歡排解糾紛，推展自由、人權與和平，但他推展的方法卻竟然是每年拿黑幫的大量金錢，和姦殺擄掠不眨眼的黑幫合作來推展和平、自由與人權。這樣的作法，具有道德一致性嗎？能取信於人嗎？<text:span text:style-name="T3"> <text:line-break/><text:line-break/></text:span>我還沒講完，但我覺得寫這些東西實在很累，寫起來滿紙污穢，又臭又長。有一些我以前寫過<text:span text:style-name="T3"><text:s/>N</text:span>遍，我就剪一篇前年<text:span text:style-name="T3">(2015</text:span>年<text:span text:style-name="T3">)</text:span>寫的舊留言在底下，省得多說一遍。<text:span text:style-name="T3"> <text:line-break/><text:line-break/></text:span>各位看過<text:span text:style-name="T3"><text:s/>"</text:span>攻敵必救<text:span text:style-name="T3">" </text:span>這部電影嗎？美國政治非常腐敗，許多利益遊說團體及公關團體，只要你給他大筆金錢，他就會幫你達成你想要的任何齷齪目的，包括幫助獨裁者在世人面前美化形象，透過媒體之操弄，只要你給得起錢，即便是烏漆媽黑臭不可聞的妖魔鬼怪，都能幫你美化成白雪公主那般純潔善良。我底下這篇舊留言基本上就是在講這件事，講的就是劉曉波及其背後之媒體操弄勢力。<text:span text:style-name="T3"> <text:line-break/><text:line-break/></text:span>最近不是又有一百五十幾個諾貝爾獎得主，藉著<text:span text:style-name="T3">G20</text:span>高峰會以及劉之罹患肝癌惡疾，又在寫什麼聯署信嗎，渲染劉曉波之事，藉以醜化中國，背後的操盤手同樣是那位呼風喚雨的<text:span text:style-name="T3">Jared Genser</text:span>及其人權相關事業，他的<text:span text:style-name="T3"><text:s/>"</text:span>人權事業<text:span text:style-name="T3">" </text:span>做很大，財源滾滾，而且同樣又是<text:span text:style-name="T3">NED</text:span>之友；一方面賺大錢，一方面又能效忠美國，打擊中國；主流媒體關係非常好，人脈與金流及政治相關勢力龐大到儼然就是一個公關帝國，非常擅於造勢，塑造輿論。你看最近的西方主流媒體報導，真是會氣死，實在有夠無恥的，什麼中國不讓劉曉波到美國就醫就是政治謀殺劉曉波云云。它媽的這是什麼邏輯？這是哪門子人權？<text:span text:style-name="T3"> <text:line-break/><text:line-break/></text:span>講這些，並不意味著我認同或不認同中國政府把劉曉波判刑。我不太願意針對<text:span text:style-name="T3"><text:s/>"</text:span>個案<text:span text:style-name="T3">" </text:span>去談事情，因為，當舉世各國<text:span text:style-name="T3"><text:s/>(</text:span>當然特別是包括美國在內<text:span text:style-name="T3">)</text:span>千千萬萬個根本數不清、而且遠遠比劉的事件嚴重一億倍的人與事全然被忽略時，劉曉波卻被刻意挑選、製造、渲染、進而無限放大，突顯為一個<text:span text:style-name="T3"><text:s/>"</text:span>個案<text:span text:style-name="T3">" </text:span>時，意味著它其實不是一個真正意義上的所謂人權個案，而是一種百分之百的政治操弄與攻擊。<text:span text:style-name="T3"> <text:line-break/><text:line-break/></text:span>重點是：當人權成為一種政治攻擊的武器與工具時，這樣一種工具化的政治操弄與卑鄙心態，本身就是對於人權的一個最大傷害與打擊，而且是毀滅性的傷害，因為它在根本上毀壞了文明與道德之所以有可能存在與發展的一個重要基礎，那就是<text:span text:style-name="T3"><text:s/>"</text:span>道德的一致性<text:span text:style-name="T3">"</text:span>，從而使人們對於人權以及諸普世價值應有的崇敬與信心，蕩然無存。<text:span text:style-name="T3"> <text:line-break/><text:line-break/></text:span>陳真<text:span text:style-name="T3"><text:s/>2017 07. 14. <text:line-break/><text:line-break/>================== <text:line-break/></text:span>陳真<text:span text:style-name="T3"><text:s/>&amp;;#124; 2015.11.12 13:28 &amp;;#124; # <text:line-break/><text:line-break/></text:span>黨外時，如果有人跟我說，你拋頭顱灑熱血所從事的所謂民主運動及台獨運動，背後其實是美國在操盤，民主為名，台獨為實，旨在反中，旨在確保兩岸的持續敵對與分離，如果當時有人跟我這麼說，我是不會信的。這麼簡單的一個事實，而我居然在十多年之後，來到海外，才終於恍然大悟，明白自己過去的單純<text:span text:style-name="T3"><text:s/>(</text:span>或說愚蠢<text:span text:style-name="T3">)</text:span>，若要說不後悔不自責是騙人的。付出青春血淚，乃至家破人亡，到頭來卻發現，原來這一切只是某種龐大政治操作的一著棋；你的犧牲與努力，只是造就無數齷齪文人與政客，對社會大眾卻反而造成傷害。單純的個人善意，反倒成為一種邪惡的工具。我常想，我是不是應該<text:span text:style-name="T3">(</text:span>像達賴的哥哥那樣<text:span text:style-name="T3">)</text:span>也來寫個懺悔錄或現形記，給可悲歷史再添一筆。<text:span text:style-name="T3"> <text:line-break/><text:line-break/></text:span>在英國十年，在西方的各種反戰運動或社會運動中，除了我和學姐外，很少有華人<text:span text:style-name="T3"><text:s/>(</text:span>更沒有台灣人<text:span text:style-name="T3">)</text:span>，因此經常顯得目標顯著。每當有西方人走近想問我問題，我差不多就能預知他打算問我些什麼了，不外就是問我為何台灣如此心甘情願充當美國走狗。曾經有個支持反戰的英國女生，從我嘴裏聽到我對中共的批評，驚訝地對著蒼天一連大聲吶喊了<text:span text:style-name="T3"><text:s/>why</text:span>？<text:span text:style-name="T3">why</text:span>？<text:span text:style-name="T3">why</text:span>？三個<text:span text:style-name="T3"><text:s/>why</text:span>字，彷彿我的愚蠢讓她心碎了似的。一開始，我不太能理解，為何西方反戰人士總是支持中國，甚至往往對之充滿好感。後來我逐漸明白並且相信也許他們才是對的，至少，在相對意義上來說，美國<text:span text:style-name="T3"><text:s/>vs.</text:span>中國，一善一惡，對比極為明顯。你當然不需要二擇一，但你沒有理由只見中國之秋毫，卻不見美國之輿薪。<text:span text:style-name="T3"> <text:line-break/><text:line-break/></text:span>當然，<text:span text:style-name="T3">"</text:span>挺中抗美<text:span text:style-name="T3">" </text:span>這樣一種認知與聲音，在西方世界依然是極少數，整個話語權仍然完全掌握在西方媒體手裏，翻雲覆雨，任意顛倒黑白。<text:span text:style-name="T3"> <text:line-break/><text:line-break/></text:span>應該差不多是<text:span text:style-name="T3">1998</text:span>年吧，剛到英國的頭兩年，有個英國老師在課堂上稱讚美國發動第一次波斯灣戰爭、修理海珊云云。我表示異議，發言反駁，他很驚訝，立即很智障卻自以為幽默地告訴全班同學說我一定是每天閱讀海珊發行的<text:span text:style-name="T3"><text:s/>"</text:span>伊拉克日報<text:span text:style-name="T3">"</text:span>，被海珊騙了。這樣一種智障的聲音，始終才是所謂<text:span text:style-name="T3"><text:s/>"</text:span>輿論<text:span text:style-name="T3">" </text:span>主流。這世界其實就像個大電視，<text:span text:style-name="T3">"</text:span>電視<text:span text:style-name="T3">" </text:span>告訴世人世界長什麼樣，它就長什麼樣，很少人能逃脫這樣一種鋪天蓋地、無孔不入、無日無之的洗腦。<text:span text:style-name="T3"> <text:line-break/><text:line-break/></text:span>最近不是有個<text:span text:style-name="T3"><text:s/>BBC </text:span>的白癡女記者叫<text:span text:style-name="T3"><text:s/>Laura Kuenssberg</text:span>嗎<text:span text:style-name="T3"><text:s/>(</text:span>照片在此：<text:span text:style-name="T3">http://www.storm.mg/article/69924)</text:span>，在歡迎習近平訪英的記者會上，非常傲慢地質問英國首相卡麥隆說：「如果你是昨天剛失業的鋼鐵業員工，看見中國主席乘坐皇家馬車前往白廳，你做何感想？為了促進我們與中國的商貿利益，這是值得的嗎？」類似這類沒有大腦的蠢話，卻是這個世界的主流<text:span text:style-name="T3"><text:s/>"</text:span>輿論<text:span text:style-name="T3">"</text:span>。這種蠢話如果說得通，這種大帽子如果能成立，豈不是可以套用在所有國家所有社會的所有事物上。這樣一個毫無認知能力的蠢蛋，卻以擔任記者維生，你自然能想像她會寫出何種品質的所謂報導。<text:span text:style-name="T3"> <text:line-break/><text:line-break/></text:span>這個女記者罵完英國首相還不夠，接著就去罵習近平，罵說：「你為什麼會認為英國大眾會樂於跟中國這樣一個不民主、不透明、且人權紀錄極差的國家有更密切的商業往來？」看了這一幕，聽到這樣一種蠢話，你也只能無語問蒼天，畢竟蠢話不管多麼蠢，不管多麼違反基本事實，一旦透過綿綿密密無日無之的洗腦，成為一種主流論述，它便會以這樣一種<text:span text:style-name="T3"><text:s/>"</text:span>蠢者無敵<text:span text:style-name="T3">" </text:span>的大無畏傲慢姿態展現，就好像那個嘲笑說我一定每天閱讀伊拉克日報的老師那樣。我相信他們的真心，相信他們的善意，但真心善意仍然還是需要大腦與基本理性做支撐，愚蠢話語並不會因為出發點之良善而成為智慧；謠言也不會因為訴說者之真心相信而成為事實。<text:span text:style-name="T3"> <text:line-break/><text:line-break/></text:span>中國崛起以來，不曾侵略它國，不曾派出一兵一卒，不曾發射一彈一炮，所謂影響力之擴張，無非就是提供各國經援，協助開發民生設施，鑿井開路，建水庫設電廠，方便以後大家互相往來做生意。然而，英國和美國卻不是這樣，半個多世紀來，不斷在世界各地燒殺擄掠殺害數千萬生命。惡行不奇怪，奇怪的是：人們居然完全看不見血流成河，卻能看見一點皮毛之傷，並且為之<text:span text:style-name="T3"><text:s/>"</text:span>義憤填膺<text:span text:style-name="T3">"</text:span>？<text:span text:style-name="T3"> <text:line-break/><text:line-break/></text:span>對於這位女記者的智障質問，習近平回答得蠻好，於我心有戚戚焉。他說：跟其他國家一樣，中國也很重視人權議題，但中方堅持結合「人權的普遍性原則和中國的實際情況」，採取一條「適合中國國情的人權發展道路」。習近平並表示，中國已準備好與英國及其他國家共同合作，面對人權議題，「人權保障沒有最好，只有更好，任何國家都需要不斷加強及改進人權工作。」<text:span text:style-name="T3"> <text:line-break/><text:line-break/></text:span>今年四月，過去長期擔任達賴特使的達賴的哥哥嘉樂頓珠，出版了回憶錄<text:span text:style-name="T3"><text:s/>"The Untold Story of My Struggle for Tibet"</text:span>。嘉樂頓珠說，他<text:span text:style-name="T3"><text:s/>"</text:span>一生中最大的悔恨<text:span text:style-name="T3">" </text:span>就是跟美國中情局合作，接受來自中情局的各種援助及代為訓練西藏武裝人員與游擊隊。中情局為藏人設立的武裝訓練基地，最初選在印巴邊境附近，後來轉移到尼泊爾木斯塘及美國科羅拉多等地；接受訓練後的大批西藏武裝份子，透過美國的協助，潛入西藏發動攻擊，並且從中奪取中共一些重要情報給美國。<text:span text:style-name="T3"> <text:line-break/><text:line-break/></text:span>多年之後，嘉樂頓珠才知道自己上當，並且自認因此錯失西藏問題和平解決的最佳時機。他說，美國事實上不但絲毫無意於減緩西藏與中國之間的緊張關係，反倒盡力擴大之，目的無非就是要藉此傷害中國。嘉樂頓珠說，問題是，傷害了中國的同時，也傷害了西藏；唯一獲利的是從中翻雲覆雨的美國。嘉樂頓珠還強調，美國提供給藏人的各種武器從來都不是美國製，他認為這是因為美國不願留下任何暗中協助藏人進行武裝組織與攻擊的證據。<text:span text:style-name="T3"> <text:line-break/><text:line-break/></text:span>對於這整個經過，達賴的哥哥嘉樂頓珠是這麼說的：<text:span text:style-name="T3"> <text:line-break/><text:line-break/>“</text:span>終我一生，只有一件可堪悔恨之事：那就是與中情局發生關聯。最初，我真的相信，美國人想要幫助我們為獨立而戰，最後我意識到，事情並非如此單純，這只是我的一廂情願。中情局的目標從來都不是西藏獨立，事實上，我不認為美國真的想施以援手，他們只是想引起衝突，用西藏人來製造中國和印度之間的誤解與不和。最終他們成功了，<text:span text:style-name="T3">1962</text:span>年的中印邊境戰爭就是一場悲劇。<text:span text:style-name="T3">” <text:line-break/><text:line-break/>“</text:span>我們與中情局的合作，惹惱了中國人，給了他們進行大規模鎮壓的藉口。結果是，數萬西藏人因此而死。<text:span text:style-name="T3">”“</text:span>我與美國中情局的關係，沈甸甸地壓在我心上，我已經保持了幾十年的沈默，但是現在我必須說出真相。我們與中情局的合作是錯誤的。我們不應當收取中情局的援助。如果我們不與中情局合作，如果我們不貪圖中情局所給予的那些極為有限的好處，中共就沒有藉口殺掉那麽多西藏人。我們與中情局的合作，導致了那麽多無辜者的死亡。他們殺死的不僅是我們的人民，同時也試圖扼殺我們的文化。我與中情局一起完成的那些事，促成了西藏文化的徹底毀滅。這給我帶來了巨大痛苦，在許多年裏使我備受困擾。我不能忘卻這一切，我是有罪的。這是我一生最大的悔恨。<text:span text:style-name="T3">" <text:line-break/><text:line-break/></text:span>美國的這類作為，不斷反覆施行至今，在世界各地以所謂民主自由及人權為藉口，盡一切力量挑起血腥動亂與衝突，藉以顛覆、攻擊乃至入侵與佔領所有不聽話或敵對的各國政權；方法之一就是藉著提供經援與武器給所謂反對勢力，藉以挑起各種抗爭與動亂，從中坐收漁利。毫無疑問，今天要不是中共國力強大，整個大陸早已成為伊拉克及阿富汗那般的血腥人間煉獄，八國聯軍及軍閥割據和大饑荒等等恐怖歷史，老早重演。<text:span text:style-name="T3"><text:line-break/><text:line-break/></text:span>我常想，今天我若是中共領導人，面對這樣一個無惡不作、無所不用其極、信奉極端暴力與恐怖主義的美國政府，用盡一切手段想在中國製造動亂與分裂，我有可能不實施某種鎮壓或管制嗎？恐怕不可能。除非我想讓整個中國十幾億人民陷於水火、墮入猶如伊拉克、敘利亞、利比亞及阿富汗等等等等等那樣一種永不見天日的人間煉獄。這就好像當美國以大量金錢和各種先進武器支援敘利亞所謂熱愛自由與民主的武裝勢力，四處在敘利亞製造動亂時，你做為一個敘利亞領導人，有可能啥事也不做而任其四處破壞、任其壯大嗎？<text:span text:style-name="T3"> <text:line-break/><text:line-break/></text:span>時至今日，應該不會再有人稱讚美國發動侵略伊拉克戰爭了吧？應該也不會有人相信什麼海珊擁有大規模毀滅武器準備毀滅人類的鬼話。而且恰恰相反，這幾年來許多機密文件紛紛清楚地顯示：美國不但不是因為<text:span text:style-name="T3"><text:s/>"</text:span>懷疑<text:span text:style-name="T3">" </text:span>海珊<text:span text:style-name="T3"><text:s/>"</text:span>可能擁有<text:span text:style-name="T3">" </text:span>大規模毀滅武器而入侵伊拉克，而是因為美國<text:span text:style-name="T3"><text:s/>"</text:span>確切知道<text:span text:style-name="T3">" </text:span>海珊根本沒有任何大規模毀滅武器，所以才肆無忌憚地派出地面部隊入侵佔領伊拉克。<text:span text:style-name="T3"> <text:line-break/><text:line-break/></text:span>邪惡之事，總是出之以冠冕堂皇光鮮亮麗之名。例如，隨手舉個例好了。美國從事這一切齷齪勾當的偉大說詞之一就是透過所謂民主輸出與人權輸出。美國有個<text:span text:style-name="T3"><text:s/>"</text:span>假民營真官方<text:span text:style-name="T3">" </text:span>的所謂人權機構就叫做<text:span text:style-name="T3"><text:s/>"</text:span>美國國家民主輸出基金會<text:span text:style-name="T3">" (National Endowment for Democracy</text:span>，縮寫：<text:span text:style-name="T3">NED</text:span>，一般翻譯做美國民主基金會<text:span text:style-name="T3">)</text:span>，它是美國中情局底下一個負責顛覆與攻擊敵對政權或製造各種所謂<text:span text:style-name="T3"><text:s/>"</text:span>民主抗爭<text:span text:style-name="T3">" </text:span>的經援單位。在兩岸三地方面，凡是反中反華者，都是他們所要表揚與鉅額金錢贊助的對象，包括法輪功及王丹等一票所謂民運人士，獎勵他們繼續打擊中國，捍衛所謂民主自由。台灣方面，扁嫂吳淑珍也曾經是美國民主基金會<text:span text:style-name="T3">2002</text:span>年的獲獎者，獎勵她對所謂民主與人權所做出的巨大貢獻。<text:span text:style-name="T3"> <text:line-break/><text:line-break/></text:span>前一陣子，由屠圖、華勒沙和達賴以及那位強烈支持以色列、布希還曾在書中表揚說是因為受到他的鼓動與催促因此才決定發動伊拉克戰爭的<text:span text:style-name="T3"><text:s/>Elie Wiesel</text:span>等<text:span text:style-name="T3">12</text:span>名諾貝爾和平獎得主領軍，針對習近平的出訪各國，聯名發表一封給歐巴馬的公開信。這些在政治上向來一點都不清純卻總是故做清純中立狀的和平獎得主，在信裏熱切地央請歐巴馬，懇請他做為同樣是諾貝爾和平獎得主，做為一個捍衛人權與民主的世界領袖，務必義無反顧地出面譴責習近平，務必發起緊急救援，要求釋放<text:span text:style-name="T3"><text:s/>(</text:span>只不過被判幾年徒刑的<text:span text:style-name="T3">) </text:span>劉曉波，否則中國將會以為他們可以繼續傷害人權而不會受到世人制裁。信件大意如此，非常無恥。<text:span text:style-name="T3"> <text:line-break/><text:line-break/></text:span>西方媒體毫無例外地一致刊登了這條<text:span text:style-name="T3"><text:s/>"</text:span>大<text:span text:style-name="T3">" </text:span>新聞。起初看到這新聞時，我原本以為這些什麼碗糕和平獎得主只是腦袋不清，心眼並不壞。<text:span text:style-name="T3">(</text:span>可是，這些人，長期參與政治如此之深，有可能<text:span text:style-name="T3"><text:s/>"</text:span>單純<text:span text:style-name="T3">" </text:span>得像個三歲小孩嗎？<text:span text:style-name="T3">) </text:span>後來看到運作發起這封聯名公開信的所謂<text:span text:style-name="T3"><text:s/>"</text:span>人權團體<text:span text:style-name="T3">"</text:span>叫做<text:span text:style-name="T3"><text:s/>Freedom Now</text:span>，我才知道這不但不是腦袋不清，而是老謀深算、心機極深的一種政治動作。<text:span text:style-name="T3"> <text:line-break/><text:line-break/></text:span>這些事，說來滿紙污穢，實在很不想談。政治之陰暗複雜，難以三言兩語說清。<text:span text:style-name="T3"> <text:line-break/><text:line-break/></text:span>還記得發生在去年奈及利亞的博科聖地<text:span text:style-name="T3"><text:s/>(Boko Haram) </text:span>綁架事件嗎？數百名女學生被武裝份子衝入校園抓走，充當性奴隸販賣。面對選舉，奈及利亞總統<text:span text:style-name="T3">Goodluck Jonathan</text:span>為了改善形象，竟然偷偷摸摸和美國華盛頓一家公關公司叫做<text:span text:style-name="T3"><text:s/>Levick </text:span>以及一家提供法律服務的所謂<text:span text:style-name="T3"><text:s/>"</text:span>人權公司<text:span text:style-name="T3">" </text:span>叫做<text:span text:style-name="T3">Perseus Strategies</text:span>，簽下大約四千多萬台幣的合約；合約內容表明將協助奈及利亞政府<text:span text:style-name="T3"><text:s/>"</text:span>在國際與國內媒體上，改變對其不利的論述<text:span text:style-name="T3">"</text:span>，同時<text:span text:style-name="T3"><text:s/>"</text:span>促進其政府運作之民主與透明<text:span text:style-name="T3">"</text:span>。<text:span text:style-name="T3"> <text:line-break/><text:line-break/></text:span>這是不是很好笑，我偷偷摸摸花大錢買通公關公司，請他幫我在國內外媒體塑造美好形象，消除對我不利之輿論，幫我的政府變得更透明更民主。你自己獨裁主政下的政府要不要透明，要不要民主，竟然也需要花巨款請外人來協助你成為<text:span text:style-name="T3"><text:s/>"</text:span>民主先生<text:span text:style-name="T3">"</text:span>？<text:span text:style-name="T3"> <text:line-break/><text:line-break/>Perseus Strategies </text:span>的老闆是誰呢，是歐巴馬的一個金主叫做<text:span text:style-name="T3">Jared Genser</text:span>，<text:span text:style-name="T3">Jared Genser</text:span>是誰呢？就是所謂人權組織<text:span text:style-name="T3">Freedom Now</text:span>的創辦者，也就是這次這<text:span text:style-name="T3">12</text:span>位諾貝爾和平獎得主砲轟習近平的聯名信的策畫人。這位<text:span text:style-name="T3"><text:s/>Jared Genser</text:span>很有生意頭腦，他以及他的所謂人權組織向來毫不諱言地表明，聲援所謂政治犯必須具有高度附加價值，能見度要夠，殺傷力要大，好處要多；劉曉波及翁山蘇姬等人，就是在這樣一種<text:span text:style-name="T3"><text:s/>"</text:span>具有高度附加價值<text:span text:style-name="T3">" </text:span>的思維下所挑選出來的聲援對象。所謂人權、民主與自由等等，背後目的不外就是政治鬥爭與利益；而且，連人權都能搞成一種投資，搞成一家國際大公司來經營，真是不簡單。<text:span text:style-name="T3"> <text:line-break/><text:line-break/></text:span>我只是要說，政治之複雜與陰暗，遠遠不是媒體或政客及其一票走狗與幫凶們所呈現的那樣冠冕堂皇，光鮮亮麗。平常生活中詐騙集團的騙術往往日新月異，推陳出新，令人防不勝防；不過只是為了一點蠅頭小利，人家詐騙集團尚且如此用心複雜，更何況是具有億億萬萬倍暴利的政治事務與權力。掛的全是漂亮羊頭，賣的卻是狗肉。<text:span text:style-name="T3"> <text:line-break/><text:line-break/></text:span>還記得英國真實世界的<text:span text:style-name="T3">007-- "</text:span>睹注之刀<text:span text:style-name="T3">" (Stakeknife)</text:span>嗎？<text:span text:style-name="T3"><text:s/></text:span>本名叫<text:span text:style-name="T3"><text:s/>Freddie Scappaticci </text:span>，十多年前我曾寫過幾篇文字談他。在他的真實身份曝光之前，二、三十年來，此人一直被英國政府廣為描繪成殺人魔頭，所謂恐怖組織<text:span text:style-name="T3"><text:s/>"</text:span>愛爾蘭共和軍<text:span text:style-name="T3">" (IRA)</text:span>的軍事首領，曾經一手策畫英國境內半數以上的恐怖攻擊事件，至少四十幾名英國警察和士兵遭其殺害，數百人傷殘。後來，因為英國情治單位內部發生私人爭執，有人憤而報復，他的真實身份才被揭穿，原來他是英國在<text:span text:style-name="T3">IRA</text:span>臥底的情治人員，足足臥底了<text:span text:style-name="T3">25</text:span>年，代號就叫做賭注之刀，在英國政府的允許下，策畫無數恐怖攻擊事件，也因為表現如此<text:span text:style-name="T3"><text:s/>"</text:span>優異<text:span text:style-name="T3">"</text:span>，戰功彪炳，一路攀昇到<text:span text:style-name="T3">IRA</text:span>的領導階層。<text:span text:style-name="T3"> <text:line-break/><text:line-break/></text:span>我對政治真是很無言，知一百，知一萬，卻僅能說其一。我若有一絲寫小說的衝動，其實不需要什麼想像力，只要稍微就地取材，恐怕就能寫出不可思議的爾虞我詐與物慾橫流。遠的不說，光從島內一片綠油油的政治勢力幾乎無日無之的各種無恥陰暗作為，就能看見一種普及於世、擅於操弄的政治文化。島內如此，島外亦然。政治之陰暗與複雜，實難想像，但卻往往以天使般、救世主般的清新理想主義者形象出現。<text:span text:style-name="T3"> <text:line-break/><text:line-break/></text:span>比方說，上述這位所謂人權組織<text:span text:style-name="T3"><text:s/>"Freedom Now" </text:span>的創辦人<text:span text:style-name="T3"><text:s/>Jared Genser</text:span>，在美國政界相當具有影響力，他在<text:span text:style-name="T3">2011</text:span>年更是大力鼓吹軍事侵略利比亞，原因當然又說是為了人權，為了民主自由。被強迫<text:span text:style-name="T3"><text:s/>"</text:span>民主輸入<text:span text:style-name="T3">" </text:span>的利比亞，如今就跟伊拉克、阿富汗及敘利亞一樣，陷入恐怖內戰，屍橫遍野，宛如人間煉獄。<text:span text:style-name="T3"> <text:line-break/><text:line-break/></text:span>寫這麼多，你會憤怒嗎？我看不會。會憤怒的人請舉手。我看鳳毛鱗角，少之又少。憤怒猶不可得，更不用說因此捨身奉獻。<text:span text:style-name="T3"> <text:line-break/><text:line-break/></text:span>紀伯倫曾如此說道：<text:span text:style-name="T3"> <text:line-break/><text:line-break/>"</text:span>就像一片孤葉，不會未經整棵大樹的默許就枯黃；為惡者胡作非為的背後，並非沒有眾人潛藏的允諾。<text:span text:style-name="T3">" <text:line-break/><text:line-break/></text:span>說穿了，我們都是幫凶。當然我也是，差別也許只是在於我可能稍微比一般人有點病識感，知道自己是幫凶。常覺得這樣活著很窩囊，很不應該，但我該怎麼活才像樣？</text:p>
      <text:p text:style-name="P1"><text:span text:style-name="T1">陳真</text:span><text:s/>  |  2017.07.14 13:03   |   <text:a xlink:type="simple" xlink:href="http://palinfo.habago.org/Entry?Command=Information_PrintForum&amp;iPage=146#FORUM35897"><text:span text:style-name="T2">#</text:span></text:a></text:p>
      <text:p text:style-name="P2">與天峰所說，頗有同感。我也看不出什麼悲劇，只看出鬧劇和醜劇一場。</text:p>
      <text:p text:style-name="P1"><text:span text:style-name="T1">天峰</text:span><text:s/>  |  2017.07.14 11:39   |   <text:a xlink:type="simple" xlink:href="http://palinfo.habago.org/Entry?Command=Information_PrintForum&amp;iPage=146#FORUM35896"><text:span text:style-name="T2">#</text:span></text:a></text:p>
      <text:p text:style-name="P4">我很不喜歡這種上帝視角的文章，大談什麼不合時宜。說粗點就是閑的蛋疼，說俗點就是賺點稿費，僅此而已。<text:span text:style-name="T3"> <text:line-break/><text:line-break/></text:span>我不覺得劉曉波有什麽人生悲劇，畢竟他站在別人搭起的舞台上炫了一把，一切都是他想要的，他也得到了。<text:span text:style-name="T3"> <text:line-break/><text:line-break/></text:span>假如劉曉波真的信仰<text:span text:style-name="T3">“</text:span>普世價值<text:span text:style-name="T3">”</text:span>，怎麼會在乎<text:span text:style-name="T3">“</text:span>自由世界<text:span text:style-name="T3">”</text:span>一時的困境呢？更何況，中國崛起和西方衰弱只是某些人的悲劇，並不是時代悲劇。歷史沒有如果，假如劇本都按你想的來，那你算什麽<text:span text:style-name="T3">“</text:span>革命者<text:span text:style-name="T3">”</text:span>，充其量只是別人的寵物罷了。<text:span text:style-name="T3"> <text:line-break/><text:line-break/><text:line-break/></text:span>看完文章隨便發兩句牢騷，各位莫怪。<text:span text:style-name="T3"> <text:line-break/><text:line-break/></text:span></text:p>
      <text:p text:style-name="P1"><text:span text:style-name="T1">陳真</text:span><text:s/>  |  2017.07.14 11:09   |   <text:a xlink:type="simple" xlink:href="http://palinfo.habago.org/Entry?Command=Information_PrintForum&amp;iPage=146#FORUM35895"><text:span text:style-name="T2">#</text:span></text:a></text:p>
      <text:p text:style-name="P2">「重新思考社會主義」七月論壇<text:span text:style-name="T3"> <text:line-break/><text:line-break/></text:span>香港回歸<text:span text:style-name="T3">20</text:span>年，往何處去？<text:span text:style-name="T3"> <text:line-break/><text:line-break/></text:span>時間：<text:span text:style-name="T3">2017</text:span>年<text:span text:style-name="T3">07</text:span>月<text:span text:style-name="T3">15</text:span>日（六）<text:span text:style-name="T3">14:00-17:00 <text:line-break/><text:line-break/></text:span>場地：臺北市客家文化會館<text:span text:style-name="T3">1</text:span>樓會議室（臺北市大安區信義路三段<text:span text:style-name="T3"><text:s/>157 </text:span>巷<text:span text:style-name="T3"><text:s/>11 </text:span>號，靠捷運大安站）<text:span text:style-name="T3"> <text:line-break/><text:line-break/></text:span>主辦單位：苦勞網、新國際<text:span text:style-name="T3"> <text:line-break/><text:line-break/></text:span>與談：<text:span text:style-name="T3"> <text:line-break/><text:line-break/></text:span>盧荻（倫敦大學亞非學院經濟系教授）<text:span text:style-name="T3"> <text:line-break/><text:line-break/></text:span>張翠容（香港獨立新聞工作者、國際時事評論員）<text:span text:style-name="T3"> <text:line-break/><text:line-break/></text:span>游靜（香港大學名譽教授）<text:span text:style-name="T3"> <text:line-break/><text:line-break/></text:span>丘延亮（中原大學原住民專班老師）<text:span text:style-name="T3"> <text:line-break/><text:line-break/></text:span>主持<text:span text:style-name="T3"><text:s/>/ </text:span>引言：<text:span text:style-name="T3"> <text:line-break/><text:line-break/></text:span>鄭亘良（香港嶺南大學文化研究博士）<text:span text:style-name="T3"> <text:line-break/><text:line-break/></text:span>林深靖（新國際編輯）、黃德北（世新大學社會發展研究所教授兼所長）</text:p>
      <text:p text:style-name="P1">AlexWang   |  2017.07.14 10:03   |   <text:a xlink:type="simple" xlink:href="http://palinfo.habago.org/Entry?Command=Information_PrintForum&amp;iPage=146#FORUM35894"><text:span text:style-name="T2">#</text:span></text:a></text:p>
      <text:p text:style-name="P4">觀點：<text:span text:style-name="T3"><text:s/></text:span>三大因素鑄就劉曉波悲劇人生<text:span text:style-name="T3"> <text:line-break/><text:line-break/>http://www.bbc.com/zhongwen/simp/chinese-news-40603104 <text:line-break/><text:line-break/></text:span>宋魯鄭旅法政治學者，復旦大學中國發展模式研究中心研究員<text:span text:style-name="T3"> <text:line-break/><text:line-break/><text:line-break/></text:span>劉曉波罹患極為凶險的肝癌一經媒體披露，立即引發海外一股震驚，同情，悲憤，示威的聲浪。西方主要國家法國，德國，歐洲議會和美國也罕見的一致表達關切。但不管如何，劉曉波的悲劇人生即將以這種誰也想不到的方式落幕。<text:span text:style-name="T3"> <text:line-break/><text:line-break/><text:line-break/></text:span>劉曉波<text:span text:style-name="T3">“</text:span>不合歷史時宜<text:span text:style-name="T3">”</text:span>的一生<text:span text:style-name="T3"> <text:line-break/><text:line-break/></text:span>劉曉波一生有三個關鍵點。一是<text:span text:style-name="T3">1989</text:span>年學潮即將進入尾聲時，他卻<text:span text:style-name="T3">“</text:span>不合時宜<text:span text:style-name="T3">”</text:span>從國外返回北京投身其中。當然這並未能對學潮產生多大影響，但由於他和執行戒嚴的軍隊談判，避免了天安門廣場的流血，也使得清場和平進行。我們雖然無法說假如沒有劉曉波是否就一定會有其他結果，但歷史事實是在他的參與下，中國在這一歷史事件中流的血更少。哪怕是今天的中國共產黨也會意識到劉曉波獨特的貢獻。<text:span text:style-name="T3"> <text:line-break/><text:line-break/>1989</text:span>年劉曉波的表現有兩個特點：<text:span text:style-name="T3">“</text:span>不合時宜<text:span text:style-name="T3">”</text:span>與（溫和）理性談判這一直體現在隨後的兩大關鍵點。<text:span text:style-name="T3"> <text:line-break/><text:line-break/></text:span>二是<text:span text:style-name="T3">2008</text:span>年發起零八憲章<text:span text:style-name="T3">2008</text:span>年年底，恰逢西方經濟危機達到頂峰，全球經濟體系處於最危險的境地。各西方主要國家也都不得不把中國視為抵禦危機的最重要力量。令人難以理解的是，偏偏在這個時候，在這個西方價值觀正當性和合法性受到嚴重衝擊和質疑，<text:span text:style-name="T3">“</text:span>只有中國才能救資本主義<text:span text:style-name="T3">”</text:span>成為流行語時，劉曉波反以西方普世價值為榜樣發起零八憲章。這確實匪夷所思。這好比當蘇聯解體時，有人卻號召要向蘇聯學習一樣。所以不出意外的，這場運動根本沒有起到推動者想達到的效果。空前的西方經濟危機本身就是對零八憲章的某種否定，有求於中國的西方也無法再實質性的支持劉曉波。不過假如他早一年這樣做，結果將會有很大不同。<text:span text:style-name="T3">“</text:span>不合時宜<text:span text:style-name="T3">”</text:span>的特點再度體現。儘管一年後劉曉波被重判<text:span text:style-name="T3">11</text:span>年，他仍然發表了<text:span text:style-name="T3">“</text:span>我沒有敵人<text:span text:style-name="T3">”</text:span>的演說。其溫和理性的特質也同樣顯現。<text:span text:style-name="T3"> <text:line-break/><text:line-break/></text:span>當然劉曉波也並非一無所獲，判刑後，他被授與諾貝爾和平獎。如果說<text:span text:style-name="T3">1989</text:span>年<text:span text:style-name="T3">“</text:span>六四<text:span text:style-name="T3">”</text:span>事件後，西方授與達賴喇嘛諾貝爾和平獎，哪麼<text:span text:style-name="T3">2008</text:span>年經濟危機後，又授與了劉曉波諾貝爾和平獎。總之給人的感覺中國出事也好，西方出事也好，最後諾貝爾和平獎就要給一位中國異見人士。說這個獎沒有政治性，一切只不過是巧合，恐怕難以服眾。<text:span text:style-name="T3"> <text:line-break/><text:line-break/></text:span>值的一提的是，當劉曉波獲得提名時，他的對手（中共）和盟友（海外民運）極其罕見的聯手反對。一些異議人士更是向諾貝爾委員會聯名上書進行阻撓。劉曉波能讓他的對手和盟友都一起反對他，顯示他選擇的道路是多麼的艱難和孤獨，這恐怕也算是一種不合時宜吧。<text:span text:style-name="T3"> <text:line-break/><text:line-break/></text:span>三是他的人生最終章。假如他患病早一年，哪時的英國還沒有退歐，美國也還沒有選出特朗普，歐盟依然還能團結。整個西方是很自然的有意願有能力共同向中國施加壓力。但現在退歐後的英國自顧不暇，在歐盟堅決不讓步的情況下，只能尋求中國的幫助。歐盟則由於英國的退出而實力大損，並不得不全面防範可能出現的多米諾骨牌效應，還得和中國聯手應對來自美國在自由貿易和氣候變化上的挑戰。至於特朗普治下的美國則對人權毫無興趣，而且由於退出<text:span text:style-name="T3">TPP</text:span>，禁穆令，退出巴黎氣候協定等行為已經令自己四面楚歌。此時劉曉波患病，西方的表態不過是走走形式罷了，英國甚至連形式都沒有。<text:span text:style-name="T3"> <text:line-break/><text:line-break/></text:span>可以說，這場病來的也是如此的<text:span text:style-name="T3">“</text:span>不合時宜<text:span text:style-name="T3">”</text:span>。不過即使面臨生命的最後關頭，劉曉波仍然表現出一如繼往的溫和。<text:span text:style-name="T3"> <text:line-break/><text:line-break/></text:span>顯然，劉曉波的人生悲劇有其人個因素。在歷史的最關鍵時刻，他都晚了一步。不管是主觀上的選擇還是客觀上的突然發病。<text:span text:style-name="T3"> <text:line-break/><text:line-break/><text:line-break/></text:span>中國的崛起是另一要因<text:span text:style-name="T3"> <text:line-break/><text:line-break/></text:span>我曾和海外一位非常有影響力的民運人士交談過，他說<text:span text:style-name="T3">1992</text:span>年鄧小平南巡是海外民運從盛到衰的轉折點。這一見解確實非常深刻。中國由此開始的長期高速崛起，令海外民運失去了歷史著力點，失去了介入中國歷史的能力，沒有了舞台，他們自然也開始被邊緣化。同時也迫使西方不得不對中國一而再的全方面讓步，這自然也包括人權話題。甚至人權淪為西方拿來和中國做交易謀求自己利益的籌碼。<text:span text:style-name="T3"> <text:line-break/><text:line-break/></text:span>我曾也說過，不管中國崛起是歷史逆流還是順流，但畢竟是一個流，任何個人在這個流面前都是渺小的，如果選擇對抗，其結果必然是粉身碎骨。正是這個長期持續的歷史潮流中，一代代民運凋零，歷史舞台對他們就此關上大門。劉曉波的悲劇也是一樣。在中國巨大的成功面前，他的訴求和理念是如此的蒼白，難以贏得中國主流社會的共鳴，他（們）也沒有機會來實踐其理想，成為不被理解的歷史過客。可以說，哪種<text:span text:style-name="T3">1989</text:span>年自由派振臂一呼應者如雲的時代已經不復存在。至少在可見的未來，他們時代已經消失了。哪怕這個時期只是<text:span text:style-name="T3">30</text:span>年，<text:span text:style-name="T3">40</text:span>年，但對於短暫的人生來說，悲劇已是必然的結局。<text:span text:style-name="T3"> <text:line-break/><text:line-break/><text:line-break/></text:span>西方的失靈與衰敗<text:span text:style-name="T3"> <text:line-break/><text:line-break/></text:span>應該說導致劉曉波悲劇的最大原因還是西方。劉曉波是西方普世價值的信奉者，追求者，鼓吹者，但西方冷戰後的表現卻一而再的對他進行釜底抽薪般的打擊。兩場反恐戰爭令美國由盛轉衰<text:span text:style-name="T3">2008</text:span>年經濟危機令西方的合法性，正當性遭受嚴重削弱<text:span text:style-name="T3">2011</text:span>年開始的阿拉伯之春在西方有選擇的介入下變成一場又一場災難，直到<text:span text:style-name="T3">2016</text:span>年英國脫歐，特朗普上台，民粹主義在歐美全面崛起。同時由於種族結構問題，西方也正面臨文明的終結。<text:span text:style-name="T3"> <text:line-break/><text:line-break/></text:span>可以說劉曉波所信奉的東西正在崩塌。這對他的打擊之嚴重可想而知。雖然他的病有家族遺傳史，他本人也長期患有肝病，但只要他的信仰有著堅實的基礎，對未來充滿信心的話，是不會惡化的這麼快的。對於劉曉波這樣的人，個人，家庭利益的損益對他的影響並不是第一位的，精神的打擊才更為重要。<text:span text:style-name="T3"> <text:line-break/><text:line-break/></text:span>對於一個歷史人物來說，肉體之死並不是終結，精神和理念之死才是真正的死亡。如果西方不是今天這個樣子，劉曉波死了他也能含笑九泉。但現在則恰恰相反。<text:span text:style-name="T3"> <text:line-break/><text:line-break/></text:span>可以說，今天劉曉波的人生悲劇，既有他個人的因素，也有中國以自己獨創模式成功崛起的原因，更重要的還是西方陷入困境難已自拔給了他以最致命的打擊。中國的崛起只不過消除了他當下的舞台，但西方的困境則令其失去了對未來的希望與憧憬。正如歷史所一再揭示的，悲劇不會僅僅是個人的，它往往是時代悲劇的寫照。<text:span text:style-name="T3"> <text:line-break/><text:line-break/><text:line-break/>---------------------------------------------------- <text:line-break/><text:line-break/></text:span>讓我不禁想起了，鄭南榕、施明德、和陳明忠。<text:span text:style-name="T3"><text:s/></text:span>唉！唉！唉！<text:span text:style-name="T3"> <text:line-break/><text:line-break/>--------------------------------------------------- <text:line-break/><text:line-break/></text:span>蒹葭蒼蒼，白露為霜。<text:span text:style-name="T3"> <text:line-break/></text:span>所謂伊人，在水一方。<text:span text:style-name="T3"> <text:line-break/></text:span>溯洄從之，道阻且長。<text:span text:style-name="T3"> <text:line-break/></text:span>溯游從之，宛在水中央。<text:span text:style-name="T3"> <text:line-break/><text:line-break/></text:span>別來半歲音書絕，一寸離腸千萬結。<text:span text:style-name="T3"> <text:line-break/></text:span>難相見，易相別，又是玉樓花似雪。<text:span text:style-name="T3"> <text:line-break/><text:line-break/></text:span>風無定，人無常，人生如浮萍，聚散兩茫茫。<text:span text:style-name="T3"> <text:line-break/></text:span>我謂萍飄蓬轉，愛恨亦匆匆，萍踪浪無影，風剪玉芙蓉。<text:span text:style-name="T3"> <text:line-break/><text:line-break/>http://www.youtube.com/watch?v=PiWlH31-Oqs&amp;;t=39m57s</text:span></text:p>
      <text:p text:style-name="P1"><text:span text:style-name="T1">陳真</text:span><text:s/>  |  2017.07.13 10:26   |   <text:a xlink:type="simple" xlink:href="http://palinfo.habago.org/Entry?Command=Information_PrintForum&amp;iPage=146#FORUM35893"><text:span text:style-name="T2">#</text:span></text:a></text:p>
      <text:p text:style-name="P2">人渣黨這個政權，其所作所為就是叛亂。人們一時沒辦法把這些出賣台灣背叛人類基本良知、顛倒是非黑白、捏造歷史、認賊作主人的大貪官漢奸走狗給繩之以法，並不代表其叛亂作為就應獲得赦免。<text:span text:style-name="T3"> <text:line-break/><text:line-break/></text:span>台灣人總有一種經由長年洗腦產生的所謂民主的妄想，以為自己活在什麼民主體制中，過去的國民黨時期不是，現在這個人渣黨時代更不是。如果前後這樣一些政權不叫做獨裁或威權統治，什麼是獨裁或威權？<text:span text:style-name="T3"> <text:line-break/><text:line-break/></text:span>政治體制之<text:span text:style-name="T3"><text:s/>"</text:span>形式<text:span text:style-name="T3">" </text:span>也許不是重點，重點是統治者的所作所為之內容，全世界恐怕找不到像人渣黨這種等級的齷齪政權，完全就是任意胡作非為，想貪就貪，想撈就撈，想送給美日主子就送給美日主子，而且更可恨的是：完全眛著良心顛倒是非善惡，竟然歌頌人類史上最為殘暴血腥、遠勝<text:span text:style-name="T3">ISIS</text:span>一百萬倍殘暴血腥的日本帝國主義：<text:span text:style-name="T3"> <text:line-break/><text:line-break/></text:span>教導下一代要跪拜日本人的恩德，教導下一代要仰慕日本人對世界和平的偉大貢獻，卻反而醜化受盡日本人傷害長達百年的祖先，妖魔化對於人類文明發展與世界和平做出最大貢獻的祖國，甚至為日本人屠殺數千萬條中國人生命鼓掌叫好；就連日本人四處奸淫無數亞洲婦女並逼迫其從事慰安婦的醜惡行徑，竟然也能說成是日本人協助台灣人出人頭地的德政與恩澤；就連數十名陸客被一個深綠的司機放火燒車全車活活燒死的這樣一種痛苦悲劇，竟然也能在人渣黨的長年教育下，在島內引起一片歡呼，說是火燒支那賤畜。<text:span text:style-name="T3"> <text:line-break/><text:line-break/></text:span>我知道<text:span text:style-name="T3"><text:s/>"</text:span>畜牲不如<text:span text:style-name="T3">" </text:span>這類話語對動物是一種不敬，因為飛禽走獸並不亞於人類，但我只是想藉用這詞的一個通俗意義而無意對動物不敬。我要說的是，這個人渣黨真是個個是畜牲！禽獸不如！毫無人性！<text:span text:style-name="T3"> <text:line-break/><text:line-break/></text:span>如果有一天，公義真能普及於世，這群畜牲如果被拖上刑場槍斃，我真的會放鞭炮慶祝！當年蔣經國去世，民進黨就是用放鞭炮的形式來慶祝。蔣經國雖然也同樣獨裁行事，但他的行事動機及其成果卻是促成這個島嶼的長治久安以及絕大多數人的安居樂業。但是，人渣黨這群畜生不如的貪官漢奸卻不是這樣，完全基於私利，完全不把他人的權益與生命以及島嶼的下一代長遠幸福當一回事，甚至以之為撈取暴利、奪取權力的籌碼與斂財工具。可悲的是，被洗腦的人卻完全看不見擺在眼前的真相與基本事實。</text:p>
      <text:p text:style-name="P1"><text:span text:style-name="T1">李麗紅</text:span><text:s/>  |  2017.07.13 06:54   |   <text:a xlink:type="simple" xlink:href="http://palinfo.habago.org/Entry?Command=Information_PrintForum&amp;iPage=146#FORUM35892"><text:span text:style-name="T2">#</text:span></text:a></text:p>
      <text:p text:style-name="P4">台灣去中國化改歷史這條路走得越走越急，路有盡頭嗎<text:span text:style-name="T3">?</text:span>何時才是個了結<text:span text:style-name="T3">? <text:line-break/></text:span>以前，大陸海上軍演或者某人放個話，台股一片綠油油全面跌停，現在什麼都不怕，似乎台灣經濟榮景無限，股市一路上漲，來到<text:span text:style-name="T3">20</text:span>年的歷史高點。<text:span text:style-name="T3"> <text:line-break/><text:line-break/></text:span>轉貼一些大陸網民的聲音<text:span text:style-name="T3"> <text:line-break/></text:span>看了今晚的《新闻深喉咙》，让人非常忧心，我们时间不多了<text:span text:style-name="T3"> <text:line-break/></text:span>在<text:span text:style-name="T3">2017/7/12</text:span>的节目中，民进党政府试图改变这几项：<text:span text:style-name="T3"> <text:line-break/>1.</text:span>把《开罗宣言》从台湾历史教科书删去，以此来支持<text:span text:style-name="T3">“</text:span>台湾历史地位未定论<text:span text:style-name="T3">”</text:span>的史观，以历史多元化借口达到消灭历史事实的目的<text:span text:style-name="T3"> <text:line-break/>2.</text:span>要把客家话在小学强制学习，而课纲标准之中<text:span text:style-name="T3">3000</text:span>多个词汇，竟然相当部分是日语词汇，看来去中国化走的越来越远了，要与大陆做切割<text:span text:style-name="T3"> <text:line-break/>3.</text:span>前段时间还有要把中国历史归为东亚历史之中<text:span text:style-name="T3"> <text:line-break/><text:line-break/></text:span>大陸網友回文<text:span text:style-name="T3"> <text:line-break/>' <text:line-break/></text:span>台湾迟早让台独败完，学客家话对孩子的未来有多大帮助？有这个精力学点其他的不好吗？民进党为了台独毁灭台湾未来<text:span text:style-name="T3"> <text:line-break/>' <text:line-break/></text:span>我很忧心，一方面，我们需要时间不断崛起，台湾过去相对大陆的辉煌在历史长河中只是个偶然而已，当历史回归它本来应有的样子，台湾也会恢复它本来的地位，我们需要时间摧毁掉台湾人的莫名其妙优越感，否则到时候即使收复也是接回来<text:span text:style-name="T3">2300</text:span>万大爷；另一方面，台湾去中国化越来越严重，这对于以后的收复相当不利。<text:span text:style-name="T3"> <text:line-break/></text:span>多的不说，我们在跟时间赛跑啊，真的要努力啊。<text:span text:style-name="T3"> <text:line-break/>' <text:line-break/></text:span>台湾战略地位极其重要，这是毋庸置疑的，独立是不可能的<text:span text:style-name="T3"> <text:line-break/></text:span>关键是收复的问题要处理好，这非常麻烦<text:span text:style-name="T3"> <text:line-break/>' <text:line-break/></text:span>不到万不得已，我是不支持武力统一的，但现今的趋势，武力统一可能是最好的办法<text:span text:style-name="T3"> <text:line-break/>1.</text:span>用暴力教岛民做人，他们就是这个尿性，你对他好，他说你懦弱，你使劲抽他，把他按地上踩，他跪下叫你叫爸爸；<text:span text:style-name="T3"> <text:line-break/>2.</text:span>利用暴力手段一举摧毁掉台湾民间日本文化脉络，比如神庙，八田与一像，各种日本殖民时期留下印记，彻底给他断根；<text:span text:style-name="T3"> <text:line-break/>3.</text:span>让他怕，让他产生畏惧，摧毁掉他们的优越感，用拳头教他谁才是<text:span text:style-name="T3">super power</text:span>，否则即使接回来也是个叛逆子，以后有的你烦，会极大消耗我们精力。<text:span text:style-name="T3"> <text:line-break/>' <text:line-break/></text:span>这次<text:span text:style-name="T3">LPL</text:span>在高雄举行，台下年轻观众可以说是很没有基本素质，环球时报，共青团中央，人民日报，中国青年报等主流媒体都报道。讲真我们开心，一方面让更多大陆人认清台湾人真面目，摧毁掉我们的幻想；另一方面，台下年轻观众的表现，让我深信他们将会加速台湾相对大陆的衰落。<text:span text:style-name="T3"> <text:line-break/>' <text:line-break/></text:span>课纲的事不是大陆能控制住的，穷台才是大陆可控的手段<text:span text:style-name="T3"> <text:line-break/>'</text:span>我一点不着急收复台湾，他也洗不了历史，在这个信息化的时代，除非台湾人永远不出岛，否则他们自然会知道自己是被民进党长期洗脑，现在就收复没有让台湾自甘堕落下去好，让他们变穷他们才会换思维思考！<text:span text:style-name="T3"> <text:line-break/>' <text:line-break/></text:span>今晚的节目谈到经济方面提到了一个问题，就是幸亏太阳花导致台湾没有通过服贸货贸，要不所有的果实就被台独获取了，可见当初大陆是多么的幼稚和一厢情愿，所以蔡英文才是大陆的大功臣</text:p>
      <text:p text:style-name="P1"><text:span text:style-name="T1">陳真</text:span><text:s/>  |  2017.07.13 01:29   |   <text:a xlink:type="simple" xlink:href="http://palinfo.habago.org/Entry?Command=Information_PrintForum&amp;iPage=146#FORUM35891"><text:span text:style-name="T2">#</text:span></text:a></text:p>
      <text:p text:style-name="P2">我所說並非戲言，亦非徒託空言，而是出自肺腑，而且不是信口開河，而是嚴肅看法。<text:span text:style-name="T3"> <text:line-break/><text:line-break/></text:span>馬英九主政下的國民黨曾經擁有壓倒性的支持度，竟然被一小撮人渣給打得落花流水，這樣的黨之能力還值得期待嗎？<text:span text:style-name="T3"> <text:line-break/><text:line-break/></text:span>更何況，如今的國民黨充斥一群能力不足<text:span text:style-name="T3">(</text:span>官商勾結倒是很有本事<text:span text:style-name="T3">)</text:span>、品性亦不端的政客班師回朝，借屍還魂；找黑道，買票，灌人頭，行事不擇手段，志在權利與私利，毫無半點理想性可言。這跟人渣黨有什麼兩樣？<text:span text:style-name="T3"> <text:line-break/><text:line-break/></text:span>不妨看看吳敦義身旁那些親信大紅人是什麼樣的嘴臉便知一二，例如什麼姚江臨的；一個黨，掌握在一些像這等水平的人手裏，會是一個了不起的政黨？<text:span text:style-name="T3"> <text:line-break/><text:line-break/></text:span>想起來確實很可悲，但這也只能怪台灣人自己，畢竟什麼樣的人民自然就會造就出什麼樣的檯面人物。<text:span text:style-name="T3"> <text:line-break/><text:line-break/></text:span>所謂鐘鼎山林各有天性，所謂求仁得仁，我活了這麼大半輩子，看過無數的人，經歷過一些事，我發現，三十多年前吾友柏楊先生在寫給我的一封信裏頭的一句話確實是有點道理的，他說，<text:span text:style-name="T3">"</text:span>個性造就了一個人的命運<text:span text:style-name="T3">"</text:span>。一個人天性如何，往往就會活出如何的一條路來。我要是有志於政治，老早就會是它的一員；我要是志不在此，自然也就走到別條路上。當然，這並不意味著政治與我無關，而只是意味著政治並非以權力的形式與我發生連結。<text:span text:style-name="T3"> <text:line-break/><text:line-break/></text:span>華人社會對於政治常有各種奇怪心理，比方說，<text:span text:style-name="T3">"</text:span>很喜歡當官卻又鄙視政治<text:span text:style-name="T3">" </text:span>的一種矛盾酸腐味；官僚、民代人人討厭，卻又人人羨慕崇拜；在人們眼裏，彷彿你得弄個高官來做做，那才叫做參與政治似的；還有一種心態則是認為，彷彿不從政意味著比較清高。這些奇怪的心態，也許或多或少造成了台灣政治劣幣逐良幣的現象；品性端正者或才華出眾的賢人不敢也不想或不屑從政，人渣們卻個個超喜歡當官、超喜歡搞什麼運動，進而進行政治卡位，從此財源滾滾吃香喝辣。<text:span text:style-name="T3"> <text:line-break/><text:line-break/></text:span>我想說的是：對於那些自認個性並不排斥投入實際政治的人，倘若品性良好，不帶太多私心，而且確實對於政治有一番抱負者，那麼，當今這種群魔亂舞的年代，難道不就是你投入政治最好的時機？還猶豫什麼呢？說不定若干年後，整個世界就是你的舞台。<text:span text:style-name="T3"> <text:line-break/><text:line-break/></text:span>特別是年輕一代，更應如此。不妨就給自己一個比方說二十年或三十年的時間，一點一滴紮紮實實去做，難道會做不出半點成績？鄧小平或習近平不也一樣都是這樣一點一滴鍛鍊出來？<text:span text:style-name="T3"> <text:line-break/><text:line-break/></text:span>而且，不要老想著別人來領導你，你自己難道就沒法開創一片天？根本沒有那麼困難才對。難往往是難在沉不住氣，總想速成，或是太過於依賴媒體，太過於缺乏自信，太在乎眼前無謂的成敗；如果你真的相信自己的見解與抱負是對的，何不就自己往前走，哪需要等著別人來領導？<text:span text:style-name="T3"> <text:line-break/><text:line-break/></text:span>李敖說，他總是叫別人去寫功課，但自己不寫。別人不服氣，於是就問，<text:span text:style-name="T3">"</text:span>老師你怎麼就不用寫功課？<text:span text:style-name="T3">" </text:span>李敖說，老師有老師要做的事，老師很早以前就已經把功課寫完了。<text:span text:style-name="T3"> <text:line-break/><text:line-break/></text:span>李敖這個比喻多少有點道理，但這樣講我基本上聽不慣，因為那聽起來彷彿有些工作比較高級，例如李敖最推崇的工作<text:span text:style-name="T3">--"</text:span>思想家<text:span text:style-name="T3">"</text:span>，而有些工作，例如從政當官、參與選舉或是組黨搞抗爭等等，卻似乎比較低一級。我倒無此高低評價。我只是認為，人應當認清自己的天性和本事以及後天身世與環境之客觀限制，在顧及家人基本生活無憂的前提下，適合唱歌的就去唱歌，適合拿粉筆的就去拿粉筆，喜歡扛鋤頭的就去扛鋤頭，擅長合縱連橫的就去合縱連橫，熱愛爬格子的就去爬格子，喜歡發呆的就去發呆<text:span text:style-name="T3">...</text:span>總之，千萬別客氣，勿受眾人眼光影響，只須問你自己的內心與個人環境限制就好，少一點虛榮，多一點熱情，專心做自己的事，盡量不受主流風潮與名利地位評價所影響。我不相信這樣幹個三十年或五十年還幹不出半點意義與價值來。<text:span text:style-name="T3"> <text:line-break/><text:line-break/></text:span>組黨也一樣，看來看去全是爛黨，那麼，有能有志有心之士，何不自己組一個？根本沒那麼難。何不就以現在為零，給自己三十年時光，屆時再來說難也不遲。種樹有兩個最佳時機：一個是三十年前，另一個就是現在。</text:p>
      <text:p text:style-name="P1">ching huei   |  2017.07.13 01:13   |   <text:a xlink:type="simple" xlink:href="http://palinfo.habago.org/Entry?Command=Information_PrintForum&amp;iPage=146#FORUM35890"><text:span text:style-name="T2">#</text:span></text:a></text:p>
      <text:p text:style-name="P4"><text:span text:style-name="T3"> </text:span>拜託陳真大人<text:span text:style-name="T3">,</text:span>趕快催生新政黨<text:span text:style-name="T3">,</text:span>一舉解決水深火熱的苦難同胞<text:span text:style-name="T3">. <text:line-break/></text:span>更正<text:span text:style-name="T3">: </text:span>一舉解決苦難同胞的水深火熱。<text:span text:style-name="T3"> </text:span></text:p>
      <text:p text:style-name="P1">ching huei   |  2017.07.12 20:37   |   <text:a xlink:type="simple" xlink:href="http://palinfo.habago.org/Entry?Command=Information_PrintForum&amp;iPage=146#FORUM35889"><text:span text:style-name="T2">#</text:span></text:a></text:p>
      <text:p text:style-name="P2">拜託陳真大人<text:span text:style-name="T3">,</text:span>趕快催生新政黨<text:span text:style-name="T3">,</text:span>一舉解決水深火熱的苦難同胞<text:span text:style-name="T3">.</text:span></text:p>
      <text:p text:style-name="P3"/>
      <text:p text:style-name="P1"><text:span text:style-name="T1">陳真</text:span><text:s/>  |  2017.07.12 20:14   |   <text:a xlink:type="simple" xlink:href="http://palinfo.habago.org/Entry?Command=Information_PrintForum&amp;iPage=147#FORUM35888"><text:span text:style-name="T2">#</text:span></text:a></text:p>
      <text:p text:style-name="P2">大家不妨記住，混蛋政客吳敦義是這麼講的：<text:span text:style-name="T3"> <text:line-break/><text:line-break/></text:span>「他（張亞中）是主張一中各表還是一中同表，大家都很清楚，不必去計較；中華民國有<text:span text:style-name="T3">2300</text:span>萬同胞，愛國的同胞講的話，他要尊重與信任，如果不是的話，聽聽就好。」<text:span text:style-name="T3"> <text:line-break/><text:line-break/></text:span>如果還有人對國民黨不死心，我勸他還是趕緊醒醒，這種黨就讓它消失在歷史灰燼中吧。有志之士何不退黨，看是要成立新政黨或投靠新黨或勞動黨也行。最好是另外成立新政黨比較沒包袱，建議找林正杰當第一任黨主席，因為<text:span text:style-name="T3"><text:s/>"</text:span>新黨<text:span text:style-name="T3">" </text:span>永遠就是郁慕明當家，帶著幾個越來越像藝人的<text:span text:style-name="T3"><text:s/>"</text:span>新秀<text:span text:style-name="T3">"</text:span>，我看也是難成氣候。<text:span text:style-name="T3"> <text:line-break/><text:line-break/></text:span>陳真<text:span text:style-name="T3">2017. 07. 12. <text:line-break/><text:line-break/>================ <text:line-break/></text:span>獨家／絕殺令！常委將撤換張亞中<text:span text:style-name="T3"><text:s/></text:span>國民黨基金會限期移交<text:span text:style-name="T3"> <text:line-break/><text:line-break/>2017-07-12 <text:line-break/><text:line-break/></text:span>聯合報<text:span text:style-name="T3"><text:s/></text:span>記者王寓中╱即時報導<text:span text:style-name="T3"> <text:line-break/><text:line-break/></text:span>國民黨新任主席吳敦義提前完成人事佈局掌控黨中央後，將進一步開鍘並清理戰場！擁護吳敦義領導黨中央的中常委將在今天下午的中常會上提案，要求國民黨捐贈的基金會，限期一個星期內完成移交；另外，針對近來重砲抨擊吳敦義的孫文學校總校長張亞中，常委將提案要求即日起撤換張亞中在孫文學校的所有職務。<text:span text:style-name="T3"><text:line-break/><text:line-break/></text:span>國民黨前主席洪秀柱六月底請辭，黨中央不少一級主管也同進退，但與國民黨關係密切，並且由洪秀柱團隊入駐的基金會，相關人事仍由洪團隊掌握，並未同步全面進行移交或同進退，常委今天提案限期一個星期內完成移交，等於提前徹底清除洪秀柱在黨中央的勢力。<text:span text:style-name="T3"> <text:line-break/><text:line-break/></text:span>擔任孫文學校總校長的張亞中批評，吳敦義的回應太過軟弱，做為國民黨準主席的高度完全不及格。<text:span text:style-name="T3"> <text:line-break/><text:line-break/></text:span>對張亞中的批評，吳敦義上週末大動作反駁說，張亞中的批評，他沒辦法接受，吳敦義說，「他（張亞中）是主張一中各表還是一中同表，大家都很清楚，不必去計較；中華民國有<text:span text:style-name="T3">2300</text:span>萬同胞，愛國的同胞講的話，他要尊重與信任，如果不是的話，聽聽就好。」</text:p>
      <text:p text:style-name="P1"><text:span text:style-name="T1">陳真</text:span><text:s/>  |  2017.07.12 19:58   |   <text:a xlink:type="simple" xlink:href="http://palinfo.habago.org/Entry?Command=Information_PrintForum&amp;iPage=147#FORUM35887"><text:span text:style-name="T2">#</text:span></text:a></text:p>
      <text:p text:style-name="P4">強烈建議：<text:span text:style-name="T3"> <text:line-break/><text:line-break/></text:span>吳敦義主政下的國民黨這個垃圾黨，以及人渣黨，還有人渣黨的後援部隊<text:span text:style-name="T3">--</text:span>宋盼仔的親民黨，何不讓名實相符，使其內外一致，共同聯合組成一個垃圾人渣黨，相信應該會千秋萬世所向無敵才對。<text:span text:style-name="T3"> <text:line-break/><text:line-break/></text:span>陳真<text:span text:style-name="T3">2017. 07. 12. <text:line-break/><text:line-break/>================= <text:line-break/></text:span>「愛自己勝於愛黨愛國」張亞中籲吳敦義<text:span text:style-name="T3"><text:s/></text:span>做個真正的勇者<text:span text:style-name="T3"> <text:line-break/><text:line-break/></text:span>周毓翔╱台北報導<text:span text:style-name="T3"> <text:line-break/>2017</text:span>年<text:span text:style-name="T3">7</text:span>月<text:span text:style-name="T3">11</text:span>日<text:span text:style-name="T3"> <text:line-break/><text:line-break/></text:span>中國時報【周毓翔╱台北報導】<text:span text:style-name="T3"> <text:line-break/><text:line-break/></text:span>台大政治系教授張亞中日前批準國民黨主席吳敦義軟弱，吳敦義反嗆「愛國同胞講的話，我是要尊重跟信任，如果不是的話聽聽就好」。對此，張亞中昨在孫文學校臉書發表<text:span text:style-name="T3">1600</text:span>多字聲明，批吳不是勇者，愛自己勝於愛黨愛國，期許吳從今起勇敢地承擔，做個真正的勇者與愛國者。<text:span text:style-name="T3"> <text:line-break/><text:line-break/></text:span>對抗執政黨<text:span text:style-name="T3"><text:s/></text:span>身先士卒？<text:span text:style-name="T3"> <text:line-break/><text:line-break/></text:span>吳敦義日前針對張亞中批評他軟弱，對媒體表示：「講我軟弱是張亞中，他的兩岸觀點是什麼，你們都很清楚，他的批評我無法接受，他主張一中各表還是一中同表，大家都很清楚，愛國同胞講的話，我是要尊重跟信任，如果不是的話聽聽就好。」。<text:span text:style-name="T3"> <text:line-break/><text:line-break/></text:span>對此，張亞中強調，吳當副總統時，把國民黨政權丟了，有誠心懺悔過嗎？有交待過為何丟掉政權的原因嗎？當一個違反信賴保護原則的政府要強行掠奪人民財產時，在野黨不敢起而對抗，吳有沒有身先士卒？<text:span text:style-name="T3"> <text:line-break/><text:line-break/></text:span>一中同表<text:span text:style-name="T3"><text:s/></text:span>是分治不分裂<text:span text:style-name="T3"> <text:line-break/><text:line-break/></text:span>張亞中說，吳有本事募那麼多錢選黨主席，為何在黨被抄家時不伸出援手？對於退將赴陸爭議，為何選擇不相信退將，而跟著民進黨懷疑他們去大陸的動機行為，附和其限制及處罰條款，這不是出賣同志的軟弱是什麼？<text:span text:style-name="T3"> <text:line-break/><text:line-break/></text:span>張亞中反問吳敦義，他所提的「一中同表」主張又為何是不愛國？張強調，「一中同表」是主張兩岸共同表述政治定位為「分治不分裂」，也就是兩岸應該確保主權的不分裂，並相互尊重彼此的憲政治權。<text:span text:style-name="T3"> <text:line-break/><text:line-break/>1600</text:span>字聲明<text:span text:style-name="T3"><text:s/></text:span>吳辦不予置評<text:span text:style-name="T3"> <text:line-break/><text:line-break/></text:span>張也質疑吳敦義愛的國是哪一國？他說，前總統李登輝推動「同心圓史觀」，要建立「獨台」與「台獨」史觀，吳擔任行政院長時，答覆綠委質詢時保證會維持「同心圓史觀」；與馬英九高居國家大位<text:span text:style-name="T3">8</text:span>年，不僅沒有糾正這個分離主義的史觀，連最簡單的「課綱微調」都不願堅持。<text:span text:style-name="T3"> <text:line-break/><text:line-break/></text:span>張亞中批評，吳身為黨主席，又曾任副總統，對一位學者及同黨黨員同志公開指責其論點為「不愛國」，是很嚴重的指控，「做為當事者，期待吳主席的正式道歉或解釋回應。」<text:span text:style-name="T3"> <text:line-break/><text:line-break/></text:span>對此，吳敦義辦公室新聞幕僚潘恆旭回應，聲明內容很不尊重人，是沒有禮貌的發文，不予置評。<text:span text:style-name="T3"> <text:line-break/><text:line-break/><text:line-break/>================== <text:line-break/></text:span>頻對吳開砲<text:span text:style-name="T3"><text:s/></text:span>挺吳派常委提案拔張亞中<text:span text:style-name="T3"> <text:line-break/><text:line-break/></text:span>民視<text:span text:style-name="T3"> <text:line-break/><text:line-break/>2017</text:span>年<text:span text:style-name="T3">7</text:span>月<text:span text:style-name="T3">12</text:span>日<text:span text:style-name="T3"> <text:line-break/><text:line-break/></text:span>國民黨孫文學校總校長張亞中，近來不斷以孫文學校名義，砲轟準主席吳敦義，讓挺吳派中常委很不滿，今天（<text:span text:style-name="T3">7</text:span>月<text:span text:style-name="T3">12</text:span>日）中常會上，批評張亞中以公器攻擊黨主席，提案要把張亞中免職，最後代理主席林政則做出裁示，暫停孫文學校運作，中常會上也通過曾永權代理秘書長的人事案。<text:span text:style-name="T3"> <text:line-break/><text:line-break/></text:span>兩人互嗆，還直接站起來開罵，國民黨中常會上，氣氛火爆，國發院院長林忠山，和剛上任的組發會代理主委李哲華，為了孫文學校總校長張亞中，該不該撤職，怒目互瞪，隨後，挺吳派中常委，在中常會上提案，要孫文學校現有人員，全部去職。<text:span text:style-name="T3"> <text:line-break/><text:line-break/></text:span>張亞中成為中常委開刀的對象，因為過去力挺洪秀柱，色彩鮮明的張亞中打著國民黨孫文學校總校長的名號，到處批評準主席吳敦義的兩岸政策，罵他軟弱、心裡懦弱，聽在吳敦義耳裡，很不是滋味，因此挺吳派<text:span text:style-name="T3">24</text:span>位中常委，才會提案連署。<text:span text:style-name="T3"> <text:line-break/><text:line-break/></text:span>挺吳派圍攻，佔了上風，國民黨代理主席林政則，最後裁示，暫停孫文學校運作，同一天，國民黨也通過了前國民黨秘書長曾永權代理黨秘書長、杜建德代理副祕書長、楊永明代理文傳會主委。<text:span text:style-name="T3"> <text:line-break/><text:line-break/></text:span>一邊布局人事，一邊剷除黨內異己，吳敦義雖然<text:span text:style-name="T3">8</text:span>月<text:span text:style-name="T3">20</text:span>日才正式上任，但各項黨務工作，已經緊鑼密鼓，進行中。</text:p>
      <text:p text:style-name="P1">AlexWang   |  2017.07.12 13:48   |   <text:a xlink:type="simple" xlink:href="http://palinfo.habago.org/Entry?Command=Information_PrintForum&amp;iPage=147#FORUM35886"><text:span text:style-name="T2">#</text:span></text:a></text:p>
      <text:p text:style-name="P5">Would India disrupt Bhutan China Border Negotiations? <text:line-break/><text:line-break/>http://www.bhutannewsnetwork.com/2014/11/would-india-disrupt-bhutan-china-border-negotiations/ <text:line-break/><text:line-break/>Newspaper The Telegraph carried a front page article on the forth coming visit of the Indian President to Bhutan in its issue of 28th October,2014. It says that the visit is about Indian anxiety on the progress of China Bhutan Border Talks. President Pranab Mukerjee arrives on7th and leaves on 8th November.2014. Would he demand Bhutan to obstruct border negotiations with China? <text:line-break/><text:line-break/>India had been controlling the Sino Bhutan international boundary Talks through its iron grip on Bhutan’s economic and communication dependence on India. The writer Charu Sudan Kasturi cites the case of India withdrawing subsidies in 2013 to warn Bhutan against normalising relation with China. <text:line-break/><text:line-break/>The China Bhutan Border Talks have been going on for decades. China has been quite sincere and mostly positive in conducting the international boundary negotiation with Bhutan. And Bhutan on the other hand has been trying to delay the progress for many years at the insistence of India. How long can Bhutan defy the patience of China and to what national benefit? The next step after signing international boundary agreement with China would be normalising relationship between the two Countries. <text:line-break/><text:line-break/>And that is what India wants to stall or prevent. A diplomatic level relationship with China would forever consolidate the sovereign status of Bhutan. Bhutan would no longer be easily available to act as political pawn or surrogate for India in sensitive international politics. That is a fact. However, Bhutan’s corner stone foreign policy of friendship with India will not alter. India will remain Bhutan’s most desired benefactor. Geographical access, language and social behaviour naturally bring Bhutan closer to India. So India will be more dominant than China in Bhutan’s priority. At the other end of the scale it would be suicidal to keep snubbing friendly overtures from China. <text:line-break/><text:line-break/>Unfortunately India and many other Western Nations and their Allies in South East Asia including Australia and Japan do not want China to develop progressive relationship with Bhutan. On the other hand these same Countries have gone all out to develop their own political and economic ties with China. So they are not containing the influence of China in international affairs but they are curtailing the progress of Bhutan. It is necessary that Bhutanese Leaders counter the isolation of Bhutan from China by vested interests of India and other pro Western groups of nations. Bhutan cannot be ” A Tool of Irritant ‘ for anti- China forces. <text:line-break/><text:line-break/>The Telegraph article on the eve of the visit of President of India to Bhutan is a deliberate political attempt to misconstrue the facts about China Bhutan international boundary Talks. The article alleges that China is offering more land to Bhutan at certain point of Sino-Bhutan border in exchange for some adjustment at the Tri-junction border of India, Bhutan and China. This is a a desperate strategy on part of India to thwart Sino Bhutan progress in boundary Talks. </text:p>
      <text:p text:style-name="P1"><text:span text:style-name="T1">陳真</text:span><text:s/>  |  2017.07.12 02:49   |   <text:a xlink:type="simple" xlink:href="http://palinfo.habago.org/Entry?Command=Information_PrintForum&amp;iPage=147#FORUM35885"><text:span text:style-name="T2">#</text:span></text:a></text:p>
      <text:p text:style-name="P4">誠哉斯言。<text:span text:style-name="T3"> <text:line-break/><text:line-break/></text:span>至於為何莫名其妙非要四處蓋軌道不可？就算錢太多也不是這樣花吧。你會向銀行貸來五百年也還不完的巨款、然後在你家四處蓋兩百人份的廁所、打算前瞻到五百年後也許你有兩百個子孫需要用到這些廁所嗎？<text:span text:style-name="T3"> <text:line-break/><text:line-break/></text:span>你跟醫院或學校或政府單位申請研究經費，有可能不需要提出任何計畫書、卻又同時可以申請到五百年份的巨款嗎？人渣黨說，不是沒有計畫書，而是錢先拿來再說，計畫書的事再來慢慢計畫看要怎麼寫。人渣黨還說，這叫做<text:span text:style-name="T3"><text:s/>"</text:span>滾動式檢討<text:span text:style-name="T3">"</text:span>，一邊鋪軌道，一邊再來研究看要怎麼鋪或鋪哪裏，配合炒地皮，隨時滾動修改，反正就是是保證會把幾千億全花完。<text:span text:style-name="T3"> <text:line-break/><text:line-break/></text:span>一個幾乎全民反對的事，人渣黨卻說有將近八成的人贊成。為什麼一個幾乎全民反對的事，人渣黨卻十萬火急地非立即硬幹不可？為何吃相如此難看？原因有三，一，貪污：因為餓很久了。二，固樁：選舉到了，要趕緊分贓才有錢搞選舉。三，無恥下流的日本鬼子也要來撈上一大筆。請見：<text:span text:style-name="T3"> <text:line-break/><text:line-break/>https://goo.gl/UwSYzm <text:line-break/><text:line-break/></text:span>陳真<text:span text:style-name="T3">2017. 07. 12. <text:line-break/><text:line-break/>================== <text:line-break/></text:span>藍綠聯手<text:span text:style-name="T3"><text:s/></text:span>一場兒戲<text:span text:style-name="T3"> <text:line-break/><text:line-break/></text:span>黃暐瀚政事觀察站<text:span text:style-name="T3"> <text:line-break/><text:line-break/>2017</text:span>年<text:span text:style-name="T3">7</text:span>月<text:span text:style-name="T3">5</text:span>日<text:span text:style-name="T3"> <text:line-break/><text:line-break/></text:span>風風雨雨吵了大半年的「前瞻基礎建設特別條例」，過了。出乎意料，無聲無息的，咻一聲，就這樣在立法院三讀過了。<text:span text:style-name="T3"> <text:line-break/><text:line-break/></text:span>不過與原先期望的版本有點不同，不是八年<text:span text:style-name="T3">8900</text:span>億，而是四年<text:span text:style-name="T3">4200</text:span>億，價格砍一半，過了。<text:span text:style-name="T3"> <text:line-break/><text:line-break/></text:span>身為最大在野黨，國民黨「沒有衝突、沒有堅持、沒有退回委員會、沒有說好的重編」，甚麼都沒有，只有看到堅持了半天，堅持到說要睡議場，睡立院的國民黨立委們，一聽到民進黨提出「對半砍」，馬上開心點頭同意，彷彿在說：「對嘛～砍一半就對了，現在知道我們的厲害了吧」！然後欣然接受。<text:span text:style-name="T3"> <text:line-break/><text:line-break/></text:span>那當初國民黨「言之鑿鑿、反對到底」，是在反什麼？<text:span text:style-name="T3"> <text:line-break/><text:line-break/></text:span>台灣之所以有過半的民眾反對前瞻，不是因為「反民進黨」，也不是單純「反八千億」，與其說反對前瞻，更貼切的說法是「不支持」，至於不支持前瞻的理由，有四個：<text:span text:style-name="T3"> <text:line-break/><text:line-break/>1</text:span>、前瞻項目，由上而下。<text:span text:style-name="T3"> <text:line-break/><text:line-break/></text:span>不是地方有需求，中央才編列，而是國發會埋頭推出五大計畫，為什麼有這個？為什麼沒那個？完全沒理由。<text:span text:style-name="T3"> <text:line-break/><text:line-break/>2</text:span>、<text:span text:style-name="T3">8900</text:span>億的預算是怎麼編的？<text:span text:style-name="T3"> <text:line-break/><text:line-break/></text:span>八千多億的建設計畫，各細項金額數字怎麼編的？項目怎麼執行？都沒有清楚交代。更離譜的是，<text:span text:style-name="T3">30</text:span>％的計畫項目，根本沒有經過可行性評估，沒評估就送立院？為什麼如此草率？<text:span text:style-name="T3"> <text:line-break/><text:line-break/>3</text:span>、軌道占一半，不夠前瞻。<text:span text:style-name="T3"> <text:line-break/><text:line-break/></text:span>軌道建設不是不好，但軌道建設在這次計畫中，幾乎佔了一半。為什麼佔比這麼高？連總統府資政陳博志都公開質疑，政府目前該做的，應該是提高生產力，並解決人民痛苦，而不是花在上世紀的產物「軌道建設」上，軌道根本不算前瞻，又何以能稱為「前瞻計畫」？<text:span text:style-name="T3"> <text:line-break/><text:line-break/>4</text:span>、分配不均，選舉綁樁。<text:span text:style-name="T3"> <text:line-break/><text:line-break/></text:span>這次的前瞻計畫，執行之後，正好將會遇上<text:span text:style-name="T3">2018</text:span>年全台縣市長大選，偏偏「台北市、新北市、新竹縣、苗栗縣」等非綠營執政縣市，前瞻預算分配全都掛零，反之綠營執政縣市，則是預算滿滿，難免令人質疑，前瞻只是為了選舉，根本沒有非編不可的理由。<text:span text:style-name="T3"> <text:line-break/><text:line-break/></text:span>因為這四個理由，前瞻沒有獲得國人的支持。<text:span text:style-name="T3"> <text:line-break/><text:line-break/></text:span>反對不是因為「花太多」，而是因為「根本不該花」。既然這樣，當民進黨喊出「對半砍」的建議時，國民黨立委們，為何欣然接受？少花一半，就變得該花了嗎？<text:span text:style-name="T3"> <text:line-break/><text:line-break/></text:span>退讓的國民黨，被支持者們罵了個臭頭。黨團立即開記者會解釋，現在完成三讀只是第一階段，下週起開始要預算審查，那才是「真槍實彈」，到時候所有計劃內容與預算規劃都會攤在陽光下，國民黨團一定會嚴審，對於沒有事前評估的新興軌道計劃，國民黨團一定會提案全數刪除，呼籲支持者，不要著急。<text:span text:style-name="T3"> <text:line-break/><text:line-break/></text:span>國民黨團的解釋，我看不懂。<text:span text:style-name="T3"> <text:line-break/><text:line-break/></text:span>現在擋不下來的東西，等到下禮拜審查預算的時候，就能擋得下來？是現在<text:span text:style-name="T3">30</text:span>幾席的立委，下週會突然變成一百席嗎？還是院會主席蘇嘉全將會倒戈幫國民黨，刪掉前瞻的軌道預算？<text:span text:style-name="T3"> <text:line-break/><text:line-break/></text:span>現在擋不住的，下禮拜也擋不住，這三年都擋不住，別再自欺欺人了。<text:span text:style-name="T3"> <text:line-break/><text:line-break/></text:span>失去政權的國民黨，比人頭，在立院，不管對決什麼法案，都擋不住。擋不住歸擋不住，面對問題的態度不能沒有。光是丟出一個「對半砍」，居然就可以讓國民黨團就乖乖舉白旗，還自以為「大有斬獲」，阿Ｑ告訴支持者們，其實我們算是小贏？<text:span text:style-name="T3"> <text:line-break/><text:line-break/></text:span>前瞻吵鬧一場戲，藍綠演很大，聯手演出，一場兒戲。<text:span text:style-name="T3"> <text:line-break/><text:line-break/></text:span>暐瀚<text:span text:style-name="T3"><text:s/>2017-7-5 de </text:span>台北</text:p>
      <text:p text:style-name="P1"><text:span text:style-name="T1">陳真</text:span><text:s/>  |  2017.07.12 02:19   |   <text:a xlink:type="simple" xlink:href="http://palinfo.habago.org/Entry?Command=Information_PrintForum&amp;iPage=147#FORUM35884"><text:span text:style-name="T2">#</text:span></text:a></text:p>
      <text:p text:style-name="P2">我最後一次投票給民進黨，就是投給我曾經幫他寫過省長選舉文宣的陳定南，時間大約是<text:span text:style-name="T3">1994</text:span>年，距今<text:span text:style-name="T3">23</text:span>年。那一年他選台灣省省長，敗給人稱<text:span text:style-name="T3"><text:s/>"</text:span>大內第一高手<text:span text:style-name="T3">" </text:span>的老奸臣<text:span text:style-name="T3"><text:s/>"</text:span>宋盼仔<text:span text:style-name="T3">" (</text:span>宋楚瑜，盼仔就是台語騙子之意<text:span text:style-name="T3">)</text:span>。<text:span text:style-name="T3">23</text:span>年來，我寧可投票給一隻蟑螂，也不可能投給民進黨，於是被迫也只能轉而支持國民黨。<text:span text:style-name="T3"> <text:line-break/><text:line-break/></text:span>老實說，我還真沒料到有一天竟然會投給這個害我不淺的爛黨。不過，我對它的支持，打從吳敦義當主席這一刻起就結束了。除非當我毫無其它選擇時，否則我不會再投給國民黨，而會以新黨或勞動黨為唯一或優先選擇。<text:span text:style-name="T3"> <text:line-break/><text:line-break/></text:span>國民黨及馬英九在<text:span text:style-name="T3">2008</text:span>年曾經以摧枯拉朽之勢，從中央到地方，贏得各項選舉，在當時那種極高的民意支持下，就算展開兩岸統一工作進程，大概都能辦到。馬大便<text:span text:style-name="T3"><text:s/>(</text:span>有個病人每次看完病離開我的診間時都會大喊三句：<text:span text:style-name="T3">"</text:span>打倒馬大便！<text:span text:style-name="T3">") </text:span>不此之圖，卻反而竟然開始討好綠營，說要當什麼<text:span text:style-name="T3"><text:s/>"</text:span>全民總統<text:span text:style-name="T3">"</text:span>，整天說什麼<text:span text:style-name="T3"><text:s/>"</text:span>民主就是要尊重少數人<text:span text:style-name="T3">"</text:span>，然後開始推動黨政軍勢力退出媒體以及退出校園，還推動司法獨立，強調不分藍綠一概偵辦，推動綠營逼他去做但綠營自己卻從來都不做的各種所謂改革<text:span text:style-name="T3">(</text:span>例如反核<text:span text:style-name="T3">)</text:span>。<text:span text:style-name="T3"> <text:line-break/><text:line-break/></text:span>於是，不但革掉藍營的整個選民基礎，而且面對鋪天蓋地無法無天的抹黑謠言，馬英九卻一味忍讓，說是尊重什麼民意批評，實在有夠蠢的。而且，不管綠營要他做什麼，到最後他都會乖乖聽話。而原本已經幾乎快要斷氣的綠營，卻趁這機會大展鴻圖，佔領幾乎所有媒體，到處上下其手，包括司法與教育等等等，全面入侵掌控。<text:span text:style-name="T3"> <text:line-break/><text:line-break/></text:span>我不知道馬英九是真的笨還是怎樣，怎麼會有人蠢到這種地步？你國民黨自己退出媒體，退出校園，退出司法，退出教育，退出軍隊，厲行文官中立等等等等等，乾淨得好像有很嚴重的政治潔癖似的，然後卻把這一切資源全部拱手讓給綠營。很快地，綠營像吃了大力丸一樣，居然又從垃圾桶裏死灰復燃，變成島內呼風喚雨無惡不作的綠巨人。<text:span text:style-name="T3"> <text:line-break/><text:line-break/></text:span>馬英九是好人，但一個黨執政居然能執成這樣，卻也很不簡單。不過，再怎麼說，馬英九的種種作為本身基本上並沒有錯，動機更是一片純潔，問題是，在你厲行所謂改革之前，你總得要有能力壓得住人渣吧，否則豈不是越改越恐怖，等於全面繳械；自己迅速萎縮，卻任由人渣胡作非為，越吃越肥，以致於成為一股無人能敵的惡勢力。<text:span text:style-name="T3"> <text:line-break/><text:line-break/></text:span>如今，國民黨換吳敦義上台，無異宣告過去那個投機貪污爛黨又回來了。馬英九當家時期，國民黨高層領導大多是十分正直的一些人，但國民黨的地方山頭勢力卻始終爛到爆。吳敦義的上台，無異宣告舊有本土勢力的重新歸隊。<text:span text:style-name="T3"> <text:line-break/><text:line-break/></text:span>二、三十年前，民進黨其實就是一個<text:span text:style-name="T3"><text:s/>"</text:span>小國民黨<text:span text:style-name="T3">"</text:span>，兩黨本質毫無兩樣，只是為惡規模不同。二、三十年後的今天，勢力大小整個倒過來了，吳敦義所代表的國民黨，無非就只是一個<text:span text:style-name="T3"><text:s/>"</text:span>小民進黨<text:span text:style-name="T3">"</text:span>。這個黨依我看，似乎已無多少存在價值。它的盤算就是等著民進黨遭人唾棄，然後自己就又能重新掌權。但是，時下的這個重新歸隊的舊國民黨，除了貪污惡搞比較含蓄委婉之外，除了政治智能較低之外，哪一點和人渣黨有所不同？<text:span text:style-name="T3"> <text:line-break/><text:line-break/></text:span>你看，當人渣黨以及那個燒掉<text:span text:style-name="T3">(</text:span>假的<text:span text:style-name="T3">)</text:span>中華民國身份證、改換台灣共和國身份證的墨綠柯大帥，以及反對陸客來台、反對兩岸直航的反中急先鋒<text:span text:style-name="T3">--</text:span>台南賴啥咪市長，都知道要趕緊<text:span text:style-name="T3"><text:s/>"</text:span>親中<text:span text:style-name="T3">" </text:span>以便騙選票，吳敦義及其代表的國民黨卻反而蠢到拼命想向台獨靠攏以便騙選票。光憑這種智商，你敢投票給他嗎？你國民黨喊台獨，能騙到綠營支持者的選票嗎？真的是蠢到嚇死人。<text:span text:style-name="T3"> <text:line-break/><text:line-break/></text:span>兩個黨，智商居然差這麼多，真不可思議。這些舊國民黨地方山頭型政客，跟民進黨一樣投機一樣貪，但野心規模小人家很多，人家人渣黨大口吃肉，他只要分到一點肉屑就好開心了。<text:span text:style-name="T3"> <text:line-break/><text:line-break/></text:span>這個班師回朝的舊國民黨之投機與分贓本質，從他和人渣黨配合演一齣騙小孩的前瞻戲就能看得出來。蠢蛋才會相信國民黨會去擋這個旨在污錢、掏空台灣的前瞻計畫，他只是按照兩黨早已協商好的劇本演給你看，然後偷偷摸摸來一個大和解。<text:span text:style-name="T3"> <text:line-break/><text:line-break/></text:span>台灣的所謂政黨政治基本上就是這樣一種分贓政治，你貪完換我貪，你吃飽也分一點給我，我很餓你知道嗎？最好是你一口，我一口，皆大歡喜；白天演完戲，大家晚上酒家見哦。<text:span text:style-name="T3"> <text:line-break/><text:line-break/></text:span>這套政治基本戲碼，我看了足足三十年。我不怪大家被騙，因為我自己也曾經被騙過好幾年，慢慢才懂得這套政治營利事業的基本運作模式，台灣人卻為此好得意好驕傲好榮耀，說這是寶貴的民主自由，偉大的兩黨政治。被人論斤稱兩給賣了，居然還頒給自己榮譽狀。</text:p>
      <text:p text:style-name="P1"><text:span text:style-name="T1">天峰</text:span><text:s/>  |  2017.07.11 18:04   |   <text:a xlink:type="simple" xlink:href="http://palinfo.habago.org/Entry?Command=Information_PrintForum&amp;iPage=147#FORUM35883"><text:span text:style-name="T2">#</text:span></text:a></text:p>
      <text:p text:style-name="P4">這就是為什麼武統論在大陸年輕網民之中支持度這麽高的原因。因為台灣這些經常亮相的年輕人（說實話，我真的不知道確切比例是多少），不把大陸人當同胞也就算了，就算把大陸人當敵人也就算了，問題是，他們把大陸人不當人，這才是最噁心的。既然不是同胞，不是人，那還客氣什麼？尤其網遊一代，快意恩仇，自然喊出留島不留人的話。<text:span text:style-name="T3"> <text:line-break/><text:line-break/></text:span>但是真的會武統嗎？當然不會。中共要幹的事還很多，尤其一帶一路，按照國內的發展經驗看，起碼要二十年才有矚目成就。也就是說，起碼要二十年，中美之間的天平，才會傾向中國。那一天不到，別說台灣，就算印度現在在邊境鬧事，中國也會儘量剋制。<text:span text:style-name="T3"> <text:line-break/><text:line-break/></text:span>這些很明顯的事，國民黨和民進黨當然也知道。他們也會知道，真到那天，台灣被併入中國是肯定的事。我甚至覺得，改課綱，對於島內的政客，不分藍綠，都是一種買保險的行為。因為再過二十年，台灣就真的不會有人當自己中國人了吧？到時你來統一，不管文的武的，是不是還要靠我們這些深明大義的政客配合？<text:span text:style-name="T3"> <text:line-break/><text:line-break/></text:span>蔡英文在大陸關心兩岸關係的網友之中，<text:span text:style-name="T3">“</text:span>民意支持度<text:span text:style-name="T3">”</text:span>相當高，究其原因就是國民黨太爛了。這個爛黨是爛到骨子裏毫無希望可言的，完全執政八年，受盡大陸照顧，但是民意卻更加反中仇中。自己人內鬥，對敵人妥協，最後還把自己搞沒了。這個國民黨的光榮傳統，在馬英九身上又發揚了一次。所以我是贊成國民黨不倒，台灣不會好的。沒有這個爛黨在中間和稀泥，不管台灣人也好，中共也好，都要直接面對民進黨。<text:span text:style-name="T3"> <text:line-break/></text:span></text:p>
      <text:p text:style-name="P1"><text:span text:style-name="T1">陳真</text:span><text:s/>  |  2017.07.11 17:16   |   <text:a xlink:type="simple" xlink:href="http://palinfo.habago.org/Entry?Command=Information_PrintForum&amp;iPage=147#FORUM35882"><text:span text:style-name="T2">#</text:span></text:a></text:p>
      <text:p text:style-name="P2">大陸政府因為平常會管制島內這些例如<text:span text:style-name="T3"><text:s/>"</text:span>支那賤畜<text:span text:style-name="T3">" </text:span>之類的事件或反中辱華資訊，因此，大陸人民基本上是不太清楚島內狀況的。過去二十多年前，台灣人接受的是歧視教育，把大陸人說成沒知識沒文化沒教養的一群可鄙可笑可憐的同胞，等待我們台灣人來拯救與教化。<text:span text:style-name="T3"> <text:line-break/><text:line-break/></text:span>二十多年前，這股反共不反中的力量，被人渣勢力給刻意操弄成反中風潮，在貪污漢奸大老賊李登輝及其背後美日勢力的強烈扶持操弄下，透過所謂教育與媒體，每天不斷洗腦。於是，歧視大陸同胞的教育，變本加厲成為仇恨敵人的教育；不光歧視，而且渲染仇恨；不再是同胞，而是最好全部死光光的非我族類與萬惡人類公敵。<text:span text:style-name="T3"> <text:line-break/><text:line-break/></text:span>我對這股邪惡的政治勢力，恨之入骨。在一個正常社會中，人們不會也不應該因為政治思想的不同而敵對，但在島內這樣一個完全封閉、完全被特定政治勢力進行長年徹底仇敵式洗腦教育的社會，你卻根本不可能與之和平共存。<text:span text:style-name="T3"> <text:line-break/><text:line-break/></text:span>平常人跟人之間，你也只能盡最大力氣去迴避任何有關大陸的話題；即便你只是去大陸玩一趟回來，同事們若問起你去哪兒玩，你也最好趕緊岔開話題，免得引起衝突或不愉快，因為你一旦提起大陸，很可能馬上就會引來相關話題，進而馬上會有各種荒唐評語；個人之間雖無惡意，但只要一說起大陸，往往不堪入耳，充滿荒唐透頂的認知與敵意。而這樣一些仇中反中的普遍評語，在這島上就像一種普通常識那樣自然的話題或共識。<text:span text:style-name="T3"> <text:line-break/><text:line-break/></text:span>在這種鋪天蓋地的洗腦社會中，偶而遇到一個不反中的台灣年輕人，總會讓我驚為天人，彷彿遇到一個才華出眾資質不凡的絕世天才那般驚豔。這就好像哪天你如果在朝鮮遇到一個不喜歡金正恩的人，你一定也會感到很震驚，很驚豔，道理完全是一樣的。<text:span text:style-name="T3"> <text:line-break/><text:line-break/></text:span>所謂<text:span text:style-name="T3"><text:s/>"</text:span>為惡的是政治人物及其一票走狗，而人民是無辜<text:span text:style-name="T3">" </text:span>的說法是說不通的，畢竟你我都不是三歲小孩，每個人都該為自己的行為與思想負責。即便是我這樣一個與綠營勢不兩立的人都不能自稱無辜，因為這樣一種邪惡透頂的貪婪無恥勢力之所以能長期在台灣肆虐、腐化人心、掏空台灣，破壞台灣社會之長治久安，恰恰就是因為我們的縱容與無能對抗。<text:span text:style-name="T3"> <text:line-break/><text:line-break/></text:span>台灣人生性窩囊，似乎根深蒂固有著一種很明顯的<text:span text:style-name="T3"><text:s/>"</text:span>強欺弱、眾暴寡<text:span text:style-name="T3">" </text:span>的暴民性格，凡事一窩蜂，只要主流吹什麼風，年輕一代就會一窩蜂追隨，以之為炫，以之為傲，相當無腦。反中仇中辱中就是這樣一種流行風潮。<text:span text:style-name="T3"> <text:line-break/><text:line-break/></text:span>因其窩囊性格，台灣人生性軟弱，其實他並非真的仇中，其內在並非真有什麼強烈仇恨，而只是一種無腦現象，一種喜歡集體羞辱人、糟蹋人的習性。越是無腦越是窩囊者，這種從眾性格就越顯著。尼采稱之為烏合之眾，柏拉圖稱之為暴民，我稱之為蛆。<text:span text:style-name="T3"> <text:line-break/><text:line-break/></text:span>其實就跟狗差不多。一群狗，主人叫牠追逐獵物，把獵物撕裂吞食，狗兒們就會照辦，群起追逐，過程中猛搖尾巴，很開心很得意，倒不是因為狗兒真的仇恨獵物，而只是因為這是一種在狗看來很棒很好玩甚至很炫的遊戲。<text:span text:style-name="T3"> <text:line-break/><text:line-break/></text:span>我倒無意為台灣人開脫罪責，事實上也無從開脫。我相信，這一切惡行，終究會付出它應有的代價；不管你是有心為惡也好，無意也罷，惡行的種子一旦埋下，遲早都會收割它必然的苦果。這些年，偶而會聽到大陸人對台灣人的一種不悅或鄙夷，我總覺得很難過，因為我沒法為這樣一種厭惡做出任何辯解，我沒法跟他說並不是每一個台灣人都這麼低能無腦與窩囊，畢竟這樣說並無多大意義。這意味著，或許有一天，當我以及我們的下一代來到大陸定居或工作，就得承擔起台灣人自己所製造的痛苦惡果。</text:p>
      <text:p text:style-name="P1"><text:span text:style-name="T1">李麗紅</text:span><text:s/>  |  2017.07.11 14:38   |   <text:a xlink:type="simple" xlink:href="http://palinfo.habago.org/Entry?Command=Information_PrintForum&amp;iPage=147#FORUM35881"><text:span text:style-name="T2">#</text:span></text:a></text:p>
      <text:p text:style-name="P4">這件新聞，不玩遊戲的人可能不會注意。<text:span text:style-name="T3"> <text:line-break/><text:line-break/></text:span>大陸有上千萬年輕人在網路上看這場網路直播，比賽的結果與覺醒青年對大陸的敵意，將會藉著手機裡的微信在大陸年輕人間傳播。<text:span text:style-name="T3"> <text:line-break/><text:line-break/></text:span>台灣論壇上<text:span text:style-name="T3"> <text:line-break/><text:line-break/></text:span>大陸網友留言<text:span text:style-name="T3">: <text:line-break/><text:line-break/></text:span>这种事情看似不大，但其实影响非常广泛<text:span text:style-name="T3"> <text:line-break/></text:span>爱游戏的这类人普遍对政治类新闻不感兴趣<text:span text:style-name="T3"> <text:line-break/></text:span>每次这种竞技类游戏比赛<text:span text:style-name="T3"> <text:line-break/></text:span>大陆观看直播人数最少都在几百万<text:span text:style-name="T3"> <text:line-break/></text:span>这比其他新闻和政论节目都要糟糕<text:span text:style-name="T3"> <text:line-break/><text:line-break/></text:span>说句实在话<text:span text:style-name="T3"> <text:line-break/></text:span>在大陆比赛的时候，即使是日本人赢了比赛，观众也不吝啬掌声<text:span text:style-name="T3"> <text:line-break/></text:span>对失败者也都是鼓励<text:span text:style-name="T3"> <text:line-break/></text:span>起码代表你是热爱这个游戏＞热爱政治<text:span text:style-name="T3"> <text:line-break/><text:line-break/></text:span>網友的留言<text:span text:style-name="T3">: <text:line-break/></text:span>中國選手不受歡迎沒人鼓掌，中國自己要好好檢討<text:span text:style-name="T3"> <text:line-break/></text:span>台灣不受歡迎被到處斷交，還是要中國自己要好好檢討<text:span text:style-name="T3"> <text:line-break/>' <text:line-break/></text:span>原文：<text:span text:style-name="T3">https://zhuanlan.zhihu.com/p/27808491 <text:line-break/>2017</text:span>年<text:span text:style-name="T3">7</text:span>月，<text:span text:style-name="T3">LOL </text:span>英雄聯盟遊戲亞洲對抗賽在台灣高雄舉行，中國的<text:span text:style-name="T3">LPL</text:span>聯賽，台灣的<text:span text:style-name="T3">LMS</text:span>聯賽和韓國的<text:span text:style-name="T3">LCK</text:span>聯賽派出各個隊伍比賽。<text:span text:style-name="T3"> <text:line-break/><text:line-break/></text:span>說起<text:span text:style-name="T3">LOL</text:span>這款風靡世界的遊戲，背後老闆騰訊可以說是笑開了花，<text:span text:style-name="T3">2017</text:span>年的騰訊從營收來說已經是是世界第一大遊戲公司，超過了日本的任天堂，索尼，也超過了美國<text:span text:style-name="T3">EA,</text:span>暴雪，蘋果。另外一家中國公司網易遊戲也進軍世界前十。這在<text:span text:style-name="T3">20</text:span>年前，中國人眼中的日本遊戲公司和美國遊戲公司簡直是神一般的存在，到現在居然至少在營收上實現超越了，可以說是二十年談笑一揮間。<text:span text:style-name="T3"> <text:line-break/><text:line-break/></text:span>這次在台灣高雄的比賽，出現了令大陸選手尷尬的一幕又一幕，在最開始出場介紹的時候，台灣<text:span text:style-name="T3">LMS</text:span>受到了現場台灣觀眾最大的歡呼聲，這個無可厚非。然而大陸<text:span text:style-name="T3">LPL</text:span>選手出場的時候，全場陷入了一片寂靜，之後韓國<text:span text:style-name="T3">LCK</text:span>出場的時候，全場又響起了巨大的歡呼聲。<text:span text:style-name="T3"> <text:line-break/><text:line-break/></text:span>我想不管是韓國選手還是大陸選手都看出來了，現場的台灣年輕人故意在冷落大陸選手，充滿了敵意。對大陸的敵意遠遠超過了跟他們沒有血緣和文化關係的韓國。<text:span text:style-name="T3"> <text:line-break/><text:line-break/></text:span>在幾天的角逐中，現場的台灣觀眾從來不為大陸選手加油，相反只要是對手得勢，必然是全場歡呼雀躍。經過幾天的小組賽，最終中國<text:span text:style-name="T3">LPL</text:span>和韓國<text:span text:style-name="T3">LCK</text:span>進入了決賽，<text:span text:style-name="T3"> <text:line-break/><text:line-break/></text:span>在<text:span text:style-name="T3">7</text:span>月<text:span text:style-name="T3">9</text:span>日的比賽中，台灣觀眾壓倒性的站在韓國隊一邊為其加油，不管大陸選手表現如何出色，有選手打出了非常精彩的表現，哪怕是現場的解說都興奮激動了，全場台灣觀眾都是死一般的寂靜，而只要韓國選手哪怕是在遊戲中推倒了中國一座塔，乃至殺死了中國的一個英雄，都是全場歡聲雷動，全場鼓掌歡呼，表現的興高采烈。<text:span text:style-name="T3"> <text:line-break/><text:line-break/></text:span>在現場比賽的大陸年輕選手頂住了現場台灣觀眾的壓力，鬥志高昂，在決賽中<text:span text:style-name="T3">3:1</text:span>擊敗了韓國<text:span text:style-name="T3">LCK</text:span>，獲得了亞洲冠軍。<text:span text:style-name="T3"> <text:line-break/><text:line-break/></text:span>看到<text:span text:style-name="T3">LPL</text:span>最終奪冠，和現場解說的賣力營造氣氛不同，台下的台灣電競迷全部鴉雀無聲，感覺到台下觀眾很不開心，並且迅速開始離場。<text:span text:style-name="T3"> <text:line-break/><text:line-break/></text:span>現場台灣觀眾在看到大陸<text:span text:style-name="T3">LPL</text:span>奪冠之後，離場的速度有多快呢，在隊員們剛剛結束比賽還在互相握手致意的時候，幾乎全場的台灣電競迷都已經站起來迅速的走向了出口。<text:span text:style-name="T3"> <text:line-break/><text:line-break/></text:span>如下圖，比賽剛剛結束，中韓兩隊選手在握手，此時台下的觀眾是滿的，但此時台下的台灣人似乎有集體的默契一樣，迅速開始離場。<text:span text:style-name="T3"> <text:line-break/><text:line-break/><text:line-break/></text:span>於是稍後僅僅幾分鐘在給中國<text:span text:style-name="T3">LPL</text:span>冠軍頒獎的時候，出現了下面尷尬的一幕，在很短的時間內全場的台灣人全部離場完畢，全場變得空空蕩蕩。<text:span text:style-name="T3"> <text:line-break/><text:line-break/></text:span>如下圖，在冠軍頒獎環節，台下除開工作人員和攝影師，只剩下了恐怕幾個人，或許有<text:span text:style-name="T3">10</text:span>個人，台上的人數比台下的人數還多。<text:span text:style-name="T3"> <text:line-break/><text:line-break/><text:line-break/></text:span>下圖為冠軍頒獎的時候台上的<text:span text:style-name="T3">LPL</text:span>的隊員們。台灣本地有兩個主持人在主持。<text:span text:style-name="T3"> <text:line-break/><text:line-break/></text:span>中國<text:span text:style-name="T3">LPL</text:span>的冠軍隊員們就這樣對著空蕩蕩的台下說得獎感言，台灣主持人也尷尬無比，<text:span text:style-name="T3"> <text:line-break/><text:line-break/></text:span>現場的台灣漂亮女主持人最後說，「再次把所有的掌聲送給現場所有的工作人員和我們自己好嗎？」，她都不好意思說觀眾兩個字，因為台下已經沒有觀眾了。<text:span text:style-name="T3"> <text:line-break/><text:line-break/></text:span>當支持人說用熱烈的掌聲送給自己的時候，台上有的隊員有的尷尬的笑著轉過身，因為台下台灣觀眾全部走光，就台上自己在鼓掌好尷尬。<text:span text:style-name="T3"> <text:line-break/><text:line-break/></text:span>在幾天的比賽中，中國大陸各個論壇都是罵聲一片，指責台灣觀眾沒有起碼的尊重，在比賽中瘋狂為韓國隊加油，現場的直播一旦韓國方面佔優，台下立即歡呼聲四起，並且直播會立即切換到台下觀眾歡呼的畫面，而中國方面佔優，直播則不會切換到觀眾。當時在各大平台看直播的大陸年輕人至少有幾百萬，如下圖，很多人都在罵彎彎。<text:span text:style-name="T3"> <text:line-break/><text:line-break/></text:span>和台灣觀眾對待大陸戰隊的敵視和羞辱態度不同，在大陸的掌上英雄聯盟平台直播上，在韓國的<text:span text:style-name="T3">LCK</text:span>對陣台灣<text:span text:style-name="T3">LMS</text:span>的時候，平台顯示的支持度，大陸的電競迷支持台灣<text:span text:style-name="T3">LMS</text:span>的達到<text:span text:style-name="T3">80%</text:span>。<text:span text:style-name="T3"> <text:line-break/><text:line-break/></text:span>可以說，兩岸年輕人對待對岸的態度簡直是鮮明的對比。<text:span text:style-name="T3"> <text:line-break/><text:line-break/></text:span>這也說明大陸年輕人對台灣的友善度遠遠超過台灣年輕人對大陸的友善度。<text:span text:style-name="T3"> <text:line-break/>' <text:line-break/></text:span>還有兩則新聞的標題<text:span text:style-name="T3"> <text:line-break/></text:span>英雄聯盟亞洲賽連輸台灣<text:span text:style-name="T3">2</text:span>場<text:span text:style-name="T3"><text:s/></text:span>中國網友崩潰<text:span text:style-name="T3"><text:s/>(5</text:span>戰<text:span text:style-name="T3">3</text:span>勝，大陸連扳<text:span text:style-name="T3">3</text:span>局勝出<text:span text:style-name="T3">) <text:line-break/></text:span>英雄聯盟亞洲賽韓國失常<text:span text:style-name="T3"><text:s/></text:span>中國爆冷奪冠</text:p>
      <text:p text:style-name="P1"><text:span text:style-name="T1">陳真</text:span><text:s/>  |  2017.07.11 09:30   |   <text:a xlink:type="simple" xlink:href="http://palinfo.habago.org/Entry?Command=Information_PrintForum&amp;iPage=147#FORUM35880"><text:span text:style-name="T2">#</text:span></text:a></text:p>
      <text:p text:style-name="P2">這會貼在首頁，我還不懂得怎麼貼。稍後學姐會貼上。先剪貼在此。<text:span text:style-name="T3"> <text:line-break/><text:line-break/></text:span>各位有時候也要去前台，別只待在後台。<text:span text:style-name="T3"> <text:line-break/><text:line-break/></text:span>陳真<text:span text:style-name="T3"> <text:line-break/><text:line-break/>============ <text:line-break/></text:span>化武、人權與西方宣傳戰<text:span text:style-name="T3"> <text:line-break/><text:line-break/></text:span>李鑑慧、陳真<text:span text:style-name="T3"> <text:line-break/><text:line-break/>2017. 07. 09. <text:line-break/><text:line-break/></text:span>還記得今年<text:span text:style-name="T3">4</text:span>月<text:span text:style-name="T3">4</text:span>日，華府宣稱，敘利亞政府軍在<text:span text:style-name="T3">Khan Sheikhoun</text:span>一地使用化學武器對付平民。川普為此召開記者會，指責敘利亞政府對於「無辜的小<text:span text:style-name="T3">baby</text:span>」的傷害如何戕害人性，如何跨越了他的道德紅線云云。美國駐聯合國大使，手持敘利亞病童照片，譴責阿薩德、俄國與伊朗之「無意於和平」。為了阻止這些邪惡國家的暴行，兩日後，川普公然違反國際法，無預警地向敘利亞發射<text:span text:style-name="T3">59</text:span>顆飛彈，名為不願「姑息人權侵害」，實則遂行其顛覆阿薩德政權之全球稱霸佈局。<text:span text:style-name="T3"> <text:line-break/><text:line-break/></text:span>這齣「以人權為名的」國際侵略戲碼，再度奏效。西方主流媒體配合演出，譴責敘利亞與俄國之泯滅人性，也為川普之「義舉」叫好。據統計，美國百大新聞媒體中，近四成於社論中支持美國的飛彈攻擊，<text:span text:style-name="T3">CNN</text:span>記者<text:span text:style-name="T3">Fareed Zakari</text:span>甚且歡呼：「川普終於成為美國總統！」<text:span text:style-name="T3"> <text:line-break/><text:line-break/>6</text:span>月<text:span text:style-name="T3">25</text:span>日，美國著名調查報導記者賽摩<text:span text:style-name="T3">•</text:span>赫許（<text:span text:style-name="T3">Seymour Hersh</text:span>）於德國日報<text:span text:style-name="T3">Dei Welt</text:span>揭發指出，不但沒有任何客觀證據得以支持華府的化武宣稱，美軍及其情報單位在發射飛彈之前，甚至早已知道並不存在化武攻擊。赫許證實，<text:span text:style-name="T3">4</text:span>月<text:span text:style-name="T3">4</text:span>日之爆炸，是敘利亞政府向正在進行一場會議的伊斯蘭反叛軍司令基地發射<text:span text:style-name="T3">500</text:span>磅傳統炸彈，由於射擊目標旁正是軍火和農藥倉庫，於是引發二度爆炸，產生類似化武所可能導致的大量毒氣雲。赫許根據美國情報單位不願具名之消息來源，以及敘軍轟炸後美方的即時通訊記錄顯示，美方早已得知敘軍之攻擊計畫，並清楚產生毒氣雲之真實原因。華府卻依舊發佈假消息，並以之為藉口，對敘利亞發動轟炸。<text:span text:style-name="T3"><text:line-break/><text:line-break/></text:span>赫許何人也？<text:span text:style-name="T3">1969</text:span>年，他曾因揭發美國於越戰中在越南美萊村之大屠殺而獲得普立茲新聞獎，以其勇氣與報導之深入詳實，聞名於世。<text:span text:style-name="T3">2004</text:span>年，他並揭露美軍在巴格達阿布格萊布監獄之虐囚事件。其他關鍵揭露還包括歐巴馬政權於<text:span text:style-name="T3">2011</text:span>年所提供的關於賓拉登之死的虛構敘事，以及<text:span text:style-name="T3">2013</text:span>年美國所捏造的另一起敘利亞化武攻擊。<text:span text:style-name="T3"> <text:line-break/><text:line-break/></text:span>人們對於美國之化武指控記憶猶新，人盡皆知，但是，請問有誰曾聽說過赫許的這項報導？赫許文章一經出版，主流媒體無一例外全數封鎖；封鎖之外，更是自甘墮落，為再度磨刀霍霍的華府充當傳聲筒，宣稱敘利亞正籌劃另一場化武攻擊。事實上，赫許尋求刊登時，不但遭受所有英語媒體的一致封殺，就連原本答應刊載的《倫敦書評》亦臨時毀約，理由是擔憂因此被指控「接受敘利亞與俄國觀點」。最後，文章也僅能在近年來美德惡化關係之夾縫中，尋得一德國右派媒體發表。<text:span text:style-name="T3"> <text:line-break/><text:line-break/></text:span>在這同時，「禁用化學武器組織」（<text:span text:style-name="T3">Organization for the Prohibition of Chemical Weapons</text:span>；<text:span text:style-name="T3">OPCW</text:span>）卻屢次做出符合美國利益的偏頗聲明，指控敘利亞政府。其偏頗由底下幾點約略可見一斑：<text:span text:style-name="T3"> <text:line-break/><text:line-break/></text:span>一，<text:span text:style-name="T3"><text:s/></text:span>多次不當引用《白頭盔》（<text:span text:style-name="T3">The White Helmets</text:span>）的所謂證據。白頭盔是一個由美國支持的掛羊頭賣狗肉「人權」組織，與敘利亞反叛軍沆瀣一氣，並有多次造假前科，言論、影像均缺乏基本可信度。<text:span text:style-name="T3"> <text:line-break/><text:line-break/></text:span>二，<text:span text:style-name="T3"><text:s/></text:span>若說<text:span text:style-name="T3">OPCW</text:span>乃是美國欽定的調查組織或許過於強烈而武斷，但若說它有多公正，卻也絕非事實。比方說，在幾年前的一次化武攻擊事件中，歐巴馬原本欲藉此對敘利亞發動侵略攻擊，顛覆阿塞德政權，後來因俄國之出面調停而作罷；敘利亞政府也因俄國之提議，在國際監督下銷毀所有化武，當年主要見證機構之一就是<text:span text:style-name="T3">OPCW</text:span>。在該次可疑且至今尚無定論的化武攻擊中，俄國提議由聯合國指派具公信力之化武專家組成團隊進行調查，美國卻堅持交由<text:span text:style-name="T3">OPCW</text:span>全權處理，並派遣美國自身之口袋人選，介入所謂調查。<text:span text:style-name="T3"> <text:line-break/><text:line-break/></text:span>三，<text:span text:style-name="T3"><text:s/>OPCW</text:span>的諸多聲明與調查報告，往往缺乏專業調查所應具有的基本嚴謹，甚至在缺乏證據下便逕行指控。<text:span text:style-name="T3"> <text:line-break/><text:line-break/></text:span>相較而言，赫許這位長年信譽良好的資深調查記者，似乎較為可信。至少，這次化武攻擊事件，美國官方之指控顯然缺乏證據，諸多證據卻導向於這似乎又是再一次的美國官方造假事件。<text:span text:style-name="T3"> <text:line-break/><text:line-break/></text:span>確實真相細節很可能永遠是個謎，但是，不管你選擇相信哪一方，西方主流媒體之全面封鎖赫許的調查報導，究竟又傳達了什麼樣的警訊？為何刊登一份很可能揭露華府假新聞與其侵略本質之報導，反倒會被視為俄國同路人而遭受抹黑與打壓？媒體又為何必須全面封鎖以對？這其實只是凸顯了一個單純真相，那就是：長年以來，美國大量散播假資訊之宣傳戰之巨大成功，以及主流媒體操控輿論及配合官方宣傳之滴水不漏。在這層現實之下，所謂西方自由世界之媒體與言論自由，或是人們所應擁有的獲取多元資訊之所謂「知」的權利，其實也只是宣傳戰的一部份，一種藉以抹黑異己的虛假說詞。<text:span text:style-name="T3"> <text:line-break/><text:line-break/></text:span>還記得<text:span text:style-name="T3">2003</text:span>年美國所宣稱海珊擁有的「大規模毀滅武器」嗎？它不是個笑話，而是過去十多年來阿拉伯與伊斯蘭世界腥風血雨以及全球恐怖主義之重大開端，自此千萬生靈塗炭。事實上，從南斯拉夫，到科索沃，到阿富汗、到伊拉克，到利比亞，一直到敘利亞，美國藉其資訊捏造與虛構論述之全面操控，以「人權」與「人道」為幌子的全球侵略計畫無一失利；主權侵略，分裂瓦解，傀儡政權之扶植，以及各項資源與利益之掠取豪奪，無往不利。如今，所謂「阿薩德的核武」之虛假宣傳，亦同樣再度為其侵略大計添加柴火，充當藉口。<text:span text:style-name="T3"> <text:line-break/><text:line-break/></text:span>或許，這是所有人都必須檢討我們究竟是依靠什麼樣的資訊養大的時刻了。在這結合資訊剝奪與封鎖、造假虛構與扭曲渲染的訊息操弄戰中，人權之最大侵害者，卻反而以全球正義警察的天使姿態現身。<text:span text:style-name="T3"> <text:line-break/><text:line-break/></text:span>當然，美國之敵對陣營並非毫無瑕疵，可是，在幾乎所有世人的認知裏，世界卻一概被定型化為幾個極其幼稚而缺乏充份現實意義的簡單標籤，例如，把普丁定型為殘暴的<text:span text:style-name="T3">KGB</text:span>情報人員出身，進而一筆抹煞其一切非凡的正面成就，把敘利亞政府描述成罔顧人權的獨裁者而別無其它任何意涵與存在價值，而中國更是這場虛假宣傳戰的最大受害者，媒體與西方政府動輒以單一而無甚意義之所謂人權個案進行全面性的抹黑與指控，使之妖魔化，使之飽受與事實全然背道而馳的重大污名。在這場惡棍卻謊稱聖徒的全球稱霸計劃中，為惡者竟所向無敵，人們對此若無警覺，美國於全球的肆虐無度，勢必也將難以止息。<text:span text:style-name="T3"> <text:line-break/><text:line-break/><text:line-break/></text:span>參考文章：<text:span text:style-name="T3"> <text:line-break/>Jonathan Cook, ‘The useful idiot who undermined Syria’s dissent,’ Counterpunch, 5 July, 2017 (https://www.counterpunch.org/2017/07/05/the-useful-idiots-who-undermine-dissent-on-syria/) <text:line-break/><text:line-break/>Jonathan Cook, ‘After Hersh Investigation, Media Connive in Propaganda War on Syria,’ Counterpunch, 30 June, 2017 (after-hersh-investigation-media-connive-in-propaganda-war-on-syria) <text:line-break/><text:line-break/>Bill Van Auken, ‘The media blackout of Seymour Hersh’s exposé on US missile strike against Syria,’ WSWS, 3 July, 2017 (https://www.wsws.org/en/articles/2017/07/03/pers-j03.html) </text:span></text:p>
      <text:p text:style-name="P1"><text:span text:style-name="T1">陳真</text:span><text:s/>  |  2017.07.11 09:24   |   <text:a xlink:type="simple" xlink:href="http://palinfo.habago.org/Entry?Command=Information_PrintForum&amp;iPage=147#FORUM35879"><text:span text:style-name="T2">#</text:span></text:a></text:p>
      <text:p text:style-name="P4"><text:span text:style-name="T3">(</text:span>這是續不知道應該算前面哪一篇了<text:span text:style-name="T3">) <text:line-break/><text:line-break/></text:span>黃俊雄布袋戲裏有個<text:span text:style-name="T3"><text:s/>"</text:span>怪老子<text:span text:style-name="T3">" </text:span>很好笑，他跟人打架一開始常吃點虧，因為絕世武功懂太多了，一打起來，雄雄不知道該使哪一招。我也有點這個困擾，我知道的太多了，遠遠多於我所寫出來的；學識、見識淵博到連我自己都害怕，即便是千手觀音，寫上千百年，也寫不完我所知道或我想說的一切。<text:span text:style-name="T3"> <text:line-break/><text:line-break/></text:span>不過，我看怪老子其實每次打架也只有一招，叫做<text:span text:style-name="T3">"</text:span>五雷一訣<text:span text:style-name="T3">"</text:span>。你別看我在這版面上寫一堆，其實我要說的，濃縮起來，也不過三、五字。<text:span text:style-name="T3"> <text:line-break/><text:line-break/></text:span>西方說真善美，對應於中國不外就是智仁勇。智者求真，仁者愛美，勇者致善。很少人能夠像羅素及維根斯坦那樣，同時兼具這三種熱情與才華。一般人，特別是台灣人，他不是求<text:span text:style-name="T3"><text:s/>"</text:span>真<text:span text:style-name="T3">"</text:span>，而是求高人一等，知識的作用不過就是炫耀、裝飾，藉它擺個姿勢，端個架子，灑灑口水唬人，同時藉以謀求一番前途利潤。要是把這些作用去除，你看他還求不求真，還求不求知識。也許還求，但頂多沾點醬油玩玩，絕不會廢寢忘食，賠上一段青春歲月。<text:span text:style-name="T3"> <text:line-break/><text:line-break/></text:span>美就更不用說了。美能吃嗎？藝術不過就是一種閒暇娛樂，一種身外物。只要戲一散場，觀眾便做鳥獸散，早點回家睡，明天還要上班呢。瑞典導演柏格曼從小喜歡看馬戲團，每個小朋友應該都喜歡，但柏格曼和其他小朋友不一樣。馬戲團一散場，每個小朋友們再怎麼依依不捨，也都知道戲結束了，好看雖好看，不過就是一場馬戲嘛。但是，柏格曼卻不一樣，他說他的心隨著馬戲團走了，沒法散場了，這齣戲將永不落幕，直到生命的終結。王爾德說得挺有道理：<text:span text:style-name="T3">"</text:span>一個人若不是分分秒秒需要藝術，那他其實根本不需要藝術<text:span text:style-name="T3">"</text:span>，它不是一種可以讓你隨時穿上、脫下的東西，它得滲透入你的氣血骨肉裏才行。<text:span text:style-name="T3"> <text:line-break/><text:line-break/></text:span>真如此，美亦然，那麼，善呢？光<text:span text:style-name="T3"><text:s/>"</text:span>知道<text:span text:style-name="T3">" </text:span>善惡對錯有意義嗎？你得有熱情才行。所謂<text:span text:style-name="T3"><text:s/>"</text:span>仗義半從屠狗輩；負心多是讀書人<text:span text:style-name="T3">"</text:span>，早年戒嚴時期，黨外抗爭群眾中，我有許多好朋友，往往都是一些沒受過多少教育的農人或工人，面對鎮壓，他們總是奮不顧身，不惜一己安危；一講起國民黨的敗行劣跡，更是充滿義憤。有時看他們咬牙切齒氣成那樣，總覺得很好笑，很感動。但是，絕大多數所謂同志<text:span text:style-name="T3">(</text:span>特別是檯面人物<text:span text:style-name="T3">)</text:span>並非如此；就算天大的暴行，他也只是說說聽聽而已，論述一番，進而藉反抗之名，為自己撈取功名利祿與榮華富貴，一如你時下所看到的這些滿口漂亮謊言的人渣。<text:span text:style-name="T3"> <text:line-break/><text:line-break/></text:span>至於其他一般人呢？那又是另一番風景了，主流一方哪怕壞事做絕，他也絕不會有一絲生氣的感覺，也許反倒還歌頌呢。但是，對於主流醜化打壓的少數異己，稍微嚼個檳榔或罵點幹它媽，他就會馬上非常不屑地說：<text:span text:style-name="T3">"</text:span>你看！這些破壞社會的地痞流氓，沒水準，下流卑鄙，真是令人唾棄。<text:span text:style-name="T3">" </text:span>社會人心向來如此，過去與現在，並無兩樣，甚且有過之無不及。<text:span text:style-name="T3"> <text:line-break/><text:line-break/></text:span>你別看我在這版面上寫這麼多，若有涉及所謂政治之處，人們便以政治觀之，實在很無奈。我是在談政治嗎？政治本身有什麼好談的呢？出了問題的不是政治，而是對於政治的操作與操弄方式，以及人們對於這一切善惡美醜與真假的態度。我們對於根本數不清的騙子絲毫不感興趣，這些細碎猥瑣之徒，即便是個皇帝，也沒有任何議論價值。一個騙子，騙術高超，詐騙業務興隆，錢財滿貫，呼風喚雨，難道就會因此而使他具有任何價值上的重要性？重要的不是騙子本身，而是騙術如何操作以及人們對這一切人事物的評鑑能力與態度。</text:p>
      <text:p text:style-name="P1">lbboy   |  2017.07.11 00:31   |   <text:a xlink:type="simple" xlink:href="http://palinfo.habago.org/Entry?Command=Information_PrintForum&amp;iPage=147#FORUM35878"><text:span text:style-name="T2">#</text:span></text:a></text:p>
      <text:p text:style-name="P2"><text:span text:style-name="T3">https://youtu.be/Ei0roG55WpM <text:line-break/></text:span>這是前面那一篇文章提到的潛艦設計師，黃旭華的故事介紹影片。<text:span text:style-name="T3"> <text:line-break/></text:span>人家花了幾十年的歲月幫國家建造潛艦，建設國家的脊梁，幫助國家站立起來。。<text:span text:style-name="T3"> <text:line-break/><text:line-break/></text:span>我們花了十幾二十年更改歷史，課綱。<text:span text:style-name="T3"><text:s/></text:span>幫日本二戰歷史洗白說是維護世界和平，把自己的尊嚴跪在地上。<text:span text:style-name="T3"><text:s/></text:span>一來一往差別真的很大。<text:span text:style-name="T3"><text:s/></text:span>如果這樣亂搞，國家還不會崩潰，那真的沒有天理。<text:span text:style-name="T3"> </text:span></text:p>
      <text:p text:style-name="P3"/>
      <text:p text:style-name="P1">lbboy   |  2017.07.11 00:05   |   <text:a xlink:type="simple" xlink:href="http://palinfo.habago.org/Entry?Command=Information_PrintForum&amp;iPage=148#FORUM35877"><text:span text:style-name="T2">#</text:span></text:a></text:p>
      <text:p text:style-name="P5">http://m.guancha.cn/military-affairs/2017_07_10_417453.shtml <text:line-break/><text:span text:style-name="T1">這個人的故事也很令人敬佩。</text:span> <text:line-break/><text:span text:style-name="T1">有時候多看一些這樣的報導，會覺得生命還是充滿正向的能量。</text:span> </text:p>
      <text:p text:style-name="P1"><text:span text:style-name="T1">陳真</text:span><text:s/>  |  2017.07.10 12:17   |   <text:a xlink:type="simple" xlink:href="http://palinfo.habago.org/Entry?Command=Information_PrintForum&amp;iPage=148#FORUM35876"><text:span text:style-name="T2">#</text:span></text:a></text:p>
      <text:p text:style-name="P4">有後現代切<text:span text:style-name="T3">·</text:span>格瓦拉之稱的墨西哥蒙面俠遊擊隊<text:span text:style-name="T3"><text:s/>Subcomandante Marcos</text:span>，我有一本他厚厚的文集叫<text:span text:style-name="T3"><text:s/>"Our Word is Our Weapon"(</text:span>語言是我們的武器<text:span text:style-name="T3">)</text:span>，封面是他，蒙面，只露出一雙大眼睛。他說，他之所以蒙面是因為他需要被看見。他還說，世界已經變成像一個大電視，人事物不存在，直到被報導。這些想法在某個意義上是對的。<text:span text:style-name="T3"> <text:line-break/><text:line-break/></text:span>過去的統治者，或是良善一點的統治者，怕你說話，所以得查禁你的言論，打入黑牢，或是乾脆要你的命。但是，現在的統治者就不需要這麼麻煩了，他哪會怕你說話，只要不讓你上<text:span text:style-name="T3"><text:s/>"</text:span>電視<text:span text:style-name="T3">" </text:span>就好了，哪怕你千言萬語也就等於不存在。<text:span text:style-name="T3"> <text:line-break/><text:line-break/></text:span>另一方面，<text:span text:style-name="T3">"</text:span>大電視<text:span text:style-name="T3">" </text:span>在我手上，我可以隨時產生無數真真假假的故事，任意定義任何人事物的意義與價值。一個人渣，一條狗腿子，哪怕低能蠢到爆，哪怕毫無意義的一群生物，統統不打緊，<text:span text:style-name="T3">"</text:span>大電視<text:span text:style-name="T3">"</text:span>想捧誰就捧誰，想怎麼說故事就怎麼說故事，人類善惡文明所賴以存在的所謂<text:span text:style-name="T3"><text:s/>"</text:span>道德的一致性<text:span text:style-name="T3">"</text:span>，在這台<text:span text:style-name="T3"><text:s/>"</text:span>大電視<text:span text:style-name="T3">" </text:span>裏頭是根本不存在的。<text:span text:style-name="T3"> <text:line-break/><text:line-break/></text:span>比方說，講個比較通俗的說法，一場由敵人蓄意挑起的動亂，例如六四，面對那樣一種局面，任何政府有可能不鎮壓嗎？不鎮壓的恐怖後果誰承擔得起？恐怕又會外敵入侵，列強瓜分，又是一場百年國難。鎮壓死了一兩千人，污名化了足足三十年還不夠，講得好像是什麼宇宙第一悲慘大事似的。但是，敵人呢，他們殺害了一兩千人的幾萬倍人口？結果呢？人們完全不在乎，好像根本沒這回事。為什麼？因為我們活在一個大電視裏，電視決定了你該關心什麼以及如何關心。<text:span text:style-name="T3"> <text:line-break/><text:line-break/></text:span>島內<text:span text:style-name="T3">228 </text:span>事件也一樣，殺了一兩萬人，講得彷彿跟大陸人永世的血海深仇似的，但是呢，日本鬼子殺害了幾十萬台灣人，結果呢？不但什麼事也沒有，台灣人反而還被教育說咱們應該爭相以跪拜日本鬼子為榮，感念其恩澤。在世界這台<text:span text:style-name="T3">"</text:span>大電視<text:span text:style-name="T3">"</text:span>的運作下，統治者根本不需要說謊，他只需要進行剪接，就足以決定你的思維與情感，<text:span text:style-name="T3">"</text:span>大電視<text:span text:style-name="T3">" </text:span>會教你應該愛誰，應該崇拜誰，應該把哪些東西忽略，應該把誰看成敵人，看成魯蛇，把誰看成有為之士。<text:span text:style-name="T3"> <text:line-break/><text:line-break/></text:span>我就窩囊一回吧，再講得更通俗點好了。比方說大腸花小表哥小表妹運動，大電視栽培了許多新人，明日之星，可是，憑什麼呢？這些不是大多是一些低能敗德之徒嗎？無所謂，憑他們是<text:span text:style-name="T3"><text:s/>"</text:span>他們的人<text:span text:style-name="T3">" </text:span>這一點就夠了。然後，即便這些小表哥小表妹只是稍微放個屁，大電視就會大篇幅呈現，你想，久而久之，幾個<text:span text:style-name="T3"><text:s/>"</text:span>觀眾<text:span text:style-name="T3">" </text:span>能倖免於洗腦？<text:span text:style-name="T3">"</text:span>觀眾<text:span text:style-name="T3">"</text:span>會認為，只要大電視認可的，一定是有用的，有力的，有意義的，反之則毫無理會之必要。<text:span text:style-name="T3"> <text:line-break/><text:line-break/>Subcomandante Marcos</text:span>言語如詩，意義內斂非凡。但我怕大家看不懂，只能用最粗糙的語言來說，但事實上大電視的運作比我講的還要更細膩陰暗一萬倍。</text:p>
      <text:p text:style-name="P1"><text:span text:style-name="T1">陳真</text:span><text:s/>  |  2017.07.10 04:04   |   <text:a xlink:type="simple" xlink:href="http://palinfo.habago.org/Entry?Command=Information_PrintForum&amp;iPage=148#FORUM35875"><text:span text:style-name="T2">#</text:span></text:a></text:p>
      <text:p text:style-name="P2">剛看完許鞍華的<text:span text:style-name="T3"><text:s/>"</text:span>明月幾時有<text:span text:style-name="T3">"</text:span>：<text:span text:style-name="T3"> <text:line-break/><text:line-break/>https://goo.gl/uzyydV <text:line-break/><text:line-break/></text:span>講的是日本佔領香港的故事，主人翁確有其人，劉黑仔與方蘭<text:span text:style-name="T3"><text:s/>(</text:span>本名孔秀芳<text:span text:style-name="T3">)</text:span>。<text:span text:style-name="T3"> <text:line-break/><text:line-break/></text:span>回家途中，深夜人靜，我在外頭公園走了一圈，抬頭看到一輪明月，很亮很圓。回來查了農民曆，原來今天<text:span text:style-name="T3">(7</text:span>月<text:span text:style-name="T3">9</text:span>日<text:span text:style-name="T3">)</text:span>是農曆<text:span text:style-name="T3">6</text:span>月<text:span text:style-name="T3">16</text:span>。<text:span text:style-name="T3"> <text:line-break/><text:line-break/></text:span>電影中唸了一段茅盾的散文<text:span text:style-name="T3"><text:s/>"</text:span>黃昏<text:span text:style-name="T3">"</text:span>，我特別喜歡這幾句：<text:span text:style-name="T3"> <text:line-break/><text:line-break/>"</text:span>風帶著夕陽的宣言走了，像忽然熔化了似的，<text:span text:style-name="T3">...</text:span>遠處有悲壯的笳聲，夜的黑幕沈重地將落未落。不知到什麽地方去過一次的風，忽然又回來了。<text:span text:style-name="T3">" <text:line-break/><text:line-break/></text:span>這電影不煽情，對許多耐心差、習慣於激烈快速情節的人來說，很可能會覺得悶，但我總覺得缺乏高潮起伏的平淡，往往有著更熱的感情。<text:span text:style-name="T3"> <text:line-break/><text:line-break/></text:span>一如好萊塢電影之快速喧囂，我們以一種<text:span text:style-name="T3"><text:s/>"</text:span>去歷史<text:span text:style-name="T3">" </text:span>的狀態活著，即便是千萬人的血淚，彷彿只要過了今朝今刻，一切便是無足輕重的過往雲煙。<text:span text:style-name="T3"> <text:line-break/><text:line-break/></text:span>縱然<text:span text:style-name="T3"><text:s/>"</text:span>一切過往皆為序幕<text:span text:style-name="T3">"</text:span>，可若過往絲毫不存，序幕又從何展開？不知過去，當下安在，遑論未來。政治就像一道咒語，消弭記憶，替換真實，封鎖了時光序列上的每一道門，防止每個人認識自己、理解他人；取而代之的是幻像與錯覺。<text:span text:style-name="T3"> <text:line-break/><text:line-break/></text:span>黨外時，有個學妹說她好羨慕林覺民那個年代，生命如此激情，如此充滿意義與價值，從而感嘆民主時代之一切完善所帶來的乏味與無聊。她說，好想當烈士哦，好美好浪漫哦。我聽了很無言，但我當時心裏想：我這條小命隨時朝不保夕，妳卻說當下完美的民主多麼乏味、好想當烈士？<text:span text:style-name="T3"> <text:line-break/><text:line-break/></text:span>當時間來到這個年頭，在這島上，想當烈士確實不容易了。或者說，不管你想不想，我們全成為烈士，在一個個純屬虛構的好萊塢式的幼稚情節中全數陣亡。血肉蒼白，口水與謊言統治了一切。儘管外頭依舊血淚紛飛，卻僅僅像一場電玩遊戲。你我這一生究竟是怎麼活的？除了利益，還在乎過一些什麼？還相信與渴望一些什麼？<text:span text:style-name="T3"> <text:line-break/><text:line-break/></text:span>活生生的敵人很容易打倒，但你如何打倒一個與真實絲毫無關的好萊塢故事？難道你能打倒低能到爆的什麼變形金剛？在這個<text:span text:style-name="T3"><text:s/>"</text:span>去血肉<text:span text:style-name="T3">" </text:span>的年代，一個名模的奶子尺寸大小，所引起的激情與矚目，絕對遠遠勝過千萬個婦孺兒童的生命之重量。你要怎麼打倒這份荒謬？我們連想當烈士都沒機會了。性子急一些或膽子大一點的，成為沒有明天的恐怖份子。那麼，其他人呢？該怎麼活？羅素如果還活著，甘地如果還活著，托爾斯泰與維根斯坦和梭羅如果統統都還活著，他們會怎麼活？該怎麼活？能怎麼活？<text:span text:style-name="T3"> <text:line-break/><text:line-break/></text:span>底下是從維基百科上剪下來的一些有關香港淪陷的歷史陳述。拜託各位秉持非凡的耐心把它看完。相對而言，這或許只是中國苦難歷史中相對<text:span text:style-name="T3"><text:s/>"</text:span>微不足道<text:span text:style-name="T3">" </text:span>的一段<text:span text:style-name="T3"><text:s/>"</text:span>小插曲<text:span text:style-name="T3">"</text:span>，但它聽起來像微不足道的過往雲煙嗎？<text:span text:style-name="T3"> <text:line-break/><text:line-break/></text:span>陳真<text:span text:style-name="T3">2017. 07. 09. <text:line-break/><text:line-break/>========================== <text:line-break/><text:line-break/></text:span>香港日佔時期<text:span text:style-name="T3"> <text:line-break/></text:span>維基百科<text:span text:style-name="T3"> <text:line-break/><text:line-break/></text:span>香港日佔時期，又稱為香港淪陷時期，是指第二次世界大戰時大日本帝國軍事占領香港的時期：由<text:span text:style-name="T3">1941</text:span>年<text:span text:style-name="T3">12</text:span>月<text:span text:style-name="T3">25</text:span>日香港總督楊慕琦投降起，至<text:span text:style-name="T3">1945</text:span>年<text:span text:style-name="T3">8</text:span>月<text:span text:style-name="T3">15</text:span>日日本無條件投降為止；香港人俗稱這段時期為「三年零八個月」。<text:span text:style-name="T3"> <text:line-break/><text:line-break/></text:span>在珍珠港事件當日，日本軍隊由酒井隆指揮從深圳進攻香港。<text:span text:style-name="T3">1941</text:span>年<text:span text:style-name="T3">12</text:span>月<text:span text:style-name="T3">25</text:span>日，香港總督楊慕琦代表英國殖民地官員向日軍投降，大英帝國在香港的殖民地統治因而中斷。<text:span text:style-name="T3"> <text:line-break/><text:line-break/></text:span>日本軍隊佔領香港後隨即成立軍政廳，由酒井隆出任最高長官。酒井隆管治香港期間，日本軍隊在香港濫殺無辜，並推行皇民教育，除了禁止使用英文及強迫使用日文外，香港街道及地區名稱亦被更改成為日文，市民對日本人反感，不時有平民在香港島山頭伏擊日本將領。至中期，更有香港市民參與東江縱隊游擊隊。<text:span text:style-name="T3"> <text:line-break/><text:line-break/></text:span>歸鄉政策<text:span text:style-name="T3"> <text:line-break/><text:line-break/></text:span>由於食物短缺，為了緩減人口壓力，日本在佔領期間執行歸鄉政策，軟硬兼施強迫大量市民歸鄉，市民被迫驅逐至中國大陸。<text:span text:style-name="T3">1942</text:span>年<text:span text:style-name="T3">1</text:span>月，由佔領地政府民治部成立的「歸鄉指導委員會」，每月均安排火車和輪船將市民強迫離港，但這些交通工具只將人送出境，離境後回鄉的路途就要各人自理，更多人付擔不起路費，只能徒步回鄉。<text:span text:style-name="T3"> <text:line-break/><text:line-break/></text:span>當時香港既已淪陷，糧食不足，生活艱難，因此很多港人選擇離港回鄉。同年<text:span text:style-name="T3">12</text:span>月，已有<text:span text:style-name="T3">60</text:span>萬名市民離港，其中不少家庭於途上分散，或被迫拋棄幼兒、老人，或途中餓死、病死，至於途中被洗劫一空者更不計其數。而於後期，憲兵隊更在街頭隨意捉人強行押解離境。結果在<text:span text:style-name="T3">1945</text:span>年，香港的人口由<text:span text:style-name="T3">1941</text:span>年的<text:span text:style-name="T3">161</text:span>萬人跌至<text:span text:style-name="T3">60</text:span>萬人。<text:span text:style-name="T3"> <text:line-break/><text:line-break/></text:span>饑荒<text:span text:style-name="T3"> <text:line-break/><text:line-break/></text:span>在日本統治下，人民生活艱苦，沒有充足的食物供應，於是很多人只能以樹葉、樹根、番薯藤、木薯粉或花生麩勉強充飢。其後白米亦缺乏，改為配給日本蘿蔔作為糧食。因為糧食日趨缺少，日方的定額配給制度於<text:span text:style-name="T3">1944</text:span>年取消，改以自由買賣，更多市民因付擔不起食物價格瘋狂通貨膨脹而餓死。<text:span text:style-name="T3"> <text:line-break/><text:line-break/></text:span>日治時期香港經常有市民餓死，甚至出現人吃人事件<text:span text:style-name="T3">[8]</text:span>，街上常有皮包骨的棄屍<text:span text:style-name="T3">[9]</text:span>。即使如此，棄屍的大腿肉還是經常被割走。報章亦曾報導有婦人烹煮棄嬰的新聞<text:span text:style-name="T3">[8]</text:span>。當時市面曾盛傳某些食肆使用人肉做成肉包，因為市面上根本不可能買到足夠肉類。另香港大學的口述史計劃記錄一些市民的回憶，指於日佔時期曾於臘腸中發現類似兒童手指的物體。<text:span text:style-name="T3"> <text:line-break/><text:line-break/></text:span>根據天主教香港教區檔案有關日佔時期的檔卷資料顯示，每日在市區街道上都收集到<text:span text:style-name="T3">300</text:span>至<text:span text:style-name="T3">400</text:span>具屍體，有時更多，曾經有一日達到<text:span text:style-name="T3"><text:s/>731</text:span>具。因飢餓及所造成的衰竭、疾病而死亡的人數達五萬人。<text:span text:style-name="T3">[10] <text:line-break/><text:line-break/></text:span>日軍在佔領期間於灣仔駱克道一帶設立多間慰安所<text:span text:style-name="T3">[11]</text:span>，強迫婦女提供性服務<text:span text:style-name="T3">[11]</text:span>；又在市區恢復設立賭館及煙館。另外當時還有一條不成文的規例：市民在街上每當見到日軍，無論遠近皆須作<text:span text:style-name="T3">90</text:span>度鞠躬；否則一旦發現，即被喝停遭受拳打腳踢甚至殺身之禍。<text:span text:style-name="T3"> <text:line-break/><text:line-break/></text:span>除「居民證」外，市民亦須全家合影一張「全家福」照片，當日軍查戶口時出示，若相中家中的人並不在，又無合理解釋，便會被當作窩藏游擊隊成員。<text:span text:style-name="T3"> <text:line-break/><text:line-break/></text:span>戰後，日本將種種暴行都推卸到「朝鮮籍士兵」的身上，他們甚至指香港的慰安所和妓院「都是由朝鮮籍士兵營運」，「與日本士兵無關」。戰後的日本也將部分責任推卸到香港的華人非法組織之上。不過，新近發現的盟軍審訊文件顯示，日軍的確在香港境內犯下種種戰爭罪行。<text:span text:style-name="T3"> <text:line-break/><text:line-break/></text:span>教育<text:span text:style-name="T3"> <text:line-break/><text:line-break/></text:span>日治時期，香港教育發展受到嚴重影響，學生人數由<text:span text:style-name="T3">1941</text:span>年的十一萬八千人跌至<text:span text:style-name="T3">1945</text:span>年的四千人，幾乎所有適學兒童均失學。戰前香港有學校<text:span text:style-name="T3">649</text:span>所，日治時期只剩下<text:span text:style-name="T3">34</text:span>所。<text:span text:style-name="T3"> <text:line-break/><text:line-break/></text:span>在僅餘的學校裏，日本當局積極推廣日化教育。日語成為主要的教育課程，英語則被禁止使用。日語成績不好的學生，會遭受嚴厲處分。<text:span text:style-name="T3"> <text:line-break/><text:line-break/></text:span>除此之外，認同日本文化、禮節及國情等都成為學校的主要教授內容，例如高小的中文科的課文內容就包括《新生香港》、《興亞進行曲》、《從香港到東京》、《日本刀》、《忠靈塔》、《日本的體育》等。這種教育制度推行的目的，是希望加強日本對香港人的影響，使他們認同「大東亞共榮圈」的建立。<text:span text:style-name="T3"> <text:line-break/><text:line-break/></text:span>日軍戰爭罪行<text:span text:style-name="T3"> <text:line-break/><text:line-break/></text:span>港島南區殺人事件<text:span text:style-name="T3"> <text:line-break/><text:line-break/>1941</text:span>年，日軍將一整車的人送到瑪麗醫院附近海邊，並用刀全部斬殺，但未知受害者身份。<text:span text:style-name="T3">[15] <text:line-break/><text:line-break/></text:span>難民船沉沒事件<text:span text:style-name="T3"> <text:line-break/><text:line-break/>1942</text:span>年<text:span text:style-name="T3">5</text:span>月<text:span text:style-name="T3">19</text:span>日，一萬名被日軍拘留者被送至西環，登上共<text:span text:style-name="T3">19</text:span>艘船隻，每人獲分派重約<text:span text:style-name="T3">2</text:span>斤的小米罐，麵包<text:span text:style-name="T3">2</text:span>個，國幣<text:span text:style-name="T3">10</text:span>元，隨即被推入艙底，封閉艙門，不能上船面。此<text:span text:style-name="T3">19</text:span>艘船乃由一艘小船拖帶，惟開行不久之後即遇颱風，船無法支撐，日憲隊遂斬纜任由此<text:span text:style-name="T3">19</text:span>艘船自行漂流，其中<text:span text:style-name="T3">14</text:span>艘船完全沉沒，釀成約三千人喪生。另有一隻船頭爆裂，死傷多人。其後獲救的生還者大部份因極度饑餓極而無法行走雪多人在沙灘上死去，沿路滿布屍體。<text:span text:style-name="T3">[16] <text:line-break/><text:line-break/></text:span>人口普查殺害無辜<text:span text:style-name="T3"> <text:line-break/><text:line-break/>1942</text:span>年<text:span text:style-name="T3">9</text:span>月<text:span text:style-name="T3">18</text:span>日，香港佔領地政府舉行首次人口普查，在清查中，日軍殺害大量平民，文獻指遇害及被捕後失蹤者高達兩千餘人<text:span text:style-name="T3">[17]</text:span>。<text:span text:style-name="T3"> <text:line-break/><text:line-break/></text:span>里斯本丸被美軍潛艇魚雷擊中事故<text:span text:style-name="T3"> <text:line-break/><text:line-break/>1942</text:span>年<text:span text:style-name="T3">9</text:span>月<text:span text:style-name="T3">25</text:span>日，日軍將深水埗集中營<text:span text:style-name="T3">1,816</text:span>位盟軍戰俘趕上停泊在昂船洲的客貨輪「里斯本丸」，兩日後啟航前往日本。<text:span text:style-name="T3">10</text:span>月<text:span text:style-name="T3">1</text:span>日於浙江舟山對開海面被美國太平洋艦隊潛艇「鱸魚號」（<text:span text:style-name="T3">USS Grouper</text:span>）魚雷擊中，至<text:span text:style-name="T3">10</text:span>月<text:span text:style-name="T3">2</text:span>日沉沒，其中日軍營救船上日本軍人，卻將戰俘封入船艙，並在船隻沉沒後槍擊倖存戰俘，釀成約一千人死亡，<text:span text:style-name="T3">384</text:span>人受傷。<text:span text:style-name="T3"> <text:line-break/><text:line-break/></text:span>放逐難民至荒島<text:span text:style-name="T3"> <text:line-break/><text:line-break/>1944</text:span>年<text:span text:style-name="T3">7</text:span>月，螺洲被發現有約<text:span text:style-name="T3">400</text:span>名被載到此荒島的難民，在島上沒有民居亦沒有任何生產的情況下自生自滅。其後，螺洲對岸鶴咀村居民聲稱經常聽見從螺洲傳來的慘叫聲，登島時更見島上到處骸骨，死者多為餓死或游水逃生時溺斃，島上亦曾發生人食人慘劇。<text:span text:style-name="T3">[18] <text:line-break/><text:line-break/></text:span>中央警署私刑<text:span text:style-name="T3"> <text:line-break/><text:line-break/></text:span>於香港日治時期成為人間煉獄的中環中央警署（今稱舊中區警署）<text:span text:style-name="T3"> <text:line-break/><text:line-break/></text:span>日治時期，從中央警署獲釋者，大多數人在獲釋後不久便死亡，估計因飢餓或遭虐打致死，死者達百餘人。警署亦曾用囚車，將部分並未被審判的囚犯載往行刑，即使有審訊也是在監獄附近進行。而且，主持審訊者多為負責拘捕犯人回來的人，而審訊也只是日本憲兵私下問訊而已，並無任何法官、律師及旁聽者。<text:span text:style-name="T3">[19] <text:line-break/><text:line-break/></text:span>放逐苦工至海南島<text:span text:style-name="T3"> <text:line-break/><text:line-break/>1942</text:span>年<text:span text:style-name="T3">3</text:span>月，<text:span text:style-name="T3">484</text:span>名被囚禁在灣仔告士打道合記公司的平民，被驅逐上「愉林丸」號，駛往並無醫療設施的海南島，在該處被強迫為日本人工作。「香港重光」後，能返抵者僅百餘人。<text:span text:style-name="T3">300</text:span>多名死者的死因多為遭虐打及飢餓所致死。<text:span text:style-name="T3">[20] <text:line-break/><text:line-break/></text:span>日治時期，總共有兩萬名香港人和兩萬名中國內地人，被強行帶到海南島開礦，期間受到虐待，不少人在飢餓下死亡。在海南島的四萬名華工中，僅有五千人倖存。<text:span text:style-name="T3">[21] <text:line-break/><text:line-break/></text:span>屠殺<text:span text:style-name="T3"> <text:line-break/><text:line-break/>1944</text:span>年<text:span text:style-name="T3">12</text:span>月<text:span text:style-name="T3">1</text:span>日下午，有一婦外出到山邊撿拾柴枝，突有<text:span text:style-name="T3">1</text:span>名日本憲兵及<text:span text:style-name="T3">2</text:span>名華警前來拘捕，並用刺刀刺其背部，華警稱因婦撿拾柴枝而將其拘捕，同時被捕的<text:span text:style-name="T3">2</text:span>名老婦亦被同一刺刀刺傷背部，隨即帶往香港仔警署內監禁，期間並無提供食物及水，至<text:span text:style-name="T3">12</text:span>月<text:span text:style-name="T3">2</text:span>日用車載往北角難民營，車上有在赤柱被拘的另外<text:span text:style-name="T3">1</text:span>男<text:span text:style-name="T3">2</text:span>女。營內亦有多人被囚，營門有持武器的日憲及華警把守，有當事人稱營中每日只有兩餐，晨八時給予稀粥一碗，無鹽無菜。除進食外，整日均囚困在監內。稍為光鮮的衣服均被脫去，連褲頭帶亦被除去。營內除大人外亦有小孩被囚。<text:span text:style-name="T3"> <text:line-break/><text:line-break/></text:span>兩星期後，營內人數達<text:span text:style-name="T3">400</text:span>人，當日下午<text:span text:style-name="T3">4</text:span>時，全部人被迫到北角海邊登上一艘船，並被鎖在船艙內。眾人在艙內被困<text:span text:style-name="T3">24</text:span>小時後抵達惠州市平海鎮，所有難民在艙面由四名憲兵挑選身體強健者釋放後，剩下約<text:span text:style-name="T3">70</text:span>名身體殘弱及病患者，均被逐一斬殺並推之落海。<text:span text:style-name="T3">[22] <text:line-break/><text:line-break/></text:span>聖士提反書院大屠殺，是<text:span text:style-name="T3">1941</text:span>年<text:span text:style-name="T3">12</text:span>月<text:span text:style-name="T3">25</text:span>日在聖士提反書院發生的一宗大型屠殺事件，受害者由<text:span text:style-name="T3">60</text:span>人到超過<text:span text:style-name="T3">100</text:span>人不等。<text:span text:style-name="T3">1941</text:span>年<text:span text:style-name="T3">12</text:span>月<text:span text:style-name="T3">25</text:span>日，超過<text:span text:style-name="T3">150</text:span>名日軍闖進醫院，當時在內的<text:span text:style-name="T3">56</text:span>名英籍、印度籍及加拿大籍傷兵，以及部分醫護人員和書院職員被殺，受害職員包括中文科科主任譚長萱。<text:span text:style-name="T3"><text:s/></text:span>一些生還的傷兵和護士，分別被囚禁在兩個房間裏。後來，另一批日軍肢解了兩名加拿大人，在隔壁房間的護士則被人輪姦。<text:span text:style-name="T3"> <text:line-break/><text:line-break/></text:span>置人於烈日下曬斃<text:span text:style-name="T3"> <text:line-break/><text:line-break/></text:span>報導指稱，<text:span text:style-name="T3">15</text:span>名華人被日軍置於烈日下，用火水罐掛在手上，直至曬斃為止。<text:span text:style-name="T3">[24] <text:line-break/><text:line-break/></text:span>梅窩血案<text:span text:style-name="T3"> <text:line-break/><text:line-break/></text:span>在日本宣布無條件投降後，日軍在梅窩銀礦灣依然無故殺害<text:span text:style-name="T3">12</text:span>名香港市民。<text:span text:style-name="T3">[12] <text:line-break/><text:line-break/>1945</text:span>年<text:span text:style-name="T3">8</text:span>月<text:span text:style-name="T3">19</text:span>日下午二時，一批為數<text:span text:style-name="T3">15</text:span>人的駐銀礦灣日軍，遭到東江縱隊港九大隊突襲，造成十餘名日兵傷亡，港九大隊則有一人身亡。日軍為報復，隨即在鄰近的三個村落放火和殺人，更押解<text:span text:style-name="T3">300</text:span>名村民到沙灘上虐打凌辱，一部分人被打死。其後，英國政府在香港設立四個戰爭罪行法庭，有關案件於<text:span text:style-name="T3">1946</text:span>年<text:span text:style-name="T3">3</text:span>月<text:span text:style-name="T3">28</text:span>日開審，<text:span text:style-name="T3">4</text:span>月<text:span text:style-name="T3">24</text:span>日審結，有村民親身到法庭指證<text:span text:style-name="T3">[25]</text:span>。香港大學法律系副教授<text:span text:style-name="T3">Suzannah Linton</text:span>感慨「港人沒有身體力行重塑這段歷史，以還無辜死難者一個公道」。<text:span text:style-name="T3"> <text:line-break/><text:line-break/></text:span>放犬咬人<text:span text:style-name="T3"> <text:line-break/><text:line-break/>1943</text:span>年某日，薄扶林道近堅尼地城有<text:span text:style-name="T3">10</text:span>名中國婦女割草，被日本憲兵捕去，囚於一混凝土小屋內，然後放犬入屋，<text:span text:style-name="T3">10</text:span>名婦人全數被咬斃。<text:span text:style-name="T3">[26] <text:line-break/><text:line-break/></text:span>殺害醫護人員<text:span text:style-name="T3"> <text:line-break/><text:line-break/></text:span>蘋果日報引述「東京戰爭罪法庭」（指遠東國際軍事法庭）的紀錄，指一隊日軍在<text:span text:style-name="T3">1941</text:span>年<text:span text:style-name="T3">12</text:span>月來到黃泥涌峽的醫療基地，射殺十名擔架手。報導指擔架手的手臂上綁有「紅十字」，且已舉手投降<text:span text:style-name="T3">[27]</text:span>，另有五人在帳篷內被俘，他們曾試圖在紅十字旗上寫字表明醫護人員身份，身上沒有武器，惟旗幟在伸出帳篷時被日軍子彈射穿。五人其後被縛在樹上，日軍帶走其中二人，二人再也沒有回來，其餘三人在半夜逃走，最後僅一人生還<text:span text:style-name="T3">[27]</text:span>。<text:span text:style-name="T3"> <text:line-break/><text:line-break/></text:span>虐待戰俘平民<text:span text:style-name="T3"> <text:line-break/><text:line-break/></text:span>香港大學法律系建立香港戰爭罪犯網上資料庫，於<text:span text:style-name="T3">2010</text:span>年<text:span text:style-name="T3">12</text:span>月<text:span text:style-name="T3">25</text:span>日投入服務<text:span text:style-name="T3">[25]</text:span>。副教授<text:span text:style-name="T3">Suzannah Linton</text:span>在英國國家檔案館發現一疊文件紀錄，顯示日軍曾虐待戰俘和普通市民，手法包括強行灌水至肚脹，再用腳猛力踏在肚皮上<text:span text:style-name="T3">[28]</text:span>。除了強行灌水，還有電刑、綁手吊起毒打等<text:span text:style-name="T3">[28]</text:span>。<text:span text:style-name="T3"> <text:line-break/><text:line-break/></text:span>南石頭大屠殺<text:span text:style-name="T3"> <text:line-break/><text:line-break/></text:span>到廣州避難的香港難民，被關進日軍設置在廣州南石頭收容所，進行活人人體試驗及活體解剖。</text:p>
      <text:p text:style-name="P1"><text:span text:style-name="T1">陳真</text:span><text:s/>  |  2017.07.09 15:05   |   <text:a xlink:type="simple" xlink:href="http://palinfo.habago.org/Entry?Command=Information_PrintForum&amp;iPage=148#FORUM35874"><text:span text:style-name="T2">#</text:span></text:a></text:p>
      <text:p text:style-name="P4">在我遠渡重洋研究哲學之前，有一篇英文文章，長久以來縈繞我心，揮之不去，久而久之自然就會背了，彷彿那也是我的一部份自傳。每每夜深人靜想到它，悲痛莫名。那是<text:span text:style-name="T3"><text:s/>"</text:span>羅素自傳<text:span text:style-name="T3">" </text:span>的序言：<text:span text:style-name="T3"><text:s/>"What I have lived for" (</text:span>我為何而活<text:span text:style-name="T3">)</text:span>。他寫道<text:span text:style-name="T3"><text:s/>(</text:span>底下是我的翻譯<text:span text:style-name="T3">)</text:span>：<text:span text:style-name="T3"> <text:line-break/><text:line-break/>"</text:span>三種熱情，簡單卻又無比強烈地左右了我的人生：對愛的渴望，對知識的探索，以及對人類苦難之難以承受的憐憫。這三種熱情，宛如一場風暴，任性地吹得我四處飄蕩，越過深海般的悲愴，吹向絕望邊緣。<text:span text:style-name="T3"> <text:line-break/><text:line-break/></text:span>我曾尋找愛。首先，那是因為愛帶來一種狂喜；這份喜悅是如此巨大，以致於我常想犧牲所有餘生，就只為了換取哪怕僅僅只是數小時的歡愉。其次是因為，愛緩解了孤獨，在這可怕的孤獨中，一個顫抖的靈魂彷彿從世界的邊緣俯望那冰冷絕望的無底深淵。我曾尋找愛，終究那是因為，在愛的結合中，我看見一個神秘縮影，那是古往今來聖人與詩人們所曾想像的天堂；這就是我所要尋找的，也許聽起來陳義過高，但這畢竟是我最終所領悟到的。<text:span text:style-name="T3"> <text:line-break/><text:line-break/></text:span>帶著同樣的熱情，我也曾探索知識。我渴望理解人們的內心，我也曾想弄清楚天上星辰為何閃耀；我亦曾試圖探究畢達哥拉斯學說的魅力，數字儼然統治了萬物眾生。在數學這方面，我略有所成，但並不多。<text:span text:style-name="T3"> <text:line-break/><text:line-break/></text:span>愛與知識，如其所能地帶領我，朝著天堂邁近，但是到頭來，卻總是<text:span text:style-name="T3"><text:s/>"</text:span>憐憫<text:span text:style-name="T3">" </text:span>又再度將我拽回人間。人們痛苦哭喊的回音，縈繞我心，揮之不去。饑餓無依的孩童，遭受鎮壓折磨的受難者，無助的老人在子孫眼中竟成為令人厭惡的沉重負擔，再加上人間所有的孤獨、貧窮和痛苦，這一切，在在使得人生顯得如此荒謬可笑。我一直希望能消除邪惡，可卻力有未逮，為此我心傷悲。<text:span text:style-name="T3"> <text:line-break/><text:line-break/></text:span>以上就是我的一生。我自覺值得走這麼一遭。倘若人生還能再走一回，我會欣然再活一遍。<text:span text:style-name="T3">" <text:line-break/><text:line-break/></text:span>羅素生性幽默，有時甚至放浪形骸，言語無狀，因此常招來一種誤解，以為這是一個吊兒郎當、凡事不當真的公子哥兒，但我知之甚深，我知道他絕不是那樣一種人。<text:span text:style-name="T3"> <text:line-break/><text:line-break/></text:span>羅素因為反戰，劍橋大學給他兩條路走，一條解聘，一條是接受象徵性罰款數十鎊，認錯了事。羅素選擇了解聘一途。自此之後，羅素便再也沒有出色的學術作品。曾經有一位女學生問他：<text:span text:style-name="T3">"</text:span>羅老師您好，您為什麼不再從事學術研究呢？<text:span text:style-name="T3">" </text:span>羅素笑笑神祕地說，<text:span text:style-name="T3">"</text:span>來，附耳過來，我偷偷跟妳說哦<text:span text:style-name="T3">"</text:span>。女學生趕緊送上耳朵，想不到羅素竟然在她耳邊輕聲說：<text:span text:style-name="T3">"</text:span>因為我只喜歡幹啊！<text:span text:style-name="T3">" <text:line-break/><text:line-break/></text:span>我知道這年頭，為人師表如此調戲女學生是會被移送性平會的<text:span text:style-name="T3"><text:s/>(</text:span>性別平等委員會<text:span text:style-name="T3">)</text:span>，接受道德重整委員們的道德審判與處分。但我能理解他為何如此不正經，也許一個對世界與人性跡近絕望而孤獨的人，才會這麼不顧身份體面亂講話。或許也可以這麼說，一個人有多少真情，多少洞見，就會有多少孤獨。<text:span text:style-name="T3"> <text:line-break/><text:line-break/></text:span>我看人不外三種面向：理性，感性與德性。<text:span text:style-name="T3"> <text:line-break/><text:line-break/></text:span>說到理性：古往今來，一些思想大哲經常說，對問題或理所當然之事感到強烈的驚訝，是思想家的重大特徵。光是<text:span text:style-name="T3"><text:s/>"</text:span>知道<text:span text:style-name="T3">" </text:span>或<text:span text:style-name="T3"><text:s/>"</text:span>聽懂<text:span text:style-name="T3">" </text:span>問題所在還不夠<text:span text:style-name="T3"><text:s/>(</text:span>甚且無甚意義<text:span text:style-name="T3">)</text:span>，重要的不是<text:span text:style-name="T3"><text:s/>"</text:span>知道<text:span text:style-name="T3">" </text:span>與否，而是驚訝，驚訝於事物之如其所是，驚訝於<text:span text:style-name="T3"><text:s/>"</text:span>問題<text:span text:style-name="T3">" </text:span>之存在<text:span text:style-name="T3"><text:s/>(</text:span>而非如科學家一般，僅僅驚訝於<text:span text:style-name="T3"><text:s/>"</text:span>某個<text:span text:style-name="T3">" </text:span>問題本身<text:span text:style-name="T3">)</text:span>，從這一份強烈驚訝中，產生巨大熱情。比方說驚訝於<text:span text:style-name="T3"><text:s/>"</text:span>這是我的手！！<text:span text:style-name="T3">"</text:span>，驚訝於<text:span text:style-name="T3"><text:s/>"</text:span>桌上是一個茶杯！！<text:span text:style-name="T3">"</text:span>，驚訝於<text:span text:style-name="T3"><text:s/>"</text:span>我為什麼會知道這是我的手？？？<text:span text:style-name="T3">"</text:span>，驚訝於<text:span text:style-name="T3"><text:s/>"</text:span>我為什麼知道這是一個茶杯？？<text:span text:style-name="T3">"</text:span>，驚訝於<text:span text:style-name="T3"><text:s/>"</text:span>我為何能知道這一切？？<text:span text:style-name="T3">"</text:span>。這就是哲學的第一堂課，或許也是人類理性表現的一個最高形式。我估計我們家阿憨是不會有這種驚訝的。<text:span text:style-name="T3"><text:line-break/><text:line-break/></text:span>至於感性，不外就是對於美的一種迷戀。王爾德<text:span text:style-name="T3"><text:s/>(Oscar Wilde) </text:span>說，<text:span text:style-name="T3">"</text:span>我能抗拒一切，除了誘惑<text:span text:style-name="T3">"</text:span>。羅素顯然也是這樣一種人，對美無法抵抗，以命相許。<text:span text:style-name="T3"> <text:line-break/><text:line-break/></text:span>德性就更容易理解了，就跟理性與感性一樣，凡事口說無憑，全靠<text:span text:style-name="T3"><text:s/>"</text:span>熱情<text:span text:style-name="T3">" </text:span>這把火才能把它燒起來，在聖徒們身上留下一個個被烈火灼傷的<text:span text:style-name="T3"><text:s/>"</text:span>聖痕<text:span text:style-name="T3">"</text:span>。就如羅素所說，支持他繼續活下去的動力之一，無非就是對於他人痛苦難以忍受的憐憫，彷彿感同身受。光是<text:span text:style-name="T3"><text:s/>"</text:span>知道<text:span text:style-name="T3">" </text:span>各種資訊是毫無意義的，人們冰冷的論述口舌，意味著他對於血肉毫無感覺，任憑天大悲劇，對他而言，也只不過是一灘口水，一種論述題材，甚至一如許多所謂學者專家，洋洋得意於一己低能的所謂論述能力。我不相信一個人當他缺乏對某個東西應有的強烈熱情時，卻還能對它產生良好而適當的理解。<text:span text:style-name="T3"> <text:line-break/><text:line-break/></text:span>很多重要之事，在這喧囂詭詐的年頭，早已成為碎屑低語，彷彿無關緊要。但我相信，表面華麗、一生孤獨的羅素，終究還是會在千古的時光迴廊上找到知音，與之共渡歡愉，為之灑下熱淚。</text:p>
      <text:p text:style-name="P1"><text:span text:style-name="T1">王修亮</text:span><text:s/>  |  2017.07.09 08:40   |   <text:a xlink:type="simple" xlink:href="http://palinfo.habago.org/Entry?Command=Information_PrintForum&amp;iPage=148#FORUM35873"><text:span text:style-name="T2">#</text:span></text:a></text:p>
      <text:p text:style-name="P2">我是膽小的人，童年偶會聽先父與同袍述說在抗日戰場上的各種日軍獸行，總是逃走，最初聽到的也努力遺忘，因為讓我痛苦到想死。我不知道人為甚麼會如此殘忍，而且還將殘酷的虐行引以為娛樂。<text:span text:style-name="T3"> <text:line-break/></text:span>我也不敢去回憶書寫，這也是我一直無法正向看待日本的原因，即使成年後，我深知日本人民是無辜的，仍然無法喜歡這個國家。這些年我努力改變自己的偏見，但是看到日本竄改歷史，欺騙自己的國民，而許多日本文人支持政府這樣做，使我開始覺得自己不是偏見。<text:span text:style-name="T3"> <text:line-break/><text:line-break/></text:span>民國<text:span text:style-name="T3">70</text:span>年代以前，國民黨編纂的國小課本是非常歌功頌德的，例如有一課「大有為的政府」，述說國民黨如何建設台灣提高人民生活水準等等。當時我將之當成反面教材，請學生討論「大有為這三個字，應該是政府主動自稱，還是人民主動給予？」<text:span text:style-name="T3"> <text:line-break/></text:span>但是國民黨在歷史上最大的問題也不過就是這樣：主動對自己歌功頌德，許多真實隱瞞了不講，但還不至於在國中小課本上「說謊話」，也不敢刻意扭曲史實。<text:span text:style-name="T3"> <text:line-break/><text:line-break/></text:span>民進黨和日本一樣用謊言扭曲史實，不但在民間媒體如此，在國中小課本上更是刻意。目的當然是洗腦，<text:span text:style-name="T3"> <text:line-break/></text:span>國中小是價值觀成型的基礎，外表看起來人到高中才有能力分辨是非，似乎高中以後才突然明白或叛逆起來，但真正的態度是在國中小建構的，建構的當然不是愛不愛國的態度，而是對謊言的分辨能力與價值選擇。<text:span text:style-name="T3"> <text:line-break/></text:span>想要控制這兩種能力，就是必須讓學生「不會思考、不想思考」，「以為跟隨流行的名家名嘴思考，就是深層思考」，這樣的人不論受過多少教育，其實都「沒有真實獨立的個性與大觀的群性，通常就是把任性當自由與個性，把流行當群性」。<text:span text:style-name="T3"> <text:line-break/><text:line-break/></text:span>歷來國中小的教科書都很注重反省的學習，這二十年來，「反省」這個名詞在基礎教育都幾乎絕跡了，更別談學習。反省需要有脈絡的思考，這卻使人民比較難以變成愚蠢。<text:span text:style-name="T3"> <text:line-break/><text:line-break/></text:span>我身邊的家長許多都是不願意讓孩子接受無腦奴化教育，跳出來在家自學。我這麼老了還努力自己編教材，教導這些孩子，很大部分也是不想讓教育變成謊言。<text:span text:style-name="T3"> <text:line-break/></text:span>目前台灣的在家自學，因為資源缺乏，家長經濟負擔很重，屬於中上層家庭的選擇。我現在所做的事，想在餘生做的事，就是完成一整套在家自學的文史學習過程紀錄，提供自學家長參考應用，脫離公立學校汙染。有了我的經驗紀錄，家長可以和親朋好友聯合起來開家塾，經濟上就不會有太大負擔。至於知識性的學科，網路學習非常方便，不需要刻意編纂教材。<text:span text:style-name="T3"> <text:line-break/></text:span>僅僅是過程紀錄整理而已，畢竟每個孩子各方面都不同，不是一套教材可以橫行天下，否則那又是另一種專制了。<text:span text:style-name="T3"> <text:line-break/><text:line-break/></text:span>至於中國史或台灣史，我個人認為都應該要學習，文化和歷史無法切割，中國是文化祖國，失去歷史的脈絡，文化就無根，「慎終追遠」的厚度，是群性的厚度，這不可能丟掉的，民進黨也沒辦法丟掉，只是拿日本來取代。台灣是故鄉，生育生養的土地對自我絕對有影響，不進行深度了解，就不會了解自我。<text:span text:style-name="T3"> </text:span></text:p>
      <text:p text:style-name="P1"><text:span text:style-name="T1">陳真</text:span><text:s/>  |  2017.07.09 02:21   |   <text:a xlink:type="simple" xlink:href="http://palinfo.habago.org/Entry?Command=Information_PrintForum&amp;iPage=148#FORUM35872"><text:span text:style-name="T2">#</text:span></text:a></text:p>
      <text:p text:style-name="P4">剛剛有人跟我說，那本教科書是<text:span text:style-name="T3">2012</text:span>年的版本，<text:span text:style-name="T3">2015</text:span>年<text:span text:style-name="T3">2</text:span>月就把日本佔領人家的土地乃是為了維護世界和平的那段荒唐句子刪除了。這段期間是馬英九執政，因此，有人說，這個帳應該算在馬英九或國民黨頭上。<text:span text:style-name="T3"> <text:line-break/><text:line-break/></text:span>這樣講當然完全胡扯，睜眼說瞎話。利用教科書進行台獨、反中與舔日的洗腦教育，是從李登輝在九零年代初期就開始積極進行，先是把<text:span text:style-name="T3"><text:s/>"</text:span>台灣史<text:span text:style-name="T3">" </text:span>獨立成章，擴大台灣史比重。這些我都不反對。但是，不久之後卻弄出一個所謂<text:span text:style-name="T3"><text:s/>"</text:span>認識台灣<text:span text:style-name="T3">" </text:span>的教材，開始毫無廉恥與人性地積極進行皇民化洗腦教育。<text:span text:style-name="T3"> <text:line-break/><text:line-break/></text:span>兩年後，一個極右派的日本人渣叫做什麼小林善紀的漫畫家，出版了一本所謂認識台灣的漫畫叫<text:span text:style-name="T3"><text:s/>"</text:span>台灣論<text:span text:style-name="T3">"</text:span>，說慰安婦<text:span text:style-name="T3"><text:s/>"</text:span>均是自願<text:span text:style-name="T3">"</text:span>，而且說是台灣婦女當時<text:span text:style-name="T3"><text:s/>"</text:span>出人頭地<text:span text:style-name="T3">" </text:span>的一個管道。這是一個非常無恥的日本鬼子，這個人渣在日本長年參與日本教科書的捏造與竄改歷史運動，主要推動三件事：<text:span text:style-name="T3"> <text:line-break/><text:line-break/></text:span>一，日本並沒有侵略中國。<text:span text:style-name="T3"> <text:line-break/><text:line-break/></text:span>二，根本沒有南京大屠殺這件事，說這是中國抹黑日本人的謊言。<text:span text:style-name="T3"> <text:line-break/><text:line-break/></text:span>三，強調慰安婦全是自願，言下之意是這乃是日本人施予韓國與台灣婦女的一項恩澤。<text:span text:style-name="T3"> <text:line-break/><text:line-break/></text:span>讓我很驚訝的是，我昔日的民進黨同志們，為了反中，為了所謂台獨，竟然附和這個日本人渣的無恥謊言，民進黨一些與我熟識的大老們，甚至還出資贊助這本<text:span text:style-name="T3"><text:s/>"</text:span>台灣論<text:span text:style-name="T3">" </text:span>漫畫的大量印刷，藉以反中舔日，遂行一己政治利益。<text:span text:style-name="T3"> <text:line-break/><text:line-break/></text:span>我那時還不是非常非常反綠，於是寫信或從英國託人傳話給這些昔日的好友與同志們說，你們這樣搞，不會太眛著良心嗎？慰安婦均是自願？南京大屠殺不存在？就算存在，殺中國人也是好事一樁？至少那是他們中國人的事，不干我們台灣人的事？這些像是人講的話嗎？<text:span text:style-name="T3"> <text:line-break/><text:line-break/></text:span>我跟這個人渣黨的徹底一刀兩斷，就是因為這個慰安婦事件，讓我看清楚這些所謂同志的品格與為人，原來這些人為了眼前的選舉利益或某種政治目的與私利，居然會做出這樣一些完全眛著良心的事情來。<text:span text:style-name="T3"> <text:line-break/><text:line-break/></text:span>阿扁上台後，秉持大貪官漢奸老賊李登輝的指示與教誨，進一步把台灣史從中國史中獨立出來，並且在教科書中加大<text:span text:style-name="T3"><text:s/>"</text:span>去中國化<text:span text:style-name="T3">" </text:span>以及<text:span text:style-name="T3"><text:s/>"</text:span>舔日皇民觀<text:span text:style-name="T3">" </text:span>的力道，於是，<text:span text:style-name="T3">"</text:span>國父<text:span text:style-name="T3">" </text:span>不再是國父，中國也不再是<text:span text:style-name="T3"><text:s/>"</text:span>我國<text:span text:style-name="T3">"</text:span>，連<text:span text:style-name="T3"><text:s/>"</text:span>國字<text:span text:style-name="T3">" </text:span>也必須改成<text:span text:style-name="T3"><text:s/>"</text:span>中國字<text:span text:style-name="T3">"</text:span>，國曆必須說是<text:span text:style-name="T3"><text:s/>"</text:span>陽曆<text:span text:style-name="T3">"</text:span>，進一步在文化、社會與政治各層面與祖國切割，無所不用其極，連台灣光復也不能說是光復，而是被中國<text:span text:style-name="T3"><text:s/>"</text:span>接收<text:span text:style-name="T3">"</text:span>。<text:span text:style-name="T3"> <text:line-break/><text:line-break/></text:span>相對於針對祖國的醜化與切割，對於日本則是更進一步很有計畫地在教科書以及市政與社會每個層面的宣傳與建設上，毫無羞恥地進行美化與吹捧，要求台灣人必須感恩日本德政。比方說，你在台南的許多地方的告示牌或官方文書與宣傳刊物上，經常可以看到各式各樣的舔日謊言以及全然扭曲與美化的偽歷史陳述。<text:span text:style-name="T3"> <text:line-break/><text:line-break/></text:span>馬英九在<text:span text:style-name="T3">2008</text:span>年上台後，開始面對百般扭曲的皇民化課綱問題，打算進行修正。馬英九膽子小，他只是修正了一些事實上微不足道的字句，或是僅僅只是恢復基本史實，例如慰安婦乃是被迫而非自願。人渣黨便透過一面倒、一片綠油油的主流媒體，開始對大學與中學生進行政治動員，一大堆蠢到爆的學生到處抗議馬英九，包圍、攻擊教育部以及抹黑相關學者等等等。<text:span text:style-name="T3"> <text:line-break/><text:line-break/></text:span>因此，如果說什麼那段表明日本人佔領人家土地乃是為了維護世界和平的教科書是<text:span text:style-name="T3">2012</text:span>年出版，所以應該把這筆帳算在國民黨與馬英九頭上，那就是睜眼說瞎話。<text:span text:style-name="T3"> <text:line-break/><text:line-break/></text:span>至於講到日本人四處侵略的歷史，我們來看一看日本鬼子如何<text:span text:style-name="T3"><text:s/>"</text:span>維護世界和平<text:span text:style-name="T3">"</text:span>。遠的不說，就從<text:span text:style-name="T3">19</text:span>世紀中後期開始說起：<text:span text:style-name="T3"> <text:line-break/><text:line-break/>186</text:span>幾到<text:span text:style-name="T3">187</text:span>幾年之間，日本征韓之議甚囂塵上，並對之發動多次軍事攻擊，因為日本人認為，征韓是征服中國之日本帝國發展大計的第一步，而佔領全中國則是征服全世界的第一步。<text:span text:style-name="T3"> <text:line-break/><text:line-break/>1872-1879 </text:span>年派軍入侵併吞琉球。<text:span text:style-name="T3"> <text:line-break/><text:line-break/>1874</text:span>年，日本籌謀已久，藉故出兵台灣，燒殺擄掠台灣南部原住民，後來日軍因為水土不服，大量病死，侵台未能成功。<text:span text:style-name="T3"> <text:line-break/><text:line-break/>1894</text:span>年，日軍突襲中國多艘軍艦，發動甲午戰爭，入侵旅順，進行屠城，四天之內殺光全市兩萬餘人，老幼婦孺也不放過，據說僅有<text:span text:style-name="T3">36</text:span>人存活；接著佔領遼東半島，沿路燒殺擄掠，姦淫婦女。清廷承認戰敗，台灣割讓予日本。<text:span text:style-name="T3"> <text:line-break/><text:line-break/>1898</text:span>年，日本強行宣告福建省為其固有領土。<text:span text:style-name="T3"> <text:line-break/><text:line-break/>1900</text:span>年，日軍為八國聯軍之一，入侵北京與天津，到處燒殺擄掠。<text:span text:style-name="T3"> <text:line-break/><text:line-break/>1905</text:span>年，日軍再度侵入旅順，佔領當今之瀋陽，並與俄軍在我國東北進行日俄戰爭，以我國領土與各項特權為其爭奪標的，不斷擴大日本入侵中國之勢力範圍。<text:span text:style-name="T3"> <text:line-break/><text:line-break/>1914</text:span>年，日軍佔領山東濟南與青島。<text:span text:style-name="T3"> <text:line-break/><text:line-break/>1918</text:span>年，日軍侵略哈爾濱。<text:span text:style-name="T3"> <text:line-break/><text:line-break/>1925</text:span>年，上海一日商工廠發現一名被以鐵棍毆打致死的童工，引發工人抗議，青島數千名工人隨後亦以罷工方式加入聲援。日本人開槍掃射罷工工人，隨即引發青島大學學生的不滿，掀起一波反帝國主義運動。日軍動輒對手無寸鐵的工人與學生開槍，史稱五卅慘案。<text:span text:style-name="T3"> <text:line-break/><text:line-break/>1926</text:span>年，日軍突然炮轟襲擊天津大沽，製造三一八慘案。<text:span text:style-name="T3"> <text:line-break/><text:line-break/>1928</text:span>年，日軍製造濟南慘案，佔領濟南，屠殺一千多名中國人，並在瀋陽製造恐怖攻擊，炸毀火車，殺害張學良的父親張作霖，企圖佔領東北。<text:span text:style-name="T3"> <text:line-break/><text:line-break/>1931</text:span>年，在瀋陽製造九一八事變，佔領整個東北，實施亦曾在台灣實施過的<text:span text:style-name="T3"><text:s/>"</text:span>三光政策<text:span text:style-name="T3">"</text:span>，亦即殺光、搶光、燒光；日軍所到之處，見人就殺就姦，屍橫遍野，毫無人性。<text:span text:style-name="T3"> <text:line-break/><text:line-break/>1932</text:span>年，日軍入侵上海，一萬多名中國人死傷。<text:span text:style-name="T3"> <text:line-break/><text:line-break/>1933</text:span>年，出兵佔領熱河、察哈爾及河北等多個省份，並成立人類史上最為惡名昭彰的<text:span text:style-name="T3"><text:s/>"713</text:span>部隊<text:span text:style-name="T3">"</text:span>。該規模龐大之部隊，負責製造生化武器，並以大量中國男女老幼進行極其慘忍的活體實驗，包括各種病毒、細菌及生化毒素與毒氣，並以飛機在中國各地噴灑，大規模殺害中國人。<text:span text:style-name="T3"> <text:line-break/><text:line-break/>1934</text:span>年，對吉林進行空襲轟炸，屠殺兩萬餘名中國人。<text:span text:style-name="T3"> <text:line-break/><text:line-break/>1935</text:span>年，在冀東扶持日本傀儡政權。<text:span text:style-name="T3"> <text:line-break/><text:line-break/>1937</text:span>年的<text:span text:style-name="T3">7</text:span>月<text:span text:style-name="T3">7</text:span>日，亦即七七事變，日軍發動全面侵華戰爭，企圖一舉消滅中國人，全面佔領整個中國。八年之間，造成數千萬中國人傷亡，其它非直接死於炮火者例如餓死與凍死者，更是不計其數。有人估算，從<text:span text:style-name="T3">1874 </text:span>年日軍入侵台灣開始算起，直到<text:span text:style-name="T3">1945</text:span>年戰爭結束，日本戰敗投降，短短<text:span text:style-name="T3">70</text:span>年間，日軍製造了兩億八千萬名中國人死於戰亂之各種非自然因素。<text:span text:style-name="T3"> <text:line-break/><text:line-break/></text:span>全面侵華的幾個較大事件如下：<text:span text:style-name="T3"> <text:line-break/><text:line-break/>1937</text:span>年<text:span text:style-name="T3">11</text:span>月，日軍火燒上海，殺害無數平民百姓。<text:span text:style-name="T3"> <text:line-break/><text:line-break/>1938</text:span>年<text:span text:style-name="T3">6</text:span>月，日軍攻佔河南，造成黃河大決口，<text:span text:style-name="T3">90</text:span>萬人淹死，<text:span text:style-name="T3">140 </text:span>多萬人無家可歸。<text:span text:style-name="T3"> <text:line-break/><text:line-break/>1938</text:span>年<text:span text:style-name="T3">9</text:span>月，日軍進攻晉察冀邊區，亦即山西、察哈爾與河北，沿路姦殺擄掠兩個月。<text:span text:style-name="T3"> <text:line-break/><text:line-break/>1939</text:span>年<text:span text:style-name="T3">7</text:span>月，日軍攻擊晉東南基地，殺害<text:span text:style-name="T3">15</text:span>萬名民眾。<text:span text:style-name="T3"> <text:line-break/><text:line-break/>1940</text:span>年<text:span text:style-name="T3">5</text:span>月，對華北進行殺光燒光搶光之三光政策。<text:span text:style-name="T3"> <text:line-break/><text:line-break/>1941</text:span>年<text:span text:style-name="T3">1</text:span>月，日軍包圍冀東豐潤縣潘家峪村，集合全村男女老幼一千三百多名，集體就地屠殺。<text:span text:style-name="T3"> <text:line-break/><text:line-break/></text:span>日軍在中國各地縣市鄉鎮大量進行全村人員集中式屠殺，類似美軍在越南製造之<text:span text:style-name="T3"><text:s/>"</text:span>美萊村大屠殺<text:span text:style-name="T3">"</text:span>。美萊村事件僅僅一件便已十分駭人聽聞，但是日軍卻在中國各地城鎮犯下無數的<text:span text:style-name="T3"><text:s/>"</text:span>美萊村式<text:span text:style-name="T3">" </text:span>人員集中屠殺事件。<text:span text:style-name="T3"> <text:line-break/><text:line-break/></text:span>越南美萊村全村有<text:span text:style-name="T3">9</text:span>百人，當年美軍不分男女老幼，一口氣就地集體屠殺了其中<text:span text:style-name="T3">5</text:span>百多位村民。相較於日軍，美軍當年在越南之所為，根本就是九牛一毛。而且，日軍之所為不只一件，而是無數件，根本數不清，完全不把中國人當人看。<text:span text:style-name="T3"> <text:line-break/><text:line-break/></text:span>美萊村大屠殺我過去寫過很多文章，只是不知道那些文字至今是否還存在。揭發美萊村事件的是一位記者叫<text:span text:style-name="T3">Seymont Hersh</text:span>。<text:span text:style-name="T3">Hersh</text:span>如今年歲已高，最近他還寫了篇報導，揭發美軍指控之敘利亞化武事件之造假，過兩天學姊也許會把該報導翻譯出來。<text:span text:style-name="T3"> <text:line-break/><text:line-break/>1941</text:span>年<text:span text:style-name="T3">6</text:span>月，日軍攻擊重慶，導致三萬多名在防空洞內躲避空襲的平民窒息而死。<text:span text:style-name="T3"> <text:line-break/><text:line-break/></text:span>日軍侵華的無數屠殺事件中，<text:span text:style-name="T3">1937</text:span>年的南京屠城尤為殘暴而毫無人性，史稱南京大屠殺。<text:span text:style-name="T3"> <text:line-break/><text:line-break/></text:span>日軍於<text:span text:style-name="T3">1937</text:span>年<text:span text:style-name="T3">12</text:span>月<text:span text:style-name="T3">13</text:span>日佔領南京，短短六星期之內，根據第二次世界大戰結束後遠東國際軍事法庭和南京軍事法庭的相關判決與各項調查，估計大約有<text:span text:style-name="T3">20</text:span>萬至<text:span text:style-name="T3">30</text:span>萬中國平民和戰俘被日軍殺害，約有兩萬名中國婦女遭到日軍姦淫或姦殺。<text:span text:style-name="T3"> <text:line-break/><text:line-break/></text:span>在人類進代史上，你恐怕很難找到如此蓄意殘忍的屠城暴行，平均一星期大約殺害四、五萬人，等於一天殺害四千至七千人，幾乎快把整個南京城的中國人殺光。恐怖之處並不光是在於其屠殺數量之龐大，同時也在於其屠殺速度之迅速而殘忍，完全就是分分秒秒地不斷殺人殺人殺人，並且鼓勵日軍姦淫，姦殺無數婦女。<text:span text:style-name="T3"><text:line-break/><text:line-break/></text:span>我對南京大屠殺略有研究，其更加無人性之處不僅僅在於屠殺之數量和速度與方式之殘忍且任意為之，更在於日軍竟能從中取樂，獲得極大快感。而且，為了增加姦殺擄掠的樂趣，日軍發明各種殘忍方式來進行其暴行。你大概不可能在人類歷史中能找到如此變態的屠殺事件。<text:span text:style-name="T3"> <text:line-break/><text:line-break/></text:span>我這輩子第一次上街頭發傳單就是因為南京大屠殺，就在我念高中一年級時，因為看到一部南京大屠殺的記錄片，很生氣，很痛苦，於是我就自己寫傳單，自己跑去影印，然後利用假日，自己一個人跑到台北西門町人潮較多處散發<text:span text:style-name="T3"><text:s/>(</text:span>那時候我就住在西門町獅子林百貨的對面<text:span text:style-name="T3">)</text:span>，書包裏經常就帶著這一份傳單，希望人們正視這樣一場悲劇。<text:span text:style-name="T3"> <text:line-break/><text:line-break/></text:span>寫這些很累，我就寫到這。日軍之殘暴，四處侵略，四處姦淫燒殺，難道你能寫得完？這叫做<text:span text:style-name="T3"><text:s/>"</text:span>維護世界和平<text:span text:style-name="T3">"</text:span>？這叫做<text:span text:style-name="T3"><text:s/>"</text:span>各自可以有不同的歷史詮釋<text:span text:style-name="T3">"</text:span>？<text:span text:style-name="T3">x</text:span>它媽的講話難道不用憑一點點人性與良知？這不是什麼千百年前的遙遠歷史，為什麼人們竟如此健忘甚至無動於衷？今天，即便你是一個所謂台獨人士，難道就因為你的所謂台獨立場，所以連你的基本人性與基本是非善惡的道德感也都能一併拋棄？那你還像個人嗎？你會希望你的小孩也成為跟你一樣的人嗎？</text:p>
      <text:p text:style-name="P1"><text:span text:style-name="T1">陳真</text:span><text:s/>  |  2017.07.08 12:33   |   <text:a xlink:type="simple" xlink:href="http://palinfo.habago.org/Entry?Command=Information_PrintForum&amp;iPage=148#FORUM35871"><text:span text:style-name="T2">#</text:span></text:a></text:p>
      <text:p text:style-name="P2">念淨你好。<text:span text:style-name="T3"> <text:line-break/><text:line-break/></text:span>歷史不管多麼具有詮釋本質，它始終還是有著一套非關詮釋的基本核心架構。我並不是說歷史敘述有著兩種成份，一種是<text:span text:style-name="T3"><text:s/>"</text:span>詮釋性<text:span text:style-name="T3">"</text:span>，另一種是<text:span text:style-name="T3"><text:s/>"</text:span>非詮釋性<text:span text:style-name="T3">"</text:span>，我不是這個意思，而是認為歷史本質<text:span text:style-name="T3"><text:s/>"</text:span>像<text:span text:style-name="T3">"</text:span>小說，但它終究<text:span text:style-name="T3"><text:s/>"</text:span>不是<text:span text:style-name="T3">" </text:span>小說，它依然有著一種任何詮釋方式或角度所應共有的基本概念架構。歷史不可能也不應該因為敵我立場的不同而居然連賴以詮釋的共同概念基礎都能如此南轅北轍，任人信口開河胡扯瞎掰。就如同我們就算個個都是詩人，文字天馬行空，照樣還是得有一套共同的基本文法，否則一切溝通的可能性都將不存在。<text:span text:style-name="T3"> <text:line-break/><text:line-break/></text:span>但是，人渣黨之扭曲歷史來做為政治洗腦與謀取私利之用，卻完全到了一種喪心病狂的地步。比方說過去動員學生去抗議、包圍教育部，居然要求教科書把慰安婦是<text:span text:style-name="T3"><text:s/>"</text:span>被迫<text:span text:style-name="T3">" </text:span>改成<text:span text:style-name="T3"><text:s/>"</text:span>自願<text:span text:style-name="T3">"</text:span>；或是硬要把日本人以一種滅村屠殺的方式殺害幾十萬台灣人的極度血腥殘暴歷史竟然一筆勾銷，進而把日本人說成是台灣人必須跪拜叩謝的大恩人，而中國人卻被塑造成醜惡仇敵。<text:span text:style-name="T3"> <text:line-break/><text:line-break/></text:span>底下有一張人渣黨的最新教科書照片：<text:span text:style-name="T3"> <text:line-break/><text:line-break/>https://goo.gl/6y2knY <text:line-break/><text:line-break/></text:span>上面寫著：<text:span text:style-name="T3">"</text:span>（第一次世界）大戰後，日本專注於開拓工商貿易，而非佔據領土，頗有維護世界和平之意。＂<text:span text:style-name="T3"> <text:line-break/><text:line-break/></text:span>這樣一種<text:span text:style-name="T3"><text:s/>"</text:span>歷史教科書<text:span text:style-name="T3">"</text:span>，根本不是歷史，完全就是一套喪心病狂的謊言，應該下十八層地獄。過去的國民黨只是藉由歷史以培養愛國史觀<text:span text:style-name="T3"><text:s/>(</text:span>這很正常<text:span text:style-name="T3">)</text:span>，但它基本上還是一種正正當當的歷史陳述內容與方式，跟人渣黨之惡魔心態以及毫無基本是非善惡的行徑，完全不能相提並論。人渣黨經常讓我不斷感到這樣一種訝異與困惑：原來人性可以卑劣齷齪到這種地步。<text:span text:style-name="T3"> <text:line-break/><text:line-break/></text:span>我會盡一切可能不讓自己的小孩受到這種顛倒善惡黑白、鼓勵崇拜邪惡敵人卻妖魔化自己的同胞與祖先的惡魔洗腦教育的汙染，否則他將如何面對自己的先人、父母與長輩，難道要說自己是支那賤畜的後代，是萬惡日本鬼子的仰慕者與感恩者？這個黨和這群人渣，為了私利，幾乎喪失了人性最基本的良善。我多麼盼望兩岸統一的那一刻的到來，我更是盼望有一天能親眼看到這些貪婪無恥人渣應有的下場。<text:span text:style-name="T3"> <text:line-break/><text:line-break/></text:span>大陸人應該無法體會這樣一種痛苦，活在各種邪惡離譜的謊言之社會中，成為一種異類，活在邪惡人渣教育之中的痛苦。<text:span text:style-name="T3"> <text:line-break/><text:line-break/></text:span>另外，感謝各位電腦高手的回應。有機會時，希望能多請教。</text:p>
      <text:p text:style-name="P1">Luke   |  2017.07.07 17:59   |   <text:a xlink:type="simple" xlink:href="http://palinfo.habago.org/Entry?Command=Information_PrintForum&amp;iPage=148#FORUM35870"><text:span text:style-name="T2">#</text:span></text:a></text:p>
      <text:p text:style-name="P4">粗略的理解，<text:span text:style-name="T3">DDoS</text:span>有很多方式<text:span text:style-name="T3">(</text:span>譬如<text:span text:style-name="T3">:UDP</text:span>、<text:span text:style-name="T3">ICMP...)</text:span>，就一個公開的網站來說不好防。如果要花上一整天修復，很有可能不是只有遭遇<text:span text:style-name="T3">DDoS</text:span>，因為會拖慢主機的網路或系統<text:span text:style-name="T3">(</text:span>搞掛了<text:span text:style-name="T3">SMB</text:span>之類的<text:span text:style-name="T3">)</text:span>。<text:span text:style-name="T3"> <text:line-break/></text:span>看主機商那邊可否提供過濾掉發起<text:span text:style-name="T3">DoS</text:span>的<text:span text:style-name="T3">IP</text:span>、拒絕所有<text:span text:style-name="T3">ping</text:span>封包的服務，看能不能減少一半以上。</text:p>
      <text:p text:style-name="P1"><text:span text:style-name="T1">李念淨</text:span><text:s/>  |  2017.07.07 15:19   |   <text:a xlink:type="simple" xlink:href="http://palinfo.habago.org/Entry?Command=Information_PrintForum&amp;iPage=148#FORUM35869"><text:span text:style-name="T2">#</text:span></text:a></text:p>
      <text:p text:style-name="P2">陳醫師您好，知道您是學哲學的，不過近來民進黨在教育方面似乎真正在意的是怎麼給人民洗腦，就跟以前的國民黨政府一樣。在這其中，以<text:span text:style-name="T3">"</text:span>歷史<text:span text:style-name="T3">"</text:span>跟<text:span text:style-name="T3">"</text:span>公民<text:span text:style-name="T3">(</text:span>以前的三民主義<text:span text:style-name="T3">)"</text:span>最容易被上下其手。課綱問題從李登輝吵到現在，就跟核四等等一樣，一直都在原地踏步，最近的新聞如<text:span text:style-name="T3"> <text:line-break/><text:line-break/>https://udn.com/news/story/6885/2562051 <text:line-break/><text:line-break/>http://news.ltn.com.tw/news/politics/breakingnews/2120524 <text:line-break/><text:line-break/></text:span>由於公民非我所長，看到歷史科的亂象我寫了一篇小文章：<text:span text:style-name="T3"> <text:line-break/><text:line-break/>https://www.ptt.cc/bbs/historia/M.1499351130.A.4A0.html <text:line-break/><text:line-break/>"</text:span>把王曉波換成金仕起，問題就解決了嗎？<text:span text:style-name="T3">" <text:line-break/><text:line-break/></text:span>我上過金佬的課，沒覺得他比王曉波有資格到那裏去啊<text:span text:style-name="T3">...</text:span>他是中國醫療史專家耶。而且撇開專業問題<text:span text:style-name="T3">(</text:span>很專業<text:span text:style-name="T3">)</text:span>，人品問題<text:span text:style-name="T3">(</text:span>人很好<text:span text:style-name="T3">)</text:span>，他蠻綠的，大概跟薛化元彭明輝差不多。當然，一個教授在課堂上偶爾喇賽喇政治沒有問題也不足以當做此人的標籤，只是這次仍然沒有解決到課綱的實質，就是跟明朝一樣<text:span text:style-name="T3">"</text:span>爭國本<text:span text:style-name="T3">"</text:span>，表面上爭的是皇帝兒子該是誰、皇帝爸爸該是誰，實際上爭的是權力。現在表面爭的是歷史的詮釋權，實際上不就爭的是該給學生洗怎麼樣的腦嗎？<text:span text:style-name="T3"> <text:line-break/><text:line-break/></text:span>會這樣問是因為王曉波當初上來的時候一直以資格為理由被炮我才講的，以前王曉波因為資格不符被罵，但怎麼現在金仕起上台以後都沒聲音呢，這不是雙重標準嗎？如果要動手怎麼不換台灣國語的老薛上去？老薛當台灣史的神主牌動台灣史看起來也比較合理啊。<text:span text:style-name="T3"> <text:line-break/><text:line-break/></text:span>當然我要炮的問題不是這個，我是讀九五暫綱，民進黨全面掌握社會輿論，從阿扁到馬英九被罵成狗的時代長大而來的，身邊有九成同齡的人都很認同這套，但我本人一直不是很認同某一方：國民黨操控歷史固然混帳，但不代表你就可以以此為口實胡作非為，這樣跟你痛恨的，不擇手段的對象又有幾分區別？<text:span text:style-name="T3"> <text:line-break/><text:line-break/></text:span>個人覺得綠色教授改課綱本質上跟以前的藍教授沒兩樣，都是把歷史課當愛國教育，其實目的都是黨爭跟洗腦，不是為小朋友真正著想，這樣很不對。為何不跳脫出來呢？以前在板上我就提倡中國史台灣史一起廢除只教東亞史不是更好？一個東亞文化圈，一個西方文化圈，東西交流上起來也有趣多了。更甚者只教世界史跟史學方法，即使是國高中那種死記硬背，日後出社會都還很有用。<text:span text:style-name="T3"> <text:line-break/><text:line-break/></text:span>現在台灣的歷史跟公民，這兩塊領域的教育本來就很有問題，非常容易被當成政府的工具去主動干預人民的意識形態，公民先不說，歷史一直都是這樣。大家嘴巴說解決問題，可是實質上都只是想等到自己掌權在打壓異己，不是認真要解決問題。要不然就是說國外如何如何我們也該如何如何轉移焦點，啊就不能自己創造一個屬於自己的歷史課本喔，非得要跟國際同步幹嘛？別人有別人的條件，我們有我們的玩法不是嗎？<text:span text:style-name="T3"> <text:line-break/><text:line-break/></text:span>為甚麼現在台灣社會大家都輕視文組，甚至是歷史系，我覺得跟這點也有關係。如果始終都是為政治目的在那邊爭來爭去，那麼不覺得跟政治人物有何差別。不是說要學界大家都當聖人這不可能，而是說你要弄要不然就大大方方坦承，要不然不要夾帶私貨去解決問題不是更有幫助嗎？<text:span text:style-name="T3"> <text:line-break/><text:line-break/></text:span>我一個讀書不認真的學生都能夠想到徹底解決的辦法，就是中國史跟台灣史一起廢除。<text:span text:style-name="T3"> <text:line-break/></text:span>要不然就學日本採選修制，自己要上哪個史自己去選去考，看是要日本史還是世界史。<text:span text:style-name="T3"> <text:line-break/></text:span>不相信這些教授想不到辦不到，而是死抱著公器私用的想法不放：人家地理跟國文相對來說問題就沒那麼大，就不信歷史吵<text:span text:style-name="T3">20</text:span>年都還在原地踏步<text:span text:style-name="T3"> <text:line-break/></text:span></text:p>
      <text:p text:style-name="P1"><text:span text:style-name="T1">陳真</text:span><text:s/>  |  2017.07.06 16:19   |   <text:a xlink:type="simple" xlink:href="http://palinfo.habago.org/Entry?Command=Information_PrintForum&amp;iPage=148#FORUM35868"><text:span text:style-name="T2">#</text:span></text:a></text:p>
      <text:p text:style-name="P4">容我藉此岔開個話題，接應之前說的所謂公、私德問題。我提到，在<text:span text:style-name="T3"><text:s/>"</text:span>愛台灣<text:span text:style-name="T3">" </text:span>的法西斯風潮興起之前，大漢奸貪污老賊李登輝就曾發動一個所謂<text:span text:style-name="T3">"</text:span>心靈改造工程<text:span text:style-name="T3">"</text:span>。我說，當政治企圖侵入心靈，企圖為心靈建立起一種道德的正確性指標時，那便是一種災難。因為，誰也看不見誰的心靈，誰也不該強制誰該愛什麼或不該愛什麼，你只能藉機扣我帽子，把政治異己全打為敵人，進而呼籲人人得而誅之。<text:span text:style-name="T3"> <text:line-break/><text:line-break/></text:span>我不知道現在大學或國高中裏還有沒有<text:span text:style-name="T3"><text:s/>"</text:span>操行<text:span text:style-name="T3">" </text:span>這一項成績評分。我自信道德操守良好，雖不至於日行一善，但也從來不曾強迫扶持老太太過馬路。但是，因為身為黨外人士的緣故，我大學七年的操行永遠是全班將近<text:span text:style-name="T3">170</text:span>個同學之中倒數第一，簡直就是道德敗壞的惡棍等級，幾乎每一學期都是六、七十分，一般人都是八、九十分。主要原因是我拒絕給國旗和國父遺像行鞠躬禮。一次升旗典禮不到，就扣操行零點五分，一個學期下來，往往瀕臨不及格。<text:span text:style-name="T3"> <text:line-break/><text:line-break/></text:span>校方教官曾問我，為何不願給國父和國旗鞠躬？難道是痛恨國父嗎？我說不是。我很尊敬且喜歡國父，但別說國父，就算我阿公，我就算再怎麼喜歡我的阿公，我在家裏客廳，也不會每星期對著牆上的阿公遺像行禮啊。<text:span text:style-name="T3"> <text:line-break/><text:line-break/></text:span>至於國旗，那就更不用說了。拜託哦，我都念大學了，是個成年人了，我還對著一面旗子行三鞠躬禮，那不是很蠢很窩囊嗎？難道你要我跪下來拜旗子，我也應該乖乖跪下來拜？我跟教官說，我沒辦法做這樣一些我覺得很窩囊的行為，我若硬要虛情假意地做，對誰都沒有好處也沒有意義，只是傷害彼此的一種信任與尊嚴。<text:span text:style-name="T3"> <text:line-break/><text:line-break/></text:span>校方沒接受我的解釋，堅持<text:span text:style-name="T3"><text:s/>"</text:span>依法行事<text:span text:style-name="T3">"</text:span>，說這是教育部的規定。<text:span text:style-name="T3"> <text:line-break/><text:line-break/></text:span>但是，你知道嗎？我大學最後一年的操行成績居然首度達到正常人的道德水平<text:span text:style-name="T3">--80</text:span>分！原因是：我大學很缺錢，三餐不濟，餓成皮包骨，一年<text:span text:style-name="T3">365</text:span>天，大約只有<text:span text:style-name="T3">5</text:span>天、<text:span text:style-name="T3">8</text:span>天能吃飽，餓到只剩<text:span text:style-name="T3">40</text:span>多公斤，有人還給我取了個非洲難民的綽號，頭很大，手腳和肚子都是扁的，乾瘦如柴；甚至窮到跑去賣血，還曾經在報上刊登廣告說我想賣一顆腎，希望拿到一筆錢，能夠和貧窮與痛苦饑餓從此一刀兩斷。<text:span text:style-name="T3"> <text:line-break/><text:line-break/></text:span>有個律師看到我的賣腎廣告，寫信給我說我這行為是違法的。有一天還接到兩個工廠年輕女工的來信，說要接濟我，她們還騎機車來載我去吃飯，其中一個看到我瘦成甘蔗一般的小手臂，當場哽咽起來。我至今仍然一直想念著這兩個善良的小姑娘。三十多年過去了，這麼多年來，一想到她們以及一些曾經善待我的人，我就鼻酸。要是男兒有淚可輕彈，我能哭出一條長河來；不是憐己之滄桑，而是人間善意之動人。我心裏總懷抱著這樣一些人與事，讓我對人性始終還保存著一種信心。<text:span text:style-name="T3"> <text:line-break/><text:line-break/></text:span>大學前六年之中，吃過最貴的一頓飯是<text:span text:style-name="T3">47</text:span>元。那一天，我同時領到三份家教工作的薪水，很開心，決定去吃有開立店面的一家清粥小菜，點了三盤菜兩碗飯，當吃完之後，老闆娘跟我說<text:span text:style-name="T3">47</text:span>元時，我嚇得腿都軟了，很後悔。後來決定餓上幾天，把這一餐的過度開銷給彌補回來。<text:span text:style-name="T3"> <text:line-break/><text:line-break/></text:span>在這樣一種極度貧窮下，各種獎學金是我活命的機會。但是，我通常都申請不到，因為往往設有操行<text:span text:style-name="T3">80</text:span>分以上的申請門檻。最後一年，我看到一個<text:span text:style-name="T3"><text:s/>"</text:span>慈濟醫學獎學金<text:span text:style-name="T3">"</text:span>，金額非常高，是一般獎學金的十幾倍，高達五萬元，但它同樣設有操行八十分的門檻。<text:span text:style-name="T3"> <text:line-break/><text:line-break/></text:span>那一年，剛好因為兒童人權報告及叛亂罪的事，我成為媒體紅人。有一天，我寫了一篇針對這些事件的聲明。我在聲明中就提到操行，我說，這回如果高醫膽敢再把我的操行打在<text:span text:style-name="T3">80</text:span>分底下，我就不再客氣了。結果，我的公然恐嚇竟然奏效，那應該是我大學七年之中唯一一次操行成績及格，而我也同時獲得那一年的五萬元<text:span text:style-name="T3"><text:s/>"</text:span>慈濟醫學獎學金<text:span text:style-name="T3">"</text:span>。頒獎那一天，說必須穿大學服領獎，我連吃飯都有困難，哪來大學服？臨時還跑去跟一位家教學生借她的制服穿。<text:span text:style-name="T3"> <text:line-break/><text:line-break/></text:span>我要說的是，不管是什麼樣的公眾勢力或公共領域，一旦企圖入侵心靈道德之評價與規範，便是一場不祥之禍。比方說升旗就升旗，倘若不願給旗子鞠躬事屬違法，那就繩之以法，跟道德操守有啥關係？政治如此，醫學也一樣，不應對<text:span text:style-name="T3"><text:s/>"</text:span>道德<text:span text:style-name="T3">" </text:span>之為物上下其手。<text:span text:style-name="T3"> <text:line-break/><text:line-break/></text:span>過去六零年代有一股反精神醫學風潮，雖然反得相當缺乏理性，亂反一通，不過，有一點倒是很正確。那就是：精神醫學不應該拼命想成為一種社會控制的工具。它基本上有此一成份，很難避免，但不應該擴而大之。<text:span text:style-name="T3"> <text:line-break/><text:line-break/></text:span>醫學應該盡量控制自己的合理論述範圍，不要撈過界，不要動不動就一大堆道德腔，搞得好像醫師變成牧師似的。精神醫學只能讓你恢復正常人性之情緒狀態與應有的七情六慾，而不是要讓你變成翩翩君子或胸襟闊然大度、彷彿沒有情緒、道德隆崇、光聽到<text:span text:style-name="T3"><text:s/>"</text:span>它媽的<text:span text:style-name="T3">" </text:span>三個字就會抽筋口吐白沫的偉人或聖徒。道德之為物，不是醫學應該涉足的領域。醫學理當是一種科學，而不是一種端正人們品格的規範性道德事業。</text:p>
      <text:p text:style-name="P1"><text:span text:style-name="T1">陳真</text:span><text:s/>  |  2017.07.06 15:10   |   <text:a xlink:type="simple" xlink:href="http://palinfo.habago.org/Entry?Command=Information_PrintForum&amp;iPage=148#FORUM35867"><text:span text:style-name="T2">#</text:span></text:a></text:p>
      <text:p text:style-name="P2">你好，<text:span text:style-name="T3"> <text:line-break/><text:line-break/></text:span>痛苦<text:span text:style-name="T3">(suffer)</text:span>也好，不適<text:span text:style-name="T3">(illness)</text:span>也罷，基本上有兩種，一種是病，是症狀，一種只是人之常情。比方說很多常常憂鬱不開心的人一來就說：<text:span text:style-name="T3">"</text:span>醫生，我有憂鬱症<text:span text:style-name="T3">"</text:span>，其實他沒有。他也許真的常常憂鬱不開心，但那是人之常情。醫生是治病，使人恢復正常，使人情緒在合理範圍內，而不是使人沒有情緒，更不是使人變成無想無念、不悲不喜、超凡入聖的聖徒。<text:span text:style-name="T3"> <text:line-break/><text:line-break/></text:span>我不知道你是哪一種，畢竟人得來到眼前，做一番檢查才有可能知道。<text:span text:style-name="T3"> <text:line-break/><text:line-break/></text:span>疾病或症狀也有兩種，一種會自己痊癒或改善，一種不會，或是痊癒改善的速度很慢，透過醫療可使之加快復原。前者例如咳嗽，空氣不好或感冒，咳兩天就沒事，不用找醫師看病；後者例如咳了好幾星期，那就得趕緊就醫。<text:span text:style-name="T3"> <text:line-break/><text:line-break/></text:span>同理，我不知道你是哪一種，畢竟人得來到眼前，做一番檢查才有可能知道。<text:span text:style-name="T3"> <text:line-break/><text:line-break/></text:span>治療也有兩種，一種是朝著病因下手，一種是僅僅治療症狀。前者比方說蜂窩性組織炎，透過血液培養，找到菌種，找到相對應的抗生素，把病菌殺掉。或是比方說肺結核，透過痰液和<text:span text:style-name="T3">X</text:span>光檢查，確立診斷，用特定藥物把細菌殺光光。<text:span text:style-name="T3"> <text:line-break/><text:line-break/></text:span>後者例子比較多，比方說癌症，它的病因是什麼，不清楚，但該動刀就動刀，該化療就化療，把這些不知道什麼原因產生的癌細胞，趕盡殺絕並斷其後路，防止擴散轉移。還有比方說氣喘或過敏皮膚癢起疹塊等等，病因是什麼，過敏原是什麼，往往查不出來，但沒關係，照樣可以針對症狀去治療，而不用從病因下手。<text:span text:style-name="T3"> <text:line-break/><text:line-break/></text:span>我的結論永遠都是一樣的：有痛苦有不適，該找醫師就找醫師，反正也不會有損失。找醫師的意思是去掛號看診做檢查，畢竟醫師是看病人而不是看病；同樣一種病，卻有千千萬萬不同狀況的病人，必須人得來到眼前，做一番檢查，醫生才能判斷該怎麼處理或能不能幫上忙。憑空給治療建議或下診斷，是不可能做到的。<text:span text:style-name="T3"><text:line-break/><text:line-break/></text:span>以上，希望對你有用。</text:p>
      <text:p text:style-name="P3"/>
      <text:p text:style-name="P1"><text:span text:style-name="T1">沐浴脑壳</text:span><text:s/>  |  2017.07.06 12:58   |   <text:a xlink:type="simple" xlink:href="http://palinfo.habago.org/Entry?Command=Information_PrintForum&amp;iPage=149#FORUM35866"><text:span text:style-name="T2">#</text:span></text:a></text:p>
      <text:p text:style-name="P2">陈老师是精神科的医生，最近我又一次陷入恐惧了。几年前，一位我非常尊重爱戴的朋友得了一种癌症，我知道后认为马上就要失去挚友了，我难受的要命。（对不起，我文字功底很差，只有白话说清楚就是了）。我当时陷入一种极度的恐惧之中，只要我一闭上眼睛，感觉胸腔中是一个无尽的宇宙，我的心会一直坠落，那两天我只有用酒精麻痹自己，很惨。后来朋友因为是早期，已经康复，这令我很安慰。<text:span text:style-name="T3"> <text:line-break/><text:line-break/></text:span>最近得知自己的父亲又重新住院，（他是糖尿病，便血，但是查不到出血口，也无法止血，上次住院半个月，终于换了一门药之后好不容易止血了，但是这才过了一个月，我觉得已经是无解了）我瞬间又陷入绝望的恐惧之中。<text:span text:style-name="T3"> <text:line-break/><text:line-break/></text:span>我根本睡不着，我莫名的想象自己因为地震被压困在瓦砾之中，闷热，有一线光，我声嘶力竭的喊救命，我只能趴着，仰着头朝着那一丝光线的缝隙喊救命。终于有人听到了，但是根本无法交流，因为隔的太远，很久之后他把一个对讲机和一点食物用绳子吊下来。又下起了大雨，我发现自己所在是一个凹地，雨水很快就淹了上来，而我根本不能动，我用对讲机喊放下来一根管子，我就含着管子呼吸，他还放了另一条管子抽水，但是雨下的的很大，根本无济于事，整整一个通宵，我不能睡着，因为我必须含着管子呼吸。第二天没有下雨了，终于水抽干了，但是我发现我头顶的那块巨大的楼板在渐渐的下降，而对讲机里面说外界交通完全阻断，根本就没有任何机械能进的来。楼板在一步步的逼近我，原来是身边一个保险柜支撑着它，现在因为下了雨，保险柜也一点点的陷进泥土。本来还可以稍微活动的我已经被贴近身体的瓦砾控制的动弹不得，甚至对讲机的无法拿到耳边来。<text:span text:style-name="T3">——</text:span>很遗憾用了这么多废话，但是就如上所言，我的内心防线处于崩溃边缘。<text:span text:style-name="T3"> <text:line-break/><text:line-break/></text:span>很久以前，我非常得意所谓的实事求是科学观，很庆幸自己是无神论者，很高兴自己会用简单的辨正法来看待问题，我会嘲笑那些成天喊着阿拉的人，我会觉得耶稣复活简直就是自我麻醉的谎言。然而，在面对死亡的时候，我真的后悔了，我好羡慕那些相信灵魂的教徒，我试图找<text:span text:style-name="T3">YOUTUBE</text:span>上关于各种灵魂存在的证件，但是无论我用多虔诚的态度去聆听，都会有一个理性的声音在脑袋里面不断提醒我：『这些都是多么粗鄙的论证啊』。<text:span text:style-name="T3"> <text:line-break/><text:line-break/></text:span>不知道还有什么办法消除这种恐惧。我属于书读的少，但是想的太多的，这样真不是好事。<text:span text:style-name="T3"> <text:line-break/></text:span>（粗鄙的文字，东拉西扯，如果有碍观瞻就请删除即可，我写下这些话，内心放松很多）</text:p>
      <text:p text:style-name="P1"><text:span text:style-name="T1">天峰</text:span><text:s/>  |  2017.07.06 10:29   |   <text:a xlink:type="simple" xlink:href="http://palinfo.habago.org/Entry?Command=Information_PrintForum&amp;iPage=149#FORUM35865"><text:span text:style-name="T2">#</text:span></text:a></text:p>
      <text:p text:style-name="P4">以前我們公司的網站也遭遇過<text:span text:style-name="T3">DDOS</text:span>攻擊，我聽不懂解釋，因為專業名詞太多，後來叫技術人員說人話，總算是明白了道理。<text:span text:style-name="T3"> <text:line-break/><text:line-break/></text:span>最簡單的說法就是，比如巴勒網是個商店，隔壁老王很討厭你，僱了一群流氓把你的店給霸佔了，然後巴勒網真正的顧客就進不來了。最簡單的解決方法就是換一個更好的主機商，好的主機商提供看門服務，不讓流氓得逞。在大陸，一般想省事，都是用阿里巴巴旗下的阿里云。<text:span text:style-name="T3"> <text:line-break/><text:line-break/></text:span>事實上，很多大网站都試過掛掉，比如蘋果就試過開賣新款手機的時候被顧客擠爆，這和一次<text:span text:style-name="T3">DDOS</text:span>攻擊是差不多的。只不過大公司可以調配的資源更多，只要有預案一般都處理的了。像淘寶網每天交易量那麽大，尤其是雙十一那天，背後的技术支持是很恐怖的。<text:span text:style-name="T3"> </text:span></text:p>
      <text:p text:style-name="P1"><text:span text:style-name="T1">陳真</text:span><text:s/>  |  2017.07.06 09:39   |   <text:a xlink:type="simple" xlink:href="http://palinfo.habago.org/Entry?Command=Information_PrintForum&amp;iPage=149#FORUM35864"><text:span text:style-name="T2">#</text:span></text:a></text:p>
      <text:p text:style-name="P2">技術支援廠商是說一直有<text:span text:style-name="T3">DOS(</text:span>大規模阻斷式<text:span text:style-name="T3">)</text:span>攻擊，因此防不勝防。<text:span text:style-name="T3"> <text:line-break/><text:line-break/></text:span>我有些疑問，若有電腦高手，可否請教一下。廠商這意思是不是說：只要有<text:span text:style-name="T3">DOS</text:span>攻擊，便很可能讓對方得逞？只要得逞，就得花很長時間甚至一整天才能修復？換句話說，網站攻擊至今防不勝防，因此，網站長時間掛點，是任何網站包括<text:span text:style-name="T3">GOOGLE</text:span>等等在內的一種網站常態？<text:span text:style-name="T3"> <text:line-break/><text:line-break/></text:span>電腦或網路之於我，就只有打字以及像在圖書館裏查目錄尋找特定資料的功能，一般沒有上網的習慣，最常去的網站就是統聯或台鐵、高鐵的訂票系統。所以，我很納悶，原來網站是這麼不可靠的一個東西，三天兩頭就會掛掉。<text:span text:style-name="T3"> <text:line-break/><text:line-break/></text:span>但是，統聯或台鐵、高鐵的訂票系統，我卻幾乎不曾遇到網站掛掉或甚至掛掉一整天，請問他們是怎麼辦到的？維持網站這樣一種基本的穩定運作，技術成份非常高嗎？我記得以前的巴勒網也很少癱瘓<text:span text:style-name="T3">(</text:span>幾乎不曾有過還是我忘了<text:span text:style-name="T3">)</text:span>。<text:span text:style-name="T3"> <text:line-break/><text:line-break/></text:span>若有高手，可否簡單解惑。我還以為這個時代之網路科技已經是很成熟的一項東西。任何車子如果三天兩頭就拋錨是一種屬於車子的常態，意味著<text:span text:style-name="T3"><text:s/>"</text:span>車子<text:span text:style-name="T3">" </text:span>這項發明還無法普遍應用，但是，網站是這樣不成熟、如此脆弱的東西嗎？那些從事網路販售的店，店一下開一下關，一下又癱瘓一整天，這樣生意能做嗎？</text:p>
      <text:p text:style-name="P1"><text:span text:style-name="T1">傅怡鈞</text:span><text:s/>  |  2017.07.06 02:12   |   <text:a xlink:type="simple" xlink:href="http://palinfo.habago.org/Entry?Command=Information_PrintForum&amp;iPage=149#FORUM35863"><text:span text:style-name="T2">#</text:span></text:a></text:p>
      <text:p text:style-name="P4">昨日我下午及晚上想用手機上巴勒網閱讀，發現都上不了巴勒網，試其他網站都能輕易快速進入<text:span text:style-name="T3">(</text:span>包括對岸網站<text:span text:style-name="T3">) <text:line-break/><text:line-break/></text:span>近來台灣政局一片骯髒齷齪，巴勒網基於事實的描述，定然不容於最講言論自由的台灣當局政府及其下面背面團體人士，當然還有一堆蛆們<text:span text:style-name="T3"> <text:line-break/><text:line-break/></text:span>因而覺得納悶，不自主的想到「不會巴勒網被網軍駭客給黑了吧<text:span text:style-name="T3">?!</text:span>」<text:span text:style-name="T3"> <text:line-break/><text:line-break/></text:span>還好，還在<text:span text:style-name="T3">~</text:span></text:p>
      <text:p text:style-name="P1"><text:span text:style-name="T1">陳真</text:span><text:s/>  |  2017.07.06 01:30   |   <text:a xlink:type="simple" xlink:href="http://palinfo.habago.org/Entry?Command=Information_PrintForum&amp;iPage=149#FORUM35862"><text:span text:style-name="T2">#</text:span></text:a></text:p>
      <text:p text:style-name="P2">媽的，這什麼爛網站，三天兩頭掛點。不過，大家請忍耐再忍耐一下，現在都民國幾年了，科技這麼進步，這問題會改善的。</text:p>
      <text:p text:style-name="P1"><text:span text:style-name="T1">陳真</text:span><text:s/>  |  2017.07.05 09:53   |   <text:a xlink:type="simple" xlink:href="http://palinfo.habago.org/Entry?Command=Information_PrintForum&amp;iPage=149#FORUM35861"><text:span text:style-name="T2">#</text:span></text:a></text:p>
      <text:p text:style-name="P4">巴勒網的香港老朋友<text:span text:style-name="T3">--</text:span>老旭暉，有一本書要出版，書名叫《巴勒斯坦回憶錄》。中文版應該會在本月<text:span text:style-name="T3">(7</text:span>月<text:span text:style-name="T3">)</text:span>面世，現正為餘下所需經費籌款。無論籌款結果如何，應該都會成事出版。<text:span text:style-name="T3"> <text:line-break/><text:line-break/></text:span>網址：<text:span text:style-name="T3"> <text:line-break/><text:line-break/>https://goo.gl/zeoUJB <text:line-break/><text:line-break/></text:span>歡迎大家多多支持。</text:p>
      <text:p text:style-name="P1"><text:span text:style-name="T1">陳真</text:span><text:s/>  |  2017.07.04 17:24   |   <text:a xlink:type="simple" xlink:href="http://palinfo.habago.org/Entry?Command=Information_PrintForum&amp;iPage=149#FORUM35860"><text:span text:style-name="T2">#</text:span></text:a></text:p>
      <text:p text:style-name="P2">這篇報導以及這本書，應該都值得一看吧。<text:span text:style-name="T3"> <text:line-break/><text:line-break/></text:span>裏頭有句話說得很對，美國人總是以自我為標竿，要把世界上所有人都打造成跟他們一樣。其實，要是真的跟他們這種橫行霸道殺人如麻的土匪一樣，那還得了。<text:span text:style-name="T3"> <text:line-break/><text:line-break/></text:span>世人的命運，極大程度就取決於中美兩國之間的戰爭與和平。戰爭，將會是所有人的一條共同死路。<text:span text:style-name="T3"> <text:line-break/><text:line-break/></text:span>裏頭還有句話也講得很對，唯有尊重彼此的根本利益，把對方當人看，衝突才有可能避免。以美國為首的西方強權，長久以來就是沒法把別人當人看。這樣一層近乎奴隸般的關係，遲早也會面臨到它應有的結局。<text:span text:style-name="T3"> <text:line-break/><text:line-break/></text:span>陳真<text:span text:style-name="T3"><text:s/>2017. 07. 04. <text:line-break/><text:line-break/>==================== <text:line-break/></text:span>英媒評格美國學者雷厄姆<text:span text:style-name="T3">·</text:span>艾利森新書《注定開戰》：必須學會接受中國強大<text:span text:style-name="T3"> <text:line-break/><text:line-break/></text:span>觀察者網<text:span text:style-name="T3"><text:s/>2017-07-04 <text:line-break/><text:line-break/></text:span>今年<text:span text:style-name="T3">5</text:span>月，美國著名國際問題專家、哈佛大學肯尼迪學院首任院長格雷厄姆<text:span text:style-name="T3">·</text:span>艾利森（<text:span text:style-name="T3">Graham Allison</text:span>）出版了他的新書<text:span text:style-name="T3">——</text:span>《注定開戰：美國和中國能否逃脫修昔底德陷阱？》（<text:span text:style-name="T3">Destined for War: Can America and China Escape Thucydides’s Trap</text:span>）。<text:span text:style-name="T3">7</text:span>月<text:span text:style-name="T3">2</text:span>日，英國《泰晤士報》刊登了一篇關於此書的書評。<text:span text:style-name="T3"> <text:line-break/><text:line-break/></text:span>書評中稱，這本書是一記有用且重要的警鐘，戰爭的風險是切實存在的，其后果難以形容得可怕。與此同時，書評中還引用了艾利森的話，稱美國不必成為中國的奴隸，但必須要學會接受中國強大。<text:span text:style-name="T3"> <text:line-break/><text:line-break/></text:span>書評中寫道，<text:span text:style-name="T3">1962</text:span>年夏天，時任美國總統約翰<text:span text:style-name="T3">·</text:span>肯尼迪讀了《八月炮火》一書，并為之深深震撼。該書記錄了歐洲如何進入第一次世界大戰。<text:span text:style-name="T3"> <text:line-break/><text:line-break/></text:span>兩個月后，這位美總統就遭遇了古巴導彈危機，這是冷戰期間最危險的一個時刻。掌握的一些曆史教會他如何應對此次事件。<text:span text:style-name="T3"> <text:line-break/><text:line-break/></text:span>如今的總統特朗普似乎只閱讀合同，而且他所認為對歷史的了解，大部分都是錯誤的。<text:span text:style-name="T3">40</text:span>年來一直進出美國政府的哈佛專家格雷厄姆<text:span text:style-name="T3">·</text:span>艾利森認為，這一點令人感到擔憂。他看到了美國和中國之間存在嚴重的開戰危險，這某種程度上源於美國拒絕承認自己作為世界上處於支配地位的國家，正在被一個后來者所取代。除非每個國家都顯示出對另外一個國家的核心利益的極大尊重，而不是像此前那樣，否則災難將會降臨。<text:span text:style-name="T3"> <text:line-break/><text:line-break/></text:span>艾利森認為，美國人喜歡教訓中國人行事要<text:span text:style-name="T3">“</text:span>更像我們一樣<text:span text:style-name="T3">”</text:span>。然而，如果他們這樣做了（如果他們效仿<text:span text:style-name="T3">20</text:span>世紀美國那種咄咄逼人的做法），結果將是令人不快的。<text:span text:style-name="T3"> <text:line-break/><text:line-break/>“</text:span>修昔底德陷阱<text:span text:style-name="T3">”</text:span>是指公元前<text:span text:style-name="T3">5</text:span>世紀崛起的城邦雅典和軍事霸主斯巴達之間的沖突。雅典一位使者告訴斯巴達人：<text:span text:style-name="T3">“</text:span>弱者應當臣服於強者是一條亙古不變的法則<text:span text:style-name="T3">”</text:span>。但是后來的戰爭沖突把這兩個城邦都毀了。<text:span text:style-name="T3"> <text:line-break/><text:line-break/></text:span>該詞常見於分析中美關系的文章中，而《注定開戰》的作者艾利森就是該詞的提出者。他曾於<text:span text:style-name="T3">2012</text:span>年借<text:span text:style-name="T3">“</text:span>修昔底德陷阱<text:span text:style-name="T3">”</text:span>的曆史學隱喻，復燃了西方學朮界尤其是美國研究者對美國衰落的焦慮，以及對中國崛起的擔心，成為當下國際研究與大國博弈的熱門話題。<text:span text:style-name="T3"> <text:line-break/><text:line-break/></text:span>書評中還提到，艾利森在《注定開戰》里提供了一系列有關中國非凡崛起和美國相對衰落的數據。<text:span text:style-name="T3">1945</text:span>年以后，美國占了全球近一半的市場，而到了<text:span text:style-name="T3">1980</text:span>年，這一比例下降到<text:span text:style-name="T3">22%</text:span>，如今只有<text:span text:style-name="T3">16%</text:span>，未來到了<text:span text:style-name="T3">2040</text:span>年，可能會下降到<text:span text:style-name="T3">11%</text:span>。<text:span text:style-name="T3"> <text:line-break/><text:line-break/></text:span>與此衕時，中國卻從<text:span text:style-name="T3">1980</text:span>年的<text:span text:style-name="T3">2%</text:span>上升到去年的<text:span text:style-name="T3">18%</text:span>，預計在未來<text:span text:style-name="T3">25</text:span>年將達到<text:span text:style-name="T3">30%</text:span>。<text:span text:style-name="T3"> <text:line-break/><text:line-break/></text:span>新加坡總理李光耀被艾利森稱贊為一位最敏銳的中國問題觀察家。李光耀稱中國是<text:span text:style-name="T3">“</text:span>世界曆史上最大的一個參與者<text:span text:style-name="T3">”</text:span>。自<text:span text:style-name="T3">2008</text:span>年后，每隔一年，中國國內生產總值增量（<text:span text:style-name="T3">GDP</text:span>）比整個印度的經濟規模還大。<text:span text:style-name="T3"> <text:line-break/><text:line-break/></text:span>艾利森還在書中寫道，<text:span text:style-name="T3">“</text:span>世界從來沒有見過全球力量對比如此迅速的根本性轉變，如果北京和華盛頓的領導人繼續像過去十年來那樣行事，美國和中國勢必會有一戰<text:span text:style-name="T3">”</text:span>。<text:span text:style-name="T3"> <text:line-break/><text:line-break/></text:span>美國希望遏制中國，而中國不希望被遏制。艾利森警告說，不要心存妄想，認為美國的軍事力量難以抵擋。<text:span text:style-name="T3"><text:line-break/><text:line-break/></text:span>艾利森希望白宮成立一個<text:span text:style-name="T3">“</text:span>曆史顧問委員會<text:span text:style-name="T3">”</text:span>，就像<text:span text:style-name="T3">“</text:span>世紀顧問委員會<text:span text:style-name="T3">”</text:span>一樣，為眼下世界上<text:span text:style-name="T3">“</text:span>最大權在握的那個人<text:span text:style-name="T3">”</text:span>提供一點早該接受的教育。<text:span text:style-name="T3"> <text:line-break/><text:line-break/></text:span>這本書聽起來是一記有用且重要的警鐘。穩定性和可預測性是避免衝突的關鍵因素，美國需要一項協調一致的戰略，而不是不時地因為言論或巡航導彈沖上世界舞台。<text:span text:style-name="T3"> <text:line-break/><text:line-break/></text:span>美國和它的總統渴望保持曆來對中國的控制，艾利森說，這樣的結果并不在選項之列。我們不必成為中國的奴隸，但我們必須學會接受其強大，盡管有時它展示自己強大的方式令我們反感。而為了避免一場戰爭，這一點可能還不是我們必須要吞下最苦的藥片。戰爭的風險是切實存在的，而其后果難以形容得可怕。<text:span text:style-name="T3"> <text:line-break/><text:line-break/></text:span>據澎湃新聞網此前報道，盡管艾利森是以《注定開戰：美國和中國能否逃脫修昔底德陷阱？》來命名自己的新書，但是在<text:span text:style-name="T3">6</text:span>月<text:span text:style-name="T3">25</text:span>日舉行的第六屆世界和平論壇上，艾利森卻表示，<text:span text:style-name="T3">“</text:span>中美之間的戰爭不是不可避免的。<text:span text:style-name="T3">” <text:line-break/><text:line-break/></text:span>當時，美國務院負責東亞和太平洋事務的前副助理國務卿托馬斯<text:span text:style-name="T3">·</text:span>克里斯坦森（<text:span text:style-name="T3">Thomas Christansen</text:span>）也衕樣認為，雖然中美之間存在一些結搆性的矛盾和挑戰，但是中美之間并非<text:span text:style-name="T3">“</text:span>注定一戰<text:span text:style-name="T3">”</text:span>。<text:span text:style-name="T3"> <text:line-break/><text:line-break/></text:span>為了處理中美之間的復雜關系，避免陷入所謂的<text:span text:style-name="T3">“</text:span>修昔底德陷阱<text:span text:style-name="T3">”</text:span>，早在<text:span text:style-name="T3">2013</text:span>年我國國家主席習近平就提出了以不沖突不對抗、相互尊重、合作共贏為內涵的新型大國關系的戰略方向。今年<text:span text:style-name="T3">3</text:span>月份美國國務卿蒂勒森訪華，以及<text:span text:style-name="T3">4</text:span>月份中美元首海湖莊園會晤時，美方也對此做出了積極的回應。</text:p>
      <text:p text:style-name="P1"><text:span text:style-name="T1">陳真</text:span><text:s/>  |  2017.07.04 16:44   |   <text:a xlink:type="simple" xlink:href="http://palinfo.habago.org/Entry?Command=Information_PrintForum&amp;iPage=149#FORUM35859"><text:span text:style-name="T2">#</text:span></text:a></text:p>
      <text:p text:style-name="P4">力民，<text:span text:style-name="T3"> <text:line-break/><text:line-break/></text:span>我講的<text:span text:style-name="T3">RAND</text:span>那篇報告和你說的是不一樣的文章。我講的那篇發表於去年<text:span text:style-name="T3">(2016)7</text:span>月。但是王先生的文章卻是<text:span text:style-name="T3">2016</text:span>年<text:span text:style-name="T3">2</text:span>月寫的，至於他所提到的是<text:span text:style-name="T3">2008 </text:span>年的報告，文中那些連結都已失效。我不知道<text:span text:style-name="T3">2008</text:span>年<text:span text:style-name="T3">RAND</text:span>公司寫了什麼，但我不認為它會在<text:span text:style-name="T3">2008</text:span>年做出美軍將在大陸近海作戰中慘敗的斷言，因為即使是現在都不會有人如此斬釘截鐵地斷言美軍勢必慘敗，更不用說<text:span text:style-name="T3">10</text:span>年前，太違反常識了。即使我說的<text:span text:style-name="T3">2016</text:span>年這篇研究報告，也僅僅只是說共軍在台海這部份的戰事將會佔有一定的優勢。<text:span text:style-name="T3"> <text:line-break/><text:line-break/></text:span>不過你說得對，中國不戰則已，一旦開戰，不戰到最後一兵一卒不可能罷休，畢竟這攸關十幾億人的中國夢之存與滅。兩個人打架，若有一方存心玩上一條命，這時候，對方想打這場架恐怕就得考慮考慮要不要玩這麼大。換句話說，中國技不如人，但死志甚堅，憑這一點<text:span text:style-name="T3"><text:s/>"</text:span>不要命<text:span text:style-name="T3">" </text:span>或可阻嚇美軍介入，但若真的開打，進而引發全面大戰，至今沒有一篇報告認為中國會贏，因為那是很明顯的一種實力落差，就跟我和李小龍打一樣，輸贏幾無懸念，光憑所謂意志仍然無法決定勝負。<text:span text:style-name="T3"> <text:line-break/><text:line-break/></text:span>許多時候，看一些大陸的鷹派不知道是吃了大力丸還是搖頭丸，老是說一些什麼要把美軍輕易打得落花流水之類，其實就跟北韓向來一樣的論調，吹牛不打草稿，好像美軍根本不是對手似的。這類言論，壯壯膽可以，但不能當真，畢竟看清楚自己的本事和能力是很重要的。<text:span text:style-name="T3"> <text:line-break/><text:line-break/></text:span>大家應該常聽到所謂<text:span text:style-name="T3"><text:s/>"</text:span>中國崩潰論<text:span text:style-name="T3">"</text:span>，這是一位美籍華人章家敦所提出。大約<text:span text:style-name="T3">2001</text:span>年，他寫了一本書，<text:span text:style-name="T3">"</text:span>預言<text:span text:style-name="T3">" </text:span>中國即將在幾年內迅速崩潰，從此預言個不停，一直到這兩年竟然還一直在預言：<text:span text:style-name="T3">"</text:span>快了快了，中國快崩潰了！<text:span text:style-name="T3">" </text:span>結果，中國沒崩潰，我都聽到快崩潰了，不知道章家敦怎麼還不崩潰？老賊漢奸兼大貪官李登輝也有類似中國即將崩潰論，講了<text:span text:style-name="T3">20</text:span>年。<text:span text:style-name="T3"> <text:line-break/><text:line-break/></text:span>不過，我確實相信中國有可能崩潰，不會是出於經濟，也不會是出於內政，而是出於一場誤判的戰爭。保有戰鬥意志不是壞事，但每次看到有人高唱祖國無敵論，我就覺得荒唐，這種事是不應該給人們任何錯覺或幻覺的，因為它會帶來危險而難以承擔的後果。<text:span text:style-name="T3"> <text:line-break/><text:line-break/></text:span>鄧小平以<text:span text:style-name="T3"><text:s/>"</text:span>中國人窮雖窮，打起仗來是不怕死的<text:span text:style-name="T3">"</text:span>，嚇退柴契爾。英國原本是不想歸還香港的。但是，過去的中英對峙，和如今的中美交鋒，以及中國被一堆帶有敵意的國家團團包圍的事實，畢竟不可同日而語。任何戰爭<text:span text:style-name="T3"><text:s/>(</text:span>包括武統台灣<text:span text:style-name="T3">)</text:span>對於中國都是極端不利且不必要的。當然，我相信，台灣一旦獨立，就算滅國，大陸也會和美國戰到底，後果很可能就是核戰，台灣將會從地圖上消失，變成一塊荒島，大陸也將毀滅。至於美國如何，我不敢說，應該也得死傷千萬吧。只是我認為美國應該不會想要玩這麼大，他不會為了台灣這條狗引發世界大戰。美國雖壞，但他並不笨。美國倘若不介入，並不是因為他怕打輸中國，而是算盤打一打覺得划不來。</text:p>
      <text:p text:style-name="P1"><text:span text:style-name="T1">王建國</text:span><text:s/>  |  2017.07.04 16:42   |   <text:a xlink:type="simple" xlink:href="http://palinfo.habago.org/Entry?Command=Information_PrintForum&amp;iPage=149#FORUM35858"><text:span text:style-name="T2">#</text:span></text:a></text:p>
      <text:p text:style-name="P2">從宗教的觀點來看，所有自稱是活佛的，都不是有大法力的真貨，否則何以發源地都不能發揚光大，眾多喇嘛們要集體跑路，而非以佛法感化眾生，將所在地化為佛國！<text:span text:style-name="T3"> <text:line-break/><text:line-break/></text:span>作為前統治階層的達賴，就算再幽默風趣，口說善言，依舊無法掩蓋西藏佛教統治階層的黑暗，他也從無面對之意。<text:span text:style-name="T3"> <text:line-break/><text:line-break/></text:span>不過絕大部份自稱是佛教徒的，也都是言行不一，離佛經所言甚遠，所以他還是可以當他的活佛。<text:span text:style-name="T3"> </text:span></text:p>
      <text:p text:style-name="P1"><text:span text:style-name="T1">甄力民</text:span><text:s/>  |  2017.07.04 08:18   |   <text:a xlink:type="simple" xlink:href="http://palinfo.habago.org/Entry?Command=Information_PrintForum&amp;iPage=149#FORUM35857"><text:span text:style-name="T2">#</text:span></text:a></text:p>
      <text:p text:style-name="P4">感謝陳真的詳細回應，美國會大敗的那篇內容在<text:span text:style-name="T3">2020</text:span>前的台海戰役那篇，裡面也是引用了<text:span text:style-name="T3">rand</text:span>的文章，關於你說的我很認同，我認為中國在近海的優勢應該就足以恫嚇美國了，因為戰爭比的不只是戰力，而且是比看誰願意犧牲的代價更高，很難想像美國會為台灣打這種代價如此高昂的戰爭，而中國不打則以，一旦開戰應該是不惜一切代價也要獲得勝利。</text:p>
      <text:p text:style-name="P1"><text:span text:style-name="T1">陳真</text:span><text:s/>  |  2017.07.04 03:15   |   <text:a xlink:type="simple" xlink:href="http://palinfo.habago.org/Entry?Command=Information_PrintForum&amp;iPage=149#FORUM35856"><text:span text:style-name="T2">#</text:span></text:a></text:p>
      <text:p text:style-name="P2">力民，<text:span text:style-name="T3"> <text:line-break/><text:line-break/></text:span>王孟源在你所提供的哪篇文章中提到在近海作戰中，美國<text:span text:style-name="T3"><text:s/>"</text:span>沒有勝算<text:span text:style-name="T3">"</text:span>，勢必將<text:span text:style-name="T3"><text:s/>"</text:span>大敗<text:span text:style-name="T3">"</text:span>？我沒看到。他指的應是未來<text:span text:style-name="T3">10-15</text:span>年的預測：<text:span text:style-name="T3"> <text:line-break/><text:line-break/>http://newsblog.chinatimes.com/duduong/archive/22836 <text:line-break/><text:line-break/></text:span>他指的不但是未來十幾年後的預測，而且似乎僅限於台海作戰，同時亦無斷言中國十幾年後必然大勝。但我講的卻不是未來十幾年<text:span text:style-name="T3"><text:s/>(</text:span>我沒法在軍事問題上想那麼遠<text:span text:style-name="T3">)</text:span>，而是指的當下勝負。而且，我不認為中美一旦開火會僅僅只是在台海周邊圍個圈圈像打擂台一樣較量兩下就了事，肯定會發展為更大範圍的作戰，乃至全面開戰，因為兩邊都會有絕不能輸的壓力。越是大範圍作戰，中國就越不是美軍的對手。<text:span text:style-name="T3"> <text:line-break/><text:line-break/></text:span>而且，一旦攻擊美軍海外基地，勢必會把日韓澳等等美國同路人全都扯進戰火，世界大戰將很難避免。因此，光是評估某個特定狹小區域<text:span text:style-name="T3"><text:s/>(</text:span>例如台海<text:span text:style-name="T3">) </text:span>的勝負，或許有軍事上的局部參考價值，卻沒有太大的現實政治意義，因為中美沒有一方會在這樣一個特定小範圍內定勝負、舉白旗投降；雙方不戰則已，一旦開戰，必然得有一方全面俯首稱臣，被迫得在國家重大根本利益上做出讓步。<text:span text:style-name="T3"> <text:line-break/><text:line-break/></text:span>軍事戰力這種東西的評估與推演，很難依靠單一個人力量去做出研判，它往往必須是一種集體作業下的共同研究報告，因為牽涉太多軍事機密或資訊以及各種不同專業<text:span text:style-name="T3">(</text:span>不光是軍事專業<text:span text:style-name="T3">)</text:span>，因此，機構的共同研究報告自然會比較具有可信度。<text:span text:style-name="T3"> <text:line-break/><text:line-break/></text:span>我對軍事武器自然是一竅不通，但長期看了不少西方智庫與研究機構的評估報告，直到今天，我還不曾看過一篇報告斷言美國在台海作戰將會<text:span text:style-name="T3"><text:s/>"</text:span>大敗<text:span text:style-name="T3">"</text:span>，頂多是看到雙方約略勢均力敵或是美軍仍佔上風的結論居多。<text:span text:style-name="T3"> <text:line-break/><text:line-break/></text:span>更何況，在西方蓄意炒作所謂<text:span text:style-name="T3"><text:s/>"</text:span>中國威脅論<text:span text:style-name="T3">" </text:span>的企圖底下，再加上許多時候這類報告不管是出自政府或民間，經常被拿來做為一種擴編更多軍事預算與海外軍事布局的說詞與藉口，這類報告往往因此會被認為低估美國但卻刻意高舉中國的戰力。在這樣一種內在偏頗下，尚且都還認為美軍穩佔上風。<text:span text:style-name="T3"> <text:line-break/><text:line-break/></text:span>結論最大膽、同時也是我看過唯一的一篇認為中國在台海戰役佔優勢的報告是<text:span text:style-name="T3"><text:s/>RAND </text:span>公司在<text:span text:style-name="T3">2015</text:span>年所做。這是一家專門為美軍進行調查研究與分析的民間智庫公司。它事實上一前一後發表了兩篇相關研究，起因於中美大戰相關論述極多，但至今卻仍然沒有比較正式的研究。其中一篇較長，四百多頁，叫做<text:span text:style-name="T3"><text:s/>"The Us-China Military Scorecard" (</text:span>中美軍事成績單<text:span text:style-name="T3">)</text:span>，底下有原文：<text:span text:style-name="T3"> <text:line-break/><text:line-break/>https://goo.gl/tLXr5K <text:line-break/><text:line-break/></text:span>另一篇較短，一百多頁，不過這篇卻引起更多矚目，相關討論，不可勝數。這報告叫<text:span text:style-name="T3"><text:s/>"War with China</text:span>：<text:span text:style-name="T3">Thinking Through the Unthinkable"(</text:span>與中國開戰：想像那無法想像的<text:span text:style-name="T3">) </text:span>。底下是報告原文：<text:span text:style-name="T3"> <text:line-break/><text:line-break/>https://goo.gl/sL8fEp <text:line-break/><text:line-break/></text:span>這報告之所以引起各方矚目是因為，它分別從<text:span text:style-name="T3">9</text:span>個不同作戰方式，進行了<text:span text:style-name="T3">18</text:span>種模擬實驗，認為共軍已在台海佔優勢。我當然沒有能力否認這篇報告的看法。但是，就如我上述所說，我指的中國完全打不過美國並非僅僅止於特定小範圍的作戰，而是指整體戰力，因為兩者一旦開戰，就如各方普遍的看法，美國將受重創，但是對於中國卻不僅僅是重創，而會是毀滅性的。這裏有一篇簡短的報導可以參考：<text:span text:style-name="T3"> <text:line-break/><text:line-break/>https://goo.gl/it3AoE <text:line-break/><text:line-break/></text:span>裏頭引用<text:span text:style-name="T3"><text:s/>Rand</text:span>的報告說，即便到<text:span text:style-name="T3">2025</text:span>年，即便近年來被西方刻意炒作得很厲害的所謂中國的<text:span text:style-name="T3"><text:s/>A2/AD (anti-access/area denial </text:span>，反介入戰略<text:span text:style-name="T3">) </text:span>已經發展得登峰造極，中國依然會是輸家。<text:span text:style-name="T3"> <text:line-break/><text:line-break/></text:span>我近乎一片空白的軍事知識自然無從判斷共軍的什麼<text:span text:style-name="T3">A2/AD</text:span>有多厲害，據說可以拒美軍於幾千里之外<text:span text:style-name="T3"><text:s/>(</text:span>我個人是不相信啦<text:span text:style-name="T3">)</text:span>，但是，即便是去年發表的這篇高度抬舉共軍實力的<text:span text:style-name="T3"><text:s/>Rand </text:span>報告依然認為，大陸的<text:span text:style-name="T3">A2/AD</text:span>至今仍無法防禦美軍的攻擊。其它普遍的看法也一樣，普遍不認為大陸的<text:span text:style-name="T3">A2/AD</text:span>能有效運作。<text:span text:style-name="T3"> <text:line-break/><text:line-break/></text:span>但是，你所引用的王先生這篇文章：<text:span text:style-name="T3"> <text:line-break/><text:line-break/>http://newsblog.chinatimes.com/duduong/archive/14930 <text:line-break/><text:line-break/></text:span>王先生卻說：<text:span text:style-name="T3"> <text:line-break/><text:line-break/>"</text:span>美軍將共軍的近海防御作戰部署稱為<text:span text:style-name="T3">“</text:span>反介入<text:span text:style-name="T3">/</text:span>區域拒止<text:span text:style-name="T3">”</text:span>（<text:span text:style-name="T3">A2/AD</text:span>，<text:span text:style-name="T3">Anti-Access/Area Denial</text:span>）。<text:span text:style-name="T3">...</text:span>共軍自<text:span text:style-name="T3">1996</text:span>年台海危機受到美國海軍航空兵前出部署的大刺激之後，臥薪嘗膽，從本土防御出發，經過近岸防御和近海防御，一步一步邁向遠洋防御的戰略方針。十八年後的今天，近海防御的階段任務已基本完成；美國海軍的航母戰鬥群已被成功地<text:span text:style-name="T3">“</text:span>拒止<text:span text:style-name="T3">”</text:span>（<text:span text:style-name="T3">Denied</text:span>）於中國海岸<text:span text:style-name="T3">2000</text:span>公里外，無力對共軍的岸上目標進行打撃。<text:span text:style-name="T3">" <text:line-break/><text:line-break/></text:span>我覺得王先生的這類斷言未免太樂觀而缺乏根據。<text:span text:style-name="T3"> <text:line-break/><text:line-break/></text:span>各位知道誰是劉亞洲吧，解放軍上將，中共中央委員，中國前國家主席李先念的女婿。媒體報導說他寫了本書，提到說<text:span text:style-name="T3"><text:s/>"</text:span>美軍已經走得太遠，共軍怎麼追也永遠追不上<text:span text:style-name="T3">"</text:span>。相關報導請見：<text:span text:style-name="T3"> <text:line-break/><text:line-break/>http://tw.aboluowang.com/2016/0221/695929.html <text:line-break/><text:line-break/></text:span>我並非說我認同他說的，但是，他提到說美國一國可以同時打全世界，這點我倒是相信，也聽很多專家說過。我想，那當然不是指的傳統作戰，而是指美國擁有絕對優勢的核打擊能力的關係；它可以同時對全世界每個角落發射核彈，瞬間就能把地球炸爛好幾回。但是，唯一<text:span text:style-name="T3"><text:s/>"</text:span>可能<text:span text:style-name="T3">" </text:span>有能力毀滅美國的卻是俄國，而非中國。中國連毀滅一個紐約恐怕都不一定做得到。<text:span text:style-name="T3"> <text:line-break/><text:line-break/></text:span>因為關心核武、軍火買賣與輸出以及人類瘋狂的軍備競賽，包括關心台灣這個凱子到底被美國勒索了多少軍費等等等，我這過去<text:span text:style-name="T3"><text:s/>20 </text:span>年來經常造訪一個網站，一個舉世著名的研究機構<text:span text:style-name="T3"><text:s/>SIPRI (</text:span>瑞典斯德哥爾摩和平研究所<text:span text:style-name="T3">)</text:span>，它裏頭有一些資料庫，應有盡有，歡迎關心世界和平的各位多加利用。網址是：<text:span text:style-name="T3"> <text:line-break/><text:line-break/>https://www.sipri.org/ <text:line-break/><text:line-break/></text:span>去年<text:span text:style-name="T3">(2016</text:span>年<text:span text:style-name="T3">)6</text:span>月中，<text:span text:style-name="T3"><text:s/>SIPRI </text:span>發表一篇報告，截至<text:span text:style-name="T3">2016</text:span>年<text:span text:style-name="T3">1</text:span>月為止，全球擁有<text:span text:style-name="T3">15395</text:span>枚核彈頭<text:span text:style-name="T3"><text:s/>(</text:span>可以把地球和月亮炸爛好幾回<text:span text:style-name="T3">)</text:span>，其中<text:span text:style-name="T3">4120</text:span>枚為部署狀態。其中，俄羅斯以擁有<text:span text:style-name="T3">7290</text:span>枚核彈頭位居榜首，美國有<text:span text:style-name="T3">7000</text:span>枚，排行第二。第三名是法國，有<text:span text:style-name="T3">300</text:span>枚。中國第四，<text:span text:style-name="T3">260</text:span>枚。依序是英國的<text:span text:style-name="T3">215</text:span>枚，巴基斯坦的<text:span text:style-name="T3">110</text:span>至<text:span text:style-name="T3">130</text:span>枚，印度的<text:span text:style-name="T3">100</text:span>至<text:span text:style-name="T3">120</text:span>枚，以色列<text:span text:style-name="T3">80</text:span>枚，朝鮮<text:span text:style-name="T3">10</text:span>枚。<text:span text:style-name="T3"> <text:line-break/><text:line-break/></text:span>俄國雖然核彈數量最多，但攻擊力遠遜美國。報告中還點名歐巴馬在當年上任之初說要裁廢核武，結果不但裁個屁啦，反倒還拼命發展核武，從<text:span text:style-name="T3">2015</text:span>年到<text:span text:style-name="T3">2024</text:span>年十年之間，預計投入<text:span text:style-name="T3">3480</text:span>億美元於研發更恐怖的核武。難道這個恐怖主義國家毀滅地球還不夠，是不是打算連宇宙也要一併摧毀才甘願？<text:span text:style-name="T3"> <text:line-break/><text:line-break/></text:span>做為一個反戰及反軍火貿易者，我常有一種道德兩難。今天，倘若不是中國擁有一定的軍事反擊能力，老早已經被西方列強生吞活剝；今天的中國，下場就會像伊拉克或阿富汗或敘利亞那樣，宛如人間地獄。這時候，難道我們應該還向甘地看齊，要求人類放棄一切國防武力，要求中國也應放棄所有軍事力量？對此，我實在很難想像甘地式的非暴力如何可能做到？我常想，倘若他還活著，目賭美國遠勝納粹數百倍的血腥殘暴，是否還會秉持一貫的信念，認為國家不應該發展武力？武力發展之上限，只須足夠維持國內治安就好？這似乎有點像天方夜譚。也許有一天，人類真的可以完全廢棄戰爭，但那恐怕是在千百年之後。</text:p>
      <text:p text:style-name="P3"/>
      <text:p text:style-name="P1"><text:span text:style-name="T1">甄力民</text:span><text:s/>  |  2017.07.03 22:33   |   <text:a xlink:type="simple" xlink:href="http://palinfo.habago.org/Entry?Command=Information_PrintForum&amp;iPage=150#FORUM35855"><text:span text:style-name="T2">#</text:span></text:a></text:p>
      <text:p text:style-name="P2">之前有一位王孟源先生曾在此留言，邀請大家去她的部落格一覽，我去看過之後驚為天人，把他那邊幾百篇文章也都看完了，王先生分析認為在大陸近海作戰上面美軍已經沒有勝算了，即使美國願意幫台灣打中國也打不贏了，簡單講就是在近海作戰上中國已經擁有可以第一時間摧毀美軍在西太平洋上的基地的導彈，並且因為美軍的戰鬥機不具備遠航性能，所以台海一旦開打美軍將在近海失去空優而大敗。而未來只會差距更遠，並且他也分析在香港雨傘運動之後，大陸執行武統機率已經大大的提升了，以下是相關文章連結<text:span text:style-name="T3">: <text:line-break/><text:line-break/></text:span>【海軍】【歷史】從<text:span text:style-name="T3">1996</text:span>台海危機到東風<text:span text:style-name="T3">21D</text:span>反艦彈道飛彈<text:span text:style-name="T3"> <text:line-break/>http://newsblog.chinatimes.com/duduong/archive/14762 <text:line-break/></text:span>這篇是談<text:span text:style-name="T3">1996</text:span>年共軍被美軍羞辱後如何補強的經過<text:span text:style-name="T3"> <text:line-break/><text:line-break/></text:span>【海軍】【空軍】美軍對抗共軍的作戰計劃<text:span text:style-name="T3"> <text:line-break/>http://newsblog.chinatimes.com/duduong/archive/14930 <text:line-break/></text:span>這篇談近中共的海防御作戰部署<text:span text:style-name="T3"><text:s/>“</text:span>反介入<text:span text:style-name="T3">/</text:span>區域拒止<text:span text:style-name="T3">”</text:span>（<text:span text:style-name="T3">A2/AD</text:span>，<text:span text:style-name="T3">Anti-Access/Area Denial</text:span>）完成後美軍已經無法在近海打贏中共了。<text:span text:style-name="T3"> <text:line-break/><text:line-break/></text:span>【台灣】<text:span text:style-name="T3">2020</text:span>年前的台海戰役<text:span text:style-name="T3"> <text:line-break/>http://newsblog.chinatimes.com/duduong/archive/30345 <text:line-break/></text:span>這篇談到美國自己的智庫分析承認在近海無法戰勝中共<text:span text:style-name="T3"> <text:line-break/><text:line-break/></text:span>【陸軍】未來十年的中美武器對比（一）<text:span text:style-name="T3"> <text:line-break/>http://newsblog.chinatimes.com/duduong/archive/36694 <text:line-break/></text:span>【空軍】未來十年的中美武器對比（二）<text:span text:style-name="T3"> <text:line-break/>http://newsblog.chinatimes.com/duduong/archive/36718 <text:line-break/></text:span>【海軍】未來十年的中美武器對比（三）<text:span text:style-name="T3"> <text:line-break/>http://newsblog.chinatimes.com/duduong/archive/36735 <text:line-break/></text:span>這三篇談美軍軍備狀況，其中空軍篇就有談到為何美軍飛機航程如此之短，以致在西太平洋上的空軍基地被導彈第一時間炸毀後，短航程戰機變成無用武之機，然後可以順便看看美國目前腐敗的程度是如何在軍備上呈現。<text:span text:style-name="T3"> <text:line-break/><text:line-break/></text:span>【台灣】無知與短視的後果<text:span text:style-name="T3"> <text:line-break/>http://newsblog.chinatimes.com/duduong/archive/22836 <text:line-break/></text:span>這篇談為何中共對台動武的機率大大的提升了。</text:p>
      <text:p text:style-name="P1">lbboy   |  2017.07.03 21:50   |   <text:a xlink:type="simple" xlink:href="http://palinfo.habago.org/Entry?Command=Information_PrintForum&amp;iPage=150#FORUM35854"><text:span text:style-name="T2">#</text:span></text:a></text:p>
      <text:p text:style-name="P6">http://m.guancha.cn/LuoSiYi/2017_07_02_416112.shtml <text:line-break/><text:span text:style-name="T1">這位英國籍教授講香港問題滿中肯的。也符合整個歷史脈絡。值得一看。</text:span></text:p>
      <text:p text:style-name="P1"><text:span text:style-name="T1">陳真</text:span><text:s/>  |  2017.07.03 17:59   |   <text:a xlink:type="simple" xlink:href="http://palinfo.habago.org/Entry?Command=Information_PrintForum&amp;iPage=150#FORUM35853"><text:span text:style-name="T2">#</text:span></text:a></text:p>
      <text:p text:style-name="P2">大陸有一批人好像很喜歡打仗，整天喊梧桐。打台灣是很容易，但是打美國，就我的了解，那就好像小孩和大人打架一樣，毫無勝算。輸就是輸，沒有什麼小輸大輸的差別，我如果和李小龍對打，估計也只是小輸，可是這樣講有意義嗎<text:span text:style-name="T3">? <text:line-break/><text:line-break/></text:span>大陸<text:span text:style-name="T3">"</text:span>小輸<text:span text:style-name="T3">" </text:span>美國後，還能梧桐<text:span text:style-name="T3">? </text:span>還能軍力<text:span text:style-name="T3"><text:s/>"</text:span>上升到全新的階段<text:span text:style-name="T3">"? </text:span>大陸崛起也只是一個起頭，但很多人可能把它想得太厲害了。梧桐成功的唯一前提就是美國袖手旁觀。<text:span text:style-name="T3"> <text:line-break/><text:line-break/></text:span>陳真<text:span text:style-name="T3"> <text:line-break/><text:line-break/>================ <text:line-break/></text:span>陸媒看武統台灣！<text:span text:style-name="T3">5</text:span>萬人登陸就結束<text:span text:style-name="T3"> <text:line-break/><text:line-break/>2017</text:span>年<text:span text:style-name="T3">07</text:span>月<text:span text:style-name="T3">03</text:span>日<text:span text:style-name="T3"> <text:line-break/><text:line-break/></text:span>兩岸關係冷凍之際，大陸著名的軍事網站新浪軍事刊登一篇題為《武力統一台灣之戰一旦打響<text:span text:style-name="T3"><text:s/>7</text:span>個變數制約結束》的文章，認為若台海之戰開打，只要能有<text:span text:style-name="T3">5</text:span>萬共軍登陸台灣，戰爭即可宣告結束。美國是否參戰則會視共軍進展速度而定。<text:span text:style-name="T3"> <text:line-break/><text:line-break/></text:span>文中還主張，大陸的經濟會因戰爭而受益，且一旦打贏後，中國更將獲得和平空間，發展速度將加快。<text:span text:style-name="T3"> <text:line-break/><text:line-break/>6</text:span>月<text:span text:style-name="T3">28</text:span>日在新浪部落格刊登的這篇文章針對未來可能的台海之戰，提出<text:span text:style-name="T3">7</text:span>點可能的變數並加以預測：<text:span text:style-name="T3"> <text:line-break/><text:line-break/>1.</text:span>文中認為對大陸而言，打下台灣後並不會太難管理，因為大陸對現代社會、經濟、文化的管理水準已遠非昔日可比，大陸更將因為打下台灣，獲得和平空間，整體發展加速。<text:span text:style-name="T3"> <text:line-break/><text:line-break/>2.</text:span>美國會先採用較溫和的手段，是否武力介入則要看大陸的進展速度。如果進展快速美方就不介入，反之若進展較慢美國則可能介入。<text:span text:style-name="T3"> <text:line-break/><text:line-break/>3.</text:span>因為經驗、實力等因素，共軍進展緩慢的可能性較大；共軍將與美國<text:span text:style-name="T3">2</text:span>個航母特混艦隊交手，即使小輸，也將令越南、菲律賓震懾，縮回「黑手」。<text:span text:style-name="T3"> <text:line-break/><text:line-break/>4.</text:span>一旦有<text:span text:style-name="T3">5</text:span>萬左右的共軍成功登陸，戰爭即告結束，不會有持久的城市攻堅戰或山地游擊戰，因為解放軍是這方面老手。<text:span text:style-name="T3"> <text:line-break/><text:line-break/>5.</text:span>大陸不需要為了這場戰爭全國動員，只需派遣一部分最精銳軍力即可，而大陸的經濟，尤其是軍工業方面還將因為戰爭受益。<text:span text:style-name="T3"> <text:line-break/><text:line-break/>6.</text:span>這場台海戰爭不會太殘酷，因為是中國人之間的戰爭，大陸會禁止轟炸普通城市與平民區，加上如今飛彈精準度提高，不會打爛台灣經濟。<text:span text:style-name="T3"> <text:line-break/><text:line-break/>7.</text:span>最後，該文預測，在與美國海空軍實戰較量一番後，戰後解放軍的軍備發展、戰略戰術、指揮藝術等將上升到全新的階段。<text:span text:style-name="T3"> <text:line-break/><text:line-break/>(</text:span>旺報<text:span text:style-name="T3">)</text:span></text:p>
      <text:p text:style-name="P1"><text:span text:style-name="T1">天峰</text:span><text:s/>  |  2017.07.03 11:46   |   <text:a xlink:type="simple" xlink:href="http://palinfo.habago.org/Entry?Command=Information_PrintForum&amp;iPage=150#FORUM35852"><text:span text:style-name="T2">#</text:span></text:a></text:p>
      <text:p text:style-name="P4">我有個朋友長居美國，對達賴喇嘛多年來的善言善行感同身受，常和我說，中國人應該把政治和宗教分開，達賴只是政治立場不同而已，他真的是個好人，假如我也是信教的，他絕對是聖人。<text:span text:style-name="T3"> <text:line-break/><text:line-break/></text:span>我說，或許我對達賴要求太高，假如達賴有那麽一次，對舊西藏的農奴制懺悔，哪怕有那麽一次，對占舊西藏絕大多數人口的那幾百萬農奴的悲慘遭遇懺悔，甚至不用懺悔，只要如實的描述那個年代農奴根本不是人的狀況，比美國黑奴還要慘一萬倍的狀況，我就稱他為好人。我甚至不知道他有沒有當過農奴是人，怎麼稱他為好人呢？<text:span text:style-name="T3"> <text:line-break/><text:line-break/></text:span>真的，就算他政治立場不同，就算他反共反中堅持西藏獨立，就算他的政治集團不斷在海外掀動反華，我都不在乎。就算他是中國的敵人又如何？中國的敵人多了，敵人裏面也有人性光輝爆棚的，甚至手段高明到讓我佩服的人。<text:span text:style-name="T3"> <text:line-break/><text:line-break/></text:span>也許我看了太多的西藏歷史，當年第一次入藏時聽老藏人談起舊西藏時農奴的悲慘狀況，再看了一些遺址，好長一段時間無法釋懷。所以，對於達賴，這個舊西藏最後一個統治者，突然成為人權民主自由的化身，我覺得就是開了歷史最大的玩笑。當然，他仍擁有達賴喇嘛這個封號，基於對藏民信仰的尊重，我從未質疑過他。我只是在有的藏民家中看到同時懸掛達賴畫像和毛主席畫像時，才稍微問一問關於達賴和關於毛澤東。</text:p>
      <text:p text:style-name="P1"><text:span text:style-name="T1">陳真</text:span><text:s/>  |  2017.07.03 10:33   |   <text:a xlink:type="simple" xlink:href="http://palinfo.habago.org/Entry?Command=Information_PrintForum&amp;iPage=150#FORUM35851"><text:span text:style-name="T2">#</text:span></text:a></text:p>
      <text:p text:style-name="P2">達賴喇嘛是好人，卻整天做壞事；掛宗教羊頭，賣政治狗肉，言行不一，為虎作倀。一方面批評所謂恐怖份子<text:span text:style-name="T3">(</text:span>只要跟美國敵對的都算<text:span text:style-name="T3">)</text:span>，甚至還曾經說應該對恐怖份子動武<text:span text:style-name="T3">(</text:span>不是說<text:span text:style-name="T3"><text:s/>"</text:span>愛與非暴力<text:span text:style-name="T3">" </text:span>嗎？<text:span text:style-name="T3">)</text:span>，但是，對於美國億萬倍的血腥惡行，不但不曾說過一句不是，而且還經常接受美國總統這些血腥戰爭罪犯的表揚，或是百般配合美國打擊中國。<text:span text:style-name="T3"> <text:line-break/><text:line-break/></text:span>更惡劣的是，你可別以為這些都只是達賴或及其統治集團的一種獨立作為，事實上，種種舉措，比方說什麼幾個碗糕和平獎得主的什麼共同連署信之類，背後往往都是美國情治系統在一手操盤。我講這些都是絕對有根據的。<text:span text:style-name="T3"> <text:line-break/><text:line-break/></text:span>長久以來，我非常尊敬達賴，但這樣一種尊敬，逐年遞減，取而代之的是一種同情，也許他真的不知道自己在幹什麼。倘若知道卻仍執意為之，那便是可恥。個人而言，表面言行純真無邪，但種種政治動作卻充滿算計與複雜政治操作。這是一種人格分裂嗎還是怎樣？我實在很不解。<text:span text:style-name="T3"> <text:line-break/><text:line-break/></text:span>至於所謂劉曉波事件，長久以來純粹就是美國藉以抹黑與顛覆中國的一個棋子，真是很可恥。大陸許多所謂民主人士、維權人士，就跟台灣或香港一模一樣，<text:span text:style-name="T3">99.99%</text:span>都是政治買辦，美國的馬前卒，所謂民主自由與人權全是幌子，傷害中國、製造動亂，藉以捍衛美國主子利益，才是唯一目的。<text:span text:style-name="T3"> <text:line-break/><text:line-break/></text:span>陳真<text:span text:style-name="T3">2017. 07. 02. <text:line-break/><text:line-break/>=============== <text:line-break/></text:span>達瓦才仁：離開政治<text:span text:style-name="T3"><text:s/></text:span>達賴喇嘛仍受歡迎<text:span text:style-name="T3"> <text:line-break/><text:line-break/></text:span>中央社<text:span text:style-name="T3">2017</text:span>年<text:span text:style-name="T3">7</text:span>月<text:span text:style-name="T3">2</text:span>日<text:span text:style-name="T3"> <text:line-break/><text:line-break/></text:span>（中央社記者吳欣紜台北<text:span text:style-name="T3">2</text:span>日電）達賴喇嘛西藏宗教基金會董事長達瓦才仁今天指出，西藏精神領袖達賴喇嘛雖失去西藏的政治權責，但離開政治領域，「中共就好像不顯得這麼強大」，達賴喇嘛仍廣受大家歡迎。<text:span text:style-name="T3"><text:line-break/><text:line-break/></text:span>達賴喇嘛<text:span text:style-name="T3">6</text:span>日將過<text:span text:style-name="T3">82</text:span>歲華誕，達賴喇嘛西藏宗教基金會今天提前在中影大樓舉辦「達賴喇嘛尊者八秩晉二慶壽會」，並邀請達瓦才仁、民進黨立委尤美女及時代力量立委林昶佐等出席。<text:span text:style-name="T3"> <text:line-break/><text:line-break/></text:span>達瓦才仁致詞表示，達賴喇嘛一生一直在強調他的<text:span text:style-name="T3">3</text:span>個使命，包含致力於提升人類慈悲、寬恕、包容及自律等價值，第二則是促進世界各地宗教和諧並相互瞭解，第三則是有關西藏的，達賴喇嘛希望用雙贏、互利的方式來解決西藏問題。<text:span text:style-name="T3"> <text:line-break/><text:line-break/></text:span>達瓦才仁提到，達賴喇嘛已經失去西藏所有的政治權責，所以現在是以宗教、精神領袖在弘揚佛陀的精神並致力於傳遞世界和平、慈悲及寬容的改造力，「達賴喇嘛是這個世界的」，他的精神普遍獲得世界各地的認同。<text:span text:style-name="T3"> <text:line-break/><text:line-break/></text:span>達瓦才仁指出，美國聖地牙哥加州大學<text:span text:style-name="T3">6</text:span>月時邀請達賴喇在學生畢業典禮演講，當時中國領事館也指示中國學生前往抗議，但最後卻有<text:span text:style-name="T3">2</text:span>萬<text:span text:style-name="T3">5000</text:span>多個來自各地世界的人來聽達賴喇嘛演講。<text:span text:style-name="T3"> <text:line-break/><text:line-break/></text:span>達瓦才仁表示，由此可見，若離開政府及政治領域，「中共就好像不顯得這麼強大」，達賴喇嘛仍是廣受大家歡迎的。<text:span text:style-name="T3"> <text:line-break/><text:line-break/></text:span>此外，達賴喇嘛<text:span text:style-name="T3">6</text:span>月<text:span text:style-name="T3">28</text:span>日在印度拉達克發表公開聲明，對中國大陸異議人士、諾貝爾和平獎得主劉曉波近期保外就醫的狀況表達深切關懷，達瓦才仁今天也在致詞時呼籲大家替劉曉波祈福。<text:span text:style-name="T3">1060702</text:span></text:p>
      <text:p text:style-name="P1"><text:span text:style-name="T1">陳真</text:span><text:s/>  |  2017.07.02 22:12   |   <text:a xlink:type="simple" xlink:href="http://palinfo.habago.org/Entry?Command=Information_PrintForum&amp;iPage=150#FORUM35850"><text:span text:style-name="T2">#</text:span></text:a></text:p>
      <text:p text:style-name="P4">我熟知維根斯坦，也熟知羅素，對他們兩人的為人及思想與著作，知之甚詳。我讀過羅素大部份的哲學著作，但不太讀他哲學以外的書。前一陣子，無意中看到羅素的<text:span text:style-name="T3"><text:s/>"</text:span>中國問題<text:span text:style-name="T3">"</text:span>，相當驚訝：<text:span text:style-name="T3"> <text:line-break/><text:line-break/>http://www.gutenberg.org/ebooks/13940 <text:line-break/><text:line-break/></text:span>羅素對中國的許多看法，即便是今天發表，尚且可說高瞻遠矚，更不用說那是將近一百年前的著作了。一百年前的中國，貧窮衰弱，內政腐敗，飽受列強欺凌，羅素居然能看見骨子裏的中國。一個人的眼光能看這麼遠、這麼深，實在令人由衷佩服。<text:span text:style-name="T3"> <text:line-break/><text:line-break/></text:span>在島內，比起大多數人，在兩岸問題及一些國際問題上，我應該算是走在很前面，但這只是一種後知後覺，並無任何<text:span text:style-name="T3"><text:s/>"</text:span>預見<text:span text:style-name="T3">" </text:span>能力，而僅僅只是對已經發生的狀況進行一種事實陳述；如果有人依然眛於事實，整天講些傻話，把帶給世界和平最大貢獻的中國給妖魔化，卻去抬舉與惡魔無異的美國等西方強權，夫復何言？若非腦子進水，就是眛著良心。<text:span text:style-name="T3"> <text:line-break/><text:line-break/></text:span>底下有一篇文字，很長，原文是<text:span text:style-name="T3">pdf</text:span>檔，無法適當顯示，我只好一行一行慢慢重新編排，值得一讀。<text:span text:style-name="T3"> <text:line-break/><text:line-break/></text:span>陳真<text:span text:style-name="T3">2017. 07. 02. <text:line-break/><text:line-break/>====================== <text:line-break/></text:span>羅素的中國情懷<text:span text:style-name="T3"> <text:line-break/><text:line-break/>https://goo.gl/ajpC6p <text:line-break/><text:line-break/></text:span>張東寶<text:span text:style-name="T3"><text:s/>(</text:span>福建省老子研究會顧問<text:span text:style-name="T3">) <text:line-break/><text:line-break/>2012</text:span>年<text:span text:style-name="T3">3</text:span>月<text:span text:style-name="T3"> <text:line-break/><text:line-break/></text:span>刊載於澳門<text:span text:style-name="T3"><text:s/>"</text:span>一國兩制研究<text:span text:style-name="T3">" </text:span>期刊<text:span text:style-name="T3">2012</text:span>年第三期季刊<text:span text:style-name="T3"> <text:line-break/><text:line-break/></text:span>羅素<text:span text:style-name="T3"><text:s/>(Russell, Bertrand Arthur William</text:span>，<text:span text:style-name="T3">1872-1970) </text:span>是<text:span text:style-name="T3"><text:s/>20 </text:span>世紀英國著名數學家、哲學家、思想家、人道主義者、諾貝爾文學獎獲得者，他對中國傳統文化有很深的讚美，他指出：<text:span text:style-name="T3"> <text:line-break/><text:line-break/>“</text:span>中國人發現了如能被全世界人採用就會使整個世界幸福的人類生活方式，並為此進行了長達幾個世紀的實踐。我們歐洲人卻不是這樣，我們的生活方式是爭奪、剝削、不穩定的變化、不滿及強烈地尋求破壞。導致破壞的效率主義最終只能使得人類滅亡。如果西方依舊蔑視東方，而不能從那裏學到哪怕只是很少的一點智慧，那麼，西方文明的行為趨向，就只能是促使人類的徹底滅亡。<text:span text:style-name="T3">”1 <text:line-break/><text:line-break/></text:span>這段警世之言，<text:span text:style-name="T3"><text:s/></text:span>證明了他有著<text:span text:style-name="T3"><text:s/>“</text:span>百年長明的深邃目光<text:span text:style-name="T3">”</text:span>。<text:span text:style-name="T3"> <text:line-break/><text:line-break/></text:span>一，<text:span text:style-name="T3"> <text:line-break/><text:line-break/></text:span>羅素的祖父約翰‧羅素，是英國歷史上赫赫有名的人物，曾先後兩次擔任英國首相，政治上開明，貴族的自由主義是羅素家的傳統。出生於<text:span text:style-name="T3"><text:s/>1872 </text:span>年<text:span text:style-name="T3">2 </text:span>月<text:span text:style-name="T3">18 </text:span>日的伯特蘭‧羅素，從小父母雙亡，不到<text:span text:style-name="T3"><text:s/>4 </text:span>歲的他，與<text:span text:style-name="T3"><text:s/>10 </text:span>歲的哥哥，被送到祖父母家中教養，兩年後<text:span text:style-name="T3"><text:s/>85 </text:span>歲的祖父約翰‧羅素去世了，故在孩子的教養上，起著主要影響和作用的是他們的祖母，人稱<text:span text:style-name="T3"><text:s/>“</text:span>約翰夫人<text:span text:style-name="T3">”</text:span>。<text:span text:style-name="T3"> <text:line-break/><text:line-break/></text:span>這位<text:span text:style-name="T3">“</text:span>約翰夫人<text:span text:style-name="T3">”</text:span>思想觀念嚴肅，有一種清教徒氣質，但又喜歡逗趣，她比當首相的丈夫還激進，因此內閣同僚們很怕她對丈夫吹枕邊風，施加影響。羅素兄弟便在這樣一種融匯着清教主義和自由主義、既有慈愛之情又有嚴格的生活規律的環境中長大。<text:span text:style-name="T3"> <text:line-break/><text:line-break/></text:span>羅素曾先後對歷史和文學發生了濃厚興趣，很愛讀雪萊的詩歌。家裏人對他說，祖父的絕大部分藏書，他都不應當看，這反倒使他如饑似渴地讀起這些書：<text:span text:style-name="T3"> <text:line-break/><text:line-break/>“</text:span>我簡直想不出在獲得文學修養上會有比這更好的方法。<text:span text:style-name="T3">” <text:line-break/><text:line-break/></text:span>這為他在幾乎所有學科領域中的極其深厚的知識積累，打下了雄厚的根基。他研讀了<text:span text:style-name="T3">J</text:span><text:span text:style-name="T6">‧</text:span><text:span text:style-name="T3">S</text:span><text:span text:style-name="T6">‧</text:span>穆<text:span text:style-name="T3"><text:s/></text:span>勒的著作之後，便放棄了對上帝的一切信仰。他曾這樣寫道：<text:span text:style-name="T3"> <text:line-break/><text:line-break/>“</text:span>我有時這樣想，那些童年時期孤獨而又受到某種冷落的人，比那些受到憐愛、鼓勵的人，更有希望取得偉大的成就<text:span text:style-name="T3">…</text:span>缺乏精神獨處的能力，絕不可能取得人類天才的那種崇高的成就。<text:span text:style-name="T3">” <text:line-break/><text:line-break/></text:span>可見他的孤獨對他在智力上的發展是有益的。<text:span text:style-name="T3">2 <text:line-break/><text:line-break/>1890</text:span>年<text:span text:style-name="T3"><text:s/>10</text:span>月，羅素進入劍橋三一學院，這一年他<text:span text:style-name="T3"><text:s/>18 </text:span>歲。劍橋大學人才濟濟，僅三一學院就湧現出<text:span text:style-name="T3"><text:s/></text:span>一系列名人，包括麥克塔格、懷特海、穆爾、維特根斯坦等。此外，劍橋還有馬歇爾和凱恩斯等人。羅素為了想學數學才去劍橋。他發現自己置身於一個<text:span text:style-name="T3"><text:s/>“</text:span>有著無窮樂趣的嶄新世界<text:span text:style-name="T3">”</text:span>。他一進校，就與那些出類拔萃的人物交上了朋友。他參加取得獎學金資格考試時的主考人是英國著名數學家、哲學家懷特海。羅素的考卷給懷特海留下非常深刻的印象，他非要高年級學生去拜訪羅素並與他結識不可。後來懷氏還和羅素合作撰著《數學原理》，並於<text:span text:style-name="T3"><text:s/>1910 </text:span>年出版，該書確立這一論點：數學和邏輯從根本上說是一回事。<text:span text:style-name="T3"> <text:line-break/><text:line-break/>1893 </text:span>年羅素取得劍橋大學數學學位考試一等及格者中的第<text:span text:style-name="T3"><text:s/>7 </text:span>名。羅素晚年曾把後來獲得的成就歸功於<text:span text:style-name="T3"><text:s/>“</text:span>鍥而不捨和頑強不息<text:span text:style-name="T3">”</text:span>。在劍橋的最後一年，他開始研究哲學，成了黑格爾和布拉德雷的信徒。羅素對各學科都有廣泛的興趣，當他覺得數學太沒味的時候，就去學哲學，而當他感到哲學太無聊的時候，就去讀歷史。<text:span text:style-name="T3"><text:line-break/><text:line-break/></text:span>他婚後第二年去德國柏林進行社會主義理論和經濟學研究。他注意到德國社會主義者集會時總有警察，他們傲慢、狂妄地隨時準備阻撓會議的進行，他們滲透到社會生活的各個角落。羅素對普魯士政權的性質已了然於心。他已預見到德國將走上獨裁和戰爭的命運。<text:span text:style-name="T3"> <text:line-break/><text:line-break/></text:span>他通讀了《資本論》三大卷。他認為，當工業達到壟斷階段的時候，國家應當在不同時期對不同的企業實行接管，而不是進行一場階級鬥爭。羅素不僅向德國的社會主義者呼籲要寬容和溫和，而且也向德國統治者呼籲，要他們停止政治迫害，實現徹底的民主和言論自由，他富有遠見地寫道：<text:span text:style-name="T3"> <text:line-break/><text:line-break/>“</text:span>如果他們不這樣做，那麼戰爭和民族生命的終結將成為德意志帝國難以逃脫的命運。<text:span text:style-name="T3">” <text:line-break/><text:line-break/></text:span>羅素回到英國，與妻子過着田園式的生活，每天埋頭六、七小時寫作。他的一位朋友這樣勾畫出他的性格：<text:span text:style-name="T3"><text:line-break/><text:line-break/>“</text:span>羅素是個很有學術前途的年輕人，他靈敏而又好辯，厭惡循規蹈矩而喜愛脫離舊法。他娶了一位比他大幾歲的漂亮而又爽朗的美國教友派信徒，她也同樣厭惡陳規舊習。<text:span text:style-name="T3">” <text:line-break/><text:line-break/></text:span>後來，羅素開始反對黑格爾和布拉德雷的哲學，回到由數理邏輯支配的常識世界，對他而言，這似乎有一種逃出監獄的感覺。<text:span text:style-name="T3">1914 </text:span>年，羅素在寫給早年崇拜的布拉德雷的信中，談到自己從事哲學研究時的思維方式和方法：<text:span text:style-name="T3"> <text:line-break/><text:line-break/>“</text:span>在我的思想深<text:span text:style-name="T3"><text:s/></text:span>處，對於我的任何觀點，我所能講出的惟一的一句話就是，那只是通向真理的道路中的一步，它本身並不是真理。<text:span text:style-name="T3">” <text:line-break/><text:line-break/></text:span>二，<text:span text:style-name="T3"> <text:line-break/><text:line-break/></text:span>羅素曾被人稱為自亞里斯多德以來最偉大的邏輯學家。他使我們看到亞里斯多德未曾發現的更多的推理形式。但他認為，三段論法並不是那麼神通廣大。他進而指出，邏輯所能做的事太有限了：<text:span text:style-name="T3"> <text:line-break/><text:line-break/>“</text:span>邏輯學愈來愈趨向完善，而能夠得到證明的東西則愈來愈少。<text:span text:style-name="T3">” <text:line-break/><text:line-break/></text:span>他指出，一個缺乏邏輯思維能力的人的標誌通常是：一個命題包含着與此無關的另一個命題。他認為，<text:span text:style-name="T3">“</text:span>邏輯學乃是一種得不出結論的藝術<text:span text:style-name="T3">”</text:span>。邏輯學給我們提供的知識全部是假說，數學也如此。它告訴我們的是，假如某個東西是真的，那麼另一個東西也是真的。比如三段式應當這樣來表述：<text:span text:style-name="T3">“</text:span>假如人都是要死的，再假如蘇格拉底是個人，那麼蘇格拉底是要死的。<text:span text:style-name="T3">” </text:span>邏輯能靠著預先準備好的、來自邏輯範圍之外的那些前提才能夠進行工作；一切證據都必須從尚未得到證明的某些前提開始。這一點一旦被明確地提出<text:span text:style-name="T3"><text:s/></text:span>來，就顯得挺簡單、挺明確。<text:span text:style-name="T3"> <text:line-break/><text:line-break/></text:span>許多深刻的思想和知識上的偉大發現大都如此。當伽利略從比薩斜塔上向下扔不同重量的物體時，他的這種做法是任何小孩子都會做的，看起來是那麼簡單，然而他所得出的結論卻是人類科學史上的偉大定律。<text:span text:style-name="T3"> <text:line-break/><text:line-break/></text:span>描述詞理論，是羅素對哲學作出的一項重要貢獻。這一點為現代哲學界所公認。哲學家穆爾指出：<text:span text:style-name="T3"> <text:line-break/><text:line-break/>“</text:span>描述詞理論是很新穎的。這是羅素在哲學上的最大的發現，比他後來所說的一切都更重要。這是他自己的獨創，而不是受別人的影響才得出來的。<text:span text:style-name="T3">” <text:line-break/><text:line-break/></text:span>描述詞理論揭示出那些下意識地認為明明是正確的事物，其實是明擺着的錯誤。羅素認為，詞語是人類發明的一種符號，這種符號具有任意性，它往往被一些思維不縝密的人或是一些別有用心的騙子所運用和玩弄，向人們提供一種虛偽的論斷，造成人們思維的混亂和理智的喪失。<text:span text:style-name="T3"> <text:line-break/><text:line-break/></text:span>而且，詞語本身是固定不變的，它所指涉的事物卻處於不斷的運動和變化之中，這就形成一種脫節或不實。比如<text:span text:style-name="T3"><text:s/>“</text:span>托爾斯泰<text:span text:style-name="T3">”</text:span>這個人名，它本身作為名詞性概念是靜止的、不變的，而實際上，托爾斯泰這位作家從幼年到童年，從少年到青年，再從中年到老年，這好多人生階段的變化和發展才構成這位複雜的作家的一生，少年時代的托爾斯泰與晚年的托爾斯泰其實判若兩人。如果把<text:span text:style-name="T3"><text:s/>“</text:span>托爾斯泰<text:span text:style-name="T3">”</text:span>這個毫無變化的詞看作是代表一個毫無變化的人，那就錯了。<text:span text:style-name="T3"> <text:line-break/><text:line-break/></text:span>羅素用這樣一句話總結了他的觀點：<text:span text:style-name="T3">“</text:span>不要讓語法牽着本體論的鼻子走。<text:span text:style-name="T3">” </text:span>也就是說，不要讓它操縱我們對存在着的事物所持的看法。他指出人們在詞語使用上所犯的錯誤，因此昭示我們，如果用錯了詞語<text:span text:style-name="T3"><text:s/></text:span>或是陷入詞語構成的迷魂陣，那麼想使我們的思想正確也就沒有指望了。<text:span text:style-name="T3"> <text:line-break/><text:line-break/></text:span>以前的哲學家正是從詞語中推出<text:span text:style-name="T3"><text:s/></text:span>錯誤的結論，然後運用於實在，因而走入歧途。羅素在<text:span text:style-name="T3"><text:s/>1900-1910 </text:span>年間，除了專心撰寫《數學原<text:span text:style-name="T3"><text:s/></text:span>理》外，還在英國哲學界權威雜誌《心靈》和其他一些專業刊物上經常發表哲學論文和書評。只要收到用德文、法文或意大利文寫的無人能讀懂的哲學論文，《心靈》雜誌的編輯就會把它送給羅素，羅素總是爽快地答應，既敏捷又詳細地寫出評語，他持論常常相當嚴苛。例如《公理心理學》一書的作者<text:span text:style-name="T3"><text:s/>J</text:span><text:span text:style-name="T6">‧</text:span>舒爾茨博士遭到羅素如此尖刻的批評：<text:span text:style-name="T3"> <text:line-break/><text:line-break/>“</text:span>他對幾何學的評論乃是集邏輯的謬誤、歷史的謬見和數學的錯誤之大成。<text:span text:style-name="T3">” <text:line-break/><text:line-break/></text:span>要麼是講真話，要麼是講假話，羅素總是毫不猶豫地坦誠相見，講出自己的肺腑之言。這種品質是一位批評家難得的優點，否則就會成為知識界中的市儈。<text:span text:style-name="T3"> <text:line-break/><text:line-break/></text:span>偉人之所以能取得超凡的成就，就在於他們放棄了人生的很多樂趣而集中精力從事某一項事業的鑽研。羅素喜歡跳舞，但當他住在鄉間從事數學研究時就放棄了跳舞。他休息的時候，常常在劍橋的校園裏，透過柳蔭望着那漸漸暗淡的暮色。此外，他最愛徒步旅行，曾從奧地利步行到意大利，或是爬爬山、游游泳。羅素和朋友們出遊時，每天至少要走<text:span text:style-name="T3"><text:s/>15 </text:span>或<text:span text:style-name="T3"><text:s/>20 </text:span>英里。羅素不是悠閒地漫步，而是一天到晚談哲學。<text:span text:style-name="T3"> <text:line-break/><text:line-break/></text:span>哲學家維特根斯坦最初是羅素的學生，他是一位富裕的奧地利青年。哲學家<text:span text:style-name="T3"><text:s/>C</text:span><text:span text:style-name="T6">‧</text:span><text:span text:style-name="T3">D</text:span><text:span text:style-name="T6">‧</text:span>布羅德這樣描寫維特根斯坦：<text:span text:style-name="T3">“</text:span>他是個天才，但一眼看上去卻像個江湖騙子。<text:span text:style-name="T3">” </text:span>羅素最初也抓不準維特根斯坦到底是個怪人還是個怪才。有一次，維特根斯坦提出這樣一種理論，即認為一切對於存在持肯定或否定的命題都是毫無意義的。羅素便引用這個命題<text:span text:style-name="T3"><text:s/>“</text:span>現在這間房子裏沒有河馬<text:span text:style-name="T3">”</text:span>，然後在教室的所有書桌下尋找一番，並沒有發現河馬，但維特根斯坦還是不滿足。<text:span text:style-name="T3"> <text:line-break/><text:line-break/></text:span>在劍橋學習的第一學期期末，維特根斯坦讓羅素告訴他，他是不是一個十足的白癡，如果真是這樣，他將拋棄哲學回到航空事業。羅素要他寫一篇哲學論文。當羅素剛剛讀到這篇論文的第一行時，就要求維特根斯坦必須繼續研究哲學。維特根斯坦曾多次談到羅素對他的鼓勵是多麼大。當羅素房間的那盞孤獨的燈光一直亮到午夜時，準是維特根斯坦在那裏和羅素談論邏輯學問題。<text:span text:style-name="T3"> <text:line-break/><text:line-break/></text:span>維氏有時覺得羅素和穆爾很難理解。有一次，他們在一起邊喝咖啡邊談天，羅素突然轉過身來對穆爾說：<text:span text:style-name="T3">“</text:span>穆爾，你不喜歡我，是吧？<text:span text:style-name="T3">” </text:span>穆爾想了一下，答道：<text:span text:style-name="T3">“</text:span>是的。<text:span text:style-name="T3">” </text:span>他們繼續聊着其他事情，而維特根斯坦卻在一邊大惑不解，感到不安。他不明白，既然說出這種話，穆爾和羅素怎麼還能相安無事，樂呵呵地保持着友好的關係。<text:span text:style-name="T3"> <text:line-break/><text:line-break/></text:span>這件小事很能見出這三個人的性格。在劍橋，只有穆爾一個人才能夠與羅素在辯論中匹敵。羅素認為經濟學家凱恩斯是他所見到的人中眼光最犀利、頭腦最清晰的一位：<text:span text:style-name="T3"> <text:line-break/><text:line-break/>“</text:span>凱恩斯那種毀滅性的論辯踔厲風發，快得就像毒蛇吐舌。我和他辯論的時候，感到自己是在拿生命冒險，那種傻乎乎的自我感覺很少不襲上心頭。<text:span text:style-name="T3">” <text:line-break/><text:line-break/></text:span>不過，也有人認為，當他們兩個辯論的時候，羅素要比凱恩斯更快地獲得有利地位和優勢。劍橋的那種自由的學術氣氛培養起這一批知識界的第一流才子，自由的論辯磨礪了他們的靈智之刃，使他們在學術界很快就脫穎而出，成為一顆顆燦爛的明星。<text:span text:style-name="T3"> <text:line-break/><text:line-break/></text:span>羅素作為一個演說家，所獲得的首次重大的成功，是他在劍橋做的那次關於柏格森哲學的著名講演。在講演中，他對柏格森帶有神秘性的進化哲學加以猛烈抨擊，儘管這一哲學在當時極為盛行。這個講演後來被收入他的《西方哲學史》一書。這次講演使他扶搖直上，成為劍橋的風雲人物之一。<text:span text:style-name="T3"> <text:line-break/><text:line-break/></text:span>羅素曾指出，一切非凡的力量都是由非同一般的虛榮心所激發出來的。然而他卻能坦蕩地擺脫自己聲名繫之的那塊剛剛開拓出來的哲學天地之束縛，繼續創立自己的新的理論學說，一年或若干年後卻又將這種理論一筆抹掉，像無情地推倒哲學論敵的學說那樣無情地推翻和改變自己的學說。<text:span text:style-name="T3"> <text:line-break/><text:line-break/></text:span>這種做法顯然來自他對真理的熱愛，因此他能夠戰勝一般人的那種虛榮心和自私的考慮，超然於現世利益的狹隘思慮，表現出一種大無畏的勇氣和非凡的氣慨。他是一位有着偉大胸襟的思想家。他能夠不斷地改變和修正自己的觀點，甚至拋棄自己的觀點，這說明羅素隨時都會像他的批評者那樣，對反對自己觀點的那些論斷有著明晰的洞察，並且總是時刻準備思考來自任何方面的新觀點。<text:span text:style-name="T3"> <text:line-break/><text:line-break/></text:span>這裏也包括他自己的學生的新觀點。他曾明確承認自己的學生維特根斯坦的《邏輯哲學論》對自己的思想有過很大的影響。由此而顯示出這位哲學家的坦蕩胸懷。羅素的學生中有一位就是後來以《荒原》一詩聞名的大名鼎鼎的詩人艾略特。艾略特認為羅素是一位<text:span text:style-name="T3"><text:s/>“</text:span>很討人喜歡的<text:span text:style-name="T3">”</text:span>哲學教師，因為他一點架子也沒<text:span text:style-name="T3"><text:s/></text:span>有，很平易近人<text:span text:style-name="T3">”</text:span>。<text:span text:style-name="T3"> <text:line-break/><text:line-break/></text:span>羅素有一天在大英博物館附近的一條街上與艾略特邂逅相逢，羅素把他請到自己的公寓。艾略特結婚時，因為夫婦收入很低，羅素就讓他和妻子住在自己家。他還為艾略特介紹工作，為英、美的哲學雜誌撰寫書評，賺取稿酬。後來羅素還在馬羅租了一個別墅，就是為了讓艾略特夫婦有個棲身之所。艾略特有時把自己寫的詩讀給羅素聽，艾略特詩中的有些觀念與他在和羅素交談中獲得的啟發而產生共振交鳴。<text:span text:style-name="T3"> <text:line-break/><text:line-break/>1914</text:span>年，第一次世界大戰爆發了，這次不義之戰給羅素很大震撼，他從根本上改變了自己的思維方式和生活方式，同時也糾正了他自己以前的某些觀點。苦難的現實和野蠻的政治教育了他，他認識到人類並不像他以前所認為的那樣有理性，那樣依照理性的道路向前走。從<text:span text:style-name="T3"><text:s/>1914</text:span>年開始，羅素常常感到，純粹的學術生涯不能使他得到滿足。第一次世界大戰給世界人民帶來的深重苦難震撼了他，從而喚起和激發了他強烈的社會責任感和歷史使命感。<text:span text:style-name="T3"> <text:line-break/><text:line-break/></text:span>那時，<text:span text:style-name="T3">D</text:span><text:span text:style-name="T6">‧</text:span><text:span text:style-name="T3">H</text:span><text:span text:style-name="T6">‧</text:span>勞倫斯也來到劍橋，與羅素住在一起。凱恩斯回憶說，有一次羅素邀請他和勞倫斯一起吃早餐，他和羅素幾乎是在滔滔不絕地高談濶論，而勞倫斯卻<text:span text:style-name="T3"><text:s/>“</text:span>一直鬱鬱寡歡，很少說話，一臉的慍意和不肯苟同的神氣。<text:span text:style-name="T3">……</text:span>當時劍橋的理性主義和嘲世傾向正處於全盛時期，這當然使他很反感<text:span text:style-name="T3">”</text:span>。<text:span text:style-name="T3"> <text:line-break/><text:line-break/></text:span>在羅素看來，<text:span text:style-name="T3">“</text:span>在法西斯主義出現之前，勞倫斯就已經是個法西斯主義者了<text:span text:style-name="T3">”</text:span>。<text:span text:style-name="T3"><text:s/></text:span>羅素從事反戰活動，遭到政府和他的劍橋同事的仇視，三一學院的那些戰爭支持者們常常被羅素的機智言論所刺痛，心裏怏怏不快。他注意到，自己在學院用餐時，其他教師總是不和他同桌吃飯。年輕教師都認為羅素有自由發表自己見解的權利。而那些老一輩教師們則和以往一樣，特別好鬥，而且缺乏寬容。這些人在<text:span text:style-name="T3">“</text:span>艾弗雷特案件<text:span text:style-name="T3">” </text:span>中得到出氣的機會。<text:span text:style-name="T3"> <text:line-break/><text:line-break/></text:span>歐尼斯特‧艾弗雷特是一位有良知的反戰者。他被徵兵入伍，後來因為不服從命令而被判處兩年苦役。<text:span text:style-name="T3">“</text:span>反徵兵同盟<text:span text:style-name="T3">” </text:span>印發了一本小冊子，對此提出抗議，<text:span text:style-name="T3">6 </text:span>個人由於散發小冊子而被捕。羅素寫給《泰晤士報》說：<text:span text:style-name="T3"> <text:line-break/><text:line-break/>“</text:span>我希望讓人們知道，我是這本小冊子的作者，如果有人因此而受到迫害，那麼我應當首先負責。<text:span text:style-name="T3">” <text:line-break/><text:line-break/>1916</text:span>年<text:span text:style-name="T3"><text:s/>7 </text:span>月<text:span text:style-name="T3"><text:s/>11 </text:span>日，三一學院院委會一致通過決議，解除羅素的教職。那些日子，羅素雖然表面上若無其事，但內心裏卻百感交集，他從此和學院的關係一刀兩斷。而且他還要忍受著眾人的敵意和冷遇。但他繼續進行和平主義的宣傳，準備把這年所做的一系列演講結集出版，書名為《社會重建的原則》。在這些文章裏，他提出有關戰爭、教育、婚姻以及其他社會問題的一系列觀點。這些觀點正是社會現實和大戰激勵他思考的結果。<text:span text:style-name="T3"> <text:line-break/><text:line-break/></text:span>大戰剛爆發時，街上的人們似乎都覺得這場戰爭很好玩，這使羅素感到特別奇怪、不解。後來讀了伯納德‧哈特的著作《精神病心理學》，他明白，這是一種對無意識的壓抑所造成的精神病態。羅素認為，只要壓抑人的教育制度使人們產生對戰爭和殺人的無意識行動，那就絕不可能有和平。因此，對於這種社會秩序中的一切事物，都必須重新加以思考和改革。<text:span text:style-name="T3"> <text:line-break/><text:line-break/></text:span>《社會重建的原則》一書被出版家昂溫看中，很快出版了。這本書的出版對羅素有著非同一般的意義，因為它第一次顯示出羅素的著作能夠贏得廣大的讀者群，他的著作完全能夠在民間廣泛傳播。從此以後，他不僅是一位能夠為專家教授寫書的哲學家，而且也是一位呼喚民眾、開啟民智、領導民眾前進的思想家和活動家。這個時期的羅素還是那麼俏皮，不拘小節。一位朋友寫道：<text:span text:style-name="T3"> <text:line-break/><text:line-break/>“</text:span>他沒有蕭伯納的那種自負和處世手腕，<text:span text:style-name="T3"><text:s/></text:span>但卻和蕭伯納一樣喜歡推倒虛偽的偶像。<text:span text:style-name="T3">” <text:line-break/><text:line-break/></text:span>羅素常常為反徵兵同盟欣然提筆。<text:span text:style-name="T3">1917</text:span>年底，《民友》雜誌急需一篇頭版領銜的文章，羅素又一次欣然從命。這一次，他因此文而入獄。他的措辭鋒利，依然是一往無前的羅素風格和銳利獨到的政治家見識：<text:span text:style-name="T3"> <text:line-break/><text:line-break/>“</text:span>如果不馬上實現和平，那麼整個歐洲都將會陷入饑餓之中<text:span text:style-name="T3">……</text:span>人們就會為了爭奪生存的必需品而彼此廝殺<text:span text:style-name="T3">…… </text:span>我並不認為我們的政府已經想到了這些問題。所有的事實都表明他們的頭腦裏空空如也，他們苟且偷安，依靠顢頇無知和柔情脈脈的蠢話來自我安慰<text:span text:style-name="T3">……” <text:line-break/><text:line-break/></text:span>羅素對美國人的輕蔑態度，特別是對英國政府的那種大不敬，激怒了政府人士。羅素這篇文章於<text:span text:style-name="T3"><text:s/>1918 </text:span>年<text:span text:style-name="T3"><text:s/>1 </text:span>月<text:span text:style-name="T3"><text:s/>3 </text:span>日發表，大約一個月後的一個早上，兩個偵探登上羅素家門。他們問這篇文章是不是羅素寫的，羅素供認不諱。羅素被判處<text:span text:style-name="T3"><text:s/>6 </text:span>個月監禁。<text:span text:style-name="T3"> <text:line-break/><text:line-break/></text:span>羅素在監獄裏並沒虛度時光，他寫了哲學著作<text:span text:style-name="T3"><text:s/></text:span>《數理哲學導論》，寫了長篇評論杜威《實驗邏輯論文集》的文章，還為撰寫《心的分析》一書而初步閱讀了一些必要的材料。羅素渴望著文明，而這種文明卻把他關進了監獄。他出獄前夕寫了一段動人的文字：<text:span text:style-name="T3"> <text:line-break/><text:line-break/>“</text:span>既然心靈還是自由的，那麼，把肉體監禁起來又有甚麼用呢？我雖然身陷囹圄，但卻超越了這人生的拘囿，與巴西、中國、西藏同呼吸，與法國大革命共命運。<text:span text:style-name="T3">……</text:span>在這種種激動人心的漫遊中，我已經把此刻世界所陷入的那種牢獄狀態忘得乾乾淨淨：我是自由的，世界也將是自由的。<text:span text:style-name="T3">” <text:line-break/><text:line-break/></text:span>後來，他在談論科學與社會之間的關係時指出，科學的價值之一在於削減狂熱的信仰，使社會得以在寬容中發展：<text:span text:style-name="T3"> <text:line-break/><text:line-break/>“</text:span>一切狂熱的信仰都是有害的。當這種狂熱信仰勢必與另一種狂熱信仰競爭時，害處便顯而易見。因為，在兩者競爭中就會產生仇恨和爭鬥。在一個範圍內，即使只有一種狂熱的信仰存在，也是如此，因為在一個範圍裏，只有一種狂熱的信仰存在，就不許有研究的自由。因為如果允許自由研究，辯明真相，狂熱的信仰就會為之動搖。所以，在這種情形下，必須對不喜歡狂熱主義的人施加迫害。狂熱主義必然阻礙知識的進步。<text:span text:style-name="T3">” <text:line-break/><text:line-break/></text:span>這是多麼偉大的論斷啊！早在<text:span text:style-name="T3"><text:s/>1906 </text:span>年，羅素曾做過一個題為<text:span text:style-name="T3"><text:s/>“</text:span>社會主義<text:span text:style-name="T3"><text:s/></text:span>的隱患<text:span text:style-name="T3">” </text:span>的演講，他指出，國家社會主義的根本缺陷就在於它相信只要使機械設備方面得到改變，就能實現改革，但是如果沒有與此相呼應、配合的觀念上的轉變，那麼國有化就不能免除工業社會中的罪惡和弊端。<text:span text:style-name="T3"> <text:line-break/><text:line-break/></text:span>他還指出，官吏的權力<text:span text:style-name="T3">“</text:span>是現代國家中日益增長的一大危險。<text:span text:style-name="T3">……</text:span>對權力的嚮往<text:span text:style-name="T3">……</text:span>是一個極端危險的動機，因為確保權力的惟一手段就在於不讓別人去做他們想做的事<text:span text:style-name="T3">”</text:span>。<text:span text:style-name="T3"> <text:line-break/><text:line-break/></text:span>羅素的這些觀點，後來已被歷史的發展所證實。對於俄國革命，羅素開始的時候是熱情歡迎的。<text:span text:style-name="T3">1918 </text:span>年<text:span text:style-name="T3"><text:s/>1 </text:span>月，他曾在一封信中說：<text:span text:style-name="T3"> <text:line-break/><text:line-break/>“</text:span>這個世界糟糕透了。列寧和托洛茨基是惟一的光明所在。<text:span text:style-name="T3">” <text:line-break/><text:line-break/></text:span>後來他便不再繼續頌揚蘇聯了。<text:span text:style-name="T3">1920</text:span>年夏天，他以工黨代表團中非官方人士的身份應邀訪問蘇聯，訪問從<text:span text:style-name="T3"><text:s/>5 </text:span>月<text:span text:style-name="T3"><text:s/>19</text:span>日開始到<text:span text:style-name="T3"><text:s/>9 </text:span>月<text:span text:style-name="T3"><text:s/>15 </text:span>日結束。代表團回到英國後，羅素寫了一部批評性著作《布爾甚維主義的實踐與理論》。羅素比列寧小兩歲，在這位<text:span text:style-name="T3"><text:s/>48 </text:span>歲的英國哲學家眼裏，<text:span text:style-name="T3">50 </text:span>歲的列寧<text:span text:style-name="T3"><text:s/>“</text:span>太<text:span text:style-name="T3"><text:s/></text:span>固執、太褊狹<text:span text:style-name="T3">”</text:span>，這種特點是來自<text:span text:style-name="T3"><text:s/>“</text:span>誠實、勇敢、堅定的信仰<text:span text:style-name="T3">”</text:span>。<text:span text:style-name="T3"> <text:line-break/><text:line-break/></text:span>羅素說：<text:span text:style-name="T3"> <text:line-break/><text:line-break/>“</text:span>相信有一種萬應良方可以醫治全人類疾病的人大概總是和愛好自由不相容。<text:span text:style-name="T3">” <text:line-break/><text:line-break/>“</text:span>我去俄國的時候，自信是一個共產黨人。但一和那些絕不懷疑的共產黨人接觸之後，卻因此使我產生了無數疑慮，不單對於共產主義懷疑，凡是堅信一種主義，甚至造成絕大痛苦而亦不憐恤的，我都對之持懷疑態度。<text:span text:style-name="T3">” <text:line-break/><text:line-break/></text:span>在彼得堡和高爾基這位著名俄國作家相見，給羅素留下了極深的印象：<text:span text:style-name="T3"> <text:line-break/><text:line-break/>“</text:span>他睡在床上，光景像是要死了，顯然是傷心極了。他懇求我，如果說起俄國的時候，不要忘了俄國的痛苦。他擁護現政權<text:span text:style-name="T3">——</text:span>我要是個俄國人，也會這樣<text:span text:style-name="T3">——</text:span>不是因為現政權全無罪過，不過是換了第二個，恐怕更加不如了。人們見了他就會覺得俄國人都有一種<text:span text:style-name="T3"><text:s/>‘</text:span>愛<text:span text:style-name="T3">’</text:span>，正是由於這個<text:span text:style-name="T3">‘</text:span>愛<text:span text:style-name="T3">’</text:span>，使他們甘願去犧牲，也不肯去信純正馬克思派的學說人<text:span text:style-name="T3">……</text:span>我所遇見的知識階級中的人<text:span text:style-name="T3">——</text:span>這一階級的人受苦最甚<text:span text:style-name="T3">——</text:span>都向我表明，感激高爾基為他們盡力。<text:span text:style-name="T3">……</text:span>在這種空氣裏，藝術不能繁榮，那是不可免的。<text:span text:style-name="T3">” <text:line-break/><text:line-break/></text:span>羅素這樣闡述自己的觀點：<text:span text:style-name="T3"> <text:line-break/><text:line-break/>“</text:span>我雖然也信仰共產主義，但我所信仰的卻不是把無限權力集中在少數人手中的那種共產主義。我的意見是，權力的正常分配和物質的正常分配實在是同樣的重要。可以把大權交給他而且永遠受到信賴的人，實在很少很少，這是事實早已證明了的。<text:span text:style-name="T3">……</text:span>如果戰爭繼續下去，專制政治自然也會繼續下去，那麼遲早總有一天，統治者會利用他們的政治特權，去尋求經濟特權，這種現象現在已經有了幾分徵兆。像那些高級的共產黨員生活比普通民眾要安適得多，這就是一個例子。<text:span text:style-name="T3"> <text:line-break/><text:line-break/>"</text:span>雖然現在俄國處於高級地位的人大多數是極熱心的共產黨，他們從前也曾表示過情願為主義犧牲一切的決心，但是他們總有一天要把政權讓給那些信仰不堅定的機會主義者。這種人和實際政客一樣，當然是以實利的眼光使用政權的。這種人要是一有調遣軍隊的能力，就不難下一道命令，使執政階層享有巨額的薪水，得到特別的權利，他們一旦得勢，腐敗和掠奪未開化國家的機會也許會一步一步增多起來。我不敢相信這種誘惑永遠能被遏止。<text:span text:style-name="T3">” <text:line-break/><text:line-break/></text:span>羅素認為，用暴力奪取的政權是難免帶來惡果的，特別是專權獨斷更有害於社會生活。他之所以寫《社會重建的原則》一書，是因為他嘗透了<text:span text:style-name="T3"><text:s/>“</text:span>國家之苦頭<text:span text:style-name="T3">”</text:span>，他想對這個世界上的國家形態重新加以改造，使世界上的人們少受其苦，使社會更加符合人性的健康發展和人類的需要，而不是囚禁、迫害、限制或是欺騙人民。<text:span text:style-name="T3"> <text:line-break/><text:line-break/></text:span>三，<text:span text:style-name="T3"> <text:line-break/><text:line-break/>1920</text:span>年，羅素應邀來中國講學，陪他一道來華的是他的女友多拉‧布萊克，後來成為他的第二任妻子。羅素的中國之行，給他留下了與蘇聯之行不同的印象。這個遠東的古老國家竟使他著了迷。<text:span text:style-name="T3"> <text:line-break/><text:line-break/></text:span>經過<text:span text:style-name="T3"><text:s/>1919 </text:span>年五四運動洗禮的中國年輕一代知識分子，正在以翻天覆地的勇氣和決絕的態度全面向中國傳統文化發起空前的猛烈衝擊，社會民主與個性自由的呼聲成為那個時代的最強音。長期的社會禁錮與閉關鎖國的外交政策，使近代中國遭受無盡的苦難，遠遠地落在西方發達國家之後，其物質文化與精神文化之衰朽已是舉世明察之事。因此，現代西方文化的大量湧入，便成為那個時代知識界共同努力的結果，他們需要<text:span text:style-name="T3"><text:s/>“</text:span>別求新聲於異邦<text:span text:style-name="T3">” (</text:span>魯迅語<text:span text:style-name="T3">)</text:span>，需要像普羅米修斯那樣的精神界勇士，把天火盜給人間。<text:span text:style-name="T3"> <text:line-break/><text:line-break/></text:span>羅素在這種文化思潮洶湧之際，應中國知識界邀請，踏上這塊古老而又神秘的東方土地。中國之行，使這位思想家又向知識界獻出一本新著《中國問題》。中國問題專家<text:span text:style-name="T3"><text:s/>C</text:span><text:span text:style-name="T6">‧</text:span><text:span text:style-name="T3">P</text:span><text:span text:style-name="T6">‧</text:span>菲茲傑拉德高度評價了這本專著：<text:span text:style-name="T3"> <text:line-break/><text:line-break/>“</text:span>無論從哪種角度看，它都是一部出色的著作，它有着犀利而又敏銳的遠見卓識<text:span text:style-name="T3">”</text:span>。<text:span text:style-name="T3"> <text:line-break/><text:line-break/></text:span>當然，他也有個別觀點失當之處。但以他的社會敏感性提出來的問題卻切中當時中國之弊病。<text:span text:style-name="T3"> <text:line-break/><text:line-break/></text:span>當全世界都對中國欺侮和嘲弄，以為它在國際事務中毫無地位的時候，羅素就已經強調指出，中國將有那麼一天會在世界事務中產生重要作用。羅素對中國所面臨的危險看得一清二楚，中國若想不被外國征服，就必須拋棄傳統的生活方式，發揚愛國精神和戰鬥氣概，他同時還看到這一點將來會發揚得太過分，他還提醒西方說，雖然中國人平常總是悶聲不響的，但他們激動起來也會變得<text:span text:style-name="T3"><text:s/>“</text:span>狂野不<text:span text:style-name="T3"><text:s/></text:span>羈<text:span text:style-name="T3">”</text:span>，<text:span text:style-name="T3">“ </text:span>可以想像到，他們之中的一部分人會變成狂熱的布爾什維主義者<text:span text:style-name="T3">”</text:span>。<text:span text:style-name="T3"> <text:line-break/><text:line-break/></text:span>這位思想家希望中國自己解放自己，同時又表現出一層更深刻的憂慮：<text:span text:style-name="T3"> <text:line-break/><text:line-break/>“</text:span>一切列強，毫無例外，他們的利益最終總要同中國的幸福發生衝突。<text:span text:style-name="T3">……</text:span>中國人必須依靠自己的力量來尋求解救，而不能靠任何外國列強的慈悲。<text:span text:style-name="T3">” <text:line-break/><text:line-break/></text:span>羅素身為西方人，卻不偏袒西方列強，這種客觀、公允的立場是很難得的。對弱者的同情永遠是有著偉大靈魂的人的共同特點。羅素一向同情社會中的弱者和國際上的弱國，他很希望他們擺脫弱肉強食的悲劇境遇，成為與他人平等的人和國家。他對自己在中國所見到的東西其實幾乎件件贊許，他所批評的只是官僚政治下的那些貪婪、腐敗、冷酷等現象。他對中國古老文化很讚賞。<text:span text:style-name="T3"> <text:line-break/><text:line-break/></text:span>羅素認為：<text:span text:style-name="T3"><text:s/>“</text:span>中國和中國人是最可愛的<text:span text:style-name="T3">”</text:span>。他把中國看作是一個<text:span text:style-name="T3"><text:s/>“</text:span>藝術家的民族，藝術家所應當有的優點和缺點它都具有<text:span text:style-name="T3">”</text:span>。他感慨地說：<text:span text:style-name="T3">“</text:span>我們從他們那裏學到的東西<text:span text:style-name="T3"><text:s/></text:span>和他們從我們這裏學到的東西是一樣多的，但我們瞭解它的機會實在是太少了。<text:span text:style-name="T3">” </text:span>過去，他認為<text:span text:style-name="T3">“</text:span>一種新觀念肯定比舊觀念好<text:span text:style-name="T3">”</text:span>，現在這種看法被他棄置一旁。他第一次發現自己是個保守的人，也就是說，他發現自己在讚美一種正在走向衰亡的文化，在為這種文化的消亡而惋惜，而且這種衰亡文化的本土上的人們也正在有意識地批判這種文化，努力清除它的影響。<text:span text:style-name="T3"> <text:line-break/><text:line-break/></text:span>魯迅早在<text:span text:style-name="T3"><text:s/>20</text:span>年代就曾主張<text:span text:style-name="T3"><text:s/>“</text:span>青年少讀，或者簡直不讀中國書<text:span text:style-name="T3">”(</text:span>《墳‧寫在〈墳〉後面》<text:span text:style-name="T3">)</text:span>，<text:span text:style-name="T3">“</text:span>我早就很希望中國的青年站出來，對於中國的社會、文明，都毫無忌憚地加以批評<text:span text:style-name="T3">” (</text:span>《華蓋集‧題記》<text:span text:style-name="T3">)</text:span>，他甚至認為，<text:span text:style-name="T3">“</text:span>倘能疾首蹙額而憎惡中國，我敢誠意地奉獻我的感謝，因為他一定是不願意吃中國人的肉的！<text:span text:style-name="T3">”(</text:span>《墳‧燈下漫筆》<text:span text:style-name="T3">) <text:line-break/><text:line-break/></text:span>羅素與魯迅這兩位思想家的觀點和情感，顯然是截然對立的。早年與胡適留學美國的中國著名學者梅光迪、吳宓等學衡派倡導白話文學運動一定要打倒中國的傳統文學呢。<text:span text:style-name="T3"> <text:line-break/><text:line-break/>“</text:span>白話文應提倡，但文言不可廢<text:span text:style-name="T3">”</text:span>。<text:span text:style-name="T3"><text:s/></text:span>被毛澤東稱為<text:span text:style-name="T3">“</text:span>中國生物學的老祖宗<text:span text:style-name="T3">”</text:span>的胡先驌，無論是在自然科學還是文學藝術上，都有著突出的貢獻。胡先驌曾站在維護中國的傳統文化立場上，<text:span text:style-name="T3"><text:s/></text:span>與全盤西化、全盤俄化的胡適、陳獨秀大開筆戰，<text:span text:style-name="T3">“</text:span>二<text:span text:style-name="T3"><text:s/></text:span>胡<text:span text:style-name="T3">”</text:span>之爭成為<text:span text:style-name="T3"><text:s/>20 </text:span>世紀中國文化史上的一場重要論戰。<text:span text:style-name="T3"><text:s/>(</text:span>中略<text:span text:style-name="T3">) <text:line-break/><text:line-break/></text:span>我們再來說羅素。羅素瞧不起他的中國朋友總是那麼喜歡買那些冒牌的西方傢具裝點房間，他對他們搬用西方的思想也不滿。他本人喜歡買中國老式傢具，同樣，他的中國朋友也以厭惡的眼光瞧着他買這些東西，感到難以理解。正如一位美國漢學家所說的那樣：<text:span text:style-name="T3"> <text:line-break/><text:line-break/>“</text:span>許多先進的知識分子對羅素從中國傳統文化中尋找有價值的東西這種錯誤傾向大為憤怒<text:span text:style-name="T3">”</text:span>。<text:span text:style-name="T3"> <text:line-break/><text:line-break/></text:span>羅素讚揚中國人的容忍、沉穩和自尊，讚揚他們<text:span text:style-name="T3"><text:s/></text:span>的感情深沉、不外露以及說話留有餘地，這顯然是當時的中國青年知識分子和學者給他留下的好印象，其實這些品德也是英國紳士們的美德。他說，<text:span text:style-name="T3">"</text:span>中國人也像英國人那樣喜歡妥協，一句玩笑話常常就能使爭論緩解<text:span text:style-name="T3">”</text:span>，而且中國人也同樣尊奉禮儀、規矩，他們雖然沒有教條式的宗教學說，但卻有著根深蒂固的行為準則。中國學者的這些品質贏得了羅素的讚賞。<text:span text:style-name="T3"> <text:line-break/><text:line-break/></text:span>當時中國的一位青年學者楊端六在《和羅素先生的談話》一文中，談到羅素此次中國之行的目的和對中國政治改良的看法：<text:span text:style-name="T3"> <text:line-break/><text:line-break/>“</text:span>他說，你們中國人為甚麼不把好人派去辦政治的事情？你們每年派留學生，卒業的也不知有多少了，究竟都到哪處去了？我說，我們不參與政治，是歷史遺傳下來的習慣。近來是有人參與政治，然而因為整體太難，十有八九都失敗了，所以後來的都相誡不入政界，都想改入實業與教育兩途。他說，這種國民態度，他是不反對的，但是中國想把政治弄好，還是要許多有用的青年去犧牲，不然，中國政治永久是弄不好的。<text:span text:style-name="T3">”<text:line-break/><text:line-break/></text:span>其實問題也正在這裏：中國人很難有好人去辦政治的事情。好人搞政治，太正直，太君子氣，常常輸給流氓地痞，因此在這塊古老的土地上，手段卑劣的常常取勝，比如袁世凱就是顯例。偉大如孫中山者，儘管一身正氣、公正無私卻難免不受欺騙。<text:span text:style-name="T3"> <text:line-break/><text:line-break/></text:span>羅素在中國曾與中國青年學者發生過爭論。據美國漢學家史華茲的記述：<text:span text:style-name="T3">“1920 </text:span>年下半年，伯特蘭‧<text:span text:style-name="T3"><text:s/></text:span>羅素和中國的一位青年記者張東蓀發生了一場激烈的論爭，論爭的問題如下：中國一切不幸的根源就在於貧窮和生產力低下，只有通過工業化才能使這種狀況得到緩解，而不能靠對這種<text:span text:style-name="T3">‘</text:span>主義<text:span text:style-name="T3">’</text:span>或那種<text:span text:style-name="T3">‘</text:span>主義<text:span text:style-name="T3">’</text:span>的空洞討論來解決問題。儘管人們可能從倫理的立場上強烈地反對資本主義，但似乎只有資本主義才能使這樣一種工業化得以實現。<text:span text:style-name="T3">” <text:line-break/><text:line-break/></text:span>羅素強調，<text:span text:style-name="T3">“</text:span>工業化才是根本的出路<text:span text:style-name="T3">”</text:span>，這無疑是使中國走向強盛的必由之路，但問題在於羅素只強調了中國生產力的低下和貧窮，認為這是根源所在，殊不知阻礙生產力發展和妨礙中國走向強盛的根源，實在是那些早該退出歷史舞台的老朽們將政治搞得烏煙瘴氣。換句話說，腐敗的政治致命地阻礙了中國社會的健康發展。即使是有幸走向工業化和強盛之路，如果只是片面強調<text:span text:style-name="T3"><text:s/>“</text:span>工業<text:span text:style-name="T3"><text:s/></text:span>化<text:span text:style-name="T3">”</text:span>這類物質方面因素，那麼將來很可能演出另一種形式的悲劇。<text:span text:style-name="T3"> <text:line-break/><text:line-break/></text:span>因此，出於對西方走向現代化進程中的歷史經驗的思考和汲取，中國必須避免出現西方工業<text:span text:style-name="T3"><text:s/></text:span>化所帶來的種種惡果。對於這一問題的更進一步的思考，使羅素在《工業文明的前景》一書中提出這樣的深刻思想：應當把科學技術同對人的價值之尊重結合起來。<text:span text:style-name="T3"> <text:line-break/><text:line-break/></text:span>羅素對孫中山寄予極大希望。他認為，<text:span text:style-name="T3">“</text:span>中國的<text:span text:style-name="T3"><text:s/></text:span>軍閥全都是野心勃勃的土匪<text:span text:style-name="T3">”</text:span>，而孫中山則和他們完全不同。從中國人的角度看，他們對羅素的態度是相當友好的。當時很多刊物都登載文章介紹羅素的思想觀<text:span text:style-name="T3"><text:s/></text:span>點，特別是他對英帝國主義的尖銳批評，並且從中國人的角度出發考慮解決中國所面臨的一系列難題，這些方面都給中國學術界人士留下了良好印象。<text:span text:style-name="T3"> <text:line-break/><text:line-break/></text:span>孫中山<text:span text:style-name="T3"><text:s/></text:span>先生在<text:span text:style-name="T3"><text:s/>1924 </text:span>年初撰寫的著名的《民族主義》一文中，曾這樣稱讚過羅素：<text:span text:style-name="T3"> <text:line-break/><text:line-break/>“</text:span>外國人對於中國的印象，除非是在中國住過了二、三十年的外國人，或者是極大的哲學家，像羅素那樣的人，有很好的眼光，一到中國來，<text:span text:style-name="T3"><text:s/></text:span>便可以看出中國的文化超過歐美，才讚美中國。<text:span text:style-name="T3">” <text:line-break/><text:line-break/></text:span>羅素認為：<text:span text:style-name="T3"> <text:line-break/><text:line-break/>“</text:span>中國的文化，有的比我們的好，有的比我們的壞。但是我的希望卻不是使中國和我們一樣，產生出拿破崙、俾斯麥和維多利亞，只是想產生出一個新的文化，使中國本有的美質和我們的常識互相合併。<text:span text:style-name="T3">” <text:line-break/><text:line-break/></text:span>他既不希望中國成為日本式的國家，也不希望中國成為歐洲式的國家或美國式的國家，因為那是帝國主義的。他希望看到的是藝術與科學完美結合的新式國家。羅素說：<text:span text:style-name="T3"> <text:line-break/><text:line-break/>“</text:span>我所熟悉的民族中，中國人是最喜歡說笑的。很小的事情就可以使他們快樂。他們的談話也很詼諧。他們沒有盎格魯－撒克遜人的嚴肅，也沒有斯拉夫人的悲哀和自負；薩繆爾史密斯和陀思妥耶夫斯基是這兩個民族的代表。<text:span text:style-name="T3">” <text:line-break/><text:line-break/>“</text:span>中國人很自然和別的種族一樣，是自私自利的，但是他們的自私自利是很顯明的，不像我們有很好的飾辭。<text:span text:style-name="T3">” <text:line-break/><text:line-break/></text:span>他轉而繼續批評中國傳統倫理道德的弊端：<text:span text:style-name="T3"> <text:line-break/><text:line-break/>“</text:span>中國的習慣的道德，比基督教的國家還要荒謬。<text:span text:style-name="T3">” <text:line-break/><text:line-break/></text:span>這裏，他談的是女兒出於孝心，為母親的死亡而哭得死去活來，因而贏得家族和個人的那種<text:span text:style-name="T3"><text:s/>“</text:span>忠孝<text:span text:style-name="T3">”</text:span>的光榮名聲；再有就是中國的厚葬，不惜破產地辦理喪事，講究排場，<text:span text:style-name="T3"><text:s/></text:span>以致辦完喪事而家財蕩盡，子孫沒有飯吃，不得不去當洋車夫。<text:span text:style-name="T3"> <text:line-break/><text:line-break/></text:span>他進一步指出中國人的狹隘裙帶意識和家族觀念，這實在也是政治腐敗的原因之一：<text:span text:style-name="T3"> <text:line-break/><text:line-break/>“</text:span>中國公共生活的腐敗，家族卻是腐敗的一個很有關係的根源。當一個人有了職業之後，他必定要利用他自己的位置使他的親戚都發財。如果他的薪俸達不到這種要求，他就不得不想出一個不老實的辦法來增加他的收入。倘若他不這樣做，大家就要說他是個不孝順的子弟。有很多留學生有了西方的觀念，想不這樣做，但後來總是落在這個陷阱裏，萬萬逃不脫。<text:span text:style-name="T3">” <text:line-break/><text:line-break/></text:span>在《中國<text:span text:style-name="T3"><text:s/></text:span>問題》一書中，論述中國人的品格時，他指出中國人的<text:span text:style-name="T3"><text:s/></text:span>三大毛病：一貪，二忍，三懦。這正是儒家理想人格智仁勇的反面。在北京期間，羅素常常和北京的大學生們組織的<text:span text:style-name="T3"><text:s/>“</text:span>羅素學說研究會<text:span text:style-name="T3">”</text:span>一同討論各種哲學問題、社會問題。<text:span text:style-name="T3">3 (</text:span>略<text:span text:style-name="T3">) <text:line-break/><text:line-break/></text:span>羅素歸國後寫成的《中國問題》一書，概括了他對中國文化和近代中國社會狀況所做的觀察和思考。羅素一方面指出中國問題的三個方面<text:span text:style-name="T3">——</text:span>經濟、政治、文化<text:span text:style-name="T3">——</text:span>不可分割開來看待，另一方面也表達出這種希望：<text:span text:style-name="T3"><text:line-break/><text:line-break/>“</text:span>我相信，假如中國人得以自由吸收他們所需要於我們的文明而拋棄於已有害的成分，他們必能融合中西的優點，以自己的遺產為基礎，有機地得到發展，產生出很豐碩的果實。<text:span text:style-name="T3">” <text:line-break/><text:line-break/></text:span>他同時指出歐洲和日本對中國的威脅，特別是遠東的歐洲型小國<text:span text:style-name="T3">--</text:span>日本對於中國和整個亞洲所懷的狼子野心。這一預見，終於在<text:span text:style-name="T3">1931 </text:span>年的九一八事變和<text:span text:style-name="T3"><text:s/>1937 </text:span>年的七七蘆溝橋事變中得到證實。<text:span text:style-name="T3"> <text:line-break/><text:line-break/></text:span>在談到中西文化比較時，羅素對中西文化之接觸、融合產生更高的新文化這一前景持較樂觀的態度：<text:span text:style-name="T3"> <text:line-break/><text:line-break/>“</text:span>以前兩種文化的接觸，在人類進化史上，常能開一新紀元。希臘學自埃及，羅馬學自希臘，阿拉伯學自羅馬，歐洲中世紀學自阿拉伯，文藝復興時歐洲又學自拜占庭。以上諸例，大抵學生比先生更高明。中國如果是學生，將來也會如此。<text:span text:style-name="T3">” <text:line-break/><text:line-break/>“</text:span>我們最好的成績是科學：中國的優點是人生觀。這兩種東西或許可以漸漸結合起來。<text:span text:style-name="T3">” <text:line-break/><text:line-break/></text:span>羅素推崇中國的老子思想：<text:span text:style-name="T3"> <text:line-break/><text:line-break/>“</text:span>老子講道的作用，<text:span text:style-name="T3"><text:s/></text:span>是<text:span text:style-name="T3"><text:s/>‘</text:span>生而不有，為而不恃，長而不宰。<text:span text:style-name="T3">’</text:span>從這幾句話<text:span text:style-name="T3"><text:s/></text:span>中，可以知道中國的人生觀與白人的迥然不同。<text:span text:style-name="T3"><text:s/>‘</text:span>有<text:span text:style-name="T3">’</text:span>、<text:span text:style-name="T3">‘</text:span>恃<text:span text:style-name="T3">’</text:span>、<text:span text:style-name="T3">‘</text:span>宰<text:span text:style-name="T3">’</text:span>都是白人極力尋求的。尼采把它建立在哲學裏，而尼采的信徒又不限於德國。<text:span text:style-name="T3">” <text:line-break/><text:line-break/></text:span>但他也不能不同時指出<text:span text:style-name="T3"><text:s/>“</text:span>中國政治腐敗，一般掌權者都用很可恥的手段去賺錢。這些情況實在是不能諱言的<text:span text:style-name="T3">”</text:span>。<text:span text:style-name="T3"> <text:line-break/><text:line-break/></text:span>在<text:span text:style-name="T3"><text:s/>1928 </text:span>年應《中國留美學生月報》之邀而寫<text:span text:style-name="T3"><text:s/></text:span>的《中國的改造》一文中，他對這一點作了更深入的提示和批評：<text:span text:style-name="T3"> <text:line-break/><text:line-break/>“</text:span>中國積習相沿的道德是私德；它的根基在家庭，不在社會。社會上的種種罪過，例如賄賂，勒索，與玩忽本職等等，一般人都視為無足輕重，不大介意。但從事實上看，在現今這個世界上，不講公德的害處，比不孝多得多。在我看來，介紹一種較高於現在所流行的誠實和勤於公務的標準到政界去，到一切公共機關去，是那些受過新式大學教育的人所特有的職責。倘若腐敗的官僚存在一日，富有資財的外國人就一日可以利用金錢來引誘他們去出賣國家的利<text:span text:style-name="T3"><text:s/></text:span>益和權力；同時軍閥們的橫行和擾亂也不能阻止地綿延下去。所以要改造中國，還需要一大批誠實的人、光明磊落的人，能專心而且很賣力氣的人，去從事政治和行政管理<text:span text:style-name="T3">”</text:span>。<text:span text:style-name="T3"> <text:line-break/><text:line-break/></text:span>他真誠地說：<text:span text:style-name="T3"> <text:line-break/><text:line-break/>“</text:span>我雖然珍愛中華，但並不盼望它完全沒有變化。<text:span text:style-name="T3">” <text:line-break/><text:line-break/></text:span>他指出中國要達到穩定、富強的水準，必須實行民主政治和工業制度：<text:span text:style-name="T3"> <text:line-break/><text:line-break/>“</text:span>民主政治之所必要，一則因為它的自身就是好的；再則還是避免少數又蠢又硬、居於領袖地位者的惟一方法。工業制度本身雖然不好──我把它看作禍患<text:span text:style-name="T3">——</text:span>但對於維持中國的獨立是絕對需要的。<text:span text:style-name="T3">” <text:line-break/><text:line-break/></text:span>經歷過<text:span text:style-name="T3"><text:s/>“</text:span>文革<text:span text:style-name="T3">”</text:span>浩劫的人都清楚，那是一段讓無數人撕心裂肺的日子，黨內人士都朝不保夕，黨外人士就更是戰戰兢兢、如履薄冰了。為了從根本上解決<text:span text:style-name="T3">“</text:span>文革<text:span text:style-name="T3">”</text:span>期間出現的一黨獨大、個人專制現象，復出的鄧小平一遍又一遍呼籲要進行政治體制改革，<text:span text:style-name="T3">“</text:span>著手解決黨政不分、以黨代政的問題<text:span text:style-name="T3">”</text:span>。特別是<text:span text:style-name="T3"><text:s/>1986 </text:span>年的夏季到秋季，鄧小平就政治體制改革問題發表密集講話，展開前所未有的新一輪攻勢。從什麼地方著手呢？鄧小平選擇了一個突破口：<text:span text:style-name="T3"><text:s/>“</text:span>改革的內容，首先是黨政要分開<text:span text:style-name="T3">”</text:span>。<text:span text:style-name="T3">4 <text:line-break/><text:line-break/></text:span>著名新月派詩人徐志摩在《羅素與中國》一文中寫道：<text:span text:style-name="T3"> <text:line-break/><text:line-break/>“</text:span>羅素去年回到倫敦以後，他的口液幾乎為頌美中國消盡，他的門檻也幾乎為中國學生踏爛。<text:span text:style-name="T3">…… </text:span>他對人說，他很願意捨棄歐洲物質上舒服的高等生活，到中國來做一個穿青杉種田的農人，他說中國雖遭天災人患，其實人民生活之快樂非歐洲人所能想像。他說中國的青年是全世界意志最勇猛，解放最徹底，前途最無限的青年，他確信中國文藝復興不久就會成功。<text:span text:style-name="T3">” <text:line-break/><text:line-break/></text:span>羅素的這次中國之行，險些送了他的命。這是他訪華期間的一段驚險的插曲。在這生命垂危期間，他依然是妙語連珠，幽默透頂。他在北京的那些涼風颼颼的陰冷的禮堂裏作著一個又一個講演，弄得他筋疲力盡。有一天，他驅車前往西山，在溫泉裏洗了個熱水澡，後來不知怎麼渾身抖得厲害。回到城裏才發現了他得了急性肺炎。感染隨之而來，兩邊的肺都發了炎，他住在德國人開的醫院裏，一連好幾個星期都處於危險狀態。<text:span text:style-name="T3"><text:line-break/><text:line-break/></text:span>中國的名流組成的一個代表團很是悲觀，他們來到醫院說，他們將在西湖邊上的一座聖祠為羅素舉行<text:span text:style-name="T3"><text:s/></text:span>最高規格的葬禮。<text:span text:style-name="T3"><text:s/></text:span>羅素面臨死亡，卻毫無懼色，還說著輕鬆的妙語。他從高燒的狀態中醒來的時候，便對醫生說：<text:span text:style-name="T3">“</text:span>我沒事兒。我有生以來從來沒覺得有現在這麼好。<text:span text:style-name="T3">”</text:span>他問坐在一邊的女友多拉‧布萊克哪天是她的生日，還說：<text:span text:style-name="T3">“</text:span>你最好現在就出去替我買件禮物給你自己，以防萬一我那時候已經一命嗚呼。<text:span text:style-name="T3">” <text:line-break/><text:line-break/></text:span>他說，如果她囊中羞澀，只需在報紙上發表一條告示：<text:span text:style-name="T3">“</text:span>羅素已死。需要錢埋葬這條老狗。<text:span text:style-name="T3">” </text:span>醫生說，只有當羅素病得說不出話的時候，他的舉止才像個真正的哲學家，但每次他甦醒過來的時候，總是要開玩笑。有學者指出，上世紀<text:span text:style-name="T3"><text:s/>20 </text:span>年代，羅素風塵僕僕地來到中國講學，對當時中國思想界和青年知識分子有很大影響，如：沈雁冰、徐志摩、胡愈之、張東蓀、張君勵、楊端六、梁遇春等很多青年作家和學者，都曾撰文介紹評論或翻譯羅素的學說與著作。<text:span text:style-name="T3"> <text:line-break/><text:line-break/></text:span>當時的一些重要報刊雜誌，紛紛刊登他們的講稿和著作，很是風光一陣。這位關懷中國命運的英國哲學家為百廢待興、圖謀新生的中國開出了不少治國救弊方針<text:span text:style-name="T3">(</text:span>可參<text:span text:style-name="T3"><text:s/></text:span>見其《中國問題》一書<text:span text:style-name="T3">)</text:span>，衷心期望這個備受西方列強凌辱、本身吏治又腐敗到家的東方古國能夠奮發圖強，自尊自立，雄踞世界民族之林。<text:span text:style-name="T3"> <text:line-break/><text:line-break/></text:span>作為一位有良知的正直的思想家，羅素對當時中國社會的種種深入骨髓的弊病也洞若觀火，毫不隱諱地加以揭露和批評。就他的審美情趣而言，他很欣賞中國傳統文化那種<text:span text:style-name="T3"><text:s/>“</text:span>中庸<text:span text:style-name="T3">” </text:span>勁頭，那種雍容自在、樂天知命的處世態度<text:span text:style-name="T3">(</text:span>大概與英國紳士風度靈犀相通<text:span text:style-name="T3">)</text:span>；他對中國的古物亦摩挲把玩，津津樂道，因而受到先進的中國青年知識分子的嘲笑。<text:span text:style-name="T3"> <text:line-break/><text:line-break/></text:span>羅素，作為一位關懷人類命運、意志堅強、樂觀<text:span text:style-name="T3"><text:s/></text:span>向上、襟懷坦白、脫略俗見、置人間毀譽於度外、個人名利無所掛懷的哲學家和思想家，給人們留下了深刻的印象。他一生雖然頗多毀譽，亦常陷於狼狽窘境中，但卻敢於發表自己的見解，勇於獨立探索問題，敏於思考生活與未來，他活得光明磊落，心裏充實。他的許多觀點並不穩妥，他的立論也常常難免有錯誤，但他敢於立說，銳意進取，苦苦探索，絕不瞻前顧後，毫無自私之心，並且敢於批評自己，勇於修正錯誤，不愧為大家風度。他是一位有著崇高品質的思想家！<text:span text:style-name="T3"> <text:line-break/><text:line-break/></text:span>總之，羅素的中國之行，為他增加了一段奇妙的人生經歷，並且使他對東方問題，特別是中國問題開始有了一個新的感性認識和理性思考，這對於一位關心和思考人類前途的思想家來說是非常重要的。<text:span text:style-name="T3"> <text:line-break/><text:line-break/></text:span>註釋：<text:span text:style-name="T3"> <text:line-break/><text:line-break/>1 </text:span>馮崇義：《羅素與中國》，北京：三聯書店，<text:span text:style-name="T3">1994 </text:span>年。<text:span text:style-name="T3"> <text:line-break/><text:line-break/>2 </text:span>孫乃修：《百年長明的深邃目光──羅素傳》，上海：世界圖書出版公司，<text:span text:style-name="T3">1995 </text:span>年。<text:span text:style-name="T3"> <text:line-break/><text:line-break/>3 </text:span>羅素：《現在中國的概略》，載於《晨報副鐫》，<text:span text:style-name="T3">1922 </text:span>年<text:span text:style-name="T3"><text:s/>3 </text:span>月<text:span text:style-name="T3"><text:s/>19 </text:span>日至<text:span text:style-name="T3"><text:s/>22 </text:span>日。<text:span text:style-name="T3"> <text:line-break/><text:line-break/>4 </text:span>楊宗麗等：《周恩來二十六年總理風雲》，瀋陽：遼寧人民出版社，<text:span text:style-name="T3">2007 </text:span>年。</text:p>
      <text:p text:style-name="P1"><text:span text:style-name="T1">天峰</text:span><text:s/>  |  2017.07.02 16:06   |   <text:a xlink:type="simple" xlink:href="http://palinfo.habago.org/Entry?Command=Information_PrintForum&amp;iPage=150#FORUM35849"><text:span text:style-name="T2">#</text:span></text:a></text:p>
      <text:p text:style-name="P2"><text:span text:style-name="T3">“</text:span>我是<text:span text:style-name="T3">papi</text:span>醬，一個集美貌與才華于一身的女子<text:span text:style-name="T3">”</text:span>，但凡看過<text:span text:style-name="T3">papi</text:span>醬視頻的，都會記得這句話。我是從<text:span text:style-name="T3">2015</text:span>年底的時候開始看到微信上瘋傳她的視頻，笑的我不行，因為她剪輯的語速太快，有時要看兩遍才過癮。當時的視頻自媒體剛剛興起，她是我其中最佩服的一個。因為從內容到表演到拍攝到後期剪輯都是她一個人完成的。後來在短視頻的資本風口之下，一個素人引發各路資金關注，並且快速完成資本化，首輪融資就估值三億人民幣。只是成為新媒體公司後，我就較少看她的東西了，畢竟比起自由創作時期，她的創作環境創作心態都已經有了客觀的改變。<text:span text:style-name="T3"> <text:line-break/><text:line-break/></text:span>我印象中，移動互聯是在<text:span text:style-name="T3">2011</text:span>年開始的，那時的標誌事件就是微信的出現。到現在，毫不誇張的說，微信已經改變了中國。從資訊獲得、親友聯繫、工作創業到醫療掛號、水電繳費等市民便利服務再到交警罰單、證照續簽、政府業務預約等等政務服務，都能在微信上完成。<text:span text:style-name="T3"> <text:line-break/><text:line-break/></text:span>中國的移動互聯網，中國人的移動互聯生活絕對是世界最發達最豐富的，沒有之一。最大的原因是政府的規劃。中國的發展，總是在嚴謹的長期規劃中，預留一些開放的也許在規劃時無法預計的可能。比如早期的互聯網發展，中國豎起高牆，不允許包涵任何國外意識形態滲透的工具，比如臉書和推特的進入，但卻放任甚至扶持國內的社交媒體發展，而谷歌由于已經有百度作為對抗，並且百度創始人本身在美國時就是頂尖的搜索引擎技術發明者之一，因此早期谷歌是允許被進入的，即使谷歌後來沒有主動退出，它在中國也遠遠無法達到百度的市場份額。我想說的是，提起互联网，台灣人看到的是中國在網絡的封鎖，而我看到的是，一整個產業的規劃，畢竟開放一個小孩和大人進行<text:span text:style-name="T3">“</text:span>公平競爭<text:span text:style-name="T3">”</text:span>，非死即殘。而現在結果已經表明，這個世界，只有中國和美國，才真正擁有完全的互聯網產業，現在連硅谷都開始要向中國的公司學習甚至<text:span text:style-name="T3">copy</text:span>商業模式了，二十年前，誰敢想象？<text:span text:style-name="T3"> <text:line-break/><text:line-break/></text:span>另一個不得不提的是支付寶，它比微信支付的移動支付市場份額更大。而大多數台灣媒體解讀的中國移動支付的興起原因，撇除假鈔多、中共監視人民、中國法規不完善等等腦殘言論外，其中稍微靠譜一點的，是由於中國跳過了信用卡階段，但這個我也是不認同的。我記得我用的第一張信用卡，是<text:span text:style-name="T3">2000</text:span>年，<text:span text:style-name="T3">VISA</text:span>和廣發銀行合作推出的。而到了<text:span text:style-name="T3">2008</text:span>年的時候，信用卡已經在中國大小城市里氾濫了。我覺得第三方支付在中國迅速發展，真正原因是中國沒有一個特定的利益集團能夠壟斷社會的發展，比如銀行和信用卡利益集團，所以當新技术產生時，特定集團沒有能力阻止，因為政府評估的是對社會有沒有發展，對人民生活有沒有好處，而不是誰的蛋糕被動了。<text:span text:style-name="T3"> <text:line-break/><text:line-break/></text:span>什麼是民主，我不想說什麼人民民主和選票民主之類的名詞，也不想說什麼實質民主和程序民主的概念內涵，更不想提美國是怎樣台灣是怎樣。我只想說，中國之于世界，是個另類。我看世界上沒有一個國家是像中國這樣，由一個政黨帶著人民通過流血革命，最後建立一個嶄新的完全不同的國家。也就是說，這個執政黨的地位，是當初人民用生命做背書的，也就是它天然要代表的就是絕大部分人民的利益，而不是某個特定階層和集團。否則，它面對的就不是被選票教訓，而是被徹底推翻。正因為這樣，中國的民主實踐，反而有了天然優勢，因為它要求一個黨代表整體人民的利益，強調的是社會的融合發展。中國恰恰不需要的就是引入多黨制，因為從國外的實踐看，不同的黨代表不同的集團利益，強調的是博弈，是對抗，這就賦予壟斷資本很大的空間去操弄選舉，最終實現也只是特定集團的持續發展，而不是整體人民的持續發展。<text:span text:style-name="T3"> <text:line-break/><text:line-break/></text:span>移動互聯和民主，或者說手機和民主，是一個有趣的結合。尤其在中國，中國人可不覺得人民和政府應該天然對立，中國人可不怕政府知道自己是誰，而且恨不得呢，最好打個政府熱線，都能自動辯識自己是誰，那才有<text:span text:style-name="T3">VIP</text:span>的感覺。事實上，我也一直在留意政府怎麼融入移動互聯。我已經看到從中央政府到地方政府到大小行政部門，幾乎都有自己的微信公眾號甚至自己的<text:span text:style-name="T3">APP</text:span>，市民也越來越多的使用手機辦理政府業務，甚至我還曾經在市政府的網站，投訴政府部門的行政錯誤，足不出戶就獲得解決，我還看到政府這些年持續投入巨資提升電子政務系統。種種現象都讓我越來越相信，中國政府是在有步驟的鑽到老百姓的手機里，以後市民通過手機可以辦理所有事項，通過手機可以監督政府，監督官員，通過手機可以對政策做出實時反饋，配合越來越成熟的大數據處理能力和政務考核制度，政府的效率會越來越高，人民的監督會越來越落到實處。<text:span text:style-name="T3"><text:line-break/></text:span></text:p>
      <text:p text:style-name="P1"><text:span text:style-name="T1">陳真</text:span><text:s/>  |  2017.07.02 04:29   |   <text:a xlink:type="simple" xlink:href="http://palinfo.habago.org/Entry?Command=Information_PrintForum&amp;iPage=150#FORUM35848"><text:span text:style-name="T2">#</text:span></text:a></text:p>
      <text:p text:style-name="P4">出於一種卑鄙的政治動機，民主被以美國為首的西方強權及其一票走狗<text:span text:style-name="T3">(</text:span>例如台灣<text:span text:style-name="T3">)</text:span>給刻意簡化、扭曲成<text:span text:style-name="T3"><text:s/>"</text:span>每個人直接投票<text:span text:style-name="T3">" </text:span>的意思，搞出一個概念低能而荒唐的怪物來，藉以攻擊異己，遂行政治利益。<text:span text:style-name="T3"> <text:line-break/><text:line-break/></text:span>當人民以一種集體概念的形式，直接間接參與了政治，形成公共意志，主導政權走向，這就是民主。如果中國不叫做民主國家，他媽的我實在不知道世界上還有什麼國家是民主國家，至少大陸比台灣更具有民主精神，至少大陸政治制度利遠大於弊。台灣卻只是以投票為糖衣包裝的一種實質獨裁或劣質民主，有百害而無一利。<text:span text:style-name="T3"> <text:line-break/><text:line-break/></text:span>我知道我講這樣沒幾個人會認同，不過，事實就是如此。或者說，就政治哲學上來說，我所知道的民主內涵就是如此。<text:span text:style-name="T3"> <text:line-break/><text:line-break/></text:span>舉證的責任在於那些整天說大陸是獨裁國家的人，到底它是哪一點獨裁？依我看，台灣才獨裁，美國才獨裁，比方說，當政府一而再再而三不斷做出各種顯然不是大多數人所能認同的事情時<text:span text:style-name="T3">(</text:span>例如不斷四處血洗侵略它國<text:span text:style-name="T3">)</text:span>，人民除了乾瞪眼，還能怎麼樣？下次不投給他？那麼，下次換另一個人上台時，倘若他又同樣獨斷獨行，為所欲為，人民除了乾瞪眼，還能怎麼樣？<text:span text:style-name="T3"> <text:line-break/><text:line-break/></text:span>也許你會說，大陸人民不也一樣只能乾瞪眼。可是，至少在現實上我看不出中共長年以來之所為，哪一點是大陸民眾普遍反對卻又無力改變的？我看到的是，絕大部份的大陸人民對於國家過去的發展與未來前景，不但非常非常認同，而且高度樂觀並充滿信心。但是在台灣或在美國，卻剛好相反，例子卻多得是。<text:span text:style-name="T3"> <text:line-break/><text:line-break/></text:span>比方說，我不相信如果透過平等開放的辯論與投票，台灣人會普遍樂意<text:span text:style-name="T3"><text:s/>"</text:span>馬上<text:span text:style-name="T3">" </text:span>廢核四卻又<text:span text:style-name="T3"><text:s/>"</text:span>同時<text:span text:style-name="T3">" </text:span>啟動老舊毀損待修的核一核二，並且大量增設將會死更多更多人的火力發電製造恐怖空污，但是統治者依然蠻幹到底。<text:span text:style-name="T3"> <text:line-break/><text:line-break/></text:span>比方說，我也不相信台灣人會想要跟大陸整天搞仇恨對立，或是無限放寬農藥管制圖利財團，或是開放日本核災食品，或是經常花千百億讓美國予取予求購買一些破銅爛鐵或幫他們負擔侵略他國的軍費。我也不相信，台灣人會普遍認同根本毫無任何計劃書便一舉打算掏空國庫的什麼前瞻計畫，但是，台灣的統治者還不是照樣蠻幹到底。民主個碗糕啦。這不是獨裁，什麼是獨裁？<text:span text:style-name="T3"> <text:line-break/><text:line-break/></text:span>我是相信民主的，但我不相信那種充當政治鬥爭工具的腦殘民主。如同我是相信人權的，但我同樣不相信那種充當政治鬥爭工具的腦殘人權概念。同樣地，我也相信自由，但我不相信那種充當政治鬥爭工具的腦殘自由概念，例如什麼<text:span text:style-name="T3"><text:s/>"</text:span>我們可以用臉書耶，你們行嗎？<text:span text:style-name="T3">"</text:span>之類，實在是蠢到爆。<text:span text:style-name="T3"> <text:line-break/><text:line-break/></text:span>以大學為例，我相信大學<text:span text:style-name="T3">(</text:span>即便是私立大學<text:span text:style-name="T3">)</text:span>基本上是民主的，都是以師生的利益為主體，而非有個君王或獨裁者可以為所欲為。但是，難道一定要開放給全體師生與行政人員投票、開放給所有成員或職員都能出來參選校長才叫做民主？倘若校長是個校外人士或非母校畢業，難道就是<text:span text:style-name="T3"><text:s/>"</text:span>外來政權<text:span text:style-name="T3">"</text:span>？這類腦殘民主概念，大家用肚臍想一想就知道合不合理。<text:span text:style-name="T3"> <text:line-break/><text:line-break/></text:span>有些人認同民主是一種工具，足以達成各種更好的現實結果以及提昇對於各項公眾問題的認知<text:span text:style-name="T3">(epistemic)</text:span>素質，例如我常講的劍橋三一學院院長<text:span text:style-name="T3">Amartya Sen </text:span>便認為民主足以避免重大的分配不均與饑荒。當然，也有一些人恰恰因為此一結果論或工具論而反對民主，例如蘇格拉底或柏拉圖，或是像比較有名的霍布斯，他們都認為民主不會比菁英領導或貴族統治或乃至君王制更能帶來良善的結果。<text:span text:style-name="T3"> <text:line-break/><text:line-break/></text:span>另外有些人則把民主本身看成一種目的而非工具，認為其內在本質<text:span text:style-name="T3"><text:s/>"</text:span>先驗地<text:span text:style-name="T3">" </text:span>蘊含了平等、自由與人權等等，而這樣一種自我價值的實現，<text:span text:style-name="T3">"</text:span>往往<text:span text:style-name="T3">" </text:span>也會導向更好的現實生活。<text:span text:style-name="T3"> <text:line-break/><text:line-break/></text:span>在無數的民主理論或哲學看法中，我沒什麼特別偏好。我對待民主就如同我對待宗教或道德一樣，我有著一種<text:span text:style-name="T3"><text:s/>"</text:span>否定神學式<text:span text:style-name="T3">" </text:span>的態度，簡單說，我不知道鬼神長什麼樣，但我知道什麼不是鬼神。我不知道究竟健康為何物，但我能看出疾病與問題之所在。我也不知道完美的民主究竟應如何<text:span text:style-name="T3">(</text:span>天底下應該也沒有這東西<text:span text:style-name="T3">)</text:span>，但我能在民主之中看到各種缺點與問題。這一切態度就如同我對待知識或科學，我不知道真理是什麼，但我能看見錯誤，在除錯的過程中，我們或有可能向真理靠近，當然也有可能更進一步遠離，但是除了<text:span text:style-name="T3">"</text:span>除錯<text:span text:style-name="T3">"</text:span>之外，難道還會有什麼更好的帝王之路可以直接通向真理？</text:p>
      <text:p text:style-name="P1"><text:span text:style-name="T1">楊宗和</text:span><text:s/>  |  2017.07.02 01:49   |   <text:a xlink:type="simple" xlink:href="http://palinfo.habago.org/Entry?Command=Information_PrintForum&amp;iPage=150#FORUM35847"><text:span text:style-name="T2">#</text:span></text:a></text:p>
      <text:p text:style-name="P2">我沒有讀過「民約論」，但是我相信盧梭說的是<text:span text:style-name="T3"><text:s/>democracy</text:span>，不是「民主」。<text:span text:style-name="T3">Democracy </text:span>被翻譯成「民主」實在是太美，<text:span text:style-name="T3">too good to be true. Democracy </text:span>其實只是人民直接或是間接的共同參與公共政策的決定，也可以說是「共治」，或是林肯蓋地茲堡演說中文翻譯的「民治」。相對於君主專制，貴族世襲，人民「有權參與」，「有權表達意見」當然是好事，但是和「做主人」可差遠了吧？<text:span text:style-name="T3"> <text:line-break/><text:line-break/></text:span>韋氏字典對<text:span text:style-name="T3"><text:s/>democracy </text:span>的定義是：<text:span text:style-name="T3"> <text:line-break/>a : government by the people; especially : rule of the majority <text:line-break/>b : a government in which the supreme power is vested in the people and exercised by them directly or indirectly through a system of representation usually involving periodically held free elections. <text:line-break/><text:line-break/></text:span>雖然與政治學上的定義或許有點出入，但是大方向應該是相同的。這定義中並沒有所謂「主人」的概念；如果我真是「主人」，我幹嘛要服從多數？自己的意見不被採納的時候，甚至自己的權益因為不和多數人（即便只是相對多數）的利益而被忽視的時候大概不會認為自己是主人吧？<text:span text:style-name="T3"> <text:line-break/><text:line-break/></text:span>民主（或是民治）應該還是以改善大多數人的民生問題為主；我們所謂民主比帝王專制『好』的意思難道不就是在於民主制度下，大多數人民的權益更可能受到保障嗎？所有在地球上的物種不分動物植物，真正的終極問題就只是「生存」。誰會在飢渴了一個星期後仍然覺得選票比一杯水或是一口飯更重要的？民治只是維護民生的方式之一罷了。<text:span text:style-name="T3"> <text:line-break/><text:line-break/></text:span>現在更糟的是，政治人物不兌現競選時開的支票也不用負任何形式的責任；這種情況下人民還覺得自己是「主人」實在匪夷所思。「用選票讓誰下台」這種事有何實質意義？老子我都口袋飽飽，下台只是少撈幾年罷了。就像現在美國的大企業那些無恥的「明星」<text:span text:style-name="T3"><text:s/>CEO, </text:span>把公司搞砸了，臨走前還能有個上億美金的黃金降落傘；可是一線員工只能等著幾千幾千的被裁員。<text:span text:style-name="T3"> <text:line-break/><text:line-break/></text:span>「民主」真的那麼好，為何沒有一家成功的大企業（或是小企業）是民主的？不是群眾的智慧嗎？不是人民的眼睛最雪亮嗎？<text:span text:style-name="T3"> </text:span></text:p>
      <text:p text:style-name="P1"><text:span text:style-name="T1">陳真</text:span><text:s/>  |  2017.07.02 01:33   |   <text:a xlink:type="simple" xlink:href="http://palinfo.habago.org/Entry?Command=Information_PrintForum&amp;iPage=150#FORUM35846"><text:span text:style-name="T2">#</text:span></text:a></text:p>
      <text:p text:style-name="P4">第一次看到侯漢廷的演出，很驚豔，不過後來才知道原來祖師爺，喔不，是祖師娘，是這一位，名叫<text:span text:style-name="T3">papi</text:span>醬。我有在<text:span text:style-name="T3">youtube</text:span>上訂閱她的頻道，看過她的一兩個視頻，比方說<text:span text:style-name="T3"> <text:line-break/><text:line-break/>https://www.youtube.com/watch?v=vfShccmZd6o <text:line-break/><text:line-break/></text:span>有空會多看，還蠻有趣的。至於這位祖師娘是何方神聖，我沒研究，只知道是大陸人，本名叫姜逸磊，名字取得真好，她父母顯然也頗有才情；又飄逸又磊落的，這年頭這種文武雙全、既剛又柔的人，跟恐龍一樣，很少見了。祖國地大物博人口多，臥虎藏龍，什麼人都有，常讓我這井底之蛙感到很震撼。<text:span text:style-name="T3"> <text:line-break/><text:line-break/></text:span>現在常可在電視上看到侯漢廷，變成公眾人物，變成名嘴，在我看來是一種糟蹋與浪費；除非有志於此，或以此為得志，那當然就另當別論。</text:p>
      <text:p text:style-name="P1"><text:span text:style-name="T1">王修亮</text:span><text:s/>  |  2017.07.01 22:26   |   <text:a xlink:type="simple" xlink:href="http://palinfo.habago.org/Entry?Command=Information_PrintForum&amp;iPage=150#FORUM35845"><text:span text:style-name="T2">#</text:span></text:a></text:p>
      <text:p text:style-name="P2">我對政治不具有解析能力，但是從一般生活經驗裡仔細觀看，就很清楚知道，美式民主，資本式民主，只是另一種形式的獨裁，例如所謂全球化的商業掌控。<text:span text:style-name="T3"> <text:line-break/><text:line-break/></text:span>中國幾千年前，三代的民主是一種不一樣的模式，當時的民主定義為「以民為主」，而非「人民作主」。<text:span text:style-name="T3"> <text:line-break/></text:span>做為農業時代的農民，受到的教育就是「仰足以事父母，俯足以蓄妻兒」，最大的行事範圍只是土地與家族。政治當然不是每個人的專長，所以並非每個人都有權決定政策，而是由大觀天下的菁英群，透過四嶽調查，由菁英管理階層，以議會的型態討論、推選繼任者。即使像舜這樣的農民，一樣可以被選拔。<text:span text:style-name="T3"> <text:line-break/></text:span>當時的君王，政策若不能以民為主，人民若過得不好，自然會透過詩歌傳語，流佈天下，也自然有警戒改正的制度，那是最好的民主時代，所有的領導階層是為人民而存在的，做到死而後已的勞苦，如同禹的艱辛。<text:span text:style-name="T3"><text:line-break/></text:span>到了商周的宗法制度多少已經有了私心，但在維繫政權的目的下，私心以「禮法」的方式做了最大的均衡，仍然有賢者攝政、長老置換君王、共和，五世而降為平民的彈性政策，以及「貴戚之卿」的易位之權責，比起現在的民主，猶有勝之。<text:span text:style-name="T3"> <text:line-break/></text:span>所謂的聖王，也就是民主之王。<text:span text:style-name="T3"> <text:line-break/></text:span>漢以後這種基調才偷偷被置換了。<text:span text:style-name="T3"> <text:line-break/><text:line-break/></text:span>時過境遷，要走回三代是癡人說夢了。不過對於現代民主這個詞，除了三代的民主模式，我是孤陋寡聞之人，真的沒看過精準解釋的標準定義。<text:span text:style-name="T3"> <text:line-break/></text:span>帶學生讀過盧梭的民約論，歸納其中，強調一個觀念：「民主，必然需要每個人都放棄某種程度的自由，將之委託給主事者」，看起來，似乎現代人對民主的觀念，也不是來自於此，大家要的民主都是無限的自由，都必須使「我個人或我的小群」滿意度百分百，都不在乎自己是否有政治的大觀能力與各種相關專業。<text:span text:style-name="T3"> <text:line-break/></text:span>我很不明白現在所謂的民注意涵，到底是甚麼<text:span text:style-name="T3">?</text:span>只是一人一票嗎<text:span text:style-name="T3">?</text:span>只是所有的事務，不論我自己是否專業、是否了解，我都有權力干預嗎<text:span text:style-name="T3">?</text:span>尤其是台灣，連法律都顛倒莫名，法律和自律是民主最大的兩根支柱，卻混淆如此，那，台灣的民主到底是甚麼<text:span text:style-name="T3">? <text:line-break/></text:span>這個世界的民主是甚麼<text:span text:style-name="T3">? <text:line-break/></text:span>如果現代民主有定義，共識的民主是甚麼<text:span text:style-name="T3">? <text:line-break/></text:span>如果現代民主沒有共識的定義，我們要追求的不就是一場謊言與虛幻嗎<text:span text:style-name="T3">?</text:span></text:p>
      <text:p text:style-name="P3"/>
      <text:p text:style-name="P1"><text:span text:style-name="T1">鄭豐遠</text:span><text:s/>  |  2017.07.01 16:40   |   <text:a xlink:type="simple" xlink:href="http://palinfo.habago.org/Entry?Command=Information_PrintForum&amp;iPage=151#FORUM35844"><text:span text:style-name="T2">#</text:span></text:a></text:p>
      <text:p text:style-name="P2"><text:span text:style-name="T3">https://www.youtube.com/watch?v=cPZZFHlrD3o <text:line-break/><text:line-break/></text:span>這影片是【新聞深喉嚨】侯漢廷的部份<text:span text:style-name="T3"><text:s/>(</text:span>日期不曉得，畫面上沒有出現<text:span text:style-name="T3">) <text:line-break/><text:line-break/></text:span>其實侯漢廷只是講了一些等於沒講的基本常識，只是這些最最基本的一種常識，在台灣這島上好像成了一種外星知識那樣可貴，一整個島上兩千三百萬人，能有幾人具備這樣的頭腦和心靈<text:span text:style-name="T3">? </text:span>我不是很會看人，不過候漢廷年紀輕輕，談吐內涵似乎遠超過台灣年輕一代的水平。如果反過來，台灣年青人普遍都有這樣的水平，那中華民族哪裡還用擔心沒辦法實現民族復興，哪裡還用顧忌美國和日本這兩個混蛋國家<text:span text:style-name="T3">? </text:span></text:p>
      <text:p text:style-name="P1"><text:span text:style-name="T1">陳真</text:span><text:s/>  |  2017.07.01 15:44   |   <text:a xlink:type="simple" xlink:href="http://palinfo.habago.org/Entry?Command=Information_PrintForum&amp;iPage=151#FORUM35843"><text:span text:style-name="T2">#</text:span></text:a></text:p>
      <text:p text:style-name="P4"><text:span text:style-name="T3">(</text:span>續上一篇<text:span text:style-name="T3">) <text:line-break/><text:line-break/></text:span>李登輝執政下的國民黨，打破蔣經國對於公務員及公務體系的清廉誡命，開創了遺害至今的台灣黑金政治，開始引進地方黑道與各路金權勢力，大搞貪污，就地分贓，為其政治勢力效命。<text:span text:style-name="T3"> <text:line-break/><text:line-break/></text:span>接著阿扁上台，很多人以為台灣政治將可從此清明乾淨，那就真的對政治太外行了。阿扁為首的民進黨，貪婪之程度，遠勝國民黨。就連我也沒想到的是：居然會貪污到如此肆無忌憚、無法無天的地步，而且不惜破壞台灣既有的各種文官體制與金融秩序，不放過每一個可以貪污的機會，而且明目張膽地索賄與威脅。<text:span text:style-name="T3"> <text:line-break/><text:line-break/></text:span>例如阿扁，滿屋子贓款，連在家走路都會被錢絆倒；家裏放不下如山一般高的錢，就偷偷藏在銀行的秘密金庫，甚至還五鬼搬運，私設假公司洗錢，匯到海外，數以百億，比諸菲律賓那位後來在美國掩護下逃亡的大貪官馬可仕總統還有過之無不及。<text:span text:style-name="T3"> <text:line-break/><text:line-break/></text:span>難怪長年以來圈內人常開玩笑說，國民黨可能深受儒家中庸思想的薰陶，貪雖貪，卻很文雅，一瓢一飲，不會過量，可說是養雞取卵，母雞還在，就只是貪吃她的幾顆雞蛋。但是民進黨的文化素養可不是這麼文雅，不知道是餓太久了還是怎樣，人家國民黨是拿湯匙喝點湯，撈點浮油碎肉補補身子，但是民進黨不一樣，他不拿湯匙吃喝，太慢了，他是直接把怪手開來，整個國家挖來吃，吃相非常難看而且肆無忌憚，就像黑道就地分贓那種感覺，套句台灣人的愛用語，非常<text:span text:style-name="T3"><text:s/>"</text:span>霸氣<text:span text:style-name="T3">"</text:span>；幾顆雞蛋哪夠他吃，他非得把整隻雞拿去燒烤不可，連老母雞的五臟六腑都不放過，這就是號稱<text:span text:style-name="T3"><text:s/>"</text:span>清廉勤政愛鄉土<text:span text:style-name="T3">" </text:span>的民進黨之基本樣貌。<text:span text:style-name="T3"> <text:line-break/><text:line-break/></text:span>這裏有一段視頻，其實也才不到十年，但台灣人好像也全都忘光光了。如今的阿扁及其一家貪污犯<text:span text:style-name="T3">(</text:span>陳幸妤是清白的<text:span text:style-name="T3">)</text:span>，居然又再度成為許多台灣人的<text:span text:style-name="T3"><text:s/>"</text:span>民族英雄<text:span text:style-name="T3">"</text:span>與<text:span text:style-name="T3"><text:s/>"</text:span>民主之光<text:span text:style-name="T3">"</text:span>。這段視頻我強烈建議把它仔細看完。為了怕有些人聽不懂台語，雖然有字幕，不過因為吳淑珍的談話太經典了，所以我還是用台語的原汁原味精神把它翻譯出來：<text:span text:style-name="T3"> <text:line-break/><text:line-break/>https://goo.gl/eCu91s <text:line-break/><text:line-break/></text:span>扁嫂吳淑珍說：<text:span text:style-name="T3"> <text:line-break/><text:line-break/>"</text:span>有人說，<text:span text:style-name="T3">(</text:span>我們在<text:span text:style-name="T3">)</text:span>美國還有七億，為什麼不拿回來？喂！<text:span text:style-name="T3">(</text:span>拜託喔，講這個什麼屁話<text:span text:style-name="T3">)</text:span>，那我們阿扁的老婆小孩豈不是要送去給別人養！阿扁豈不是要變成窮光蛋！而且，阿扁總統還很年輕，他還要做一些事情，難道都不用留一些錢？而且不只這樣哦，阿扁做總統這八年，<text:span text:style-name="T3">(</text:span>民進黨人之中<text:span text:style-name="T3">)</text:span>參加過選舉的，若是有誰膽敢說他從沒拿過錢的，我吳淑珍的頭就砍下來給他當椅子坐。大家都嘛是在飯店分錢，你都沒聽過嗎？都嘛是揹布袋來裝錢，都嘛是在飯店分錢，而且我叫大家每個都要寫收據。<text:span text:style-name="T3">(</text:span>阿扁底下<text:span text:style-name="T3">)</text:span>這些小嘍囉，你們不要惹我，把我惹毛了，這些<text:span text:style-name="T3">(</text:span>分錢的<text:span text:style-name="T3">)</text:span>帳簿我都還留著，大家都有簽名的啦。<text:span text:style-name="T3">" <text:line-break/><text:line-break/></text:span>阿扁女兒陳幸妤，她在罵什麼我就聽不太清楚了，只聽到：<text:span text:style-name="T3"> <text:line-break/><text:line-break/>"</text:span>民進黨哪些人沒有拿我爸的錢，他們有如實申報嗎？你以為台灣獨立不用花錢嗎？蘇貞昌沒拿錢嗎？謝長廷沒有拿錢嗎？陳菊沒有拿錢嗎？<text:span text:style-name="T3">" <text:line-break/><text:line-break/></text:span>阿扁本來是主動認罪的，後來又開始進行政治操弄，說是政治迫害，說是中國害怕他宣佈獨立、在背後操控的政治陰謀，目的是要欺負咱台灣人總統，目的是要羞辱咱台灣人，因此呼籲大家挺身而出，站出來保護咱台灣人總統。<text:span text:style-name="T3"> <text:line-break/><text:line-break/>2008</text:span>年<text:span text:style-name="T3">10</text:span>月<text:span text:style-name="T3">12</text:span>日，阿扁接受媒體採訪時還自比是<text:span text:style-name="T3"><text:s/>"</text:span>台灣的曼德拉<text:span text:style-name="T3">"</text:span>與<text:span text:style-name="T3"><text:s/>"</text:span>林義雄第二<text:span text:style-name="T3">"</text:span>，說他願意為台灣人揹起十字架，為台灣人去坐國民黨的黑牢。至於洗錢到海外的贓款，阿扁激昂慷慨地說：<text:span text:style-name="T3"> <text:line-break/><text:line-break/></text:span>「一九一二年孫中山革命時，會將革命基金放在大清帝國內嗎？革命的錢當然要放在海外！那是要做為台灣獨立的建國基金。連革命之母孫中山都知道錢要放在海外，錢放國內有可能搞革命嗎？大家嘜擱忍耐啊，嘜擱讓人騙不知，拜託大家走出來，包圍法院，大家走出來替咱台灣總統出一口氣好不好！」<text:span text:style-name="T3"> <text:line-break/><text:line-break/></text:span>群眾當然會說好！接著，阿扁往往就會連說三次他向來的口頭禪：「阿扁錯了嗎？」「阿扁錯了嗎？」「阿扁錯了嗎？」愛台灣的群眾當然會群情激憤地說：「阿扁沒錯！」然後大家就會互相勉勵說一定要幹死國民黨，咱台灣人才能出頭天。<text:span text:style-name="T3"> <text:line-break/><text:line-break/></text:span>如果有人居然會以為詐騙集團很清廉勤政愛鄉土，那我真是很無言。問題是，無數的人<text:span text:style-name="T3">(</text:span>特別是台南<text:span text:style-name="T3">)</text:span>確實至今還是相信這一套鬼話。<text:span text:style-name="T3"> <text:line-break/><text:line-break/></text:span>與此相對的，舉個例：年紀在<text:span text:style-name="T3">40</text:span>歲以上的應該都聽過連戰的<text:span text:style-name="T3">5</text:span>百元便當的故事。那事發生在<text:span text:style-name="T3">1995</text:span>年，連戰擔任行政院長，有一天，率領幾位部會首長到台中視察。中部許多媒體藉此機會要求和連戰碰面，談談國內外政策。當時的新聞局長胡志強就在一家日本料理店訂了座位，招待各家媒體記者餐敘，邊吃邊聊。<text:span text:style-name="T3"> <text:line-break/><text:line-break/></text:span>不料，因為當天行程太多，為了趕路，為了及時趕到下一個行程，被迫放棄當天早已預定的餐敘。可是，飯菜都弄好了，錢也給了，不吃也可惜，於是連戰就請那家日本料理店打包，做成一個個便當，發給每位記者。這就是五百元便當的故事真相。民進黨竟然藉此大力抹黑連戰，說他隨便吃個便當也要花五百元，說他多麼奢侈。這一抹黑，足足就抹黑了<text:span text:style-name="T3">20</text:span>年，連戰及其一家人包括連勝文，從此就成為奢侈權貴的代名詞，名聲臭不可聞。<text:span text:style-name="T3"> <text:line-break/><text:line-break/></text:span>兩年前，連勝文選台北市長時，有一天，我在後院晾衣服，居然聽到隔壁的歐巴桑好像一邊在看電視，一邊對其家人發表談話說：<text:span text:style-name="T3">"</text:span>連戰他們這一家人貪污都是拿行李箱來載，你們這些年輕人知道不知道，連家隨便吃一碗麵都要五百元，咱台灣人必須要覺醒啦，不可再被國民黨騙得團團轉<text:span text:style-name="T3">"</text:span>。<text:span text:style-name="T3"> <text:line-break/><text:line-break/></text:span>連戰及連家這樣一種被栽贓的貪腐形象，居然深植人心。人渣黨造謠造勢之厲害，實在是舉世無雙，一個稀鬆平常的飯菜打包事件，居然也能抹黑到這種地步，而且一抹黑就是<text:span text:style-name="T3">20</text:span>年。<text:span text:style-name="T3"> <text:line-break/><text:line-break/></text:span>最近那個民進黨的<text:span text:style-name="T3"><text:s/>"</text:span>理想主義者<text:span text:style-name="T3">" </text:span>與<text:span text:style-name="T3"><text:s/>"</text:span>明日之星<text:span text:style-name="T3">" </text:span>叫梁什麼傑的，不是天天在酒店吃喝玩樂開房間嗎，甚至還一天連跑兩間酒店。酒店或<text:span text:style-name="T3">KTV</text:span>什麼的，我一生從未進去過，不知行情。不過，根據底下報導，去一趟高檔酒店，一晚三萬、五萬跑不掉。<text:span text:style-name="T3"> <text:line-break/><text:line-break/></text:span>我有記帳習慣，一塊五毛每天都會記。我們一個月兩人基本生活開銷總和<text:span text:style-name="T3">(</text:span>不含房貸與保險及醫療支出和各項稅賦<text:span text:style-name="T3">)</text:span>，始終控制在兩萬五千以內，平均一人一個月的生活費大約是一萬兩千元。昨天學姊要搭車去學校時，傳了一封簡訊來，說我寫錯了，說我寫飲料<text:span text:style-name="T3">120</text:span>元會猶豫是不對的，她說她剛剛等車時口很渴，車站裏有在賣樺達奶茶，一杯<text:span text:style-name="T3"><text:s/>45</text:span>元，她就已經很猶豫了，猶豫之後覺得太貴決定不買，忍住口渴直到學校再喝水。<text:span text:style-name="T3"> <text:line-break/><text:line-break/></text:span>我們是醫生，又是教授，屬高所得，尚且必須節儉才有可能支付生活中不可預測、一波接一波的大筆意外開支與天價房貸以及親友的各種急難支出，更何況一般中低所得。我不相信一般人會這樣花錢，三天兩頭泡酒店，宛入進廚房那樣稀鬆平常，而且一擲千金面不改色。你相信這會是一種清廉勤政的政治型態嗎？但你跟我說，幾個民進黨人不是這樣？這其實恰恰就是藍綠政治人物及其周邊尾巴團體的基本生活樣貌。<text:span text:style-name="T3"> <text:line-break/><text:line-break/></text:span>但是，同樣這批人，卻擅於自我美化，並攻擊國民黨的奢侈。你看，一個扭曲造謠的五百元便當的故事，居然可以抹黑<text:span text:style-name="T3">20</text:span>年。就連一介不取、有政治潔癖的馬英九，也難逃抹黑。他曾經接受富邦金控招待吃飯，菜色中有魚翅，你看人渣黨拿這件事打馬英九貪腐打了多久，打了<text:span text:style-name="T3">10</text:span>年還在打！實在有夠荒唐，騙人真是騙到家。<text:span text:style-name="T3"> <text:line-break/><text:line-break/></text:span>今天如果倒過來，如果是馬英九及馬嫂周美青如此貪婪奢侈與貪腐，或是天天泡酒店玩女人，你可以想像後果會如何。根本子虛烏有的事，人渣黨都能造謠抹黑，你要是真的幹了什麼壞事，那還得了。但是，人渣黨不管怎麼胡作非為，卻永遠都能夠和<text:span text:style-name="T3"><text:s/>"</text:span>清廉勤政愛鄉土<text:span text:style-name="T3">" </text:span>畫上等號，你實在不得不佩服其顛倒是非黑白的本事。<text:span text:style-name="T3"> <text:line-break/><text:line-break/></text:span>陳真<text:span text:style-name="T3">2017.07. 01. <text:line-break/><text:line-break/>======================= <text:line-break/></text:span>【壹週刊】梁文傑光顧的高檔酒店<text:span text:style-name="T3"><text:s/></text:span>　美女如雲消費驚人<text:span text:style-name="T3"> <text:line-break/><text:line-break/></text:span>有女侍陪酒的羞羞臉酒吧，消費高檔。<text:span text:style-name="T3"> <text:line-break/><text:line-break/>2017</text:span>年<text:span text:style-name="T3">06</text:span>月<text:span text:style-name="T3">28</text:span>日<text:span text:style-name="T3"> <text:line-break/><text:line-break/></text:span>民進黨北市議員梁文傑，被本刊直擊兩週內六次出入台北市知名的「龍亨」「羞羞臉」「梵谷」「<text:span text:style-name="T3">L'adore</text:span>」「麗園」等高檔酒店，甚至疑有一晚光顧兩間的紀錄，且與辣妹互動親暱，其中梁文傑與辣妹同行離開的「羞羞臉」酒店，記者以消費酒客身分前往調查，兩個小時光基本消費就要價將近兩萬元。<text:span text:style-name="T3"> <text:line-break/><text:line-break/></text:span>本刊調查，梁文傑去的「羞羞臉」鋼琴酒吧，是一間女陪侍的高檔酒店，開一瓶酒要價五、六千元，坐檯小姐每人二千五百元，帶小姐出場二個小時三千五百元，包廂費與小費等另計，計算下來，酒客一晚在店內動輒要花費數萬元。令人不禁好奇的是，梁文傑單憑市議員的收入，如何支付龐大的酒店開支？<text:span text:style-name="T3"> <text:line-break/><text:line-break/></text:span>而龍亨是梁文傑最常光顧的酒店，為台北相當知名的大型「便服店」，該店號稱每天都維持有二百名以上的小姐，小姐的氣質談吐甚至都還經過專人訓練，但消費價格偏高，一晚玩樂下來，花費至少也要數萬元。<text:span text:style-name="T3"> <text:line-break/><text:line-break/></text:span>梵谷鋼琴酒吧招待所則在台北名流圈享負盛名，因消費價位驚人，甚至有「銷金窟」之稱，位於吉林路巷內，地點相當隱密，且出入多為政商名流，酒客往往在店內動不動就會花上五萬、十萬元，一般人很難消費得起。<text:span text:style-name="T3"> <text:line-break/><text:line-break/></text:span>近期光是從六月八日到六月二十一日的二週內，梁至少六次進出台北市的各大高檔酒店。保守估計，這六次花費如果都是自己出錢，金額至少就超過十萬元。<text:span text:style-name="T3">(</text:span>撰文：調查組<text:span text:style-name="T3">)</text:span></text:p>
      <text:p text:style-name="P1"><text:span text:style-name="T1">陳真</text:span><text:s/>  |  2017.07.01 11:44   |   <text:a xlink:type="simple" xlink:href="http://palinfo.habago.org/Entry?Command=Information_PrintForum&amp;iPage=151#FORUM35842"><text:span text:style-name="T2">#</text:span></text:a></text:p>
      <text:p text:style-name="P2">它這個刊登日期不對，不可能是<text:span text:style-name="T3">2012</text:span>年，因為陳定南<text:span text:style-name="T3">2006</text:span>年就過世了。桃機二航站工程始於<text:span text:style-name="T3">1991</text:span>年，所以這個訪談應該是在<text:span text:style-name="T3">1991</text:span>年之後幾年，也就是說差不多距今<text:span text:style-name="T3">20</text:span>多年前。<text:span text:style-name="T3"> <text:line-break/><text:line-break/></text:span>那時候的民進黨，相對於國民黨，當然還是好很多，那幾年的主要競選口號就是<text:span text:style-name="T3"><text:s/>"</text:span>勤政、清廉、愛鄉土<text:span text:style-name="T3">"</text:span>。陳定南提出的這個<text:span text:style-name="T3"><text:s/>"</text:span>一年省五千億<text:span text:style-name="T3">" </text:span>的掃貪計畫，事實上在八零年代就提出來。因為陳定南的包青天形象與鐵面無私的酷吏作為，非常具有說服力。因此，當黨外或後來的民進黨每次演講或選舉總是拿出這項數據來告訴大家時，人們基本上是相信的，相信一旦讓民進黨執政，不管在中央或地方都會省下大筆貪污與浪費的金錢。<text:span text:style-name="T3"> <text:line-break/><text:line-break/></text:span>民進黨甚至加碼宣傳說，只要選擇民進黨，人民不但不會加稅，同時還能減稅，因為<text:span text:style-name="T3"><text:s/>"</text:span>清廉勤政愛鄉土<text:span text:style-name="T3">" </text:span>的民進黨政府的錢將會多到根本花不完。這樣吹牛還不夠，更進一步開始瘋狂推出各種所謂福利政策，一大堆津貼、補助、年金等等等，對象包括農民、勞工以及全體民眾，就像散財童子一樣，你喊一個月給五千，我就喊八千，另一個參選人就喊一萬，完全不顧財政後果。只要我執政的縣市，大家都會每個月領錢領得笑呵呵哦，還不趕快投票給我。藉著這樣一種所謂<text:span text:style-name="T3"><text:s/>"</text:span>政策買票<text:span text:style-name="T3">"</text:span>，成功贏得許多場選舉。國民黨於是也就趕緊跟著加碼喊價。<text:span text:style-name="T3"> <text:line-break/><text:line-break/></text:span>可是，稍微有點常識的人也知道，你怎麼可能一方面說要學習歐洲走向高福利政策的社會，包辦教育、醫療、居住等等等，不是免費就是低價提供，同時還有一大堆津貼、補助與年金及失業金等等等，從搖籃到墳墓一路照顧每個國民，然後還要大大減稅。這分明就是一種詐騙。但是台灣人偏偏相信這一套騙術，於是也使得政治詐騙集團食髓知味，各種騙術不斷翻新，變本加厲。<text:span text:style-name="T3"> <text:line-break/><text:line-break/></text:span>當時，九零年代，民進黨的主要騙術並非統獨，而是聚焦於攻擊國民黨的貪污，往往隨口瞎掰，任意胡扯。比方說，國民黨分階段編列核四預算，只是編個兩百多億，民進黨就透過其伶牙利齒開始胡說八道，說這預算一半以上都是灌水，不可能需要花那麼多錢。言之鑿鑿，其實全是謊言。<text:span text:style-name="T3"> <text:line-break/><text:line-break/></text:span>後來核四預算追加到三千多億時，最後一次是誰一口氣追加四、五百億的？有個光頭的，一邊大加預算，同時說核四安全可靠，有個姓蔡的女性甚至還發飆，要求核四必須加緊動工，務必<text:span text:style-name="T3"><text:s/>"</text:span>如期完成<text:span text:style-name="T3">"</text:span>。那年應該是<text:span text:style-name="T3">2006</text:span>年<text:span text:style-name="T3">(</text:span>憑記憶，確實年代可查<text:span text:style-name="T3">)</text:span>。那個光頭的是個行政院長，叫蘇貞昌。他的副手，也就是行政院副院長，叫做蔡啥咪，也就是當今皇上。<text:span text:style-name="T3"> <text:line-break/><text:line-break/></text:span>不過才幾年後，有個人代表人渣黨去跟馬英九談判施壓說核四必須立即永遠封存，否則台灣人就要起來革命了，因為林義雄快要被你們害死了，那個人也是蘇貞昌。<text:span text:style-name="T3"> <text:line-break/><text:line-break/></text:span>這個人渣黨，過去總是把核四說得像是什麼核彈即將要爆炸，一旦執政卻開始拼命追加預算，說它多麼安全可靠，全世界沒有一個國家的核電廠比得上核四的安全。下台之後，竟然又馬上開始反核四，反得全民沸騰，非把萬惡的國民黨消滅不可，林義雄更是以死相逼，命令必須馬上廢核四，而且原本主張核四公投，現在看情勢一片大好，當國民黨要求公投時人渣黨卻拒絕了，說這是台灣人的共識，誰敢反對，誰就是反民主。<text:span text:style-name="T3"> <text:line-break/><text:line-break/></text:span>它媽的現在人渣黨又上台了，竟然連已經壞掉的核一核二都要拿出來用。台灣人呢？那些反核鬥士呢？說要用愛發電的主婦聯盟呢？他們當然不會有聲音，因為台灣幾乎所有的所謂社運或各種運動，全是綠營組織與綠媒的尾巴團體，藉以搞政治鬥爭。<text:span text:style-name="T3"> <text:line-break/><text:line-break/></text:span>一會兒反，一會兒又不反、不斷變換立場與說法的所謂<text:span text:style-name="T3"><text:s/>"</text:span>反核四<text:span text:style-name="T3">" </text:span>之離譜，就跟當年阿扁選台北市長攻擊國民黨的台北捷運政策一樣，無限誇大其浪費，比方造謠說什麼捷運站的一個垃圾桶造價就要好幾萬，透過地下電台與耳語<text:span text:style-name="T3">(</text:span>類似現在的網軍<text:span text:style-name="T3">)</text:span>，散播各種空穴來風的謠言，並且瘋狂宣傳說這種低落品質的捷運，將來蓋好後就請國民黨高官自己去搭，<text:span text:style-name="T3">"</text:span>我們台灣人不敢搭這種火燒車<text:span text:style-name="T3">"(</text:span>謝長廷的名言<text:span text:style-name="T3">)</text:span>。<text:span text:style-name="T3"> <text:line-break/><text:line-break/></text:span>每次演講會場，只要罵台北捷運議題，總是能博得滿堂彩，把台北捷運講成根本就是一個不必要浪費納稅人的錢的垃圾。可是，現在呢，哪一個人會覺得台北捷運很爛或是多餘的垃圾？台北捷運不是幾度還獲得國際評比的極高評價嗎？但在當年，這卻是壓垮國民黨的最後一根稻草，台北市長一職因此首次拱手讓給人渣黨。<text:span text:style-name="T3"> <text:line-break/><text:line-break/></text:span>由此你可知道，這個人渣黨之擅於造謠造勢翻雲覆雨的功力之厲害，前無古人，後無來者，根本無人可比，絕對可以申請列入世界金氏記錄之<text:span text:style-name="T3"><text:s/>"</text:span>全世界最會造謠造勢的政黨<text:span text:style-name="T3">"</text:span>。以上這一切，都稱不上什麼歷史，只不過是二十多年前或十多年前的事，但台灣人卻十分健忘。也許那不是健忘，而是不在乎。台灣人的心靈和大腦好像無時無刻完全就是受到當下主流媒體與政治勢力的操弄，完全沒有自主能力可言。</text:p>
      <text:p text:style-name="P1"><text:span text:style-name="T1">黃明華</text:span><text:s/>  |  2017.07.01 03:01   |   <text:a xlink:type="simple" xlink:href="http://palinfo.habago.org/Entry?Command=Information_PrintForum&amp;iPage=151#FORUM35841"><text:span text:style-name="T2">#</text:span></text:a></text:p>
      <text:p text:style-name="P4">特別去找了一段以前天下雜誌對陳定南先生做的訪談<text:span text:style-name="T3">,</text:span>陳定南先生在訪談裡就算過<text:span text:style-name="T3">,</text:span>中央到地方各級政府如果可以雷厲肅清貪污綁標<text:span text:style-name="T3">,</text:span>一年可以省下四千八百億<text:span text:style-name="T3">,</text:span>一年四千八百億要讓台灣人民每個都過上不錯的退休生活根本不是問題<text:span text:style-name="T3">,</text:span>但是這<text:span text:style-name="T3">20</text:span>幾年來台灣人民就被這個邪惡的綠色詐騙集團分化挑動對立鬥爭到今天這般民不聊生的慘況<text:span text:style-name="T3"> <text:line-break/><text:line-break/></text:span>嚴辦白道綁標<text:span text:style-name="T3"><text:s/></text:span>才能杜絕黑道<text:span text:style-name="T3"><text:s/>- </text:span>天下雜誌<text:span text:style-name="T3"><text:s/>180 </text:span>期陳定南訪談<text:span text:style-name="T3"> <text:line-break/>http://www.cw.com.tw/article/article.action?id=503495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